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808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57.7146in" svg:height="3.5429in" svg:x="1.8173in" svg:y="0.0394in">
            <draw:object draw:notify-on-update-of-ranges="Sheet1.A1:Sheet1.A3000 Sheet1.B1:Sheet1.B3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row table:style-name="ro1">
          <table:table-cell office:value-type="float" office:value="69687442" calcext:value-type="float">
            <text:p>69687442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69692442" calcext:value-type="float">
            <text:p>69692442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69697442" calcext:value-type="float">
            <text:p>69697442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69702442" calcext:value-type="float">
            <text:p>69702442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69707442" calcext:value-type="float">
            <text:p>69707442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69712442" calcext:value-type="float">
            <text:p>69712442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69717442" calcext:value-type="float">
            <text:p>69717442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69722442" calcext:value-type="float">
            <text:p>69722442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69727442" calcext:value-type="float">
            <text:p>69727442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69732442" calcext:value-type="float">
            <text:p>69732442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69737443" calcext:value-type="float">
            <text:p>69737443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69742443" calcext:value-type="float">
            <text:p>69742443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69747443" calcext:value-type="float">
            <text:p>69747443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69752443" calcext:value-type="float">
            <text:p>69752443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69757443" calcext:value-type="float">
            <text:p>69757443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69762443" calcext:value-type="float">
            <text:p>69762443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69767443" calcext:value-type="float">
            <text:p>69767443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69772443" calcext:value-type="float">
            <text:p>69772443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69777443" calcext:value-type="float">
            <text:p>69777443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69782443" calcext:value-type="float">
            <text:p>69782443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69787443" calcext:value-type="float">
            <text:p>69787443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69792443" calcext:value-type="float">
            <text:p>69792443</text:p>
          </table:table-cell>
          <table:table-cell office:value-type="float" office:value="427" calcext:value-type="float">
            <text:p>427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table:style-name="ce1" office:value-type="float" office:value="70367447" calcext:value-type="float">
            <text:p>7036744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table:style-name="ce1" office:value-type="float" office:value="70367447" calcext:value-type="float">
            <text:p>70367447</text:p>
          </table:table-cell>
        </table:table-row>
        <table:table-row table:style-name="ro1">
          <table:table-cell office:value-type="float" office:value="69797443" calcext:value-type="float">
            <text:p>69797443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table:style-name="ce1" office:value-type="float" office:value="70367447" calcext:value-type="float">
            <text:p>70367447</text:p>
          </table:table-cell>
          <table:table-cell table:number-columns-repeated="2"/>
          <table:table-cell office:value-type="float" office:value="84682536" calcext:value-type="float">
            <text:p>84682536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 table:style-name="ce1" office:value-type="float" office:value="71112451" calcext:value-type="float">
            <text:p>7111245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 table:style-name="ce1" office:value-type="float" office:value="71112451" calcext:value-type="float">
            <text:p>71112451</text:p>
          </table:table-cell>
        </table:table-row>
        <table:table-row table:style-name="ro1">
          <table:table-cell office:value-type="float" office:value="69802443" calcext:value-type="float">
            <text:p>69802443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 table:style-name="ce1" office:value-type="float" office:value="71112451" calcext:value-type="float">
            <text:p>71112451</text:p>
          </table:table-cell>
          <table:table-cell table:number-columns-repeated="2"/>
          <table:table-cell office:value-type="float" office:value="69687442" calcext:value-type="float">
            <text:p>69687442</text:p>
          </table:table-cell>
          <table:table-cell/>
          <table:table-cell table:style-name="ce3"/>
          <table:table-cell table:number-columns-repeated="28"/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table:style-name="ce1" office:value-type="float" office:value="71832456" calcext:value-type="float">
            <text:p>71832456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table:style-name="ce1" office:value-type="float" office:value="71832456" calcext:value-type="float">
            <text:p>71832456</text:p>
          </table:table-cell>
        </table:table-row>
        <table:table-row table:style-name="ro1">
          <table:table-cell office:value-type="float" office:value="69807443" calcext:value-type="float">
            <text:p>69807443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table:style-name="ce1" office:value-type="float" office:value="71832456" calcext:value-type="float">
            <text:p>71832456</text:p>
          </table:table-cell>
          <table:table-cell table:number-columns-repeated="2"/>
          <table:table-cell table:style-name="ce3" office:value-type="float" office:value="14995094" calcext:value-type="float">
            <text:p>14995094</text:p>
          </table:table-cell>
          <table:table-cell office:value-type="string" calcext:value-type="string">
            <text:p>14.99 seconds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72547460" calcext:value-type="float">
            <text:p>72547460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72547460" calcext:value-type="float">
            <text:p>72547460</text:p>
          </table:table-cell>
        </table:table-row>
        <table:table-row table:style-name="ro1">
          <table:table-cell office:value-type="float" office:value="69812443" calcext:value-type="float">
            <text:p>69812443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72547460" calcext:value-type="float">
            <text:p>72547460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73297465" calcext:value-type="float">
            <text:p>7329746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73297465" calcext:value-type="float">
            <text:p>73297465</text:p>
          </table:table-cell>
        </table:table-row>
        <table:table-row table:style-name="ro1">
          <table:table-cell office:value-type="float" office:value="69817443" calcext:value-type="float">
            <text:p>69817443</text:p>
          </table:table-cell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73297465" calcext:value-type="float">
            <text:p>7329746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table:style-name="ce1" office:value-type="float" office:value="74062470" calcext:value-type="float">
            <text:p>74062470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table:style-name="ce1" office:value-type="float" office:value="74062470" calcext:value-type="float">
            <text:p>74062470</text:p>
          </table:table-cell>
        </table:table-row>
        <table:table-row table:style-name="ro1">
          <table:table-cell office:value-type="float" office:value="69822443" calcext:value-type="float">
            <text:p>69822443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table:style-name="ce1" office:value-type="float" office:value="74062470" calcext:value-type="float">
            <text:p>74062470</text:p>
          </table:table-cell>
          <table:table-cell table:number-columns-repeated="33"/>
          <table:table-cell office:value-type="float" office:value="7" calcext:value-type="float">
            <text:p>7</text:p>
          </table:table-cell>
          <table:table-cell office:value-type="float" office:value="665" calcext:value-type="float">
            <text:p>665</text:p>
          </table:table-cell>
          <table:table-cell table:style-name="ce1" office:value-type="float" office:value="74882475" calcext:value-type="float">
            <text:p>7488247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665" calcext:value-type="float">
            <text:p>665</text:p>
          </table:table-cell>
          <table:table-cell table:style-name="ce1" office:value-type="float" office:value="74882475" calcext:value-type="float">
            <text:p>74882475</text:p>
          </table:table-cell>
        </table:table-row>
        <table:table-row table:style-name="ro1">
          <table:table-cell office:value-type="float" office:value="69827443" calcext:value-type="float">
            <text:p>69827443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665" calcext:value-type="float">
            <text:p>665</text:p>
          </table:table-cell>
          <table:table-cell table:style-name="ce1" office:value-type="float" office:value="74882475" calcext:value-type="float">
            <text:p>74882475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75692480" calcext:value-type="float">
            <text:p>75692480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75692480" calcext:value-type="float">
            <text:p>75692480</text:p>
          </table:table-cell>
        </table:table-row>
        <table:table-row table:style-name="ro1">
          <table:table-cell office:value-type="float" office:value="69832443" calcext:value-type="float">
            <text:p>69832443</text:p>
          </table:table-cell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75692480" calcext:value-type="float">
            <text:p>75692480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76507485" calcext:value-type="float">
            <text:p>76507485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76507485" calcext:value-type="float">
            <text:p>76507485</text:p>
          </table:table-cell>
        </table:table-row>
        <table:table-row table:style-name="ro1">
          <table:table-cell office:value-type="float" office:value="69837443" calcext:value-type="float">
            <text:p>69837443</text:p>
          </table:table-cell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76507485" calcext:value-type="float">
            <text:p>76507485</text:p>
          </table:table-cell>
          <table:table-cell table:number-columns-repeated="33"/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table:style-name="ce1" office:value-type="float" office:value="77312490" calcext:value-type="float">
            <text:p>7731249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table:style-name="ce1" office:value-type="float" office:value="77312490" calcext:value-type="float">
            <text:p>77312490</text:p>
          </table:table-cell>
        </table:table-row>
        <table:table-row table:style-name="ro1">
          <table:table-cell office:value-type="float" office:value="69842443" calcext:value-type="float">
            <text:p>69842443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table:style-name="ce1" office:value-type="float" office:value="77312490" calcext:value-type="float">
            <text:p>77312490</text:p>
          </table:table-cell>
          <table:table-cell table:number-columns-repeated="33"/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table:style-name="ce1" office:value-type="float" office:value="78127495" calcext:value-type="float">
            <text:p>78127495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table:style-name="ce1" office:value-type="float" office:value="78127495" calcext:value-type="float">
            <text:p>78127495</text:p>
          </table:table-cell>
        </table:table-row>
        <table:table-row table:style-name="ro1">
          <table:table-cell office:value-type="float" office:value="69847443" calcext:value-type="float">
            <text:p>69847443</text:p>
          </table:table-cell>
          <table:table-cell office:value-type="float" office:value="506" calcext:value-type="float">
            <text:p>506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table:style-name="ce1" office:value-type="float" office:value="78127495" calcext:value-type="float">
            <text:p>78127495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table:style-name="ce1" office:value-type="float" office:value="78912500" calcext:value-type="float">
            <text:p>78912500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table:style-name="ce1" office:value-type="float" office:value="78912500" calcext:value-type="float">
            <text:p>78912500</text:p>
          </table:table-cell>
        </table:table-row>
        <table:table-row table:style-name="ro1">
          <table:table-cell office:value-type="float" office:value="69852443" calcext:value-type="float">
            <text:p>69852443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table:style-name="ce1" office:value-type="float" office:value="78912500" calcext:value-type="float">
            <text:p>78912500</text:p>
          </table:table-cell>
          <table:table-cell table:number-columns-repeated="33"/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table:style-name="ce1" office:value-type="float" office:value="79677505" calcext:value-type="float">
            <text:p>7967750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table:style-name="ce1" office:value-type="float" office:value="79677505" calcext:value-type="float">
            <text:p>79677505</text:p>
          </table:table-cell>
        </table:table-row>
        <table:table-row table:style-name="ro1">
          <table:table-cell office:value-type="float" office:value="69857443" calcext:value-type="float">
            <text:p>69857443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table:style-name="ce1" office:value-type="float" office:value="79677505" calcext:value-type="float">
            <text:p>79677505</text:p>
          </table:table-cell>
          <table:table-cell table:number-columns-repeated="33"/>
          <table:table-cell office:value-type="float" office:value="14" calcext:value-type="float">
            <text:p>14</text:p>
          </table:table-cell>
          <table:table-cell office:value-type="float" office:value="850" calcext:value-type="float">
            <text:p>850</text:p>
          </table:table-cell>
          <table:table-cell table:style-name="ce1" office:value-type="float" office:value="80457510" calcext:value-type="float">
            <text:p>80457510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850" calcext:value-type="float">
            <text:p>850</text:p>
          </table:table-cell>
          <table:table-cell table:style-name="ce1" office:value-type="float" office:value="80457510" calcext:value-type="float">
            <text:p>80457510</text:p>
          </table:table-cell>
        </table:table-row>
        <table:table-row table:style-name="ro1">
          <table:table-cell office:value-type="float" office:value="69862443" calcext:value-type="float">
            <text:p>69862443</text:p>
          </table:table-cell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  <table:table-cell office:value-type="float" office:value="850" calcext:value-type="float">
            <text:p>850</text:p>
          </table:table-cell>
          <table:table-cell table:style-name="ce1" office:value-type="float" office:value="80457510" calcext:value-type="float">
            <text:p>80457510</text:p>
          </table:table-cell>
          <table:table-cell table:number-columns-repeated="33"/>
          <table:table-cell office:value-type="float" office:value="15" calcext:value-type="float">
            <text:p>15</text:p>
          </table:table-cell>
          <table:table-cell office:value-type="float" office:value="722" calcext:value-type="float">
            <text:p>722</text:p>
          </table:table-cell>
          <table:table-cell table:style-name="ce1" office:value-type="float" office:value="81242514" calcext:value-type="float">
            <text:p>81242514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722" calcext:value-type="float">
            <text:p>722</text:p>
          </table:table-cell>
          <table:table-cell table:style-name="ce1" office:value-type="float" office:value="81242514" calcext:value-type="float">
            <text:p>81242514</text:p>
          </table:table-cell>
        </table:table-row>
        <table:table-row table:style-name="ro1">
          <table:table-cell office:value-type="float" office:value="69867443" calcext:value-type="float">
            <text:p>69867443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722" calcext:value-type="float">
            <text:p>722</text:p>
          </table:table-cell>
          <table:table-cell table:style-name="ce1" office:value-type="float" office:value="81242514" calcext:value-type="float">
            <text:p>81242514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office:value-type="float" office:value="698" calcext:value-type="float">
            <text:p>698</text:p>
          </table:table-cell>
          <table:table-cell table:style-name="ce1" office:value-type="float" office:value="82012519" calcext:value-type="float">
            <text:p>8201251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698" calcext:value-type="float">
            <text:p>698</text:p>
          </table:table-cell>
          <table:table-cell table:style-name="ce1" office:value-type="float" office:value="82012519" calcext:value-type="float">
            <text:p>82012519</text:p>
          </table:table-cell>
        </table:table-row>
        <table:table-row table:style-name="ro1">
          <table:table-cell office:value-type="float" office:value="69872443" calcext:value-type="float">
            <text:p>69872443</text:p>
          </table:table-cell>
          <table:table-cell office:value-type="float" office:value="539" calcext:value-type="float">
            <text:p>539</text:p>
          </table:table-cell>
          <table:table-cell office:value-type="float" office:value="16" calcext:value-type="float">
            <text:p>16</text:p>
          </table:table-cell>
          <table:table-cell office:value-type="float" office:value="698" calcext:value-type="float">
            <text:p>698</text:p>
          </table:table-cell>
          <table:table-cell table:style-name="ce1" office:value-type="float" office:value="82012519" calcext:value-type="float">
            <text:p>82012519</text:p>
          </table:table-cell>
          <table:table-cell table:number-columns-repeated="33"/>
          <table:table-cell office:value-type="float" office:value="17" calcext:value-type="float">
            <text:p>17</text:p>
          </table:table-cell>
          <table:table-cell office:value-type="float" office:value="733" calcext:value-type="float">
            <text:p>733</text:p>
          </table:table-cell>
          <table:table-cell table:style-name="ce1" office:value-type="float" office:value="82807524" calcext:value-type="float">
            <text:p>82807524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733" calcext:value-type="float">
            <text:p>733</text:p>
          </table:table-cell>
          <table:table-cell table:style-name="ce1" office:value-type="float" office:value="82807524" calcext:value-type="float">
            <text:p>82807524</text:p>
          </table:table-cell>
        </table:table-row>
        <table:table-row table:style-name="ro1">
          <table:table-cell office:value-type="float" office:value="69877443" calcext:value-type="float">
            <text:p>69877443</text:p>
          </table:table-cell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float" office:value="733" calcext:value-type="float">
            <text:p>733</text:p>
          </table:table-cell>
          <table:table-cell table:style-name="ce1" office:value-type="float" office:value="82807524" calcext:value-type="float">
            <text:p>82807524</text:p>
          </table:table-cell>
          <table:table-cell table:number-columns-repeated="33"/>
          <table:table-cell office:value-type="float" office:value="18" calcext:value-type="float">
            <text:p>18</text:p>
          </table:table-cell>
          <table:table-cell office:value-type="float" office:value="768" calcext:value-type="float">
            <text:p>768</text:p>
          </table:table-cell>
          <table:table-cell table:style-name="ce1" office:value-type="float" office:value="83577529" calcext:value-type="float">
            <text:p>83577529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768" calcext:value-type="float">
            <text:p>768</text:p>
          </table:table-cell>
          <table:table-cell table:style-name="ce1" office:value-type="float" office:value="83577529" calcext:value-type="float">
            <text:p>83577529</text:p>
          </table:table-cell>
        </table:table-row>
        <table:table-row table:style-name="ro1">
          <table:table-cell office:value-type="float" office:value="69882443" calcext:value-type="float">
            <text:p>69882443</text:p>
          </table:table-cell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768" calcext:value-type="float">
            <text:p>768</text:p>
          </table:table-cell>
          <table:table-cell table:style-name="ce1" office:value-type="float" office:value="83577529" calcext:value-type="float">
            <text:p>83577529</text:p>
          </table:table-cell>
          <table:table-cell table:number-columns-repeated="33"/>
          <table:table-cell office:value-type="float" office:value="19" calcext:value-type="float">
            <text:p>19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4372534" calcext:value-type="float">
            <text:p>84372534</text:p>
          </table:table-cell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4372534" calcext:value-type="float">
            <text:p>84372534</text:p>
          </table:table-cell>
        </table:table-row>
        <table:table-row table:style-name="ro1">
          <table:table-cell office:value-type="float" office:value="69887443" calcext:value-type="float">
            <text:p>69887443</text:p>
          </table:table-cell>
          <table:table-cell office:value-type="float" office:value="553" calcext:value-type="float">
            <text:p>553</text:p>
          </table:table-cell>
          <table:table-cell office:value-type="float" office:value="19" calcext:value-type="float">
            <text:p>19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4372534" calcext:value-type="float">
            <text:p>84372534</text:p>
          </table:table-cell>
          <table:table-cell table:number-columns-repeated="53"/>
        </table:table-row>
        <table:table-row table:style-name="ro1">
          <table:table-cell office:value-type="float" office:value="69892443" calcext:value-type="float">
            <text:p>69892443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69897444" calcext:value-type="float">
            <text:p>69897444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69902444" calcext:value-type="float">
            <text:p>69902444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69907444" calcext:value-type="float">
            <text:p>69907444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69912444" calcext:value-type="float">
            <text:p>69912444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69917444" calcext:value-type="float">
            <text:p>69917444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69922444" calcext:value-type="float">
            <text:p>69922444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69927444" calcext:value-type="float">
            <text:p>69927444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69932444" calcext:value-type="float">
            <text:p>69932444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69937444" calcext:value-type="float">
            <text:p>69937444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69942444" calcext:value-type="float">
            <text:p>69942444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69947444" calcext:value-type="float">
            <text:p>69947444</text:p>
          </table:table-cell>
          <table:table-cell office:value-type="float" office:value="553" calcext:value-type="float">
            <text:p>553</text:p>
          </table:table-cell>
          <table:table-cell table:number-columns-repeated="56"/>
        </table:table-row>
        <table:table-row table:style-name="ro1">
          <table:table-cell office:value-type="float" office:value="69952444" calcext:value-type="float">
            <text:p>69952444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69957444" calcext:value-type="float">
            <text:p>69957444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69962444" calcext:value-type="float">
            <text:p>69962444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69967444" calcext:value-type="float">
            <text:p>69967444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69972444" calcext:value-type="float">
            <text:p>69972444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69977444" calcext:value-type="float">
            <text:p>69977444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69982444" calcext:value-type="float">
            <text:p>69982444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69987444" calcext:value-type="float">
            <text:p>69987444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69992444" calcext:value-type="float">
            <text:p>69992444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69997444" calcext:value-type="float">
            <text:p>69997444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0002444" calcext:value-type="float">
            <text:p>70002444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0007444" calcext:value-type="float">
            <text:p>70007444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0012444" calcext:value-type="float">
            <text:p>70012444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0017444" calcext:value-type="float">
            <text:p>70017444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0022444" calcext:value-type="float">
            <text:p>70022444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70027444" calcext:value-type="float">
            <text:p>70027444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70032444" calcext:value-type="float">
            <text:p>70032444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0037444" calcext:value-type="float">
            <text:p>70037444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0042444" calcext:value-type="float">
            <text:p>70042444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0047444" calcext:value-type="float">
            <text:p>70047444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0052444" calcext:value-type="float">
            <text:p>70052444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70057445" calcext:value-type="float">
            <text:p>70057445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0062445" calcext:value-type="float">
            <text:p>70062445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0067445" calcext:value-type="float">
            <text:p>70067445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0072445" calcext:value-type="float">
            <text:p>70072445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0077445" calcext:value-type="float">
            <text:p>70077445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0082445" calcext:value-type="float">
            <text:p>70082445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0087445" calcext:value-type="float">
            <text:p>70087445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0092445" calcext:value-type="float">
            <text:p>70092445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70097445" calcext:value-type="float">
            <text:p>70097445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0102445" calcext:value-type="float">
            <text:p>70102445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0107445" calcext:value-type="float">
            <text:p>70107445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70112445" calcext:value-type="float">
            <text:p>70112445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0117445" calcext:value-type="float">
            <text:p>70117445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0122445" calcext:value-type="float">
            <text:p>70122445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0127445" calcext:value-type="float">
            <text:p>70127445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70132445" calcext:value-type="float">
            <text:p>70132445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0137445" calcext:value-type="float">
            <text:p>70137445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0142445" calcext:value-type="float">
            <text:p>70142445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70147445" calcext:value-type="float">
            <text:p>70147445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70152445" calcext:value-type="float">
            <text:p>70152445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0157445" calcext:value-type="float">
            <text:p>70157445</text:p>
          </table:table-cell>
          <table:table-cell office:value-type="float" office:value="371" calcext:value-type="float">
            <text:p>371</text:p>
          </table:table-cell>
          <table:table-cell table:number-columns-repeated="56"/>
        </table:table-row>
        <table:table-row table:style-name="ro1">
          <table:table-cell office:value-type="float" office:value="70162445" calcext:value-type="float">
            <text:p>70162445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float" office:value="70167445" calcext:value-type="float">
            <text:p>70167445</text:p>
          </table:table-cell>
          <table:table-cell office:value-type="float" office:value="389" calcext:value-type="float">
            <text:p>389</text:p>
          </table:table-cell>
          <table:table-cell table:number-columns-repeated="56"/>
        </table:table-row>
        <table:table-row table:style-name="ro1">
          <table:table-cell office:value-type="float" office:value="70172445" calcext:value-type="float">
            <text:p>70172445</text:p>
          </table:table-cell>
          <table:table-cell office:value-type="float" office:value="307" calcext:value-type="float">
            <text:p>307</text:p>
          </table:table-cell>
          <table:table-cell table:number-columns-repeated="56"/>
        </table:table-row>
        <table:table-row table:style-name="ro1">
          <table:table-cell office:value-type="float" office:value="70177445" calcext:value-type="float">
            <text:p>70177445</text:p>
          </table:table-cell>
          <table:table-cell office:value-type="float" office:value="299" calcext:value-type="float">
            <text:p>299</text:p>
          </table:table-cell>
          <table:table-cell table:number-columns-repeated="56"/>
        </table:table-row>
        <table:table-row table:style-name="ro1">
          <table:table-cell office:value-type="float" office:value="70182445" calcext:value-type="float">
            <text:p>70182445</text:p>
          </table:table-cell>
          <table:table-cell office:value-type="float" office:value="339" calcext:value-type="float">
            <text:p>339</text:p>
          </table:table-cell>
          <table:table-cell table:number-columns-repeated="56"/>
        </table:table-row>
        <table:table-row table:style-name="ro1">
          <table:table-cell office:value-type="float" office:value="70187445" calcext:value-type="float">
            <text:p>70187445</text:p>
          </table:table-cell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office:value-type="float" office:value="70192445" calcext:value-type="float">
            <text:p>70192445</text:p>
          </table:table-cell>
          <table:table-cell office:value-type="float" office:value="289" calcext:value-type="float">
            <text:p>289</text:p>
          </table:table-cell>
          <table:table-cell table:number-columns-repeated="56"/>
        </table:table-row>
        <table:table-row table:style-name="ro1">
          <table:table-cell office:value-type="float" office:value="70197445" calcext:value-type="float">
            <text:p>70197445</text:p>
          </table:table-cell>
          <table:table-cell office:value-type="float" office:value="355" calcext:value-type="float">
            <text:p>355</text:p>
          </table:table-cell>
          <table:table-cell table:number-columns-repeated="56"/>
        </table:table-row>
        <table:table-row table:style-name="ro1">
          <table:table-cell office:value-type="float" office:value="70202445" calcext:value-type="float">
            <text:p>70202445</text:p>
          </table:table-cell>
          <table:table-cell office:value-type="float" office:value="355" calcext:value-type="float">
            <text:p>355</text:p>
          </table:table-cell>
          <table:table-cell table:number-columns-repeated="56"/>
        </table:table-row>
        <table:table-row table:style-name="ro1">
          <table:table-cell office:value-type="float" office:value="70207445" calcext:value-type="float">
            <text:p>70207445</text:p>
          </table:table-cell>
          <table:table-cell office:value-type="float" office:value="326" calcext:value-type="float">
            <text:p>326</text:p>
          </table:table-cell>
          <table:table-cell table:number-columns-repeated="56"/>
        </table:table-row>
        <table:table-row table:style-name="ro1">
          <table:table-cell office:value-type="float" office:value="70212445" calcext:value-type="float">
            <text:p>70212445</text:p>
          </table:table-cell>
          <table:table-cell office:value-type="float" office:value="380" calcext:value-type="float">
            <text:p>380</text:p>
          </table:table-cell>
          <table:table-cell table:number-columns-repeated="56"/>
        </table:table-row>
        <table:table-row table:style-name="ro1">
          <table:table-cell office:value-type="float" office:value="70217446" calcext:value-type="float">
            <text:p>70217446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0222446" calcext:value-type="float">
            <text:p>70222446</text:p>
          </table:table-cell>
          <table:table-cell office:value-type="float" office:value="344" calcext:value-type="float">
            <text:p>344</text:p>
          </table:table-cell>
          <table:table-cell table:number-columns-repeated="56"/>
        </table:table-row>
        <table:table-row table:style-name="ro1">
          <table:table-cell office:value-type="float" office:value="70227446" calcext:value-type="float">
            <text:p>70227446</text:p>
          </table:table-cell>
          <table:table-cell office:value-type="float" office:value="347" calcext:value-type="float">
            <text:p>347</text:p>
          </table:table-cell>
          <table:table-cell table:number-columns-repeated="56"/>
        </table:table-row>
        <table:table-row table:style-name="ro1">
          <table:table-cell office:value-type="float" office:value="70232446" calcext:value-type="float">
            <text:p>70232446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0237446" calcext:value-type="float">
            <text:p>70237446</text:p>
          </table:table-cell>
          <table:table-cell office:value-type="float" office:value="354" calcext:value-type="float">
            <text:p>354</text:p>
          </table:table-cell>
          <table:table-cell table:number-columns-repeated="56"/>
        </table:table-row>
        <table:table-row table:style-name="ro1">
          <table:table-cell office:value-type="float" office:value="70242446" calcext:value-type="float">
            <text:p>70242446</text:p>
          </table:table-cell>
          <table:table-cell office:value-type="float" office:value="348" calcext:value-type="float">
            <text:p>348</text:p>
          </table:table-cell>
          <table:table-cell table:number-columns-repeated="56"/>
        </table:table-row>
        <table:table-row table:style-name="ro1">
          <table:table-cell office:value-type="float" office:value="70247446" calcext:value-type="float">
            <text:p>70247446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0252446" calcext:value-type="float">
            <text:p>70252446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70257446" calcext:value-type="float">
            <text:p>70257446</text:p>
          </table:table-cell>
          <table:table-cell office:value-type="float" office:value="388" calcext:value-type="float">
            <text:p>388</text:p>
          </table:table-cell>
          <table:table-cell table:number-columns-repeated="56"/>
        </table:table-row>
        <table:table-row table:style-name="ro1">
          <table:table-cell office:value-type="float" office:value="70262446" calcext:value-type="float">
            <text:p>70262446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70267446" calcext:value-type="float">
            <text:p>70267446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0272446" calcext:value-type="float">
            <text:p>70272446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0277446" calcext:value-type="float">
            <text:p>70277446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0282446" calcext:value-type="float">
            <text:p>70282446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0287446" calcext:value-type="float">
            <text:p>70287446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0292446" calcext:value-type="float">
            <text:p>70292446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0297446" calcext:value-type="float">
            <text:p>70297446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0302446" calcext:value-type="float">
            <text:p>70302446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0307446" calcext:value-type="float">
            <text:p>70307446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0312446" calcext:value-type="float">
            <text:p>70312446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0317446" calcext:value-type="float">
            <text:p>70317446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0322446" calcext:value-type="float">
            <text:p>70322446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0327446" calcext:value-type="float">
            <text:p>70327446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0332446" calcext:value-type="float">
            <text:p>70332446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0337446" calcext:value-type="float">
            <text:p>70337446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0342446" calcext:value-type="float">
            <text:p>70342446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0347446" calcext:value-type="float">
            <text:p>70347446</text:p>
          </table:table-cell>
          <table:table-cell office:value-type="float" office:value="605" calcext:value-type="float">
            <text:p>605</text:p>
          </table:table-cell>
          <table:table-cell table:number-columns-repeated="56"/>
        </table:table-row>
        <table:table-row table:style-name="ro1">
          <table:table-cell office:value-type="float" office:value="70352446" calcext:value-type="float">
            <text:p>70352446</text:p>
          </table:table-cell>
          <table:table-cell office:value-type="float" office:value="653" calcext:value-type="float">
            <text:p>653</text:p>
          </table:table-cell>
          <table:table-cell table:number-columns-repeated="56"/>
        </table:table-row>
        <table:table-row table:style-name="ro1">
          <table:table-cell office:value-type="float" office:value="70357446" calcext:value-type="float">
            <text:p>70357446</text:p>
          </table:table-cell>
          <table:table-cell office:value-type="float" office:value="676" calcext:value-type="float">
            <text:p>676</text:p>
          </table:table-cell>
          <table:table-cell table:number-columns-repeated="56"/>
        </table:table-row>
        <table:table-row table:style-name="ro1">
          <table:table-cell office:value-type="float" office:value="70362446" calcext:value-type="float">
            <text:p>70362446</text:p>
          </table:table-cell>
          <table:table-cell office:value-type="float" office:value="791" calcext:value-type="float">
            <text:p>791</text:p>
          </table:table-cell>
          <table:table-cell table:number-columns-repeated="56"/>
        </table:table-row>
        <table:table-row table:style-name="ro1">
          <table:table-cell table:style-name="ce1" office:value-type="float" office:value="70367447" calcext:value-type="float">
            <text:p>70367447</text:p>
          </table:table-cell>
          <table:table-cell table:style-name="ce1" office:value-type="float" office:value="882" calcext:value-type="float">
            <text:p>882</text:p>
          </table:table-cell>
          <table:table-cell table:number-columns-repeated="56"/>
        </table:table-row>
        <table:table-row table:style-name="ro1">
          <table:table-cell office:value-type="float" office:value="70372446" calcext:value-type="float">
            <text:p>70372446</text:p>
          </table:table-cell>
          <table:table-cell office:value-type="float" office:value="871" calcext:value-type="float">
            <text:p>871</text:p>
          </table:table-cell>
          <table:table-cell table:number-columns-repeated="56"/>
        </table:table-row>
        <table:table-row table:style-name="ro1">
          <table:table-cell office:value-type="float" office:value="70377447" calcext:value-type="float">
            <text:p>70377447</text:p>
          </table:table-cell>
          <table:table-cell office:value-type="float" office:value="858" calcext:value-type="float">
            <text:p>858</text:p>
          </table:table-cell>
          <table:table-cell table:number-columns-repeated="56"/>
        </table:table-row>
        <table:table-row table:style-name="ro1">
          <table:table-cell office:value-type="float" office:value="70382447" calcext:value-type="float">
            <text:p>70382447</text:p>
          </table:table-cell>
          <table:table-cell office:value-type="float" office:value="838" calcext:value-type="float">
            <text:p>838</text:p>
          </table:table-cell>
          <table:table-cell table:number-columns-repeated="56"/>
        </table:table-row>
        <table:table-row table:style-name="ro1">
          <table:table-cell office:value-type="float" office:value="70387447" calcext:value-type="float">
            <text:p>70387447</text:p>
          </table:table-cell>
          <table:table-cell office:value-type="float" office:value="753" calcext:value-type="float">
            <text:p>753</text:p>
          </table:table-cell>
          <table:table-cell table:number-columns-repeated="56"/>
        </table:table-row>
        <table:table-row table:style-name="ro1">
          <table:table-cell office:value-type="float" office:value="70392447" calcext:value-type="float">
            <text:p>70392447</text:p>
          </table:table-cell>
          <table:table-cell office:value-type="float" office:value="729" calcext:value-type="float">
            <text:p>729</text:p>
          </table:table-cell>
          <table:table-cell table:number-columns-repeated="56"/>
        </table:table-row>
        <table:table-row table:style-name="ro1">
          <table:table-cell office:value-type="float" office:value="70397447" calcext:value-type="float">
            <text:p>70397447</text:p>
          </table:table-cell>
          <table:table-cell office:value-type="float" office:value="783" calcext:value-type="float">
            <text:p>783</text:p>
          </table:table-cell>
          <table:table-cell table:number-columns-repeated="56"/>
        </table:table-row>
        <table:table-row table:style-name="ro1">
          <table:table-cell office:value-type="float" office:value="70402447" calcext:value-type="float">
            <text:p>70402447</text:p>
          </table:table-cell>
          <table:table-cell office:value-type="float" office:value="755" calcext:value-type="float">
            <text:p>755</text:p>
          </table:table-cell>
          <table:table-cell table:number-columns-repeated="56"/>
        </table:table-row>
        <table:table-row table:style-name="ro1">
          <table:table-cell office:value-type="float" office:value="70407447" calcext:value-type="float">
            <text:p>70407447</text:p>
          </table:table-cell>
          <table:table-cell office:value-type="float" office:value="688" calcext:value-type="float">
            <text:p>688</text:p>
          </table:table-cell>
          <table:table-cell table:number-columns-repeated="56"/>
        </table:table-row>
        <table:table-row table:style-name="ro1">
          <table:table-cell office:value-type="float" office:value="70412447" calcext:value-type="float">
            <text:p>70412447</text:p>
          </table:table-cell>
          <table:table-cell office:value-type="float" office:value="712" calcext:value-type="float">
            <text:p>712</text:p>
          </table:table-cell>
          <table:table-cell table:number-columns-repeated="56"/>
        </table:table-row>
        <table:table-row table:style-name="ro1">
          <table:table-cell office:value-type="float" office:value="70417447" calcext:value-type="float">
            <text:p>70417447</text:p>
          </table:table-cell>
          <table:table-cell office:value-type="float" office:value="715" calcext:value-type="float">
            <text:p>715</text:p>
          </table:table-cell>
          <table:table-cell table:number-columns-repeated="56"/>
        </table:table-row>
        <table:table-row table:style-name="ro1">
          <table:table-cell office:value-type="float" office:value="70422447" calcext:value-type="float">
            <text:p>70422447</text:p>
          </table:table-cell>
          <table:table-cell office:value-type="float" office:value="653" calcext:value-type="float">
            <text:p>653</text:p>
          </table:table-cell>
          <table:table-cell table:number-columns-repeated="56"/>
        </table:table-row>
        <table:table-row table:style-name="ro1">
          <table:table-cell office:value-type="float" office:value="70427447" calcext:value-type="float">
            <text:p>70427447</text:p>
          </table:table-cell>
          <table:table-cell office:value-type="float" office:value="673" calcext:value-type="float">
            <text:p>673</text:p>
          </table:table-cell>
          <table:table-cell table:number-columns-repeated="56"/>
        </table:table-row>
        <table:table-row table:style-name="ro1">
          <table:table-cell office:value-type="float" office:value="70432447" calcext:value-type="float">
            <text:p>70432447</text:p>
          </table:table-cell>
          <table:table-cell office:value-type="float" office:value="724" calcext:value-type="float">
            <text:p>724</text:p>
          </table:table-cell>
          <table:table-cell table:number-columns-repeated="56"/>
        </table:table-row>
        <table:table-row table:style-name="ro1">
          <table:table-cell office:value-type="float" office:value="70437447" calcext:value-type="float">
            <text:p>70437447</text:p>
          </table:table-cell>
          <table:table-cell office:value-type="float" office:value="680" calcext:value-type="float">
            <text:p>680</text:p>
          </table:table-cell>
          <table:table-cell table:number-columns-repeated="56"/>
        </table:table-row>
        <table:table-row table:style-name="ro1">
          <table:table-cell office:value-type="float" office:value="70442447" calcext:value-type="float">
            <text:p>70442447</text:p>
          </table:table-cell>
          <table:table-cell office:value-type="float" office:value="677" calcext:value-type="float">
            <text:p>677</text:p>
          </table:table-cell>
          <table:table-cell table:number-columns-repeated="56"/>
        </table:table-row>
        <table:table-row table:style-name="ro1">
          <table:table-cell office:value-type="float" office:value="70447447" calcext:value-type="float">
            <text:p>70447447</text:p>
          </table:table-cell>
          <table:table-cell office:value-type="float" office:value="749" calcext:value-type="float">
            <text:p>749</text:p>
          </table:table-cell>
          <table:table-cell table:number-columns-repeated="56"/>
        </table:table-row>
        <table:table-row table:style-name="ro1">
          <table:table-cell office:value-type="float" office:value="70452447" calcext:value-type="float">
            <text:p>70452447</text:p>
          </table:table-cell>
          <table:table-cell office:value-type="float" office:value="743" calcext:value-type="float">
            <text:p>743</text:p>
          </table:table-cell>
          <table:table-cell table:number-columns-repeated="56"/>
        </table:table-row>
        <table:table-row table:style-name="ro1">
          <table:table-cell office:value-type="float" office:value="70457447" calcext:value-type="float">
            <text:p>70457447</text:p>
          </table:table-cell>
          <table:table-cell office:value-type="float" office:value="710" calcext:value-type="float">
            <text:p>710</text:p>
          </table:table-cell>
          <table:table-cell table:number-columns-repeated="56"/>
        </table:table-row>
        <table:table-row table:style-name="ro1">
          <table:table-cell office:value-type="float" office:value="70462447" calcext:value-type="float">
            <text:p>70462447</text:p>
          </table:table-cell>
          <table:table-cell office:value-type="float" office:value="771" calcext:value-type="float">
            <text:p>771</text:p>
          </table:table-cell>
          <table:table-cell table:number-columns-repeated="56"/>
        </table:table-row>
        <table:table-row table:style-name="ro1">
          <table:table-cell office:value-type="float" office:value="70467447" calcext:value-type="float">
            <text:p>70467447</text:p>
          </table:table-cell>
          <table:table-cell office:value-type="float" office:value="800" calcext:value-type="float">
            <text:p>800</text:p>
          </table:table-cell>
          <table:table-cell table:number-columns-repeated="56"/>
        </table:table-row>
        <table:table-row table:style-name="ro1">
          <table:table-cell office:value-type="float" office:value="70472447" calcext:value-type="float">
            <text:p>70472447</text:p>
          </table:table-cell>
          <table:table-cell office:value-type="float" office:value="754" calcext:value-type="float">
            <text:p>754</text:p>
          </table:table-cell>
          <table:table-cell table:number-columns-repeated="56"/>
        </table:table-row>
        <table:table-row table:style-name="ro1">
          <table:table-cell office:value-type="float" office:value="70477447" calcext:value-type="float">
            <text:p>70477447</text:p>
          </table:table-cell>
          <table:table-cell office:value-type="float" office:value="782" calcext:value-type="float">
            <text:p>782</text:p>
          </table:table-cell>
          <table:table-cell table:number-columns-repeated="56"/>
        </table:table-row>
        <table:table-row table:style-name="ro1">
          <table:table-cell office:value-type="float" office:value="70482447" calcext:value-type="float">
            <text:p>70482447</text:p>
          </table:table-cell>
          <table:table-cell office:value-type="float" office:value="841" calcext:value-type="float">
            <text:p>841</text:p>
          </table:table-cell>
          <table:table-cell table:number-columns-repeated="56"/>
        </table:table-row>
        <table:table-row table:style-name="ro1">
          <table:table-cell office:value-type="float" office:value="70487447" calcext:value-type="float">
            <text:p>70487447</text:p>
          </table:table-cell>
          <table:table-cell office:value-type="float" office:value="806" calcext:value-type="float">
            <text:p>806</text:p>
          </table:table-cell>
          <table:table-cell table:number-columns-repeated="56"/>
        </table:table-row>
        <table:table-row table:style-name="ro1">
          <table:table-cell office:value-type="float" office:value="70492447" calcext:value-type="float">
            <text:p>70492447</text:p>
          </table:table-cell>
          <table:table-cell office:value-type="float" office:value="801" calcext:value-type="float">
            <text:p>801</text:p>
          </table:table-cell>
          <table:table-cell table:number-columns-repeated="56"/>
        </table:table-row>
        <table:table-row table:style-name="ro1">
          <table:table-cell office:value-type="float" office:value="70497447" calcext:value-type="float">
            <text:p>70497447</text:p>
          </table:table-cell>
          <table:table-cell office:value-type="float" office:value="866" calcext:value-type="float">
            <text:p>866</text:p>
          </table:table-cell>
          <table:table-cell table:number-columns-repeated="56"/>
        </table:table-row>
        <table:table-row table:style-name="ro1">
          <table:table-cell office:value-type="float" office:value="70502447" calcext:value-type="float">
            <text:p>70502447</text:p>
          </table:table-cell>
          <table:table-cell office:value-type="float" office:value="846" calcext:value-type="float">
            <text:p>846</text:p>
          </table:table-cell>
          <table:table-cell table:number-columns-repeated="56"/>
        </table:table-row>
        <table:table-row table:style-name="ro1">
          <table:table-cell office:value-type="float" office:value="70507447" calcext:value-type="float">
            <text:p>70507447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office:value-type="float" office:value="70512447" calcext:value-type="float">
            <text:p>70512447</text:p>
          </table:table-cell>
          <table:table-cell office:value-type="float" office:value="832" calcext:value-type="float">
            <text:p>832</text:p>
          </table:table-cell>
          <table:table-cell table:number-columns-repeated="56"/>
        </table:table-row>
        <table:table-row table:style-name="ro1">
          <table:table-cell office:value-type="float" office:value="70517447" calcext:value-type="float">
            <text:p>70517447</text:p>
          </table:table-cell>
          <table:table-cell office:value-type="float" office:value="842" calcext:value-type="float">
            <text:p>842</text:p>
          </table:table-cell>
          <table:table-cell table:number-columns-repeated="56"/>
        </table:table-row>
        <table:table-row table:style-name="ro1">
          <table:table-cell office:value-type="float" office:value="70522448" calcext:value-type="float">
            <text:p>70522448</text:p>
          </table:table-cell>
          <table:table-cell office:value-type="float" office:value="777" calcext:value-type="float">
            <text:p>777</text:p>
          </table:table-cell>
          <table:table-cell table:number-columns-repeated="56"/>
        </table:table-row>
        <table:table-row table:style-name="ro1">
          <table:table-cell office:value-type="float" office:value="70527447" calcext:value-type="float">
            <text:p>70527447</text:p>
          </table:table-cell>
          <table:table-cell office:value-type="float" office:value="792" calcext:value-type="float">
            <text:p>792</text:p>
          </table:table-cell>
          <table:table-cell table:number-columns-repeated="56"/>
        </table:table-row>
        <table:table-row table:style-name="ro1">
          <table:table-cell office:value-type="float" office:value="70532447" calcext:value-type="float">
            <text:p>70532447</text:p>
          </table:table-cell>
          <table:table-cell office:value-type="float" office:value="829" calcext:value-type="float">
            <text:p>829</text:p>
          </table:table-cell>
          <table:table-cell table:number-columns-repeated="56"/>
        </table:table-row>
        <table:table-row table:style-name="ro1">
          <table:table-cell office:value-type="float" office:value="70537448" calcext:value-type="float">
            <text:p>70537448</text:p>
          </table:table-cell>
          <table:table-cell office:value-type="float" office:value="775" calcext:value-type="float">
            <text:p>775</text:p>
          </table:table-cell>
          <table:table-cell table:number-columns-repeated="56"/>
        </table:table-row>
        <table:table-row table:style-name="ro1">
          <table:table-cell office:value-type="float" office:value="70542448" calcext:value-type="float">
            <text:p>70542448</text:p>
          </table:table-cell>
          <table:table-cell office:value-type="float" office:value="760" calcext:value-type="float">
            <text:p>760</text:p>
          </table:table-cell>
          <table:table-cell table:number-columns-repeated="56"/>
        </table:table-row>
        <table:table-row table:style-name="ro1">
          <table:table-cell office:value-type="float" office:value="70547448" calcext:value-type="float">
            <text:p>70547448</text:p>
          </table:table-cell>
          <table:table-cell office:value-type="float" office:value="823" calcext:value-type="float">
            <text:p>823</text:p>
          </table:table-cell>
          <table:table-cell table:number-columns-repeated="56"/>
        </table:table-row>
        <table:table-row table:style-name="ro1">
          <table:table-cell office:value-type="float" office:value="70552448" calcext:value-type="float">
            <text:p>70552448</text:p>
          </table:table-cell>
          <table:table-cell office:value-type="float" office:value="812" calcext:value-type="float">
            <text:p>812</text:p>
          </table:table-cell>
          <table:table-cell table:number-columns-repeated="56"/>
        </table:table-row>
        <table:table-row table:style-name="ro1">
          <table:table-cell office:value-type="float" office:value="70557448" calcext:value-type="float">
            <text:p>70557448</text:p>
          </table:table-cell>
          <table:table-cell office:value-type="float" office:value="778" calcext:value-type="float">
            <text:p>778</text:p>
          </table:table-cell>
          <table:table-cell table:number-columns-repeated="56"/>
        </table:table-row>
        <table:table-row table:style-name="ro1">
          <table:table-cell office:value-type="float" office:value="70562448" calcext:value-type="float">
            <text:p>70562448</text:p>
          </table:table-cell>
          <table:table-cell office:value-type="float" office:value="832" calcext:value-type="float">
            <text:p>832</text:p>
          </table:table-cell>
          <table:table-cell table:number-columns-repeated="56"/>
        </table:table-row>
        <table:table-row table:style-name="ro1">
          <table:table-cell office:value-type="float" office:value="70567448" calcext:value-type="float">
            <text:p>70567448</text:p>
          </table:table-cell>
          <table:table-cell office:value-type="float" office:value="847" calcext:value-type="float">
            <text:p>847</text:p>
          </table:table-cell>
          <table:table-cell table:number-columns-repeated="56"/>
        </table:table-row>
        <table:table-row table:style-name="ro1">
          <table:table-cell office:value-type="float" office:value="70572448" calcext:value-type="float">
            <text:p>70572448</text:p>
          </table:table-cell>
          <table:table-cell office:value-type="float" office:value="793" calcext:value-type="float">
            <text:p>793</text:p>
          </table:table-cell>
          <table:table-cell table:number-columns-repeated="56"/>
        </table:table-row>
        <table:table-row table:style-name="ro1">
          <table:table-cell office:value-type="float" office:value="70577448" calcext:value-type="float">
            <text:p>70577448</text:p>
          </table:table-cell>
          <table:table-cell office:value-type="float" office:value="811" calcext:value-type="float">
            <text:p>811</text:p>
          </table:table-cell>
          <table:table-cell table:number-columns-repeated="56"/>
        </table:table-row>
        <table:table-row table:style-name="ro1">
          <table:table-cell office:value-type="float" office:value="70582448" calcext:value-type="float">
            <text:p>70582448</text:p>
          </table:table-cell>
          <table:table-cell office:value-type="float" office:value="856" calcext:value-type="float">
            <text:p>856</text:p>
          </table:table-cell>
          <table:table-cell table:number-columns-repeated="56"/>
        </table:table-row>
        <table:table-row table:style-name="ro1">
          <table:table-cell office:value-type="float" office:value="70587448" calcext:value-type="float">
            <text:p>70587448</text:p>
          </table:table-cell>
          <table:table-cell office:value-type="float" office:value="804" calcext:value-type="float">
            <text:p>804</text:p>
          </table:table-cell>
          <table:table-cell table:number-columns-repeated="56"/>
        </table:table-row>
        <table:table-row table:style-name="ro1">
          <table:table-cell office:value-type="float" office:value="70592448" calcext:value-type="float">
            <text:p>70592448</text:p>
          </table:table-cell>
          <table:table-cell office:value-type="float" office:value="784" calcext:value-type="float">
            <text:p>784</text:p>
          </table:table-cell>
          <table:table-cell table:number-columns-repeated="56"/>
        </table:table-row>
        <table:table-row table:style-name="ro1">
          <table:table-cell office:value-type="float" office:value="70597448" calcext:value-type="float">
            <text:p>70597448</text:p>
          </table:table-cell>
          <table:table-cell office:value-type="float" office:value="839" calcext:value-type="float">
            <text:p>839</text:p>
          </table:table-cell>
          <table:table-cell table:number-columns-repeated="56"/>
        </table:table-row>
        <table:table-row table:style-name="ro1">
          <table:table-cell office:value-type="float" office:value="70602448" calcext:value-type="float">
            <text:p>70602448</text:p>
          </table:table-cell>
          <table:table-cell office:value-type="float" office:value="814" calcext:value-type="float">
            <text:p>814</text:p>
          </table:table-cell>
          <table:table-cell table:number-columns-repeated="56"/>
        </table:table-row>
        <table:table-row table:style-name="ro1">
          <table:table-cell office:value-type="float" office:value="70607448" calcext:value-type="float">
            <text:p>70607448</text:p>
          </table:table-cell>
          <table:table-cell office:value-type="float" office:value="762" calcext:value-type="float">
            <text:p>762</text:p>
          </table:table-cell>
          <table:table-cell table:number-columns-repeated="56"/>
        </table:table-row>
        <table:table-row table:style-name="ro1">
          <table:table-cell office:value-type="float" office:value="70612448" calcext:value-type="float">
            <text:p>70612448</text:p>
          </table:table-cell>
          <table:table-cell office:value-type="float" office:value="798" calcext:value-type="float">
            <text:p>798</text:p>
          </table:table-cell>
          <table:table-cell table:number-columns-repeated="56"/>
        </table:table-row>
        <table:table-row table:style-name="ro1">
          <table:table-cell office:value-type="float" office:value="70617448" calcext:value-type="float">
            <text:p>70617448</text:p>
          </table:table-cell>
          <table:table-cell office:value-type="float" office:value="800" calcext:value-type="float">
            <text:p>800</text:p>
          </table:table-cell>
          <table:table-cell table:number-columns-repeated="56"/>
        </table:table-row>
        <table:table-row table:style-name="ro1">
          <table:table-cell office:value-type="float" office:value="70622448" calcext:value-type="float">
            <text:p>70622448</text:p>
          </table:table-cell>
          <table:table-cell office:value-type="float" office:value="729" calcext:value-type="float">
            <text:p>729</text:p>
          </table:table-cell>
          <table:table-cell table:number-columns-repeated="56"/>
        </table:table-row>
        <table:table-row table:style-name="ro1">
          <table:table-cell office:value-type="float" office:value="70627448" calcext:value-type="float">
            <text:p>70627448</text:p>
          </table:table-cell>
          <table:table-cell office:value-type="float" office:value="729" calcext:value-type="float">
            <text:p>729</text:p>
          </table:table-cell>
          <table:table-cell table:number-columns-repeated="56"/>
        </table:table-row>
        <table:table-row table:style-name="ro1">
          <table:table-cell office:value-type="float" office:value="70632448" calcext:value-type="float">
            <text:p>70632448</text:p>
          </table:table-cell>
          <table:table-cell office:value-type="float" office:value="763" calcext:value-type="float">
            <text:p>763</text:p>
          </table:table-cell>
          <table:table-cell table:number-columns-repeated="56"/>
        </table:table-row>
        <table:table-row table:style-name="ro1">
          <table:table-cell office:value-type="float" office:value="70637448" calcext:value-type="float">
            <text:p>70637448</text:p>
          </table:table-cell>
          <table:table-cell office:value-type="float" office:value="706" calcext:value-type="float">
            <text:p>706</text:p>
          </table:table-cell>
          <table:table-cell table:number-columns-repeated="56"/>
        </table:table-row>
        <table:table-row table:style-name="ro1">
          <table:table-cell office:value-type="float" office:value="70642448" calcext:value-type="float">
            <text:p>70642448</text:p>
          </table:table-cell>
          <table:table-cell office:value-type="float" office:value="684" calcext:value-type="float">
            <text:p>684</text:p>
          </table:table-cell>
          <table:table-cell table:number-columns-repeated="56"/>
        </table:table-row>
        <table:table-row table:style-name="ro1">
          <table:table-cell office:value-type="float" office:value="70647448" calcext:value-type="float">
            <text:p>70647448</text:p>
          </table:table-cell>
          <table:table-cell office:value-type="float" office:value="733" calcext:value-type="float">
            <text:p>733</text:p>
          </table:table-cell>
          <table:table-cell table:number-columns-repeated="56"/>
        </table:table-row>
        <table:table-row table:style-name="ro1">
          <table:table-cell office:value-type="float" office:value="70652448" calcext:value-type="float">
            <text:p>70652448</text:p>
          </table:table-cell>
          <table:table-cell office:value-type="float" office:value="699" calcext:value-type="float">
            <text:p>699</text:p>
          </table:table-cell>
          <table:table-cell table:number-columns-repeated="56"/>
        </table:table-row>
        <table:table-row table:style-name="ro1">
          <table:table-cell office:value-type="float" office:value="70657448" calcext:value-type="float">
            <text:p>70657448</text:p>
          </table:table-cell>
          <table:table-cell office:value-type="float" office:value="640" calcext:value-type="float">
            <text:p>640</text:p>
          </table:table-cell>
          <table:table-cell table:number-columns-repeated="56"/>
        </table:table-row>
        <table:table-row table:style-name="ro1">
          <table:table-cell office:value-type="float" office:value="70662448" calcext:value-type="float">
            <text:p>70662448</text:p>
          </table:table-cell>
          <table:table-cell office:value-type="float" office:value="668" calcext:value-type="float">
            <text:p>668</text:p>
          </table:table-cell>
          <table:table-cell table:number-columns-repeated="56"/>
        </table:table-row>
        <table:table-row table:style-name="ro1">
          <table:table-cell office:value-type="float" office:value="70667448" calcext:value-type="float">
            <text:p>70667448</text:p>
          </table:table-cell>
          <table:table-cell office:value-type="float" office:value="658" calcext:value-type="float">
            <text:p>658</text:p>
          </table:table-cell>
          <table:table-cell table:number-columns-repeated="56"/>
        </table:table-row>
        <table:table-row table:style-name="ro1">
          <table:table-cell office:value-type="float" office:value="70672448" calcext:value-type="float">
            <text:p>70672448</text:p>
          </table:table-cell>
          <table:table-cell office:value-type="float" office:value="577" calcext:value-type="float">
            <text:p>577</text:p>
          </table:table-cell>
          <table:table-cell table:number-columns-repeated="56"/>
        </table:table-row>
        <table:table-row table:style-name="ro1">
          <table:table-cell office:value-type="float" office:value="70677448" calcext:value-type="float">
            <text:p>70677448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70682448" calcext:value-type="float">
            <text:p>70682448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0687448" calcext:value-type="float">
            <text:p>70687448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70692448" calcext:value-type="float">
            <text:p>70692448</text:p>
          </table:table-cell>
          <table:table-cell office:value-type="float" office:value="356" calcext:value-type="float">
            <text:p>356</text:p>
          </table:table-cell>
          <table:table-cell table:number-columns-repeated="56"/>
        </table:table-row>
        <table:table-row table:style-name="ro1">
          <table:table-cell office:value-type="float" office:value="70697449" calcext:value-type="float">
            <text:p>70697449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70702449" calcext:value-type="float">
            <text:p>70702449</text:p>
          </table:table-cell>
          <table:table-cell office:value-type="float" office:value="399" calcext:value-type="float">
            <text:p>399</text:p>
          </table:table-cell>
          <table:table-cell table:number-columns-repeated="56"/>
        </table:table-row>
        <table:table-row table:style-name="ro1">
          <table:table-cell office:value-type="float" office:value="70707449" calcext:value-type="float">
            <text:p>70707449</text:p>
          </table:table-cell>
          <table:table-cell office:value-type="float" office:value="342" calcext:value-type="float">
            <text:p>342</text:p>
          </table:table-cell>
          <table:table-cell table:number-columns-repeated="56"/>
        </table:table-row>
        <table:table-row table:style-name="ro1">
          <table:table-cell office:value-type="float" office:value="70712449" calcext:value-type="float">
            <text:p>70712449</text:p>
          </table:table-cell>
          <table:table-cell office:value-type="float" office:value="363" calcext:value-type="float">
            <text:p>363</text:p>
          </table:table-cell>
          <table:table-cell table:number-columns-repeated="56"/>
        </table:table-row>
        <table:table-row table:style-name="ro1">
          <table:table-cell office:value-type="float" office:value="70717449" calcext:value-type="float">
            <text:p>70717449</text:p>
          </table:table-cell>
          <table:table-cell office:value-type="float" office:value="356" calcext:value-type="float">
            <text:p>356</text:p>
          </table:table-cell>
          <table:table-cell table:number-columns-repeated="56"/>
        </table:table-row>
        <table:table-row table:style-name="ro1">
          <table:table-cell office:value-type="float" office:value="70722449" calcext:value-type="float">
            <text:p>70722449</text:p>
          </table:table-cell>
          <table:table-cell office:value-type="float" office:value="303" calcext:value-type="float">
            <text:p>303</text:p>
          </table:table-cell>
          <table:table-cell table:number-columns-repeated="56"/>
        </table:table-row>
        <table:table-row table:style-name="ro1">
          <table:table-cell office:value-type="float" office:value="70727449" calcext:value-type="float">
            <text:p>70727449</text:p>
          </table:table-cell>
          <table:table-cell office:value-type="float" office:value="341" calcext:value-type="float">
            <text:p>341</text:p>
          </table:table-cell>
          <table:table-cell table:number-columns-repeated="56"/>
        </table:table-row>
        <table:table-row table:style-name="ro1">
          <table:table-cell office:value-type="float" office:value="70732449" calcext:value-type="float">
            <text:p>70732449</text:p>
          </table:table-cell>
          <table:table-cell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office:value-type="float" office:value="70737449" calcext:value-type="float">
            <text:p>70737449</text:p>
          </table:table-cell>
          <table:table-cell office:value-type="float" office:value="361" calcext:value-type="float">
            <text:p>361</text:p>
          </table:table-cell>
          <table:table-cell table:number-columns-repeated="56"/>
        </table:table-row>
        <table:table-row table:style-name="ro1">
          <table:table-cell office:value-type="float" office:value="70742449" calcext:value-type="float">
            <text:p>70742449</text:p>
          </table:table-cell>
          <table:table-cell office:value-type="float" office:value="355" calcext:value-type="float">
            <text:p>355</text:p>
          </table:table-cell>
          <table:table-cell table:number-columns-repeated="56"/>
        </table:table-row>
        <table:table-row table:style-name="ro1">
          <table:table-cell office:value-type="float" office:value="70747449" calcext:value-type="float">
            <text:p>70747449</text:p>
          </table:table-cell>
          <table:table-cell office:value-type="float" office:value="415" calcext:value-type="float">
            <text:p>415</text:p>
          </table:table-cell>
          <table:table-cell table:number-columns-repeated="56"/>
        </table:table-row>
        <table:table-row table:style-name="ro1">
          <table:table-cell office:value-type="float" office:value="70752449" calcext:value-type="float">
            <text:p>70752449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70757449" calcext:value-type="float">
            <text:p>70757449</text:p>
          </table:table-cell>
          <table:table-cell office:value-type="float" office:value="356" calcext:value-type="float">
            <text:p>356</text:p>
          </table:table-cell>
          <table:table-cell table:number-columns-repeated="56"/>
        </table:table-row>
        <table:table-row table:style-name="ro1">
          <table:table-cell office:value-type="float" office:value="70762449" calcext:value-type="float">
            <text:p>70762449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0767449" calcext:value-type="float">
            <text:p>70767449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0772449" calcext:value-type="float">
            <text:p>70772449</text:p>
          </table:table-cell>
          <table:table-cell office:value-type="float" office:value="367" calcext:value-type="float">
            <text:p>367</text:p>
          </table:table-cell>
          <table:table-cell table:number-columns-repeated="56"/>
        </table:table-row>
        <table:table-row table:style-name="ro1">
          <table:table-cell office:value-type="float" office:value="70777449" calcext:value-type="float">
            <text:p>70777449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70782449" calcext:value-type="float">
            <text:p>70782449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0787449" calcext:value-type="float">
            <text:p>70787449</text:p>
          </table:table-cell>
          <table:table-cell office:value-type="float" office:value="379" calcext:value-type="float">
            <text:p>379</text:p>
          </table:table-cell>
          <table:table-cell table:number-columns-repeated="56"/>
        </table:table-row>
        <table:table-row table:style-name="ro1">
          <table:table-cell office:value-type="float" office:value="70792449" calcext:value-type="float">
            <text:p>70792449</text:p>
          </table:table-cell>
          <table:table-cell office:value-type="float" office:value="352" calcext:value-type="float">
            <text:p>352</text:p>
          </table:table-cell>
          <table:table-cell table:number-columns-repeated="56"/>
        </table:table-row>
        <table:table-row table:style-name="ro1">
          <table:table-cell office:value-type="float" office:value="70797449" calcext:value-type="float">
            <text:p>70797449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0802449" calcext:value-type="float">
            <text:p>70802449</text:p>
          </table:table-cell>
          <table:table-cell office:value-type="float" office:value="362" calcext:value-type="float">
            <text:p>362</text:p>
          </table:table-cell>
          <table:table-cell table:number-columns-repeated="56"/>
        </table:table-row>
        <table:table-row table:style-name="ro1">
          <table:table-cell office:value-type="float" office:value="70807449" calcext:value-type="float">
            <text:p>70807449</text:p>
          </table:table-cell>
          <table:table-cell office:value-type="float" office:value="317" calcext:value-type="float">
            <text:p>317</text:p>
          </table:table-cell>
          <table:table-cell table:number-columns-repeated="56"/>
        </table:table-row>
        <table:table-row table:style-name="ro1">
          <table:table-cell office:value-type="float" office:value="70812449" calcext:value-type="float">
            <text:p>70812449</text:p>
          </table:table-cell>
          <table:table-cell office:value-type="float" office:value="363" calcext:value-type="float">
            <text:p>363</text:p>
          </table:table-cell>
          <table:table-cell table:number-columns-repeated="56"/>
        </table:table-row>
        <table:table-row table:style-name="ro1">
          <table:table-cell office:value-type="float" office:value="70817449" calcext:value-type="float">
            <text:p>70817449</text:p>
          </table:table-cell>
          <table:table-cell office:value-type="float" office:value="378" calcext:value-type="float">
            <text:p>378</text:p>
          </table:table-cell>
          <table:table-cell table:number-columns-repeated="56"/>
        </table:table-row>
        <table:table-row table:style-name="ro1">
          <table:table-cell office:value-type="float" office:value="70822449" calcext:value-type="float">
            <text:p>70822449</text:p>
          </table:table-cell>
          <table:table-cell office:value-type="float" office:value="328" calcext:value-type="float">
            <text:p>328</text:p>
          </table:table-cell>
          <table:table-cell table:number-columns-repeated="56"/>
        </table:table-row>
        <table:table-row table:style-name="ro1">
          <table:table-cell office:value-type="float" office:value="70827449" calcext:value-type="float">
            <text:p>70827449</text:p>
          </table:table-cell>
          <table:table-cell office:value-type="float" office:value="358" calcext:value-type="float">
            <text:p>358</text:p>
          </table:table-cell>
          <table:table-cell table:number-columns-repeated="56"/>
        </table:table-row>
        <table:table-row table:style-name="ro1">
          <table:table-cell office:value-type="float" office:value="70832449" calcext:value-type="float">
            <text:p>70832449</text:p>
          </table:table-cell>
          <table:table-cell office:value-type="float" office:value="404" calcext:value-type="float">
            <text:p>404</text:p>
          </table:table-cell>
          <table:table-cell table:number-columns-repeated="56"/>
        </table:table-row>
        <table:table-row table:style-name="ro1">
          <table:table-cell office:value-type="float" office:value="70837449" calcext:value-type="float">
            <text:p>70837449</text:p>
          </table:table-cell>
          <table:table-cell office:value-type="float" office:value="359" calcext:value-type="float">
            <text:p>359</text:p>
          </table:table-cell>
          <table:table-cell table:number-columns-repeated="56"/>
        </table:table-row>
        <table:table-row table:style-name="ro1">
          <table:table-cell office:value-type="float" office:value="70842449" calcext:value-type="float">
            <text:p>70842449</text:p>
          </table:table-cell>
          <table:table-cell office:value-type="float" office:value="352" calcext:value-type="float">
            <text:p>352</text:p>
          </table:table-cell>
          <table:table-cell table:number-columns-repeated="56"/>
        </table:table-row>
        <table:table-row table:style-name="ro1">
          <table:table-cell office:value-type="float" office:value="70847450" calcext:value-type="float">
            <text:p>70847450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70852450" calcext:value-type="float">
            <text:p>70852450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70857450" calcext:value-type="float">
            <text:p>70857450</text:p>
          </table:table-cell>
          <table:table-cell office:value-type="float" office:value="339" calcext:value-type="float">
            <text:p>339</text:p>
          </table:table-cell>
          <table:table-cell table:number-columns-repeated="56"/>
        </table:table-row>
        <table:table-row table:style-name="ro1">
          <table:table-cell office:value-type="float" office:value="70862450" calcext:value-type="float">
            <text:p>70862450</text:p>
          </table:table-cell>
          <table:table-cell office:value-type="float" office:value="377" calcext:value-type="float">
            <text:p>377</text:p>
          </table:table-cell>
          <table:table-cell table:number-columns-repeated="56"/>
        </table:table-row>
        <table:table-row table:style-name="ro1">
          <table:table-cell office:value-type="float" office:value="70867450" calcext:value-type="float">
            <text:p>70867450</text:p>
          </table:table-cell>
          <table:table-cell office:value-type="float" office:value="382" calcext:value-type="float">
            <text:p>382</text:p>
          </table:table-cell>
          <table:table-cell table:number-columns-repeated="56"/>
        </table:table-row>
        <table:table-row table:style-name="ro1">
          <table:table-cell office:value-type="float" office:value="70872450" calcext:value-type="float">
            <text:p>70872450</text:p>
          </table:table-cell>
          <table:table-cell office:value-type="float" office:value="324" calcext:value-type="float">
            <text:p>324</text:p>
          </table:table-cell>
          <table:table-cell table:number-columns-repeated="56"/>
        </table:table-row>
        <table:table-row table:style-name="ro1">
          <table:table-cell office:value-type="float" office:value="70877450" calcext:value-type="float">
            <text:p>70877450</text:p>
          </table:table-cell>
          <table:table-cell office:value-type="float" office:value="348" calcext:value-type="float">
            <text:p>348</text:p>
          </table:table-cell>
          <table:table-cell table:number-columns-repeated="56"/>
        </table:table-row>
        <table:table-row table:style-name="ro1">
          <table:table-cell office:value-type="float" office:value="70882450" calcext:value-type="float">
            <text:p>70882450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70887450" calcext:value-type="float">
            <text:p>70887450</text:p>
          </table:table-cell>
          <table:table-cell office:value-type="float" office:value="361" calcext:value-type="float">
            <text:p>361</text:p>
          </table:table-cell>
          <table:table-cell table:number-columns-repeated="56"/>
        </table:table-row>
        <table:table-row table:style-name="ro1">
          <table:table-cell office:value-type="float" office:value="70892450" calcext:value-type="float">
            <text:p>70892450</text:p>
          </table:table-cell>
          <table:table-cell office:value-type="float" office:value="361" calcext:value-type="float">
            <text:p>361</text:p>
          </table:table-cell>
          <table:table-cell table:number-columns-repeated="56"/>
        </table:table-row>
        <table:table-row table:style-name="ro1">
          <table:table-cell office:value-type="float" office:value="70897450" calcext:value-type="float">
            <text:p>70897450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0902450" calcext:value-type="float">
            <text:p>70902450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0907450" calcext:value-type="float">
            <text:p>70907450</text:p>
          </table:table-cell>
          <table:table-cell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office:value-type="float" office:value="70912450" calcext:value-type="float">
            <text:p>70912450</text:p>
          </table:table-cell>
          <table:table-cell office:value-type="float" office:value="407" calcext:value-type="float">
            <text:p>407</text:p>
          </table:table-cell>
          <table:table-cell table:number-columns-repeated="56"/>
        </table:table-row>
        <table:table-row table:style-name="ro1">
          <table:table-cell office:value-type="float" office:value="70917450" calcext:value-type="float">
            <text:p>70917450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70922450" calcext:value-type="float">
            <text:p>70922450</text:p>
          </table:table-cell>
          <table:table-cell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office:value-type="float" office:value="70927450" calcext:value-type="float">
            <text:p>70927450</text:p>
          </table:table-cell>
          <table:table-cell office:value-type="float" office:value="379" calcext:value-type="float">
            <text:p>379</text:p>
          </table:table-cell>
          <table:table-cell table:number-columns-repeated="56"/>
        </table:table-row>
        <table:table-row table:style-name="ro1">
          <table:table-cell office:value-type="float" office:value="70932450" calcext:value-type="float">
            <text:p>70932450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70937450" calcext:value-type="float">
            <text:p>70937450</text:p>
          </table:table-cell>
          <table:table-cell office:value-type="float" office:value="367" calcext:value-type="float">
            <text:p>367</text:p>
          </table:table-cell>
          <table:table-cell table:number-columns-repeated="56"/>
        </table:table-row>
        <table:table-row table:style-name="ro1">
          <table:table-cell office:value-type="float" office:value="70942450" calcext:value-type="float">
            <text:p>70942450</text:p>
          </table:table-cell>
          <table:table-cell office:value-type="float" office:value="359" calcext:value-type="float">
            <text:p>359</text:p>
          </table:table-cell>
          <table:table-cell table:number-columns-repeated="56"/>
        </table:table-row>
        <table:table-row table:style-name="ro1">
          <table:table-cell office:value-type="float" office:value="70947450" calcext:value-type="float">
            <text:p>70947450</text:p>
          </table:table-cell>
          <table:table-cell office:value-type="float" office:value="414" calcext:value-type="float">
            <text:p>414</text:p>
          </table:table-cell>
          <table:table-cell table:number-columns-repeated="56"/>
        </table:table-row>
        <table:table-row table:style-name="ro1">
          <table:table-cell office:value-type="float" office:value="70952450" calcext:value-type="float">
            <text:p>70952450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office:value-type="float" office:value="70957450" calcext:value-type="float">
            <text:p>70957450</text:p>
          </table:table-cell>
          <table:table-cell office:value-type="float" office:value="341" calcext:value-type="float">
            <text:p>341</text:p>
          </table:table-cell>
          <table:table-cell table:number-columns-repeated="56"/>
        </table:table-row>
        <table:table-row table:style-name="ro1">
          <table:table-cell office:value-type="float" office:value="70962450" calcext:value-type="float">
            <text:p>70962450</text:p>
          </table:table-cell>
          <table:table-cell office:value-type="float" office:value="382" calcext:value-type="float">
            <text:p>382</text:p>
          </table:table-cell>
          <table:table-cell table:number-columns-repeated="56"/>
        </table:table-row>
        <table:table-row table:style-name="ro1">
          <table:table-cell office:value-type="float" office:value="70967450" calcext:value-type="float">
            <text:p>70967450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70972450" calcext:value-type="float">
            <text:p>70972450</text:p>
          </table:table-cell>
          <table:table-cell office:value-type="float" office:value="339" calcext:value-type="float">
            <text:p>339</text:p>
          </table:table-cell>
          <table:table-cell table:number-columns-repeated="56"/>
        </table:table-row>
        <table:table-row table:style-name="ro1">
          <table:table-cell office:value-type="float" office:value="70977450" calcext:value-type="float">
            <text:p>70977450</text:p>
          </table:table-cell>
          <table:table-cell office:value-type="float" office:value="377" calcext:value-type="float">
            <text:p>377</text:p>
          </table:table-cell>
          <table:table-cell table:number-columns-repeated="56"/>
        </table:table-row>
        <table:table-row table:style-name="ro1">
          <table:table-cell office:value-type="float" office:value="70982450" calcext:value-type="float">
            <text:p>70982450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0987450" calcext:value-type="float">
            <text:p>70987450</text:p>
          </table:table-cell>
          <table:table-cell office:value-type="float" office:value="396" calcext:value-type="float">
            <text:p>396</text:p>
          </table:table-cell>
          <table:table-cell table:number-columns-repeated="56"/>
        </table:table-row>
        <table:table-row table:style-name="ro1">
          <table:table-cell office:value-type="float" office:value="70992450" calcext:value-type="float">
            <text:p>70992450</text:p>
          </table:table-cell>
          <table:table-cell office:value-type="float" office:value="399" calcext:value-type="float">
            <text:p>399</text:p>
          </table:table-cell>
          <table:table-cell table:number-columns-repeated="56"/>
        </table:table-row>
        <table:table-row table:style-name="ro1">
          <table:table-cell office:value-type="float" office:value="70997450" calcext:value-type="float">
            <text:p>70997450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1002450" calcext:value-type="float">
            <text:p>71002450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1007450" calcext:value-type="float">
            <text:p>71007450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1012450" calcext:value-type="float">
            <text:p>71012450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1017451" calcext:value-type="float">
            <text:p>71017451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1022451" calcext:value-type="float">
            <text:p>71022451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1027451" calcext:value-type="float">
            <text:p>71027451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1032451" calcext:value-type="float">
            <text:p>71032451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1037451" calcext:value-type="float">
            <text:p>71037451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1042451" calcext:value-type="float">
            <text:p>71042451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1047451" calcext:value-type="float">
            <text:p>71047451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1052451" calcext:value-type="float">
            <text:p>71052451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1057451" calcext:value-type="float">
            <text:p>71057451</text:p>
          </table:table-cell>
          <table:table-cell office:value-type="float" office:value="399" calcext:value-type="float">
            <text:p>399</text:p>
          </table:table-cell>
          <table:table-cell table:number-columns-repeated="56"/>
        </table:table-row>
        <table:table-row table:style-name="ro1">
          <table:table-cell office:value-type="float" office:value="71062451" calcext:value-type="float">
            <text:p>71062451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1067451" calcext:value-type="float">
            <text:p>71067451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1072451" calcext:value-type="float">
            <text:p>71072451</text:p>
          </table:table-cell>
          <table:table-cell office:value-type="float" office:value="375" calcext:value-type="float">
            <text:p>375</text:p>
          </table:table-cell>
          <table:table-cell table:number-columns-repeated="56"/>
        </table:table-row>
        <table:table-row table:style-name="ro1">
          <table:table-cell office:value-type="float" office:value="71077451" calcext:value-type="float">
            <text:p>71077451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71082451" calcext:value-type="float">
            <text:p>71082451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1087451" calcext:value-type="float">
            <text:p>71087451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1092451" calcext:value-type="float">
            <text:p>71092451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1097451" calcext:value-type="float">
            <text:p>71097451</text:p>
          </table:table-cell>
          <table:table-cell office:value-type="float" office:value="643" calcext:value-type="float">
            <text:p>643</text:p>
          </table:table-cell>
          <table:table-cell table:number-columns-repeated="56"/>
        </table:table-row>
        <table:table-row table:style-name="ro1">
          <table:table-cell office:value-type="float" office:value="71102451" calcext:value-type="float">
            <text:p>71102451</text:p>
          </table:table-cell>
          <table:table-cell office:value-type="float" office:value="686" calcext:value-type="float">
            <text:p>686</text:p>
          </table:table-cell>
          <table:table-cell table:number-columns-repeated="56"/>
        </table:table-row>
        <table:table-row table:style-name="ro1">
          <table:table-cell office:value-type="float" office:value="71107451" calcext:value-type="float">
            <text:p>71107451</text:p>
          </table:table-cell>
          <table:table-cell office:value-type="float" office:value="708" calcext:value-type="float">
            <text:p>708</text:p>
          </table:table-cell>
          <table:table-cell table:number-columns-repeated="56"/>
        </table:table-row>
        <table:table-row table:style-name="ro1">
          <table:table-cell table:style-name="ce1" office:value-type="float" office:value="71112451" calcext:value-type="float">
            <text:p>71112451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56"/>
        </table:table-row>
        <table:table-row table:style-name="ro1">
          <table:table-cell office:value-type="float" office:value="71117451" calcext:value-type="float">
            <text:p>71117451</text:p>
          </table:table-cell>
          <table:table-cell office:value-type="float" office:value="725" calcext:value-type="float">
            <text:p>725</text:p>
          </table:table-cell>
          <table:table-cell table:number-columns-repeated="56"/>
        </table:table-row>
        <table:table-row table:style-name="ro1">
          <table:table-cell office:value-type="float" office:value="71122451" calcext:value-type="float">
            <text:p>71122451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71127451" calcext:value-type="float">
            <text:p>71127451</text:p>
          </table:table-cell>
          <table:table-cell office:value-type="float" office:value="596" calcext:value-type="float">
            <text:p>596</text:p>
          </table:table-cell>
          <table:table-cell table:number-columns-repeated="56"/>
        </table:table-row>
        <table:table-row table:style-name="ro1">
          <table:table-cell office:value-type="float" office:value="71132451" calcext:value-type="float">
            <text:p>71132451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1137451" calcext:value-type="float">
            <text:p>71137451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71142451" calcext:value-type="float">
            <text:p>71142451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1147451" calcext:value-type="float">
            <text:p>71147451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office:value-type="float" office:value="71152451" calcext:value-type="float">
            <text:p>71152451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1157451" calcext:value-type="float">
            <text:p>71157451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1162451" calcext:value-type="float">
            <text:p>71162451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1167452" calcext:value-type="float">
            <text:p>71167452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1172451" calcext:value-type="float">
            <text:p>71172451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1177452" calcext:value-type="float">
            <text:p>71177452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1182452" calcext:value-type="float">
            <text:p>71182452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1187452" calcext:value-type="float">
            <text:p>71187452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71192452" calcext:value-type="float">
            <text:p>71192452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1197452" calcext:value-type="float">
            <text:p>7119745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1202452" calcext:value-type="float">
            <text:p>71202452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1207452" calcext:value-type="float">
            <text:p>71207452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1212452" calcext:value-type="float">
            <text:p>71212452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1217452" calcext:value-type="float">
            <text:p>71217452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1222452" calcext:value-type="float">
            <text:p>71222452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1227452" calcext:value-type="float">
            <text:p>71227452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1232452" calcext:value-type="float">
            <text:p>71232452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1237452" calcext:value-type="float">
            <text:p>71237452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1242452" calcext:value-type="float">
            <text:p>71242452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1247452" calcext:value-type="float">
            <text:p>71247452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1252452" calcext:value-type="float">
            <text:p>71252452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71257452" calcext:value-type="float">
            <text:p>71257452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float" office:value="71262452" calcext:value-type="float">
            <text:p>71262452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1267452" calcext:value-type="float">
            <text:p>71267452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1272452" calcext:value-type="float">
            <text:p>71272452</text:p>
          </table:table-cell>
          <table:table-cell office:value-type="float" office:value="382" calcext:value-type="float">
            <text:p>382</text:p>
          </table:table-cell>
          <table:table-cell table:number-columns-repeated="56"/>
        </table:table-row>
        <table:table-row table:style-name="ro1">
          <table:table-cell office:value-type="float" office:value="71277452" calcext:value-type="float">
            <text:p>71277452</text:p>
          </table:table-cell>
          <table:table-cell office:value-type="float" office:value="412" calcext:value-type="float">
            <text:p>412</text:p>
          </table:table-cell>
          <table:table-cell table:number-columns-repeated="56"/>
        </table:table-row>
        <table:table-row table:style-name="ro1">
          <table:table-cell office:value-type="float" office:value="71282452" calcext:value-type="float">
            <text:p>71282452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1287452" calcext:value-type="float">
            <text:p>71287452</text:p>
          </table:table-cell>
          <table:table-cell office:value-type="float" office:value="408" calcext:value-type="float">
            <text:p>408</text:p>
          </table:table-cell>
          <table:table-cell table:number-columns-repeated="56"/>
        </table:table-row>
        <table:table-row table:style-name="ro1">
          <table:table-cell office:value-type="float" office:value="71292452" calcext:value-type="float">
            <text:p>71292452</text:p>
          </table:table-cell>
          <table:table-cell office:value-type="float" office:value="412" calcext:value-type="float">
            <text:p>412</text:p>
          </table:table-cell>
          <table:table-cell table:number-columns-repeated="56"/>
        </table:table-row>
        <table:table-row table:style-name="ro1">
          <table:table-cell office:value-type="float" office:value="71297452" calcext:value-type="float">
            <text:p>7129745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1302452" calcext:value-type="float">
            <text:p>71302452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1307452" calcext:value-type="float">
            <text:p>71307452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71312452" calcext:value-type="float">
            <text:p>7131245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1317452" calcext:value-type="float">
            <text:p>71317452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1322452" calcext:value-type="float">
            <text:p>71322452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71327452" calcext:value-type="float">
            <text:p>71327452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1332452" calcext:value-type="float">
            <text:p>71332452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1337453" calcext:value-type="float">
            <text:p>71337453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71342453" calcext:value-type="float">
            <text:p>71342453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1347453" calcext:value-type="float">
            <text:p>71347453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1352453" calcext:value-type="float">
            <text:p>71352453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1357453" calcext:value-type="float">
            <text:p>71357453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1362453" calcext:value-type="float">
            <text:p>71362453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1367453" calcext:value-type="float">
            <text:p>71367453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1372453" calcext:value-type="float">
            <text:p>71372453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1377453" calcext:value-type="float">
            <text:p>71377453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1382453" calcext:value-type="float">
            <text:p>71382453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1387453" calcext:value-type="float">
            <text:p>71387453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1392453" calcext:value-type="float">
            <text:p>71392453</text:p>
          </table:table-cell>
          <table:table-cell office:value-type="float" office:value="437" calcext:value-type="float">
            <text:p>437</text:p>
          </table:table-cell>
          <table:table-cell table:number-columns-repeated="56"/>
        </table:table-row>
        <table:table-row table:style-name="ro1">
          <table:table-cell office:value-type="float" office:value="71397453" calcext:value-type="float">
            <text:p>71397453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1402453" calcext:value-type="float">
            <text:p>71402453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71407453" calcext:value-type="float">
            <text:p>71407453</text:p>
          </table:table-cell>
          <table:table-cell office:value-type="float" office:value="411" calcext:value-type="float">
            <text:p>411</text:p>
          </table:table-cell>
          <table:table-cell table:number-columns-repeated="56"/>
        </table:table-row>
        <table:table-row table:style-name="ro1">
          <table:table-cell office:value-type="float" office:value="71412453" calcext:value-type="float">
            <text:p>71412453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71417453" calcext:value-type="float">
            <text:p>71417453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1422453" calcext:value-type="float">
            <text:p>71422453</text:p>
          </table:table-cell>
          <table:table-cell office:value-type="float" office:value="373" calcext:value-type="float">
            <text:p>373</text:p>
          </table:table-cell>
          <table:table-cell table:number-columns-repeated="56"/>
        </table:table-row>
        <table:table-row table:style-name="ro1">
          <table:table-cell office:value-type="float" office:value="71427453" calcext:value-type="float">
            <text:p>71427453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office:value-type="float" office:value="71432453" calcext:value-type="float">
            <text:p>71432453</text:p>
          </table:table-cell>
          <table:table-cell office:value-type="float" office:value="414" calcext:value-type="float">
            <text:p>414</text:p>
          </table:table-cell>
          <table:table-cell table:number-columns-repeated="56"/>
        </table:table-row>
        <table:table-row table:style-name="ro1">
          <table:table-cell office:value-type="float" office:value="71437453" calcext:value-type="float">
            <text:p>71437453</text:p>
          </table:table-cell>
          <table:table-cell office:value-type="float" office:value="354" calcext:value-type="float">
            <text:p>354</text:p>
          </table:table-cell>
          <table:table-cell table:number-columns-repeated="56"/>
        </table:table-row>
        <table:table-row table:style-name="ro1">
          <table:table-cell office:value-type="float" office:value="71442453" calcext:value-type="float">
            <text:p>71442453</text:p>
          </table:table-cell>
          <table:table-cell office:value-type="float" office:value="344" calcext:value-type="float">
            <text:p>344</text:p>
          </table:table-cell>
          <table:table-cell table:number-columns-repeated="56"/>
        </table:table-row>
        <table:table-row table:style-name="ro1">
          <table:table-cell office:value-type="float" office:value="71447453" calcext:value-type="float">
            <text:p>71447453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71452453" calcext:value-type="float">
            <text:p>71452453</text:p>
          </table:table-cell>
          <table:table-cell office:value-type="float" office:value="371" calcext:value-type="float">
            <text:p>371</text:p>
          </table:table-cell>
          <table:table-cell table:number-columns-repeated="56"/>
        </table:table-row>
        <table:table-row table:style-name="ro1">
          <table:table-cell office:value-type="float" office:value="71457453" calcext:value-type="float">
            <text:p>71457453</text:p>
          </table:table-cell>
          <table:table-cell office:value-type="float" office:value="341" calcext:value-type="float">
            <text:p>341</text:p>
          </table:table-cell>
          <table:table-cell table:number-columns-repeated="56"/>
        </table:table-row>
        <table:table-row table:style-name="ro1">
          <table:table-cell office:value-type="float" office:value="71462453" calcext:value-type="float">
            <text:p>71462453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float" office:value="71467453" calcext:value-type="float">
            <text:p>71467453</text:p>
          </table:table-cell>
          <table:table-cell office:value-type="float" office:value="408" calcext:value-type="float">
            <text:p>408</text:p>
          </table:table-cell>
          <table:table-cell table:number-columns-repeated="56"/>
        </table:table-row>
        <table:table-row table:style-name="ro1">
          <table:table-cell office:value-type="float" office:value="71472453" calcext:value-type="float">
            <text:p>71472453</text:p>
          </table:table-cell>
          <table:table-cell office:value-type="float" office:value="362" calcext:value-type="float">
            <text:p>362</text:p>
          </table:table-cell>
          <table:table-cell table:number-columns-repeated="56"/>
        </table:table-row>
        <table:table-row table:style-name="ro1">
          <table:table-cell office:value-type="float" office:value="71477453" calcext:value-type="float">
            <text:p>71477453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1482453" calcext:value-type="float">
            <text:p>71482453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1487454" calcext:value-type="float">
            <text:p>71487454</text:p>
          </table:table-cell>
          <table:table-cell office:value-type="float" office:value="379" calcext:value-type="float">
            <text:p>379</text:p>
          </table:table-cell>
          <table:table-cell table:number-columns-repeated="56"/>
        </table:table-row>
        <table:table-row table:style-name="ro1">
          <table:table-cell office:value-type="float" office:value="71492453" calcext:value-type="float">
            <text:p>71492453</text:p>
          </table:table-cell>
          <table:table-cell office:value-type="float" office:value="377" calcext:value-type="float">
            <text:p>377</text:p>
          </table:table-cell>
          <table:table-cell table:number-columns-repeated="56"/>
        </table:table-row>
        <table:table-row table:style-name="ro1">
          <table:table-cell office:value-type="float" office:value="71497454" calcext:value-type="float">
            <text:p>71497454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1502454" calcext:value-type="float">
            <text:p>71502454</text:p>
          </table:table-cell>
          <table:table-cell office:value-type="float" office:value="407" calcext:value-type="float">
            <text:p>407</text:p>
          </table:table-cell>
          <table:table-cell table:number-columns-repeated="56"/>
        </table:table-row>
        <table:table-row table:style-name="ro1">
          <table:table-cell office:value-type="float" office:value="71507454" calcext:value-type="float">
            <text:p>71507454</text:p>
          </table:table-cell>
          <table:table-cell office:value-type="float" office:value="380" calcext:value-type="float">
            <text:p>380</text:p>
          </table:table-cell>
          <table:table-cell table:number-columns-repeated="56"/>
        </table:table-row>
        <table:table-row table:style-name="ro1">
          <table:table-cell office:value-type="float" office:value="71512454" calcext:value-type="float">
            <text:p>71512454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1517454" calcext:value-type="float">
            <text:p>71517454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1522454" calcext:value-type="float">
            <text:p>71522454</text:p>
          </table:table-cell>
          <table:table-cell office:value-type="float" office:value="394" calcext:value-type="float">
            <text:p>394</text:p>
          </table:table-cell>
          <table:table-cell table:number-columns-repeated="56"/>
        </table:table-row>
        <table:table-row table:style-name="ro1">
          <table:table-cell office:value-type="float" office:value="71527454" calcext:value-type="float">
            <text:p>71527454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1532454" calcext:value-type="float">
            <text:p>71532454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1537454" calcext:value-type="float">
            <text:p>71537454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1542454" calcext:value-type="float">
            <text:p>71542454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1547454" calcext:value-type="float">
            <text:p>71547454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1552454" calcext:value-type="float">
            <text:p>71552454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1557454" calcext:value-type="float">
            <text:p>71557454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1562454" calcext:value-type="float">
            <text:p>71562454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1567454" calcext:value-type="float">
            <text:p>71567454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1572454" calcext:value-type="float">
            <text:p>71572454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1577454" calcext:value-type="float">
            <text:p>71577454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1582454" calcext:value-type="float">
            <text:p>71582454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1587454" calcext:value-type="float">
            <text:p>71587454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1592454" calcext:value-type="float">
            <text:p>71592454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1597454" calcext:value-type="float">
            <text:p>71597454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1602454" calcext:value-type="float">
            <text:p>71602454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1607454" calcext:value-type="float">
            <text:p>71607454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1612454" calcext:value-type="float">
            <text:p>71612454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1617454" calcext:value-type="float">
            <text:p>71617454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1622454" calcext:value-type="float">
            <text:p>71622454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1627454" calcext:value-type="float">
            <text:p>71627454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1632454" calcext:value-type="float">
            <text:p>71632454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1637454" calcext:value-type="float">
            <text:p>71637454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1642454" calcext:value-type="float">
            <text:p>71642454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1647454" calcext:value-type="float">
            <text:p>71647454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1652454" calcext:value-type="float">
            <text:p>71652454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1657455" calcext:value-type="float">
            <text:p>71657455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1662455" calcext:value-type="float">
            <text:p>71662455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1667455" calcext:value-type="float">
            <text:p>71667455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1672455" calcext:value-type="float">
            <text:p>71672455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1677455" calcext:value-type="float">
            <text:p>71677455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1682455" calcext:value-type="float">
            <text:p>71682455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1687455" calcext:value-type="float">
            <text:p>71687455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1692455" calcext:value-type="float">
            <text:p>71692455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71697455" calcext:value-type="float">
            <text:p>71697455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1702455" calcext:value-type="float">
            <text:p>71702455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1707455" calcext:value-type="float">
            <text:p>71707455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1712455" calcext:value-type="float">
            <text:p>71712455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1717455" calcext:value-type="float">
            <text:p>71717455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1722455" calcext:value-type="float">
            <text:p>71722455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71727455" calcext:value-type="float">
            <text:p>71727455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1732455" calcext:value-type="float">
            <text:p>71732455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1737455" calcext:value-type="float">
            <text:p>71737455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1742455" calcext:value-type="float">
            <text:p>71742455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1747455" calcext:value-type="float">
            <text:p>71747455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1752455" calcext:value-type="float">
            <text:p>71752455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1757455" calcext:value-type="float">
            <text:p>71757455</text:p>
          </table:table-cell>
          <table:table-cell office:value-type="float" office:value="415" calcext:value-type="float">
            <text:p>415</text:p>
          </table:table-cell>
          <table:table-cell table:number-columns-repeated="56"/>
        </table:table-row>
        <table:table-row table:style-name="ro1">
          <table:table-cell office:value-type="float" office:value="71762455" calcext:value-type="float">
            <text:p>71762455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1767455" calcext:value-type="float">
            <text:p>71767455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71772455" calcext:value-type="float">
            <text:p>71772455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71777455" calcext:value-type="float">
            <text:p>71777455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1782455" calcext:value-type="float">
            <text:p>71782455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1787455" calcext:value-type="float">
            <text:p>71787455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1792455" calcext:value-type="float">
            <text:p>71792455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1797455" calcext:value-type="float">
            <text:p>71797455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1802455" calcext:value-type="float">
            <text:p>71802455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1807455" calcext:value-type="float">
            <text:p>71807455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71812455" calcext:value-type="float">
            <text:p>71812455</text:p>
          </table:table-cell>
          <table:table-cell office:value-type="float" office:value="580" calcext:value-type="float">
            <text:p>580</text:p>
          </table:table-cell>
          <table:table-cell table:number-columns-repeated="56"/>
        </table:table-row>
        <table:table-row table:style-name="ro1">
          <table:table-cell office:value-type="float" office:value="71817456" calcext:value-type="float">
            <text:p>71817456</text:p>
          </table:table-cell>
          <table:table-cell office:value-type="float" office:value="617" calcext:value-type="float">
            <text:p>617</text:p>
          </table:table-cell>
          <table:table-cell table:number-columns-repeated="56"/>
        </table:table-row>
        <table:table-row table:style-name="ro1">
          <table:table-cell office:value-type="float" office:value="71822456" calcext:value-type="float">
            <text:p>71822456</text:p>
          </table:table-cell>
          <table:table-cell office:value-type="float" office:value="598" calcext:value-type="float">
            <text:p>598</text:p>
          </table:table-cell>
          <table:table-cell table:number-columns-repeated="56"/>
        </table:table-row>
        <table:table-row table:style-name="ro1">
          <table:table-cell office:value-type="float" office:value="71827456" calcext:value-type="float">
            <text:p>71827456</text:p>
          </table:table-cell>
          <table:table-cell office:value-type="float" office:value="673" calcext:value-type="float">
            <text:p>673</text:p>
          </table:table-cell>
          <table:table-cell table:number-columns-repeated="56"/>
        </table:table-row>
        <table:table-row table:style-name="ro1">
          <table:table-cell table:style-name="ce1" office:value-type="float" office:value="71832456" calcext:value-type="float">
            <text:p>71832456</text:p>
          </table:table-cell>
          <table:table-cell table:style-name="ce1" office:value-type="float" office:value="736" calcext:value-type="float">
            <text:p>736</text:p>
          </table:table-cell>
          <table:table-cell table:number-columns-repeated="56"/>
        </table:table-row>
        <table:table-row table:style-name="ro1">
          <table:table-cell office:value-type="float" office:value="71837456" calcext:value-type="float">
            <text:p>71837456</text:p>
          </table:table-cell>
          <table:table-cell office:value-type="float" office:value="642" calcext:value-type="float">
            <text:p>642</text:p>
          </table:table-cell>
          <table:table-cell table:number-columns-repeated="56"/>
        </table:table-row>
        <table:table-row table:style-name="ro1">
          <table:table-cell office:value-type="float" office:value="71842456" calcext:value-type="float">
            <text:p>71842456</text:p>
          </table:table-cell>
          <table:table-cell office:value-type="float" office:value="570" calcext:value-type="float">
            <text:p>570</text:p>
          </table:table-cell>
          <table:table-cell table:number-columns-repeated="56"/>
        </table:table-row>
        <table:table-row table:style-name="ro1">
          <table:table-cell office:value-type="float" office:value="71847456" calcext:value-type="float">
            <text:p>71847456</text:p>
          </table:table-cell>
          <table:table-cell office:value-type="float" office:value="583" calcext:value-type="float">
            <text:p>583</text:p>
          </table:table-cell>
          <table:table-cell table:number-columns-repeated="56"/>
        </table:table-row>
        <table:table-row table:style-name="ro1">
          <table:table-cell office:value-type="float" office:value="71852456" calcext:value-type="float">
            <text:p>71852456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1857456" calcext:value-type="float">
            <text:p>71857456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1862456" calcext:value-type="float">
            <text:p>71862456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1867456" calcext:value-type="float">
            <text:p>71867456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1872456" calcext:value-type="float">
            <text:p>71872456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1877456" calcext:value-type="float">
            <text:p>71877456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1882456" calcext:value-type="float">
            <text:p>71882456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71887456" calcext:value-type="float">
            <text:p>71887456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1892456" calcext:value-type="float">
            <text:p>71892456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1897456" calcext:value-type="float">
            <text:p>71897456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office:value-type="float" office:value="71902456" calcext:value-type="float">
            <text:p>71902456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71907456" calcext:value-type="float">
            <text:p>71907456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1912456" calcext:value-type="float">
            <text:p>71912456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office:value-type="float" office:value="71917456" calcext:value-type="float">
            <text:p>71917456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1922456" calcext:value-type="float">
            <text:p>71922456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1927456" calcext:value-type="float">
            <text:p>71927456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1932456" calcext:value-type="float">
            <text:p>71932456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1937456" calcext:value-type="float">
            <text:p>71937456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1942456" calcext:value-type="float">
            <text:p>71942456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1947456" calcext:value-type="float">
            <text:p>71947456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1952456" calcext:value-type="float">
            <text:p>71952456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1957456" calcext:value-type="float">
            <text:p>71957456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1962456" calcext:value-type="float">
            <text:p>71962456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1967456" calcext:value-type="float">
            <text:p>71967456</text:p>
          </table:table-cell>
          <table:table-cell office:value-type="float" office:value="542" calcext:value-type="float">
            <text:p>542</text:p>
          </table:table-cell>
          <table:table-cell table:number-columns-repeated="56"/>
        </table:table-row>
        <table:table-row table:style-name="ro1">
          <table:table-cell office:value-type="float" office:value="71972457" calcext:value-type="float">
            <text:p>71972457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1977457" calcext:value-type="float">
            <text:p>71977457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1982457" calcext:value-type="float">
            <text:p>71982457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1987457" calcext:value-type="float">
            <text:p>71987457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1992457" calcext:value-type="float">
            <text:p>71992457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1997457" calcext:value-type="float">
            <text:p>71997457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2002457" calcext:value-type="float">
            <text:p>72002457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2007457" calcext:value-type="float">
            <text:p>72007457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2012457" calcext:value-type="float">
            <text:p>72012457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2017457" calcext:value-type="float">
            <text:p>72017457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2022457" calcext:value-type="float">
            <text:p>72022457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72027457" calcext:value-type="float">
            <text:p>72027457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2032457" calcext:value-type="float">
            <text:p>72032457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2037457" calcext:value-type="float">
            <text:p>72037457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2042457" calcext:value-type="float">
            <text:p>72042457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2047457" calcext:value-type="float">
            <text:p>72047457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72052457" calcext:value-type="float">
            <text:p>72052457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2057457" calcext:value-type="float">
            <text:p>72057457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2062457" calcext:value-type="float">
            <text:p>72062457</text:p>
          </table:table-cell>
          <table:table-cell office:value-type="float" office:value="575" calcext:value-type="float">
            <text:p>575</text:p>
          </table:table-cell>
          <table:table-cell table:number-columns-repeated="56"/>
        </table:table-row>
        <table:table-row table:style-name="ro1">
          <table:table-cell office:value-type="float" office:value="72067457" calcext:value-type="float">
            <text:p>72067457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2072457" calcext:value-type="float">
            <text:p>72072457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2077457" calcext:value-type="float">
            <text:p>72077457</text:p>
          </table:table-cell>
          <table:table-cell office:value-type="float" office:value="570" calcext:value-type="float">
            <text:p>570</text:p>
          </table:table-cell>
          <table:table-cell table:number-columns-repeated="56"/>
        </table:table-row>
        <table:table-row table:style-name="ro1">
          <table:table-cell office:value-type="float" office:value="72082457" calcext:value-type="float">
            <text:p>72082457</text:p>
          </table:table-cell>
          <table:table-cell office:value-type="float" office:value="601" calcext:value-type="float">
            <text:p>601</text:p>
          </table:table-cell>
          <table:table-cell table:number-columns-repeated="56"/>
        </table:table-row>
        <table:table-row table:style-name="ro1">
          <table:table-cell office:value-type="float" office:value="72087457" calcext:value-type="float">
            <text:p>72087457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2092457" calcext:value-type="float">
            <text:p>72092457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2097457" calcext:value-type="float">
            <text:p>72097457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2102457" calcext:value-type="float">
            <text:p>72102457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2107457" calcext:value-type="float">
            <text:p>72107457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2112457" calcext:value-type="float">
            <text:p>72112457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72117457" calcext:value-type="float">
            <text:p>72117457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2122457" calcext:value-type="float">
            <text:p>72122457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2127457" calcext:value-type="float">
            <text:p>72127457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2132457" calcext:value-type="float">
            <text:p>72132457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2137458" calcext:value-type="float">
            <text:p>72137458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2142458" calcext:value-type="float">
            <text:p>72142458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2147458" calcext:value-type="float">
            <text:p>72147458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72152458" calcext:value-type="float">
            <text:p>72152458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2157458" calcext:value-type="float">
            <text:p>72157458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2162458" calcext:value-type="float">
            <text:p>72162458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2167458" calcext:value-type="float">
            <text:p>72167458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2172458" calcext:value-type="float">
            <text:p>72172458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72177458" calcext:value-type="float">
            <text:p>72177458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2182458" calcext:value-type="float">
            <text:p>72182458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2187458" calcext:value-type="float">
            <text:p>72187458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2192458" calcext:value-type="float">
            <text:p>72192458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2197458" calcext:value-type="float">
            <text:p>72197458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2202458" calcext:value-type="float">
            <text:p>72202458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2207458" calcext:value-type="float">
            <text:p>72207458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72212458" calcext:value-type="float">
            <text:p>72212458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2217458" calcext:value-type="float">
            <text:p>72217458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2222458" calcext:value-type="float">
            <text:p>72222458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2227458" calcext:value-type="float">
            <text:p>72227458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2232458" calcext:value-type="float">
            <text:p>72232458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72237458" calcext:value-type="float">
            <text:p>72237458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2242458" calcext:value-type="float">
            <text:p>72242458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2247458" calcext:value-type="float">
            <text:p>72247458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72252458" calcext:value-type="float">
            <text:p>72252458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72257458" calcext:value-type="float">
            <text:p>72257458</text:p>
          </table:table-cell>
          <table:table-cell office:value-type="float" office:value="564" calcext:value-type="float">
            <text:p>564</text:p>
          </table:table-cell>
          <table:table-cell table:number-columns-repeated="56"/>
        </table:table-row>
        <table:table-row table:style-name="ro1">
          <table:table-cell office:value-type="float" office:value="72262458" calcext:value-type="float">
            <text:p>72262458</text:p>
          </table:table-cell>
          <table:table-cell office:value-type="float" office:value="631" calcext:value-type="float">
            <text:p>631</text:p>
          </table:table-cell>
          <table:table-cell table:number-columns-repeated="56"/>
        </table:table-row>
        <table:table-row table:style-name="ro1">
          <table:table-cell office:value-type="float" office:value="72267458" calcext:value-type="float">
            <text:p>72267458</text:p>
          </table:table-cell>
          <table:table-cell office:value-type="float" office:value="636" calcext:value-type="float">
            <text:p>636</text:p>
          </table:table-cell>
          <table:table-cell table:number-columns-repeated="56"/>
        </table:table-row>
        <table:table-row table:style-name="ro1">
          <table:table-cell office:value-type="float" office:value="72272458" calcext:value-type="float">
            <text:p>72272458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72277458" calcext:value-type="float">
            <text:p>72277458</text:p>
          </table:table-cell>
          <table:table-cell office:value-type="float" office:value="641" calcext:value-type="float">
            <text:p>641</text:p>
          </table:table-cell>
          <table:table-cell table:number-columns-repeated="56"/>
        </table:table-row>
        <table:table-row table:style-name="ro1">
          <table:table-cell office:value-type="float" office:value="72282458" calcext:value-type="float">
            <text:p>72282458</text:p>
          </table:table-cell>
          <table:table-cell office:value-type="float" office:value="660" calcext:value-type="float">
            <text:p>660</text:p>
          </table:table-cell>
          <table:table-cell table:number-columns-repeated="56"/>
        </table:table-row>
        <table:table-row table:style-name="ro1">
          <table:table-cell office:value-type="float" office:value="72287458" calcext:value-type="float">
            <text:p>72287458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72292458" calcext:value-type="float">
            <text:p>72292458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2297459" calcext:value-type="float">
            <text:p>72297459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2302459" calcext:value-type="float">
            <text:p>72302459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2307459" calcext:value-type="float">
            <text:p>72307459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2312459" calcext:value-type="float">
            <text:p>72312459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2317459" calcext:value-type="float">
            <text:p>72317459</text:p>
          </table:table-cell>
          <table:table-cell office:value-type="float" office:value="553" calcext:value-type="float">
            <text:p>553</text:p>
          </table:table-cell>
          <table:table-cell table:number-columns-repeated="56"/>
        </table:table-row>
        <table:table-row table:style-name="ro1">
          <table:table-cell office:value-type="float" office:value="72322459" calcext:value-type="float">
            <text:p>72322459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2327459" calcext:value-type="float">
            <text:p>72327459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office:value-type="float" office:value="72332459" calcext:value-type="float">
            <text:p>72332459</text:p>
          </table:table-cell>
          <table:table-cell office:value-type="float" office:value="633" calcext:value-type="float">
            <text:p>633</text:p>
          </table:table-cell>
          <table:table-cell table:number-columns-repeated="56"/>
        </table:table-row>
        <table:table-row table:style-name="ro1">
          <table:table-cell office:value-type="float" office:value="72337459" calcext:value-type="float">
            <text:p>72337459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72342459" calcext:value-type="float">
            <text:p>72342459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72347459" calcext:value-type="float">
            <text:p>72347459</text:p>
          </table:table-cell>
          <table:table-cell office:value-type="float" office:value="577" calcext:value-type="float">
            <text:p>577</text:p>
          </table:table-cell>
          <table:table-cell table:number-columns-repeated="56"/>
        </table:table-row>
        <table:table-row table:style-name="ro1">
          <table:table-cell office:value-type="float" office:value="72352459" calcext:value-type="float">
            <text:p>72352459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2357459" calcext:value-type="float">
            <text:p>72357459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2362459" calcext:value-type="float">
            <text:p>72362459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2367459" calcext:value-type="float">
            <text:p>72367459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2372459" calcext:value-type="float">
            <text:p>72372459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72377459" calcext:value-type="float">
            <text:p>72377459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2382459" calcext:value-type="float">
            <text:p>72382459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72387459" calcext:value-type="float">
            <text:p>72387459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2392459" calcext:value-type="float">
            <text:p>72392459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2397459" calcext:value-type="float">
            <text:p>72397459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72402459" calcext:value-type="float">
            <text:p>72402459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2407459" calcext:value-type="float">
            <text:p>72407459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2412459" calcext:value-type="float">
            <text:p>72412459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2417459" calcext:value-type="float">
            <text:p>72417459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2422459" calcext:value-type="float">
            <text:p>72422459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2427459" calcext:value-type="float">
            <text:p>72427459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2432459" calcext:value-type="float">
            <text:p>72432459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72437459" calcext:value-type="float">
            <text:p>72437459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2442460" calcext:value-type="float">
            <text:p>72442460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2447459" calcext:value-type="float">
            <text:p>72447459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2452459" calcext:value-type="float">
            <text:p>72452459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2457460" calcext:value-type="float">
            <text:p>72457460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2462460" calcext:value-type="float">
            <text:p>72462460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2467460" calcext:value-type="float">
            <text:p>72467460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2472460" calcext:value-type="float">
            <text:p>72472460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2477460" calcext:value-type="float">
            <text:p>72477460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2482460" calcext:value-type="float">
            <text:p>72482460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2487460" calcext:value-type="float">
            <text:p>72487460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2492460" calcext:value-type="float">
            <text:p>72492460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2497460" calcext:value-type="float">
            <text:p>72497460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72502460" calcext:value-type="float">
            <text:p>72502460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2507460" calcext:value-type="float">
            <text:p>72507460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72512460" calcext:value-type="float">
            <text:p>72512460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2517460" calcext:value-type="float">
            <text:p>72517460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2522460" calcext:value-type="float">
            <text:p>72522460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2527460" calcext:value-type="float">
            <text:p>72527460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2532460" calcext:value-type="float">
            <text:p>72532460</text:p>
          </table:table-cell>
          <table:table-cell office:value-type="float" office:value="608" calcext:value-type="float">
            <text:p>608</text:p>
          </table:table-cell>
          <table:table-cell table:number-columns-repeated="56"/>
        </table:table-row>
        <table:table-row table:style-name="ro1">
          <table:table-cell office:value-type="float" office:value="72537460" calcext:value-type="float">
            <text:p>72537460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2542460" calcext:value-type="float">
            <text:p>72542460</text:p>
          </table:table-cell>
          <table:table-cell office:value-type="float" office:value="629" calcext:value-type="float">
            <text:p>629</text:p>
          </table:table-cell>
          <table:table-cell table:number-columns-repeated="56"/>
        </table:table-row>
        <table:table-row table:style-name="ro1">
          <table:table-cell table:style-name="ce1" office:value-type="float" office:value="72547460" calcext:value-type="float">
            <text:p>72547460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56"/>
        </table:table-row>
        <table:table-row table:style-name="ro1">
          <table:table-cell office:value-type="float" office:value="72552460" calcext:value-type="float">
            <text:p>72552460</text:p>
          </table:table-cell>
          <table:table-cell office:value-type="float" office:value="683" calcext:value-type="float">
            <text:p>683</text:p>
          </table:table-cell>
          <table:table-cell table:number-columns-repeated="56"/>
        </table:table-row>
        <table:table-row table:style-name="ro1">
          <table:table-cell office:value-type="float" office:value="72557460" calcext:value-type="float">
            <text:p>72557460</text:p>
          </table:table-cell>
          <table:table-cell office:value-type="float" office:value="674" calcext:value-type="float">
            <text:p>674</text:p>
          </table:table-cell>
          <table:table-cell table:number-columns-repeated="56"/>
        </table:table-row>
        <table:table-row table:style-name="ro1">
          <table:table-cell office:value-type="float" office:value="72562460" calcext:value-type="float">
            <text:p>72562460</text:p>
          </table:table-cell>
          <table:table-cell office:value-type="float" office:value="690" calcext:value-type="float">
            <text:p>690</text:p>
          </table:table-cell>
          <table:table-cell table:number-columns-repeated="56"/>
        </table:table-row>
        <table:table-row table:style-name="ro1">
          <table:table-cell office:value-type="float" office:value="72567460" calcext:value-type="float">
            <text:p>72567460</text:p>
          </table:table-cell>
          <table:table-cell office:value-type="float" office:value="607" calcext:value-type="float">
            <text:p>607</text:p>
          </table:table-cell>
          <table:table-cell table:number-columns-repeated="56"/>
        </table:table-row>
        <table:table-row table:style-name="ro1">
          <table:table-cell office:value-type="float" office:value="72572460" calcext:value-type="float">
            <text:p>72572460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2577460" calcext:value-type="float">
            <text:p>72577460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72582460" calcext:value-type="float">
            <text:p>72582460</text:p>
          </table:table-cell>
          <table:table-cell office:value-type="float" office:value="602" calcext:value-type="float">
            <text:p>602</text:p>
          </table:table-cell>
          <table:table-cell table:number-columns-repeated="56"/>
        </table:table-row>
        <table:table-row table:style-name="ro1">
          <table:table-cell office:value-type="float" office:value="72587460" calcext:value-type="float">
            <text:p>72587460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72592460" calcext:value-type="float">
            <text:p>72592460</text:p>
          </table:table-cell>
          <table:table-cell office:value-type="float" office:value="556" calcext:value-type="float">
            <text:p>556</text:p>
          </table:table-cell>
          <table:table-cell table:number-columns-repeated="56"/>
        </table:table-row>
        <table:table-row table:style-name="ro1">
          <table:table-cell office:value-type="float" office:value="72597460" calcext:value-type="float">
            <text:p>72597460</text:p>
          </table:table-cell>
          <table:table-cell office:value-type="float" office:value="598" calcext:value-type="float">
            <text:p>598</text:p>
          </table:table-cell>
          <table:table-cell table:number-columns-repeated="56"/>
        </table:table-row>
        <table:table-row table:style-name="ro1">
          <table:table-cell office:value-type="float" office:value="72602460" calcext:value-type="float">
            <text:p>72602460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72607460" calcext:value-type="float">
            <text:p>72607460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2612460" calcext:value-type="float">
            <text:p>72612460</text:p>
          </table:table-cell>
          <table:table-cell office:value-type="float" office:value="575" calcext:value-type="float">
            <text:p>575</text:p>
          </table:table-cell>
          <table:table-cell table:number-columns-repeated="56"/>
        </table:table-row>
        <table:table-row table:style-name="ro1">
          <table:table-cell office:value-type="float" office:value="72617461" calcext:value-type="float">
            <text:p>72617461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72622461" calcext:value-type="float">
            <text:p>72622461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2627461" calcext:value-type="float">
            <text:p>72627461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2632461" calcext:value-type="float">
            <text:p>72632461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72637461" calcext:value-type="float">
            <text:p>72637461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2642461" calcext:value-type="float">
            <text:p>72642461</text:p>
          </table:table-cell>
          <table:table-cell office:value-type="float" office:value="449" calcext:value-type="float">
            <text:p>449</text:p>
          </table:table-cell>
          <table:table-cell table:number-columns-repeated="56"/>
        </table:table-row>
        <table:table-row table:style-name="ro1">
          <table:table-cell office:value-type="float" office:value="72647461" calcext:value-type="float">
            <text:p>72647461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2652461" calcext:value-type="float">
            <text:p>72652461</text:p>
          </table:table-cell>
          <table:table-cell office:value-type="float" office:value="416" calcext:value-type="float">
            <text:p>416</text:p>
          </table:table-cell>
          <table:table-cell table:number-columns-repeated="56"/>
        </table:table-row>
        <table:table-row table:style-name="ro1">
          <table:table-cell office:value-type="float" office:value="72657461" calcext:value-type="float">
            <text:p>72657461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2662461" calcext:value-type="float">
            <text:p>72662461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2667461" calcext:value-type="float">
            <text:p>72667461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2672461" calcext:value-type="float">
            <text:p>72672461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2677461" calcext:value-type="float">
            <text:p>72677461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2682461" calcext:value-type="float">
            <text:p>72682461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72687461" calcext:value-type="float">
            <text:p>72687461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2692461" calcext:value-type="float">
            <text:p>72692461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2697461" calcext:value-type="float">
            <text:p>72697461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2702461" calcext:value-type="float">
            <text:p>72702461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2707461" calcext:value-type="float">
            <text:p>72707461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2712461" calcext:value-type="float">
            <text:p>72712461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2717461" calcext:value-type="float">
            <text:p>72717461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2722461" calcext:value-type="float">
            <text:p>72722461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2727461" calcext:value-type="float">
            <text:p>72727461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2732461" calcext:value-type="float">
            <text:p>72732461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2737461" calcext:value-type="float">
            <text:p>72737461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2742461" calcext:value-type="float">
            <text:p>72742461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2747461" calcext:value-type="float">
            <text:p>72747461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2752461" calcext:value-type="float">
            <text:p>72752461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2757461" calcext:value-type="float">
            <text:p>72757461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72762461" calcext:value-type="float">
            <text:p>72762461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2767461" calcext:value-type="float">
            <text:p>72767461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2772461" calcext:value-type="float">
            <text:p>72772461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2777462" calcext:value-type="float">
            <text:p>72777462</text:p>
          </table:table-cell>
          <table:table-cell office:value-type="float" office:value="564" calcext:value-type="float">
            <text:p>564</text:p>
          </table:table-cell>
          <table:table-cell table:number-columns-repeated="56"/>
        </table:table-row>
        <table:table-row table:style-name="ro1">
          <table:table-cell office:value-type="float" office:value="72782462" calcext:value-type="float">
            <text:p>72782462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2787462" calcext:value-type="float">
            <text:p>72787462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2792462" calcext:value-type="float">
            <text:p>72792462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2797462" calcext:value-type="float">
            <text:p>72797462</text:p>
          </table:table-cell>
          <table:table-cell office:value-type="float" office:value="604" calcext:value-type="float">
            <text:p>604</text:p>
          </table:table-cell>
          <table:table-cell table:number-columns-repeated="56"/>
        </table:table-row>
        <table:table-row table:style-name="ro1">
          <table:table-cell office:value-type="float" office:value="72802462" calcext:value-type="float">
            <text:p>72802462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2807462" calcext:value-type="float">
            <text:p>72807462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2812462" calcext:value-type="float">
            <text:p>72812462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2817462" calcext:value-type="float">
            <text:p>72817462</text:p>
          </table:table-cell>
          <table:table-cell office:value-type="float" office:value="565" calcext:value-type="float">
            <text:p>565</text:p>
          </table:table-cell>
          <table:table-cell table:number-columns-repeated="56"/>
        </table:table-row>
        <table:table-row table:style-name="ro1">
          <table:table-cell office:value-type="float" office:value="72822462" calcext:value-type="float">
            <text:p>72822462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2827462" calcext:value-type="float">
            <text:p>72827462</text:p>
          </table:table-cell>
          <table:table-cell office:value-type="float" office:value="585" calcext:value-type="float">
            <text:p>585</text:p>
          </table:table-cell>
          <table:table-cell table:number-columns-repeated="56"/>
        </table:table-row>
        <table:table-row table:style-name="ro1">
          <table:table-cell office:value-type="float" office:value="72832462" calcext:value-type="float">
            <text:p>72832462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float" office:value="72837462" calcext:value-type="float">
            <text:p>72837462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2842462" calcext:value-type="float">
            <text:p>72842462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72847462" calcext:value-type="float">
            <text:p>72847462</text:p>
          </table:table-cell>
          <table:table-cell office:value-type="float" office:value="610" calcext:value-type="float">
            <text:p>610</text:p>
          </table:table-cell>
          <table:table-cell table:number-columns-repeated="56"/>
        </table:table-row>
        <table:table-row table:style-name="ro1">
          <table:table-cell office:value-type="float" office:value="72852462" calcext:value-type="float">
            <text:p>72852462</text:p>
          </table:table-cell>
          <table:table-cell office:value-type="float" office:value="553" calcext:value-type="float">
            <text:p>553</text:p>
          </table:table-cell>
          <table:table-cell table:number-columns-repeated="56"/>
        </table:table-row>
        <table:table-row table:style-name="ro1">
          <table:table-cell office:value-type="float" office:value="72857462" calcext:value-type="float">
            <text:p>72857462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72862462" calcext:value-type="float">
            <text:p>72862462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72867462" calcext:value-type="float">
            <text:p>72867462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2872462" calcext:value-type="float">
            <text:p>72872462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2877462" calcext:value-type="float">
            <text:p>72877462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2882462" calcext:value-type="float">
            <text:p>72882462</text:p>
          </table:table-cell>
          <table:table-cell office:value-type="float" office:value="579" calcext:value-type="float">
            <text:p>579</text:p>
          </table:table-cell>
          <table:table-cell table:number-columns-repeated="56"/>
        </table:table-row>
        <table:table-row table:style-name="ro1">
          <table:table-cell office:value-type="float" office:value="72887462" calcext:value-type="float">
            <text:p>72887462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2892462" calcext:value-type="float">
            <text:p>72892462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2897462" calcext:value-type="float">
            <text:p>72897462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2902462" calcext:value-type="float">
            <text:p>72902462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2907462" calcext:value-type="float">
            <text:p>72907462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2912462" calcext:value-type="float">
            <text:p>72912462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2917462" calcext:value-type="float">
            <text:p>72917462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2922462" calcext:value-type="float">
            <text:p>72922462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2927462" calcext:value-type="float">
            <text:p>72927462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2932463" calcext:value-type="float">
            <text:p>72932463</text:p>
          </table:table-cell>
          <table:table-cell office:value-type="float" office:value="583" calcext:value-type="float">
            <text:p>583</text:p>
          </table:table-cell>
          <table:table-cell table:number-columns-repeated="56"/>
        </table:table-row>
        <table:table-row table:style-name="ro1">
          <table:table-cell office:value-type="float" office:value="72937463" calcext:value-type="float">
            <text:p>72937463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2942463" calcext:value-type="float">
            <text:p>72942463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72947463" calcext:value-type="float">
            <text:p>72947463</text:p>
          </table:table-cell>
          <table:table-cell office:value-type="float" office:value="605" calcext:value-type="float">
            <text:p>605</text:p>
          </table:table-cell>
          <table:table-cell table:number-columns-repeated="56"/>
        </table:table-row>
        <table:table-row table:style-name="ro1">
          <table:table-cell office:value-type="float" office:value="72952463" calcext:value-type="float">
            <text:p>72952463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2957463" calcext:value-type="float">
            <text:p>72957463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2962463" calcext:value-type="float">
            <text:p>72962463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72967463" calcext:value-type="float">
            <text:p>72967463</text:p>
          </table:table-cell>
          <table:table-cell office:value-type="float" office:value="581" calcext:value-type="float">
            <text:p>581</text:p>
          </table:table-cell>
          <table:table-cell table:number-columns-repeated="56"/>
        </table:table-row>
        <table:table-row table:style-name="ro1">
          <table:table-cell office:value-type="float" office:value="72972463" calcext:value-type="float">
            <text:p>72972463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2977463" calcext:value-type="float">
            <text:p>72977463</text:p>
          </table:table-cell>
          <table:table-cell office:value-type="float" office:value="583" calcext:value-type="float">
            <text:p>583</text:p>
          </table:table-cell>
          <table:table-cell table:number-columns-repeated="56"/>
        </table:table-row>
        <table:table-row table:style-name="ro1">
          <table:table-cell office:value-type="float" office:value="72982463" calcext:value-type="float">
            <text:p>72982463</text:p>
          </table:table-cell>
          <table:table-cell office:value-type="float" office:value="599" calcext:value-type="float">
            <text:p>599</text:p>
          </table:table-cell>
          <table:table-cell table:number-columns-repeated="56"/>
        </table:table-row>
        <table:table-row table:style-name="ro1">
          <table:table-cell office:value-type="float" office:value="72987463" calcext:value-type="float">
            <text:p>72987463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2992463" calcext:value-type="float">
            <text:p>72992463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2997463" calcext:value-type="float">
            <text:p>72997463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3002463" calcext:value-type="float">
            <text:p>73002463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3007463" calcext:value-type="float">
            <text:p>73007463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3012463" calcext:value-type="float">
            <text:p>73012463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3017463" calcext:value-type="float">
            <text:p>73017463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3022463" calcext:value-type="float">
            <text:p>73022463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3027463" calcext:value-type="float">
            <text:p>73027463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73032463" calcext:value-type="float">
            <text:p>73032463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3037463" calcext:value-type="float">
            <text:p>73037463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3042463" calcext:value-type="float">
            <text:p>73042463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3047463" calcext:value-type="float">
            <text:p>73047463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73052463" calcext:value-type="float">
            <text:p>73052463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3057463" calcext:value-type="float">
            <text:p>73057463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3062463" calcext:value-type="float">
            <text:p>73062463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73067463" calcext:value-type="float">
            <text:p>73067463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3072463" calcext:value-type="float">
            <text:p>73072463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3077463" calcext:value-type="float">
            <text:p>73077463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3082463" calcext:value-type="float">
            <text:p>73082463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3087463" calcext:value-type="float">
            <text:p>73087463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3092463" calcext:value-type="float">
            <text:p>73092463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3097464" calcext:value-type="float">
            <text:p>73097464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73102464" calcext:value-type="float">
            <text:p>73102464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73107464" calcext:value-type="float">
            <text:p>73107464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3112464" calcext:value-type="float">
            <text:p>73112464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3117464" calcext:value-type="float">
            <text:p>73117464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3122464" calcext:value-type="float">
            <text:p>73122464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3127464" calcext:value-type="float">
            <text:p>73127464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3132464" calcext:value-type="float">
            <text:p>73132464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3137464" calcext:value-type="float">
            <text:p>73137464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3142464" calcext:value-type="float">
            <text:p>73142464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3147464" calcext:value-type="float">
            <text:p>73147464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3152464" calcext:value-type="float">
            <text:p>73152464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3157464" calcext:value-type="float">
            <text:p>73157464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3162464" calcext:value-type="float">
            <text:p>73162464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3167464" calcext:value-type="float">
            <text:p>73167464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3172464" calcext:value-type="float">
            <text:p>73172464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3177464" calcext:value-type="float">
            <text:p>73177464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3182464" calcext:value-type="float">
            <text:p>73182464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3187464" calcext:value-type="float">
            <text:p>73187464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3192464" calcext:value-type="float">
            <text:p>73192464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3197464" calcext:value-type="float">
            <text:p>73197464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3202464" calcext:value-type="float">
            <text:p>73202464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3207464" calcext:value-type="float">
            <text:p>73207464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3212464" calcext:value-type="float">
            <text:p>73212464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3217464" calcext:value-type="float">
            <text:p>73217464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3222464" calcext:value-type="float">
            <text:p>73222464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3227464" calcext:value-type="float">
            <text:p>73227464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3232464" calcext:value-type="float">
            <text:p>73232464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73237464" calcext:value-type="float">
            <text:p>73237464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3242464" calcext:value-type="float">
            <text:p>73242464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3247464" calcext:value-type="float">
            <text:p>73247464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3252464" calcext:value-type="float">
            <text:p>73252464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3257465" calcext:value-type="float">
            <text:p>73257465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3262465" calcext:value-type="float">
            <text:p>73262465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3267465" calcext:value-type="float">
            <text:p>73267465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3272465" calcext:value-type="float">
            <text:p>73272465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3277465" calcext:value-type="float">
            <text:p>73277465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3282465" calcext:value-type="float">
            <text:p>73282465</text:p>
          </table:table-cell>
          <table:table-cell office:value-type="float" office:value="645" calcext:value-type="float">
            <text:p>645</text:p>
          </table:table-cell>
          <table:table-cell table:number-columns-repeated="56"/>
        </table:table-row>
        <table:table-row table:style-name="ro1">
          <table:table-cell office:value-type="float" office:value="73287465" calcext:value-type="float">
            <text:p>73287465</text:p>
          </table:table-cell>
          <table:table-cell office:value-type="float" office:value="636" calcext:value-type="float">
            <text:p>636</text:p>
          </table:table-cell>
          <table:table-cell table:number-columns-repeated="56"/>
        </table:table-row>
        <table:table-row table:style-name="ro1">
          <table:table-cell office:value-type="float" office:value="73292465" calcext:value-type="float">
            <text:p>73292465</text:p>
          </table:table-cell>
          <table:table-cell office:value-type="float" office:value="714" calcext:value-type="float">
            <text:p>714</text:p>
          </table:table-cell>
          <table:table-cell table:number-columns-repeated="56"/>
        </table:table-row>
        <table:table-row table:style-name="ro1">
          <table:table-cell table:style-name="ce1" office:value-type="float" office:value="73297465" calcext:value-type="float">
            <text:p>73297465</text:p>
          </table:table-cell>
          <table:table-cell table:style-name="ce1" office:value-type="float" office:value="750" calcext:value-type="float">
            <text:p>750</text:p>
          </table:table-cell>
          <table:table-cell table:number-columns-repeated="56"/>
        </table:table-row>
        <table:table-row table:style-name="ro1">
          <table:table-cell office:value-type="float" office:value="73302465" calcext:value-type="float">
            <text:p>73302465</text:p>
          </table:table-cell>
          <table:table-cell office:value-type="float" office:value="634" calcext:value-type="float">
            <text:p>634</text:p>
          </table:table-cell>
          <table:table-cell table:number-columns-repeated="56"/>
        </table:table-row>
        <table:table-row table:style-name="ro1">
          <table:table-cell office:value-type="float" office:value="73307465" calcext:value-type="float">
            <text:p>73307465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3312465" calcext:value-type="float">
            <text:p>73312465</text:p>
          </table:table-cell>
          <table:table-cell office:value-type="float" office:value="617" calcext:value-type="float">
            <text:p>617</text:p>
          </table:table-cell>
          <table:table-cell table:number-columns-repeated="56"/>
        </table:table-row>
        <table:table-row table:style-name="ro1">
          <table:table-cell office:value-type="float" office:value="73317465" calcext:value-type="float">
            <text:p>73317465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3322465" calcext:value-type="float">
            <text:p>73322465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73327465" calcext:value-type="float">
            <text:p>73327465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73332465" calcext:value-type="float">
            <text:p>73332465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73337465" calcext:value-type="float">
            <text:p>73337465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3342465" calcext:value-type="float">
            <text:p>73342465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73347465" calcext:value-type="float">
            <text:p>73347465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3352465" calcext:value-type="float">
            <text:p>73352465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3357465" calcext:value-type="float">
            <text:p>73357465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3362465" calcext:value-type="float">
            <text:p>73362465</text:p>
          </table:table-cell>
          <table:table-cell office:value-type="float" office:value="565" calcext:value-type="float">
            <text:p>565</text:p>
          </table:table-cell>
          <table:table-cell table:number-columns-repeated="56"/>
        </table:table-row>
        <table:table-row table:style-name="ro1">
          <table:table-cell office:value-type="float" office:value="73367465" calcext:value-type="float">
            <text:p>73367465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3372465" calcext:value-type="float">
            <text:p>73372465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3377465" calcext:value-type="float">
            <text:p>73377465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3382465" calcext:value-type="float">
            <text:p>73382465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3387465" calcext:value-type="float">
            <text:p>73387465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3392465" calcext:value-type="float">
            <text:p>73392465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3397465" calcext:value-type="float">
            <text:p>73397465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3402465" calcext:value-type="float">
            <text:p>73402465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3407465" calcext:value-type="float">
            <text:p>73407465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3412466" calcext:value-type="float">
            <text:p>73412466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3417466" calcext:value-type="float">
            <text:p>73417466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3422466" calcext:value-type="float">
            <text:p>73422466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3427466" calcext:value-type="float">
            <text:p>73427466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3432466" calcext:value-type="float">
            <text:p>73432466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3437466" calcext:value-type="float">
            <text:p>73437466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3442466" calcext:value-type="float">
            <text:p>73442466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3447466" calcext:value-type="float">
            <text:p>73447466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3452466" calcext:value-type="float">
            <text:p>73452466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3457466" calcext:value-type="float">
            <text:p>73457466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3462466" calcext:value-type="float">
            <text:p>73462466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3467466" calcext:value-type="float">
            <text:p>73467466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3472466" calcext:value-type="float">
            <text:p>73472466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73477466" calcext:value-type="float">
            <text:p>73477466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3482466" calcext:value-type="float">
            <text:p>73482466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3487466" calcext:value-type="float">
            <text:p>73487466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3492466" calcext:value-type="float">
            <text:p>73492466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3497466" calcext:value-type="float">
            <text:p>73497466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3502466" calcext:value-type="float">
            <text:p>73502466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3507466" calcext:value-type="float">
            <text:p>73507466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3512466" calcext:value-type="float">
            <text:p>73512466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3517466" calcext:value-type="float">
            <text:p>73517466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3522466" calcext:value-type="float">
            <text:p>73522466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3527466" calcext:value-type="float">
            <text:p>73527466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73532466" calcext:value-type="float">
            <text:p>73532466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3537466" calcext:value-type="float">
            <text:p>73537466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3542466" calcext:value-type="float">
            <text:p>73542466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3547466" calcext:value-type="float">
            <text:p>73547466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73552466" calcext:value-type="float">
            <text:p>73552466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3557466" calcext:value-type="float">
            <text:p>73557466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3562466" calcext:value-type="float">
            <text:p>73562466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73567466" calcext:value-type="float">
            <text:p>73567466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3572466" calcext:value-type="float">
            <text:p>73572466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3577467" calcext:value-type="float">
            <text:p>73577467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73582467" calcext:value-type="float">
            <text:p>73582467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73587467" calcext:value-type="float">
            <text:p>73587467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3592467" calcext:value-type="float">
            <text:p>73592467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3597467" calcext:value-type="float">
            <text:p>73597467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73602467" calcext:value-type="float">
            <text:p>73602467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3607467" calcext:value-type="float">
            <text:p>73607467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3612467" calcext:value-type="float">
            <text:p>73612467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3617467" calcext:value-type="float">
            <text:p>73617467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3622467" calcext:value-type="float">
            <text:p>73622467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3627467" calcext:value-type="float">
            <text:p>73627467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3632467" calcext:value-type="float">
            <text:p>73632467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3637467" calcext:value-type="float">
            <text:p>73637467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3642467" calcext:value-type="float">
            <text:p>73642467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3647467" calcext:value-type="float">
            <text:p>73647467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3652467" calcext:value-type="float">
            <text:p>73652467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3657467" calcext:value-type="float">
            <text:p>73657467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3662467" calcext:value-type="float">
            <text:p>73662467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3667467" calcext:value-type="float">
            <text:p>73667467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3672467" calcext:value-type="float">
            <text:p>73672467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3677467" calcext:value-type="float">
            <text:p>73677467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3682467" calcext:value-type="float">
            <text:p>73682467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3687467" calcext:value-type="float">
            <text:p>73687467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3692467" calcext:value-type="float">
            <text:p>73692467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3697467" calcext:value-type="float">
            <text:p>73697467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73702467" calcext:value-type="float">
            <text:p>73702467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3707467" calcext:value-type="float">
            <text:p>73707467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3712467" calcext:value-type="float">
            <text:p>73712467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73717467" calcext:value-type="float">
            <text:p>73717467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3722467" calcext:value-type="float">
            <text:p>73722467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3727467" calcext:value-type="float">
            <text:p>73727467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3732467" calcext:value-type="float">
            <text:p>73732467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3737468" calcext:value-type="float">
            <text:p>73737468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3742468" calcext:value-type="float">
            <text:p>73742468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3747468" calcext:value-type="float">
            <text:p>73747468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3752468" calcext:value-type="float">
            <text:p>73752468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3757468" calcext:value-type="float">
            <text:p>73757468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3762468" calcext:value-type="float">
            <text:p>73762468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3767468" calcext:value-type="float">
            <text:p>73767468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3772468" calcext:value-type="float">
            <text:p>73772468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3777468" calcext:value-type="float">
            <text:p>73777468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3782468" calcext:value-type="float">
            <text:p>73782468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3787468" calcext:value-type="float">
            <text:p>73787468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3792468" calcext:value-type="float">
            <text:p>73792468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3797468" calcext:value-type="float">
            <text:p>73797468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3802468" calcext:value-type="float">
            <text:p>73802468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3807468" calcext:value-type="float">
            <text:p>73807468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73812468" calcext:value-type="float">
            <text:p>73812468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3817468" calcext:value-type="float">
            <text:p>73817468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3822468" calcext:value-type="float">
            <text:p>73822468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3827468" calcext:value-type="float">
            <text:p>73827468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3832468" calcext:value-type="float">
            <text:p>73832468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3837468" calcext:value-type="float">
            <text:p>73837468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3842468" calcext:value-type="float">
            <text:p>73842468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3847468" calcext:value-type="float">
            <text:p>73847468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3852468" calcext:value-type="float">
            <text:p>73852468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3857468" calcext:value-type="float">
            <text:p>73857468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3862468" calcext:value-type="float">
            <text:p>73862468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3867468" calcext:value-type="float">
            <text:p>73867468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3872468" calcext:value-type="float">
            <text:p>73872468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3877468" calcext:value-type="float">
            <text:p>73877468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73882468" calcext:value-type="float">
            <text:p>73882468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3887469" calcext:value-type="float">
            <text:p>73887469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3892469" calcext:value-type="float">
            <text:p>73892469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3897469" calcext:value-type="float">
            <text:p>73897469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3902469" calcext:value-type="float">
            <text:p>73902469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3907469" calcext:value-type="float">
            <text:p>73907469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3912469" calcext:value-type="float">
            <text:p>73912469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3917469" calcext:value-type="float">
            <text:p>73917469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3922469" calcext:value-type="float">
            <text:p>73922469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3927469" calcext:value-type="float">
            <text:p>73927469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3932469" calcext:value-type="float">
            <text:p>73932469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3937469" calcext:value-type="float">
            <text:p>73937469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3942469" calcext:value-type="float">
            <text:p>73942469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3947469" calcext:value-type="float">
            <text:p>73947469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3952469" calcext:value-type="float">
            <text:p>73952469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3957469" calcext:value-type="float">
            <text:p>73957469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3962469" calcext:value-type="float">
            <text:p>73962469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73967469" calcext:value-type="float">
            <text:p>73967469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3972469" calcext:value-type="float">
            <text:p>73972469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3977469" calcext:value-type="float">
            <text:p>73977469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73982469" calcext:value-type="float">
            <text:p>73982469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73987469" calcext:value-type="float">
            <text:p>73987469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3992469" calcext:value-type="float">
            <text:p>73992469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3997469" calcext:value-type="float">
            <text:p>73997469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4002469" calcext:value-type="float">
            <text:p>74002469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4007469" calcext:value-type="float">
            <text:p>74007469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4012469" calcext:value-type="float">
            <text:p>74012469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4017469" calcext:value-type="float">
            <text:p>74017469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4022469" calcext:value-type="float">
            <text:p>74022469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4027469" calcext:value-type="float">
            <text:p>74027469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4032469" calcext:value-type="float">
            <text:p>74032469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4037469" calcext:value-type="float">
            <text:p>74037469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4042470" calcext:value-type="float">
            <text:p>74042470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4047469" calcext:value-type="float">
            <text:p>74047469</text:p>
          </table:table-cell>
          <table:table-cell office:value-type="float" office:value="607" calcext:value-type="float">
            <text:p>607</text:p>
          </table:table-cell>
          <table:table-cell table:number-columns-repeated="56"/>
        </table:table-row>
        <table:table-row table:style-name="ro1">
          <table:table-cell office:value-type="float" office:value="74052469" calcext:value-type="float">
            <text:p>74052469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74057470" calcext:value-type="float">
            <text:p>74057470</text:p>
          </table:table-cell>
          <table:table-cell office:value-type="float" office:value="643" calcext:value-type="float">
            <text:p>643</text:p>
          </table:table-cell>
          <table:table-cell table:number-columns-repeated="56"/>
        </table:table-row>
        <table:table-row table:style-name="ro1">
          <table:table-cell table:style-name="ce1" office:value-type="float" office:value="74062470" calcext:value-type="float">
            <text:p>74062470</text:p>
          </table:table-cell>
          <table:table-cell table:style-name="ce1" office:value-type="float" office:value="773" calcext:value-type="float">
            <text:p>773</text:p>
          </table:table-cell>
          <table:table-cell table:number-columns-repeated="56"/>
        </table:table-row>
        <table:table-row table:style-name="ro1">
          <table:table-cell office:value-type="float" office:value="74067470" calcext:value-type="float">
            <text:p>74067470</text:p>
          </table:table-cell>
          <table:table-cell office:value-type="float" office:value="768" calcext:value-type="float">
            <text:p>768</text:p>
          </table:table-cell>
          <table:table-cell table:number-columns-repeated="56"/>
        </table:table-row>
        <table:table-row table:style-name="ro1">
          <table:table-cell office:value-type="float" office:value="74072470" calcext:value-type="float">
            <text:p>74072470</text:p>
          </table:table-cell>
          <table:table-cell office:value-type="float" office:value="669" calcext:value-type="float">
            <text:p>669</text:p>
          </table:table-cell>
          <table:table-cell table:number-columns-repeated="56"/>
        </table:table-row>
        <table:table-row table:style-name="ro1">
          <table:table-cell office:value-type="float" office:value="74077470" calcext:value-type="float">
            <text:p>74077470</text:p>
          </table:table-cell>
          <table:table-cell office:value-type="float" office:value="654" calcext:value-type="float">
            <text:p>654</text:p>
          </table:table-cell>
          <table:table-cell table:number-columns-repeated="56"/>
        </table:table-row>
        <table:table-row table:style-name="ro1">
          <table:table-cell office:value-type="float" office:value="74082470" calcext:value-type="float">
            <text:p>74082470</text:p>
          </table:table-cell>
          <table:table-cell office:value-type="float" office:value="629" calcext:value-type="float">
            <text:p>629</text:p>
          </table:table-cell>
          <table:table-cell table:number-columns-repeated="56"/>
        </table:table-row>
        <table:table-row table:style-name="ro1">
          <table:table-cell office:value-type="float" office:value="74087470" calcext:value-type="float">
            <text:p>74087470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4092470" calcext:value-type="float">
            <text:p>74092470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4097470" calcext:value-type="float">
            <text:p>74097470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4102470" calcext:value-type="float">
            <text:p>74102470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4107470" calcext:value-type="float">
            <text:p>74107470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74112470" calcext:value-type="float">
            <text:p>74112470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4117470" calcext:value-type="float">
            <text:p>74117470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74122470" calcext:value-type="float">
            <text:p>74122470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4127470" calcext:value-type="float">
            <text:p>74127470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4132470" calcext:value-type="float">
            <text:p>74132470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4137470" calcext:value-type="float">
            <text:p>74137470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4142470" calcext:value-type="float">
            <text:p>74142470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4147470" calcext:value-type="float">
            <text:p>74147470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4152470" calcext:value-type="float">
            <text:p>74152470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74157470" calcext:value-type="float">
            <text:p>74157470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4162470" calcext:value-type="float">
            <text:p>74162470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4167470" calcext:value-type="float">
            <text:p>74167470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4172470" calcext:value-type="float">
            <text:p>74172470</text:p>
          </table:table-cell>
          <table:table-cell office:value-type="float" office:value="407" calcext:value-type="float">
            <text:p>407</text:p>
          </table:table-cell>
          <table:table-cell table:number-columns-repeated="56"/>
        </table:table-row>
        <table:table-row table:style-name="ro1">
          <table:table-cell office:value-type="float" office:value="74177470" calcext:value-type="float">
            <text:p>74177470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4182470" calcext:value-type="float">
            <text:p>74182470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4187470" calcext:value-type="float">
            <text:p>74187470</text:p>
          </table:table-cell>
          <table:table-cell office:value-type="float" office:value="411" calcext:value-type="float">
            <text:p>411</text:p>
          </table:table-cell>
          <table:table-cell table:number-columns-repeated="56"/>
        </table:table-row>
        <table:table-row table:style-name="ro1">
          <table:table-cell office:value-type="float" office:value="74192470" calcext:value-type="float">
            <text:p>74192470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4197470" calcext:value-type="float">
            <text:p>74197470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4202470" calcext:value-type="float">
            <text:p>74202470</text:p>
          </table:table-cell>
          <table:table-cell office:value-type="float" office:value="411" calcext:value-type="float">
            <text:p>411</text:p>
          </table:table-cell>
          <table:table-cell table:number-columns-repeated="56"/>
        </table:table-row>
        <table:table-row table:style-name="ro1">
          <table:table-cell office:value-type="float" office:value="74207470" calcext:value-type="float">
            <text:p>74207470</text:p>
          </table:table-cell>
          <table:table-cell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office:value-type="float" office:value="74212471" calcext:value-type="float">
            <text:p>74212471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4217471" calcext:value-type="float">
            <text:p>74217471</text:p>
          </table:table-cell>
          <table:table-cell office:value-type="float" office:value="414" calcext:value-type="float">
            <text:p>414</text:p>
          </table:table-cell>
          <table:table-cell table:number-columns-repeated="56"/>
        </table:table-row>
        <table:table-row table:style-name="ro1">
          <table:table-cell office:value-type="float" office:value="74222471" calcext:value-type="float">
            <text:p>74222471</text:p>
          </table:table-cell>
          <table:table-cell office:value-type="float" office:value="378" calcext:value-type="float">
            <text:p>378</text:p>
          </table:table-cell>
          <table:table-cell table:number-columns-repeated="56"/>
        </table:table-row>
        <table:table-row table:style-name="ro1">
          <table:table-cell office:value-type="float" office:value="74227471" calcext:value-type="float">
            <text:p>74227471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4232471" calcext:value-type="float">
            <text:p>74232471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4237471" calcext:value-type="float">
            <text:p>74237471</text:p>
          </table:table-cell>
          <table:table-cell office:value-type="float" office:value="384" calcext:value-type="float">
            <text:p>384</text:p>
          </table:table-cell>
          <table:table-cell table:number-columns-repeated="56"/>
        </table:table-row>
        <table:table-row table:style-name="ro1">
          <table:table-cell office:value-type="float" office:value="74242471" calcext:value-type="float">
            <text:p>74242471</text:p>
          </table:table-cell>
          <table:table-cell office:value-type="float" office:value="408" calcext:value-type="float">
            <text:p>408</text:p>
          </table:table-cell>
          <table:table-cell table:number-columns-repeated="56"/>
        </table:table-row>
        <table:table-row table:style-name="ro1">
          <table:table-cell office:value-type="float" office:value="74247471" calcext:value-type="float">
            <text:p>74247471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4252471" calcext:value-type="float">
            <text:p>74252471</text:p>
          </table:table-cell>
          <table:table-cell office:value-type="float" office:value="415" calcext:value-type="float">
            <text:p>415</text:p>
          </table:table-cell>
          <table:table-cell table:number-columns-repeated="56"/>
        </table:table-row>
        <table:table-row table:style-name="ro1">
          <table:table-cell office:value-type="float" office:value="74257471" calcext:value-type="float">
            <text:p>74257471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74262471" calcext:value-type="float">
            <text:p>74262471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4267471" calcext:value-type="float">
            <text:p>74267471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4272471" calcext:value-type="float">
            <text:p>74272471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4277471" calcext:value-type="float">
            <text:p>74277471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4282471" calcext:value-type="float">
            <text:p>74282471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4287471" calcext:value-type="float">
            <text:p>74287471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4292471" calcext:value-type="float">
            <text:p>74292471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4297471" calcext:value-type="float">
            <text:p>74297471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4302471" calcext:value-type="float">
            <text:p>74302471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4307471" calcext:value-type="float">
            <text:p>74307471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4312471" calcext:value-type="float">
            <text:p>74312471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4317471" calcext:value-type="float">
            <text:p>74317471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4322471" calcext:value-type="float">
            <text:p>74322471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4327471" calcext:value-type="float">
            <text:p>74327471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4332471" calcext:value-type="float">
            <text:p>74332471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4337471" calcext:value-type="float">
            <text:p>74337471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4342471" calcext:value-type="float">
            <text:p>74342471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4347471" calcext:value-type="float">
            <text:p>74347471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office:value-type="float" office:value="74352471" calcext:value-type="float">
            <text:p>74352471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4357471" calcext:value-type="float">
            <text:p>74357471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4362471" calcext:value-type="float">
            <text:p>74362471</text:p>
          </table:table-cell>
          <table:table-cell office:value-type="float" office:value="611" calcext:value-type="float">
            <text:p>611</text:p>
          </table:table-cell>
          <table:table-cell table:number-columns-repeated="56"/>
        </table:table-row>
        <table:table-row table:style-name="ro1">
          <table:table-cell office:value-type="float" office:value="74367471" calcext:value-type="float">
            <text:p>74367471</text:p>
          </table:table-cell>
          <table:table-cell office:value-type="float" office:value="577" calcext:value-type="float">
            <text:p>577</text:p>
          </table:table-cell>
          <table:table-cell table:number-columns-repeated="56"/>
        </table:table-row>
        <table:table-row table:style-name="ro1">
          <table:table-cell office:value-type="float" office:value="74372471" calcext:value-type="float">
            <text:p>74372471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4377472" calcext:value-type="float">
            <text:p>74377472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74382472" calcext:value-type="float">
            <text:p>74382472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74387472" calcext:value-type="float">
            <text:p>74387472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4392472" calcext:value-type="float">
            <text:p>74392472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4397472" calcext:value-type="float">
            <text:p>74397472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4402472" calcext:value-type="float">
            <text:p>74402472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4407472" calcext:value-type="float">
            <text:p>74407472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4412472" calcext:value-type="float">
            <text:p>74412472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4417472" calcext:value-type="float">
            <text:p>74417472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4422472" calcext:value-type="float">
            <text:p>74422472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4427472" calcext:value-type="float">
            <text:p>74427472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4432472" calcext:value-type="float">
            <text:p>74432472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4437472" calcext:value-type="float">
            <text:p>74437472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4442472" calcext:value-type="float">
            <text:p>74442472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4447472" calcext:value-type="float">
            <text:p>74447472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74452472" calcext:value-type="float">
            <text:p>74452472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4457472" calcext:value-type="float">
            <text:p>74457472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4462472" calcext:value-type="float">
            <text:p>74462472</text:p>
          </table:table-cell>
          <table:table-cell office:value-type="float" office:value="614" calcext:value-type="float">
            <text:p>614</text:p>
          </table:table-cell>
          <table:table-cell table:number-columns-repeated="56"/>
        </table:table-row>
        <table:table-row table:style-name="ro1">
          <table:table-cell office:value-type="float" office:value="74467472" calcext:value-type="float">
            <text:p>74467472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4472472" calcext:value-type="float">
            <text:p>74472472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4477472" calcext:value-type="float">
            <text:p>74477472</text:p>
          </table:table-cell>
          <table:table-cell office:value-type="float" office:value="624" calcext:value-type="float">
            <text:p>624</text:p>
          </table:table-cell>
          <table:table-cell table:number-columns-repeated="56"/>
        </table:table-row>
        <table:table-row table:style-name="ro1">
          <table:table-cell office:value-type="float" office:value="74482472" calcext:value-type="float">
            <text:p>74482472</text:p>
          </table:table-cell>
          <table:table-cell office:value-type="float" office:value="627" calcext:value-type="float">
            <text:p>627</text:p>
          </table:table-cell>
          <table:table-cell table:number-columns-repeated="56"/>
        </table:table-row>
        <table:table-row table:style-name="ro1">
          <table:table-cell office:value-type="float" office:value="74487472" calcext:value-type="float">
            <text:p>74487472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74492472" calcext:value-type="float">
            <text:p>74492472</text:p>
          </table:table-cell>
          <table:table-cell office:value-type="float" office:value="609" calcext:value-type="float">
            <text:p>609</text:p>
          </table:table-cell>
          <table:table-cell table:number-columns-repeated="56"/>
        </table:table-row>
        <table:table-row table:style-name="ro1">
          <table:table-cell office:value-type="float" office:value="74497472" calcext:value-type="float">
            <text:p>74497472</text:p>
          </table:table-cell>
          <table:table-cell office:value-type="float" office:value="651" calcext:value-type="float">
            <text:p>651</text:p>
          </table:table-cell>
          <table:table-cell table:number-columns-repeated="56"/>
        </table:table-row>
        <table:table-row table:style-name="ro1">
          <table:table-cell office:value-type="float" office:value="74502472" calcext:value-type="float">
            <text:p>74502472</text:p>
          </table:table-cell>
          <table:table-cell office:value-type="float" office:value="607" calcext:value-type="float">
            <text:p>607</text:p>
          </table:table-cell>
          <table:table-cell table:number-columns-repeated="56"/>
        </table:table-row>
        <table:table-row table:style-name="ro1">
          <table:table-cell office:value-type="float" office:value="74507472" calcext:value-type="float">
            <text:p>74507472</text:p>
          </table:table-cell>
          <table:table-cell office:value-type="float" office:value="617" calcext:value-type="float">
            <text:p>617</text:p>
          </table:table-cell>
          <table:table-cell table:number-columns-repeated="56"/>
        </table:table-row>
        <table:table-row table:style-name="ro1">
          <table:table-cell office:value-type="float" office:value="74512472" calcext:value-type="float">
            <text:p>74512472</text:p>
          </table:table-cell>
          <table:table-cell office:value-type="float" office:value="681" calcext:value-type="float">
            <text:p>681</text:p>
          </table:table-cell>
          <table:table-cell table:number-columns-repeated="56"/>
        </table:table-row>
        <table:table-row table:style-name="ro1">
          <table:table-cell office:value-type="float" office:value="74517472" calcext:value-type="float">
            <text:p>74517472</text:p>
          </table:table-cell>
          <table:table-cell office:value-type="float" office:value="652" calcext:value-type="float">
            <text:p>652</text:p>
          </table:table-cell>
          <table:table-cell table:number-columns-repeated="56"/>
        </table:table-row>
        <table:table-row table:style-name="ro1">
          <table:table-cell office:value-type="float" office:value="74522472" calcext:value-type="float">
            <text:p>74522472</text:p>
          </table:table-cell>
          <table:table-cell office:value-type="float" office:value="625" calcext:value-type="float">
            <text:p>625</text:p>
          </table:table-cell>
          <table:table-cell table:number-columns-repeated="56"/>
        </table:table-row>
        <table:table-row table:style-name="ro1">
          <table:table-cell office:value-type="float" office:value="74527472" calcext:value-type="float">
            <text:p>74527472</text:p>
          </table:table-cell>
          <table:table-cell office:value-type="float" office:value="690" calcext:value-type="float">
            <text:p>690</text:p>
          </table:table-cell>
          <table:table-cell table:number-columns-repeated="56"/>
        </table:table-row>
        <table:table-row table:style-name="ro1">
          <table:table-cell office:value-type="float" office:value="74532473" calcext:value-type="float">
            <text:p>74532473</text:p>
          </table:table-cell>
          <table:table-cell office:value-type="float" office:value="705" calcext:value-type="float">
            <text:p>705</text:p>
          </table:table-cell>
          <table:table-cell table:number-columns-repeated="56"/>
        </table:table-row>
        <table:table-row table:style-name="ro1">
          <table:table-cell office:value-type="float" office:value="74537473" calcext:value-type="float">
            <text:p>74537473</text:p>
          </table:table-cell>
          <table:table-cell office:value-type="float" office:value="668" calcext:value-type="float">
            <text:p>668</text:p>
          </table:table-cell>
          <table:table-cell table:number-columns-repeated="56"/>
        </table:table-row>
        <table:table-row table:style-name="ro1">
          <table:table-cell office:value-type="float" office:value="74542473" calcext:value-type="float">
            <text:p>74542473</text:p>
          </table:table-cell>
          <table:table-cell office:value-type="float" office:value="714" calcext:value-type="float">
            <text:p>714</text:p>
          </table:table-cell>
          <table:table-cell table:number-columns-repeated="56"/>
        </table:table-row>
        <table:table-row table:style-name="ro1">
          <table:table-cell office:value-type="float" office:value="74547473" calcext:value-type="float">
            <text:p>74547473</text:p>
          </table:table-cell>
          <table:table-cell office:value-type="float" office:value="765" calcext:value-type="float">
            <text:p>765</text:p>
          </table:table-cell>
          <table:table-cell table:number-columns-repeated="56"/>
        </table:table-row>
        <table:table-row table:style-name="ro1">
          <table:table-cell office:value-type="float" office:value="74552473" calcext:value-type="float">
            <text:p>74552473</text:p>
          </table:table-cell>
          <table:table-cell office:value-type="float" office:value="723" calcext:value-type="float">
            <text:p>723</text:p>
          </table:table-cell>
          <table:table-cell table:number-columns-repeated="56"/>
        </table:table-row>
        <table:table-row table:style-name="ro1">
          <table:table-cell office:value-type="float" office:value="74557473" calcext:value-type="float">
            <text:p>74557473</text:p>
          </table:table-cell>
          <table:table-cell office:value-type="float" office:value="727" calcext:value-type="float">
            <text:p>727</text:p>
          </table:table-cell>
          <table:table-cell table:number-columns-repeated="56"/>
        </table:table-row>
        <table:table-row table:style-name="ro1">
          <table:table-cell office:value-type="float" office:value="74562473" calcext:value-type="float">
            <text:p>74562473</text:p>
          </table:table-cell>
          <table:table-cell office:value-type="float" office:value="784" calcext:value-type="float">
            <text:p>784</text:p>
          </table:table-cell>
          <table:table-cell table:number-columns-repeated="56"/>
        </table:table-row>
        <table:table-row table:style-name="ro1">
          <table:table-cell office:value-type="float" office:value="74567473" calcext:value-type="float">
            <text:p>74567473</text:p>
          </table:table-cell>
          <table:table-cell office:value-type="float" office:value="750" calcext:value-type="float">
            <text:p>750</text:p>
          </table:table-cell>
          <table:table-cell table:number-columns-repeated="56"/>
        </table:table-row>
        <table:table-row table:style-name="ro1">
          <table:table-cell office:value-type="float" office:value="74572473" calcext:value-type="float">
            <text:p>74572473</text:p>
          </table:table-cell>
          <table:table-cell office:value-type="float" office:value="710" calcext:value-type="float">
            <text:p>710</text:p>
          </table:table-cell>
          <table:table-cell table:number-columns-repeated="56"/>
        </table:table-row>
        <table:table-row table:style-name="ro1">
          <table:table-cell office:value-type="float" office:value="74577473" calcext:value-type="float">
            <text:p>74577473</text:p>
          </table:table-cell>
          <table:table-cell office:value-type="float" office:value="754" calcext:value-type="float">
            <text:p>754</text:p>
          </table:table-cell>
          <table:table-cell table:number-columns-repeated="56"/>
        </table:table-row>
        <table:table-row table:style-name="ro1">
          <table:table-cell office:value-type="float" office:value="74582473" calcext:value-type="float">
            <text:p>74582473</text:p>
          </table:table-cell>
          <table:table-cell office:value-type="float" office:value="740" calcext:value-type="float">
            <text:p>740</text:p>
          </table:table-cell>
          <table:table-cell table:number-columns-repeated="56"/>
        </table:table-row>
        <table:table-row table:style-name="ro1">
          <table:table-cell office:value-type="float" office:value="74587473" calcext:value-type="float">
            <text:p>74587473</text:p>
          </table:table-cell>
          <table:table-cell office:value-type="float" office:value="671" calcext:value-type="float">
            <text:p>671</text:p>
          </table:table-cell>
          <table:table-cell table:number-columns-repeated="56"/>
        </table:table-row>
        <table:table-row table:style-name="ro1">
          <table:table-cell office:value-type="float" office:value="74592473" calcext:value-type="float">
            <text:p>74592473</text:p>
          </table:table-cell>
          <table:table-cell office:value-type="float" office:value="691" calcext:value-type="float">
            <text:p>691</text:p>
          </table:table-cell>
          <table:table-cell table:number-columns-repeated="56"/>
        </table:table-row>
        <table:table-row table:style-name="ro1">
          <table:table-cell office:value-type="float" office:value="74597473" calcext:value-type="float">
            <text:p>74597473</text:p>
          </table:table-cell>
          <table:table-cell office:value-type="float" office:value="717" calcext:value-type="float">
            <text:p>717</text:p>
          </table:table-cell>
          <table:table-cell table:number-columns-repeated="56"/>
        </table:table-row>
        <table:table-row table:style-name="ro1">
          <table:table-cell office:value-type="float" office:value="74602473" calcext:value-type="float">
            <text:p>74602473</text:p>
          </table:table-cell>
          <table:table-cell office:value-type="float" office:value="654" calcext:value-type="float">
            <text:p>654</text:p>
          </table:table-cell>
          <table:table-cell table:number-columns-repeated="56"/>
        </table:table-row>
        <table:table-row table:style-name="ro1">
          <table:table-cell office:value-type="float" office:value="74607473" calcext:value-type="float">
            <text:p>74607473</text:p>
          </table:table-cell>
          <table:table-cell office:value-type="float" office:value="649" calcext:value-type="float">
            <text:p>649</text:p>
          </table:table-cell>
          <table:table-cell table:number-columns-repeated="56"/>
        </table:table-row>
        <table:table-row table:style-name="ro1">
          <table:table-cell office:value-type="float" office:value="74612473" calcext:value-type="float">
            <text:p>74612473</text:p>
          </table:table-cell>
          <table:table-cell office:value-type="float" office:value="699" calcext:value-type="float">
            <text:p>699</text:p>
          </table:table-cell>
          <table:table-cell table:number-columns-repeated="56"/>
        </table:table-row>
        <table:table-row table:style-name="ro1">
          <table:table-cell office:value-type="float" office:value="74617473" calcext:value-type="float">
            <text:p>74617473</text:p>
          </table:table-cell>
          <table:table-cell office:value-type="float" office:value="660" calcext:value-type="float">
            <text:p>660</text:p>
          </table:table-cell>
          <table:table-cell table:number-columns-repeated="56"/>
        </table:table-row>
        <table:table-row table:style-name="ro1">
          <table:table-cell office:value-type="float" office:value="74622473" calcext:value-type="float">
            <text:p>74622473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4627473" calcext:value-type="float">
            <text:p>74627473</text:p>
          </table:table-cell>
          <table:table-cell office:value-type="float" office:value="669" calcext:value-type="float">
            <text:p>669</text:p>
          </table:table-cell>
          <table:table-cell table:number-columns-repeated="56"/>
        </table:table-row>
        <table:table-row table:style-name="ro1">
          <table:table-cell table:style-name="ce2" office:value-type="float" office:value="74632473" calcext:value-type="float">
            <text:p>74632473</text:p>
          </table:table-cell>
          <table:table-cell table:style-name="ce2" office:value-type="float" office:value="665" calcext:value-type="float">
            <text:p>665</text:p>
          </table:table-cell>
          <table:table-cell table:number-columns-repeated="56"/>
        </table:table-row>
        <table:table-row table:style-name="ro1">
          <table:table-cell office:value-type="float" office:value="74637473" calcext:value-type="float">
            <text:p>74637473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4642473" calcext:value-type="float">
            <text:p>74642473</text:p>
          </table:table-cell>
          <table:table-cell office:value-type="float" office:value="622" calcext:value-type="float">
            <text:p>622</text:p>
          </table:table-cell>
          <table:table-cell table:number-columns-repeated="56"/>
        </table:table-row>
        <table:table-row table:style-name="ro1">
          <table:table-cell office:value-type="float" office:value="74647473" calcext:value-type="float">
            <text:p>74647473</text:p>
          </table:table-cell>
          <table:table-cell office:value-type="float" office:value="650" calcext:value-type="float">
            <text:p>650</text:p>
          </table:table-cell>
          <table:table-cell table:number-columns-repeated="56"/>
        </table:table-row>
        <table:table-row table:style-name="ro1">
          <table:table-cell office:value-type="float" office:value="74652473" calcext:value-type="float">
            <text:p>74652473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4657473" calcext:value-type="float">
            <text:p>74657473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4662473" calcext:value-type="float">
            <text:p>74662473</text:p>
          </table:table-cell>
          <table:table-cell office:value-type="float" office:value="637" calcext:value-type="float">
            <text:p>637</text:p>
          </table:table-cell>
          <table:table-cell table:number-columns-repeated="56"/>
        </table:table-row>
        <table:table-row table:style-name="ro1">
          <table:table-cell office:value-type="float" office:value="74667473" calcext:value-type="float">
            <text:p>74667473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74672473" calcext:value-type="float">
            <text:p>74672473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4677473" calcext:value-type="float">
            <text:p>74677473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4682473" calcext:value-type="float">
            <text:p>74682473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4687474" calcext:value-type="float">
            <text:p>74687474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4692473" calcext:value-type="float">
            <text:p>74692473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4697474" calcext:value-type="float">
            <text:p>74697474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4702474" calcext:value-type="float">
            <text:p>74702474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4707474" calcext:value-type="float">
            <text:p>74707474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74712474" calcext:value-type="float">
            <text:p>74712474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4717474" calcext:value-type="float">
            <text:p>74717474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4722474" calcext:value-type="float">
            <text:p>74722474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4727474" calcext:value-type="float">
            <text:p>74727474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4732474" calcext:value-type="float">
            <text:p>74732474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4737474" calcext:value-type="float">
            <text:p>74737474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4742474" calcext:value-type="float">
            <text:p>74742474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4747474" calcext:value-type="float">
            <text:p>74747474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4752474" calcext:value-type="float">
            <text:p>74752474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74757474" calcext:value-type="float">
            <text:p>74757474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4762474" calcext:value-type="float">
            <text:p>74762474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4767474" calcext:value-type="float">
            <text:p>74767474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4772474" calcext:value-type="float">
            <text:p>74772474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74777474" calcext:value-type="float">
            <text:p>74777474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4782474" calcext:value-type="float">
            <text:p>74782474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4787474" calcext:value-type="float">
            <text:p>74787474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float" office:value="74792474" calcext:value-type="float">
            <text:p>74792474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4797474" calcext:value-type="float">
            <text:p>74797474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4802474" calcext:value-type="float">
            <text:p>74802474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4807474" calcext:value-type="float">
            <text:p>74807474</text:p>
          </table:table-cell>
          <table:table-cell office:value-type="float" office:value="404" calcext:value-type="float">
            <text:p>404</text:p>
          </table:table-cell>
          <table:table-cell table:number-columns-repeated="56"/>
        </table:table-row>
        <table:table-row table:style-name="ro1">
          <table:table-cell office:value-type="float" office:value="74812474" calcext:value-type="float">
            <text:p>74812474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4817474" calcext:value-type="float">
            <text:p>74817474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4822474" calcext:value-type="float">
            <text:p>74822474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74827474" calcext:value-type="float">
            <text:p>74827474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4832474" calcext:value-type="float">
            <text:p>74832474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4837474" calcext:value-type="float">
            <text:p>74837474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4842474" calcext:value-type="float">
            <text:p>74842474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4847474" calcext:value-type="float">
            <text:p>74847474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4852475" calcext:value-type="float">
            <text:p>74852475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4857475" calcext:value-type="float">
            <text:p>74857475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74862475" calcext:value-type="float">
            <text:p>74862475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4867475" calcext:value-type="float">
            <text:p>74867475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74872475" calcext:value-type="float">
            <text:p>74872475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4877475" calcext:value-type="float">
            <text:p>74877475</text:p>
          </table:table-cell>
          <table:table-cell office:value-type="float" office:value="617" calcext:value-type="float">
            <text:p>617</text:p>
          </table:table-cell>
          <table:table-cell table:number-columns-repeated="56"/>
        </table:table-row>
        <table:table-row table:style-name="ro1">
          <table:table-cell table:style-name="ce1" office:value-type="float" office:value="74882475" calcext:value-type="float">
            <text:p>74882475</text:p>
          </table:table-cell>
          <table:table-cell table:style-name="ce1" office:value-type="float" office:value="665" calcext:value-type="float">
            <text:p>665</text:p>
          </table:table-cell>
          <table:table-cell table:number-columns-repeated="56"/>
        </table:table-row>
        <table:table-row table:style-name="ro1">
          <table:table-cell office:value-type="float" office:value="74887475" calcext:value-type="float">
            <text:p>74887475</text:p>
          </table:table-cell>
          <table:table-cell office:value-type="float" office:value="639" calcext:value-type="float">
            <text:p>639</text:p>
          </table:table-cell>
          <table:table-cell table:number-columns-repeated="56"/>
        </table:table-row>
        <table:table-row table:style-name="ro1">
          <table:table-cell office:value-type="float" office:value="74892475" calcext:value-type="float">
            <text:p>74892475</text:p>
          </table:table-cell>
          <table:table-cell office:value-type="float" office:value="618" calcext:value-type="float">
            <text:p>618</text:p>
          </table:table-cell>
          <table:table-cell table:number-columns-repeated="56"/>
        </table:table-row>
        <table:table-row table:style-name="ro1">
          <table:table-cell office:value-type="float" office:value="74897475" calcext:value-type="float">
            <text:p>74897475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office:value-type="float" office:value="74902475" calcext:value-type="float">
            <text:p>74902475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4907475" calcext:value-type="float">
            <text:p>74907475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4912475" calcext:value-type="float">
            <text:p>74912475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4917475" calcext:value-type="float">
            <text:p>74917475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4922475" calcext:value-type="float">
            <text:p>74922475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4927475" calcext:value-type="float">
            <text:p>74927475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4932475" calcext:value-type="float">
            <text:p>74932475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4937475" calcext:value-type="float">
            <text:p>74937475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4942475" calcext:value-type="float">
            <text:p>74942475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4947475" calcext:value-type="float">
            <text:p>74947475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4952475" calcext:value-type="float">
            <text:p>74952475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4957475" calcext:value-type="float">
            <text:p>74957475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4962475" calcext:value-type="float">
            <text:p>74962475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4967475" calcext:value-type="float">
            <text:p>74967475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4972475" calcext:value-type="float">
            <text:p>74972475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float" office:value="74977475" calcext:value-type="float">
            <text:p>74977475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74982475" calcext:value-type="float">
            <text:p>74982475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4987475" calcext:value-type="float">
            <text:p>74987475</text:p>
          </table:table-cell>
          <table:table-cell office:value-type="float" office:value="405" calcext:value-type="float">
            <text:p>405</text:p>
          </table:table-cell>
          <table:table-cell table:number-columns-repeated="56"/>
        </table:table-row>
        <table:table-row table:style-name="ro1">
          <table:table-cell office:value-type="float" office:value="74992475" calcext:value-type="float">
            <text:p>74992475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74997475" calcext:value-type="float">
            <text:p>74997475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5002475" calcext:value-type="float">
            <text:p>75002475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75007475" calcext:value-type="float">
            <text:p>75007475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5012476" calcext:value-type="float">
            <text:p>75012476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5017476" calcext:value-type="float">
            <text:p>75017476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5022476" calcext:value-type="float">
            <text:p>75022476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5027476" calcext:value-type="float">
            <text:p>75027476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5032476" calcext:value-type="float">
            <text:p>75032476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75037476" calcext:value-type="float">
            <text:p>75037476</text:p>
          </table:table-cell>
          <table:table-cell office:value-type="float" office:value="437" calcext:value-type="float">
            <text:p>437</text:p>
          </table:table-cell>
          <table:table-cell table:number-columns-repeated="56"/>
        </table:table-row>
        <table:table-row table:style-name="ro1">
          <table:table-cell office:value-type="float" office:value="75042476" calcext:value-type="float">
            <text:p>75042476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5047476" calcext:value-type="float">
            <text:p>75047476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5052476" calcext:value-type="float">
            <text:p>75052476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5057476" calcext:value-type="float">
            <text:p>75057476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75062476" calcext:value-type="float">
            <text:p>75062476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5067476" calcext:value-type="float">
            <text:p>75067476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5072476" calcext:value-type="float">
            <text:p>75072476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5077476" calcext:value-type="float">
            <text:p>75077476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5082476" calcext:value-type="float">
            <text:p>75082476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5087476" calcext:value-type="float">
            <text:p>75087476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75092476" calcext:value-type="float">
            <text:p>75092476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5097476" calcext:value-type="float">
            <text:p>75097476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5102476" calcext:value-type="float">
            <text:p>75102476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5107476" calcext:value-type="float">
            <text:p>75107476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5112476" calcext:value-type="float">
            <text:p>75112476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5117476" calcext:value-type="float">
            <text:p>75117476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5122476" calcext:value-type="float">
            <text:p>75122476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5127476" calcext:value-type="float">
            <text:p>75127476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75132476" calcext:value-type="float">
            <text:p>75132476</text:p>
          </table:table-cell>
          <table:table-cell office:value-type="float" office:value="590" calcext:value-type="float">
            <text:p>590</text:p>
          </table:table-cell>
          <table:table-cell table:number-columns-repeated="56"/>
        </table:table-row>
        <table:table-row table:style-name="ro1">
          <table:table-cell office:value-type="float" office:value="75137476" calcext:value-type="float">
            <text:p>75137476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5142476" calcext:value-type="float">
            <text:p>75142476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5147476" calcext:value-type="float">
            <text:p>75147476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75152476" calcext:value-type="float">
            <text:p>75152476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5157476" calcext:value-type="float">
            <text:p>75157476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5162476" calcext:value-type="float">
            <text:p>75162476</text:p>
          </table:table-cell>
          <table:table-cell office:value-type="float" office:value="621" calcext:value-type="float">
            <text:p>621</text:p>
          </table:table-cell>
          <table:table-cell table:number-columns-repeated="56"/>
        </table:table-row>
        <table:table-row table:style-name="ro1">
          <table:table-cell office:value-type="float" office:value="75167476" calcext:value-type="float">
            <text:p>75167476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5172477" calcext:value-type="float">
            <text:p>75172477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5177477" calcext:value-type="float">
            <text:p>75177477</text:p>
          </table:table-cell>
          <table:table-cell office:value-type="float" office:value="639" calcext:value-type="float">
            <text:p>639</text:p>
          </table:table-cell>
          <table:table-cell table:number-columns-repeated="56"/>
        </table:table-row>
        <table:table-row table:style-name="ro1">
          <table:table-cell office:value-type="float" office:value="75182477" calcext:value-type="float">
            <text:p>75182477</text:p>
          </table:table-cell>
          <table:table-cell office:value-type="float" office:value="631" calcext:value-type="float">
            <text:p>631</text:p>
          </table:table-cell>
          <table:table-cell table:number-columns-repeated="56"/>
        </table:table-row>
        <table:table-row table:style-name="ro1">
          <table:table-cell office:value-type="float" office:value="75187477" calcext:value-type="float">
            <text:p>75187477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75192477" calcext:value-type="float">
            <text:p>75192477</text:p>
          </table:table-cell>
          <table:table-cell office:value-type="float" office:value="598" calcext:value-type="float">
            <text:p>598</text:p>
          </table:table-cell>
          <table:table-cell table:number-columns-repeated="56"/>
        </table:table-row>
        <table:table-row table:style-name="ro1">
          <table:table-cell office:value-type="float" office:value="75197477" calcext:value-type="float">
            <text:p>75197477</text:p>
          </table:table-cell>
          <table:table-cell office:value-type="float" office:value="604" calcext:value-type="float">
            <text:p>604</text:p>
          </table:table-cell>
          <table:table-cell table:number-columns-repeated="56"/>
        </table:table-row>
        <table:table-row table:style-name="ro1">
          <table:table-cell office:value-type="float" office:value="75202477" calcext:value-type="float">
            <text:p>75202477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5207477" calcext:value-type="float">
            <text:p>75207477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5212477" calcext:value-type="float">
            <text:p>75212477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5217477" calcext:value-type="float">
            <text:p>75217477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5222477" calcext:value-type="float">
            <text:p>75222477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5227477" calcext:value-type="float">
            <text:p>75227477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5232477" calcext:value-type="float">
            <text:p>75232477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5237477" calcext:value-type="float">
            <text:p>75237477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5242477" calcext:value-type="float">
            <text:p>75242477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5247477" calcext:value-type="float">
            <text:p>75247477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75252477" calcext:value-type="float">
            <text:p>75252477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5257477" calcext:value-type="float">
            <text:p>75257477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5262477" calcext:value-type="float">
            <text:p>75262477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5267477" calcext:value-type="float">
            <text:p>75267477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5272477" calcext:value-type="float">
            <text:p>75272477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5277477" calcext:value-type="float">
            <text:p>75277477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75282477" calcext:value-type="float">
            <text:p>75282477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5287477" calcext:value-type="float">
            <text:p>75287477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5292477" calcext:value-type="float">
            <text:p>75292477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5297477" calcext:value-type="float">
            <text:p>75297477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5302477" calcext:value-type="float">
            <text:p>75302477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5307477" calcext:value-type="float">
            <text:p>75307477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5312477" calcext:value-type="float">
            <text:p>75312477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5317477" calcext:value-type="float">
            <text:p>75317477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5322477" calcext:value-type="float">
            <text:p>75322477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5327477" calcext:value-type="float">
            <text:p>75327477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5332477" calcext:value-type="float">
            <text:p>75332477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5337478" calcext:value-type="float">
            <text:p>75337478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5342478" calcext:value-type="float">
            <text:p>75342478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5347478" calcext:value-type="float">
            <text:p>75347478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5352478" calcext:value-type="float">
            <text:p>75352478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5357478" calcext:value-type="float">
            <text:p>75357478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5362478" calcext:value-type="float">
            <text:p>75362478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75367478" calcext:value-type="float">
            <text:p>75367478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5372478" calcext:value-type="float">
            <text:p>75372478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5377478" calcext:value-type="float">
            <text:p>75377478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5382478" calcext:value-type="float">
            <text:p>75382478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5387478" calcext:value-type="float">
            <text:p>75387478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5392478" calcext:value-type="float">
            <text:p>75392478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75397478" calcext:value-type="float">
            <text:p>75397478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5402478" calcext:value-type="float">
            <text:p>75402478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5407478" calcext:value-type="float">
            <text:p>75407478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5412478" calcext:value-type="float">
            <text:p>75412478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5417478" calcext:value-type="float">
            <text:p>75417478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5422478" calcext:value-type="float">
            <text:p>75422478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5427478" calcext:value-type="float">
            <text:p>75427478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5432478" calcext:value-type="float">
            <text:p>75432478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5437478" calcext:value-type="float">
            <text:p>75437478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75442478" calcext:value-type="float">
            <text:p>75442478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5447478" calcext:value-type="float">
            <text:p>75447478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75452478" calcext:value-type="float">
            <text:p>75452478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5457478" calcext:value-type="float">
            <text:p>75457478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5462478" calcext:value-type="float">
            <text:p>75462478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5467478" calcext:value-type="float">
            <text:p>75467478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5472478" calcext:value-type="float">
            <text:p>75472478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5477478" calcext:value-type="float">
            <text:p>75477478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5482478" calcext:value-type="float">
            <text:p>75482478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5487478" calcext:value-type="float">
            <text:p>75487478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5492478" calcext:value-type="float">
            <text:p>75492478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5497479" calcext:value-type="float">
            <text:p>75497479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5502479" calcext:value-type="float">
            <text:p>75502479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5507479" calcext:value-type="float">
            <text:p>75507479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5512479" calcext:value-type="float">
            <text:p>75512479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5517479" calcext:value-type="float">
            <text:p>75517479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5522479" calcext:value-type="float">
            <text:p>75522479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5527479" calcext:value-type="float">
            <text:p>75527479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5532479" calcext:value-type="float">
            <text:p>75532479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5537479" calcext:value-type="float">
            <text:p>75537479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5542479" calcext:value-type="float">
            <text:p>75542479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5547479" calcext:value-type="float">
            <text:p>75547479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5552479" calcext:value-type="float">
            <text:p>75552479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5557479" calcext:value-type="float">
            <text:p>75557479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5562479" calcext:value-type="float">
            <text:p>75562479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75567479" calcext:value-type="float">
            <text:p>75567479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5572479" calcext:value-type="float">
            <text:p>75572479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5577479" calcext:value-type="float">
            <text:p>75577479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5582479" calcext:value-type="float">
            <text:p>75582479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75587479" calcext:value-type="float">
            <text:p>75587479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5592479" calcext:value-type="float">
            <text:p>75592479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5597479" calcext:value-type="float">
            <text:p>75597479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5602479" calcext:value-type="float">
            <text:p>75602479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5607479" calcext:value-type="float">
            <text:p>75607479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5612479" calcext:value-type="float">
            <text:p>75612479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5617479" calcext:value-type="float">
            <text:p>75617479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5622479" calcext:value-type="float">
            <text:p>75622479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75627479" calcext:value-type="float">
            <text:p>75627479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5632479" calcext:value-type="float">
            <text:p>75632479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5637479" calcext:value-type="float">
            <text:p>75637479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75642479" calcext:value-type="float">
            <text:p>75642479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5647479" calcext:value-type="float">
            <text:p>75647479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5652480" calcext:value-type="float">
            <text:p>75652480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5657480" calcext:value-type="float">
            <text:p>75657480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5662480" calcext:value-type="float">
            <text:p>75662480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office:value-type="float" office:value="75667480" calcext:value-type="float">
            <text:p>75667480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5672480" calcext:value-type="float">
            <text:p>75672480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75677480" calcext:value-type="float">
            <text:p>75677480</text:p>
          </table:table-cell>
          <table:table-cell office:value-type="float" office:value="686" calcext:value-type="float">
            <text:p>686</text:p>
          </table:table-cell>
          <table:table-cell table:number-columns-repeated="56"/>
        </table:table-row>
        <table:table-row table:style-name="ro1">
          <table:table-cell office:value-type="float" office:value="75682480" calcext:value-type="float">
            <text:p>75682480</text:p>
          </table:table-cell>
          <table:table-cell office:value-type="float" office:value="712" calcext:value-type="float">
            <text:p>712</text:p>
          </table:table-cell>
          <table:table-cell table:number-columns-repeated="56"/>
        </table:table-row>
        <table:table-row table:style-name="ro1">
          <table:table-cell office:value-type="float" office:value="75687480" calcext:value-type="float">
            <text:p>75687480</text:p>
          </table:table-cell>
          <table:table-cell office:value-type="float" office:value="703" calcext:value-type="float">
            <text:p>703</text:p>
          </table:table-cell>
          <table:table-cell table:number-columns-repeated="56"/>
        </table:table-row>
        <table:table-row table:style-name="ro1">
          <table:table-cell table:style-name="ce1" office:value-type="float" office:value="75692480" calcext:value-type="float">
            <text:p>75692480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56"/>
        </table:table-row>
        <table:table-row table:style-name="ro1">
          <table:table-cell office:value-type="float" office:value="75697480" calcext:value-type="float">
            <text:p>75697480</text:p>
          </table:table-cell>
          <table:table-cell office:value-type="float" office:value="779" calcext:value-type="float">
            <text:p>779</text:p>
          </table:table-cell>
          <table:table-cell table:number-columns-repeated="56"/>
        </table:table-row>
        <table:table-row table:style-name="ro1">
          <table:table-cell office:value-type="float" office:value="75702480" calcext:value-type="float">
            <text:p>75702480</text:p>
          </table:table-cell>
          <table:table-cell office:value-type="float" office:value="629" calcext:value-type="float">
            <text:p>629</text:p>
          </table:table-cell>
          <table:table-cell table:number-columns-repeated="56"/>
        </table:table-row>
        <table:table-row table:style-name="ro1">
          <table:table-cell office:value-type="float" office:value="75707480" calcext:value-type="float">
            <text:p>75707480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75712480" calcext:value-type="float">
            <text:p>75712480</text:p>
          </table:table-cell>
          <table:table-cell office:value-type="float" office:value="590" calcext:value-type="float">
            <text:p>590</text:p>
          </table:table-cell>
          <table:table-cell table:number-columns-repeated="56"/>
        </table:table-row>
        <table:table-row table:style-name="ro1">
          <table:table-cell office:value-type="float" office:value="75717480" calcext:value-type="float">
            <text:p>75717480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5722480" calcext:value-type="float">
            <text:p>75722480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5727480" calcext:value-type="float">
            <text:p>75727480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75732480" calcext:value-type="float">
            <text:p>75732480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5737480" calcext:value-type="float">
            <text:p>75737480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5742480" calcext:value-type="float">
            <text:p>75742480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5747480" calcext:value-type="float">
            <text:p>75747480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5752480" calcext:value-type="float">
            <text:p>75752480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5757480" calcext:value-type="float">
            <text:p>75757480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5762480" calcext:value-type="float">
            <text:p>75762480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5767480" calcext:value-type="float">
            <text:p>75767480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5772480" calcext:value-type="float">
            <text:p>75772480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5777480" calcext:value-type="float">
            <text:p>75777480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5782480" calcext:value-type="float">
            <text:p>75782480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75787480" calcext:value-type="float">
            <text:p>75787480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75792480" calcext:value-type="float">
            <text:p>75792480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75797480" calcext:value-type="float">
            <text:p>75797480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5802481" calcext:value-type="float">
            <text:p>75802481</text:p>
          </table:table-cell>
          <table:table-cell office:value-type="float" office:value="380" calcext:value-type="float">
            <text:p>380</text:p>
          </table:table-cell>
          <table:table-cell table:number-columns-repeated="56"/>
        </table:table-row>
        <table:table-row table:style-name="ro1">
          <table:table-cell office:value-type="float" office:value="75807480" calcext:value-type="float">
            <text:p>75807480</text:p>
          </table:table-cell>
          <table:table-cell office:value-type="float" office:value="391" calcext:value-type="float">
            <text:p>391</text:p>
          </table:table-cell>
          <table:table-cell table:number-columns-repeated="56"/>
        </table:table-row>
        <table:table-row table:style-name="ro1">
          <table:table-cell office:value-type="float" office:value="75812480" calcext:value-type="float">
            <text:p>75812480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5817481" calcext:value-type="float">
            <text:p>75817481</text:p>
          </table:table-cell>
          <table:table-cell office:value-type="float" office:value="393" calcext:value-type="float">
            <text:p>393</text:p>
          </table:table-cell>
          <table:table-cell table:number-columns-repeated="56"/>
        </table:table-row>
        <table:table-row table:style-name="ro1">
          <table:table-cell office:value-type="float" office:value="75822481" calcext:value-type="float">
            <text:p>75822481</text:p>
          </table:table-cell>
          <table:table-cell office:value-type="float" office:value="373" calcext:value-type="float">
            <text:p>373</text:p>
          </table:table-cell>
          <table:table-cell table:number-columns-repeated="56"/>
        </table:table-row>
        <table:table-row table:style-name="ro1">
          <table:table-cell office:value-type="float" office:value="75827481" calcext:value-type="float">
            <text:p>75827481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75832481" calcext:value-type="float">
            <text:p>75832481</text:p>
          </table:table-cell>
          <table:table-cell office:value-type="float" office:value="407" calcext:value-type="float">
            <text:p>407</text:p>
          </table:table-cell>
          <table:table-cell table:number-columns-repeated="56"/>
        </table:table-row>
        <table:table-row table:style-name="ro1">
          <table:table-cell office:value-type="float" office:value="75837481" calcext:value-type="float">
            <text:p>75837481</text:p>
          </table:table-cell>
          <table:table-cell office:value-type="float" office:value="359" calcext:value-type="float">
            <text:p>359</text:p>
          </table:table-cell>
          <table:table-cell table:number-columns-repeated="56"/>
        </table:table-row>
        <table:table-row table:style-name="ro1">
          <table:table-cell office:value-type="float" office:value="75842481" calcext:value-type="float">
            <text:p>75842481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75847481" calcext:value-type="float">
            <text:p>75847481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5852481" calcext:value-type="float">
            <text:p>75852481</text:p>
          </table:table-cell>
          <table:table-cell office:value-type="float" office:value="363" calcext:value-type="float">
            <text:p>363</text:p>
          </table:table-cell>
          <table:table-cell table:number-columns-repeated="56"/>
        </table:table-row>
        <table:table-row table:style-name="ro1">
          <table:table-cell office:value-type="float" office:value="75857481" calcext:value-type="float">
            <text:p>75857481</text:p>
          </table:table-cell>
          <table:table-cell office:value-type="float" office:value="375" calcext:value-type="float">
            <text:p>375</text:p>
          </table:table-cell>
          <table:table-cell table:number-columns-repeated="56"/>
        </table:table-row>
        <table:table-row table:style-name="ro1">
          <table:table-cell office:value-type="float" office:value="75862481" calcext:value-type="float">
            <text:p>75862481</text:p>
          </table:table-cell>
          <table:table-cell office:value-type="float" office:value="415" calcext:value-type="float">
            <text:p>415</text:p>
          </table:table-cell>
          <table:table-cell table:number-columns-repeated="56"/>
        </table:table-row>
        <table:table-row table:style-name="ro1">
          <table:table-cell office:value-type="float" office:value="75867481" calcext:value-type="float">
            <text:p>75867481</text:p>
          </table:table-cell>
          <table:table-cell office:value-type="float" office:value="366" calcext:value-type="float">
            <text:p>366</text:p>
          </table:table-cell>
          <table:table-cell table:number-columns-repeated="56"/>
        </table:table-row>
        <table:table-row table:style-name="ro1">
          <table:table-cell office:value-type="float" office:value="75872481" calcext:value-type="float">
            <text:p>75872481</text:p>
          </table:table-cell>
          <table:table-cell office:value-type="float" office:value="343" calcext:value-type="float">
            <text:p>343</text:p>
          </table:table-cell>
          <table:table-cell table:number-columns-repeated="56"/>
        </table:table-row>
        <table:table-row table:style-name="ro1">
          <table:table-cell office:value-type="float" office:value="75877481" calcext:value-type="float">
            <text:p>75877481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75882481" calcext:value-type="float">
            <text:p>75882481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75887481" calcext:value-type="float">
            <text:p>75887481</text:p>
          </table:table-cell>
          <table:table-cell office:value-type="float" office:value="349" calcext:value-type="float">
            <text:p>349</text:p>
          </table:table-cell>
          <table:table-cell table:number-columns-repeated="56"/>
        </table:table-row>
        <table:table-row table:style-name="ro1">
          <table:table-cell office:value-type="float" office:value="75892481" calcext:value-type="float">
            <text:p>75892481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75897481" calcext:value-type="float">
            <text:p>75897481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5902481" calcext:value-type="float">
            <text:p>75902481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5907481" calcext:value-type="float">
            <text:p>75907481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75912481" calcext:value-type="float">
            <text:p>75912481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5917481" calcext:value-type="float">
            <text:p>75917481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75922481" calcext:value-type="float">
            <text:p>75922481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75927481" calcext:value-type="float">
            <text:p>75927481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5932481" calcext:value-type="float">
            <text:p>75932481</text:p>
          </table:table-cell>
          <table:table-cell office:value-type="float" office:value="449" calcext:value-type="float">
            <text:p>449</text:p>
          </table:table-cell>
          <table:table-cell table:number-columns-repeated="56"/>
        </table:table-row>
        <table:table-row table:style-name="ro1">
          <table:table-cell office:value-type="float" office:value="75937481" calcext:value-type="float">
            <text:p>75937481</text:p>
          </table:table-cell>
          <table:table-cell office:value-type="float" office:value="414" calcext:value-type="float">
            <text:p>414</text:p>
          </table:table-cell>
          <table:table-cell table:number-columns-repeated="56"/>
        </table:table-row>
        <table:table-row table:style-name="ro1">
          <table:table-cell office:value-type="float" office:value="75942481" calcext:value-type="float">
            <text:p>75942481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75947481" calcext:value-type="float">
            <text:p>75947481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5952481" calcext:value-type="float">
            <text:p>75952481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5957481" calcext:value-type="float">
            <text:p>75957481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5962481" calcext:value-type="float">
            <text:p>75962481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5967481" calcext:value-type="float">
            <text:p>75967481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5972482" calcext:value-type="float">
            <text:p>75972482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5977482" calcext:value-type="float">
            <text:p>75977482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5982482" calcext:value-type="float">
            <text:p>75982482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5987482" calcext:value-type="float">
            <text:p>75987482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5992482" calcext:value-type="float">
            <text:p>75992482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5997482" calcext:value-type="float">
            <text:p>75997482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6002482" calcext:value-type="float">
            <text:p>76002482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6007482" calcext:value-type="float">
            <text:p>76007482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76012482" calcext:value-type="float">
            <text:p>76012482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6017482" calcext:value-type="float">
            <text:p>76017482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76022482" calcext:value-type="float">
            <text:p>76022482</text:p>
          </table:table-cell>
          <table:table-cell office:value-type="float" office:value="380" calcext:value-type="float">
            <text:p>380</text:p>
          </table:table-cell>
          <table:table-cell table:number-columns-repeated="56"/>
        </table:table-row>
        <table:table-row table:style-name="ro1">
          <table:table-cell office:value-type="float" office:value="76027482" calcext:value-type="float">
            <text:p>76027482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6032482" calcext:value-type="float">
            <text:p>76032482</text:p>
          </table:table-cell>
          <table:table-cell office:value-type="float" office:value="413" calcext:value-type="float">
            <text:p>413</text:p>
          </table:table-cell>
          <table:table-cell table:number-columns-repeated="56"/>
        </table:table-row>
        <table:table-row table:style-name="ro1">
          <table:table-cell office:value-type="float" office:value="76037482" calcext:value-type="float">
            <text:p>76037482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float" office:value="76042482" calcext:value-type="float">
            <text:p>76042482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76047482" calcext:value-type="float">
            <text:p>7604748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6052482" calcext:value-type="float">
            <text:p>76052482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6057482" calcext:value-type="float">
            <text:p>76057482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6062482" calcext:value-type="float">
            <text:p>76062482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6067482" calcext:value-type="float">
            <text:p>76067482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6072482" calcext:value-type="float">
            <text:p>76072482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6077482" calcext:value-type="float">
            <text:p>76077482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6082482" calcext:value-type="float">
            <text:p>76082482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6087482" calcext:value-type="float">
            <text:p>76087482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6092482" calcext:value-type="float">
            <text:p>76092482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6097482" calcext:value-type="float">
            <text:p>76097482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6102482" calcext:value-type="float">
            <text:p>76102482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6107482" calcext:value-type="float">
            <text:p>76107482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6112482" calcext:value-type="float">
            <text:p>76112482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6117482" calcext:value-type="float">
            <text:p>76117482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6122482" calcext:value-type="float">
            <text:p>76122482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6127482" calcext:value-type="float">
            <text:p>76127482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6132482" calcext:value-type="float">
            <text:p>76132482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6137483" calcext:value-type="float">
            <text:p>76137483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6142483" calcext:value-type="float">
            <text:p>76142483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6147483" calcext:value-type="float">
            <text:p>76147483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6152483" calcext:value-type="float">
            <text:p>76152483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6157483" calcext:value-type="float">
            <text:p>76157483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6162483" calcext:value-type="float">
            <text:p>76162483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6167483" calcext:value-type="float">
            <text:p>76167483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6172483" calcext:value-type="float">
            <text:p>76172483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6177483" calcext:value-type="float">
            <text:p>76177483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76182483" calcext:value-type="float">
            <text:p>76182483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6187483" calcext:value-type="float">
            <text:p>76187483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6192483" calcext:value-type="float">
            <text:p>76192483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6197483" calcext:value-type="float">
            <text:p>76197483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6202483" calcext:value-type="float">
            <text:p>76202483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6207483" calcext:value-type="float">
            <text:p>76207483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6212483" calcext:value-type="float">
            <text:p>76212483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6217483" calcext:value-type="float">
            <text:p>76217483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6222483" calcext:value-type="float">
            <text:p>76222483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6227483" calcext:value-type="float">
            <text:p>76227483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6232483" calcext:value-type="float">
            <text:p>76232483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6237483" calcext:value-type="float">
            <text:p>76237483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6242483" calcext:value-type="float">
            <text:p>76242483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6247483" calcext:value-type="float">
            <text:p>76247483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6252483" calcext:value-type="float">
            <text:p>76252483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6257483" calcext:value-type="float">
            <text:p>76257483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6262483" calcext:value-type="float">
            <text:p>76262483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76267483" calcext:value-type="float">
            <text:p>76267483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6272483" calcext:value-type="float">
            <text:p>76272483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6277483" calcext:value-type="float">
            <text:p>76277483</text:p>
          </table:table-cell>
          <table:table-cell office:value-type="float" office:value="564" calcext:value-type="float">
            <text:p>564</text:p>
          </table:table-cell>
          <table:table-cell table:number-columns-repeated="56"/>
        </table:table-row>
        <table:table-row table:style-name="ro1">
          <table:table-cell office:value-type="float" office:value="76282483" calcext:value-type="float">
            <text:p>76282483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6287483" calcext:value-type="float">
            <text:p>76287483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6292483" calcext:value-type="float">
            <text:p>76292483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6297484" calcext:value-type="float">
            <text:p>76297484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6302484" calcext:value-type="float">
            <text:p>76302484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6307484" calcext:value-type="float">
            <text:p>76307484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6312484" calcext:value-type="float">
            <text:p>76312484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6317484" calcext:value-type="float">
            <text:p>76317484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6322484" calcext:value-type="float">
            <text:p>76322484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6327484" calcext:value-type="float">
            <text:p>76327484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6332484" calcext:value-type="float">
            <text:p>76332484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6337484" calcext:value-type="float">
            <text:p>76337484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6342484" calcext:value-type="float">
            <text:p>76342484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6347484" calcext:value-type="float">
            <text:p>76347484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6352484" calcext:value-type="float">
            <text:p>76352484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6357484" calcext:value-type="float">
            <text:p>76357484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6362484" calcext:value-type="float">
            <text:p>76362484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76367484" calcext:value-type="float">
            <text:p>76367484</text:p>
          </table:table-cell>
          <table:table-cell office:value-type="float" office:value="556" calcext:value-type="float">
            <text:p>556</text:p>
          </table:table-cell>
          <table:table-cell table:number-columns-repeated="56"/>
        </table:table-row>
        <table:table-row table:style-name="ro1">
          <table:table-cell office:value-type="float" office:value="76372484" calcext:value-type="float">
            <text:p>76372484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6377484" calcext:value-type="float">
            <text:p>76377484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76382484" calcext:value-type="float">
            <text:p>76382484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6387484" calcext:value-type="float">
            <text:p>76387484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76392484" calcext:value-type="float">
            <text:p>76392484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6397484" calcext:value-type="float">
            <text:p>76397484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76402484" calcext:value-type="float">
            <text:p>76402484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6407484" calcext:value-type="float">
            <text:p>76407484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6412484" calcext:value-type="float">
            <text:p>76412484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76417484" calcext:value-type="float">
            <text:p>76417484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76422484" calcext:value-type="float">
            <text:p>76422484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6427484" calcext:value-type="float">
            <text:p>76427484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6432484" calcext:value-type="float">
            <text:p>76432484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6437484" calcext:value-type="float">
            <text:p>76437484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6442484" calcext:value-type="float">
            <text:p>76442484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6447484" calcext:value-type="float">
            <text:p>76447484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76452485" calcext:value-type="float">
            <text:p>76452485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6457485" calcext:value-type="float">
            <text:p>76457485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6462485" calcext:value-type="float">
            <text:p>76462485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76467485" calcext:value-type="float">
            <text:p>76467485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6472485" calcext:value-type="float">
            <text:p>76472485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76477485" calcext:value-type="float">
            <text:p>76477485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6482485" calcext:value-type="float">
            <text:p>76482485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76487485" calcext:value-type="float">
            <text:p>76487485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76492485" calcext:value-type="float">
            <text:p>76492485</text:p>
          </table:table-cell>
          <table:table-cell office:value-type="float" office:value="667" calcext:value-type="float">
            <text:p>667</text:p>
          </table:table-cell>
          <table:table-cell table:number-columns-repeated="56"/>
        </table:table-row>
        <table:table-row table:style-name="ro1">
          <table:table-cell office:value-type="float" office:value="76497485" calcext:value-type="float">
            <text:p>76497485</text:p>
          </table:table-cell>
          <table:table-cell office:value-type="float" office:value="714" calcext:value-type="float">
            <text:p>714</text:p>
          </table:table-cell>
          <table:table-cell table:number-columns-repeated="56"/>
        </table:table-row>
        <table:table-row table:style-name="ro1">
          <table:table-cell office:value-type="float" office:value="76502485" calcext:value-type="float">
            <text:p>76502485</text:p>
          </table:table-cell>
          <table:table-cell office:value-type="float" office:value="703" calcext:value-type="float">
            <text:p>703</text:p>
          </table:table-cell>
          <table:table-cell table:number-columns-repeated="56"/>
        </table:table-row>
        <table:table-row table:style-name="ro1">
          <table:table-cell table:style-name="ce1" office:value-type="float" office:value="76507485" calcext:value-type="float">
            <text:p>76507485</text:p>
          </table:table-cell>
          <table:table-cell table:style-name="ce1" office:value-type="float" office:value="740" calcext:value-type="float">
            <text:p>740</text:p>
          </table:table-cell>
          <table:table-cell table:number-columns-repeated="56"/>
        </table:table-row>
        <table:table-row table:style-name="ro1">
          <table:table-cell office:value-type="float" office:value="76512485" calcext:value-type="float">
            <text:p>76512485</text:p>
          </table:table-cell>
          <table:table-cell office:value-type="float" office:value="726" calcext:value-type="float">
            <text:p>726</text:p>
          </table:table-cell>
          <table:table-cell table:number-columns-repeated="56"/>
        </table:table-row>
        <table:table-row table:style-name="ro1">
          <table:table-cell office:value-type="float" office:value="76517485" calcext:value-type="float">
            <text:p>76517485</text:p>
          </table:table-cell>
          <table:table-cell office:value-type="float" office:value="598" calcext:value-type="float">
            <text:p>598</text:p>
          </table:table-cell>
          <table:table-cell table:number-columns-repeated="56"/>
        </table:table-row>
        <table:table-row table:style-name="ro1">
          <table:table-cell office:value-type="float" office:value="76522485" calcext:value-type="float">
            <text:p>76522485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6527485" calcext:value-type="float">
            <text:p>76527485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6532485" calcext:value-type="float">
            <text:p>76532485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76537485" calcext:value-type="float">
            <text:p>76537485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6542485" calcext:value-type="float">
            <text:p>76542485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6547485" calcext:value-type="float">
            <text:p>76547485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6552485" calcext:value-type="float">
            <text:p>76552485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6557485" calcext:value-type="float">
            <text:p>76557485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6562485" calcext:value-type="float">
            <text:p>76562485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6567485" calcext:value-type="float">
            <text:p>76567485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6572485" calcext:value-type="float">
            <text:p>76572485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6577485" calcext:value-type="float">
            <text:p>76577485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6582485" calcext:value-type="float">
            <text:p>76582485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6587485" calcext:value-type="float">
            <text:p>76587485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76592485" calcext:value-type="float">
            <text:p>76592485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76597485" calcext:value-type="float">
            <text:p>76597485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6602485" calcext:value-type="float">
            <text:p>76602485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float" office:value="76607485" calcext:value-type="float">
            <text:p>76607485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float" office:value="76612485" calcext:value-type="float">
            <text:p>76612485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6617486" calcext:value-type="float">
            <text:p>76617486</text:p>
          </table:table-cell>
          <table:table-cell office:value-type="float" office:value="388" calcext:value-type="float">
            <text:p>388</text:p>
          </table:table-cell>
          <table:table-cell table:number-columns-repeated="56"/>
        </table:table-row>
        <table:table-row table:style-name="ro1">
          <table:table-cell office:value-type="float" office:value="76622486" calcext:value-type="float">
            <text:p>76622486</text:p>
          </table:table-cell>
          <table:table-cell office:value-type="float" office:value="375" calcext:value-type="float">
            <text:p>375</text:p>
          </table:table-cell>
          <table:table-cell table:number-columns-repeated="56"/>
        </table:table-row>
        <table:table-row table:style-name="ro1">
          <table:table-cell office:value-type="float" office:value="76627486" calcext:value-type="float">
            <text:p>76627486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6632486" calcext:value-type="float">
            <text:p>76632486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76637486" calcext:value-type="float">
            <text:p>76637486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office:value-type="float" office:value="76642486" calcext:value-type="float">
            <text:p>76642486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76647486" calcext:value-type="float">
            <text:p>76647486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6652486" calcext:value-type="float">
            <text:p>76652486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76657486" calcext:value-type="float">
            <text:p>76657486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76662486" calcext:value-type="float">
            <text:p>76662486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76667486" calcext:value-type="float">
            <text:p>76667486</text:p>
          </table:table-cell>
          <table:table-cell office:value-type="float" office:value="385" calcext:value-type="float">
            <text:p>385</text:p>
          </table:table-cell>
          <table:table-cell table:number-columns-repeated="56"/>
        </table:table-row>
        <table:table-row table:style-name="ro1">
          <table:table-cell office:value-type="float" office:value="76672486" calcext:value-type="float">
            <text:p>76672486</text:p>
          </table:table-cell>
          <table:table-cell office:value-type="float" office:value="377" calcext:value-type="float">
            <text:p>377</text:p>
          </table:table-cell>
          <table:table-cell table:number-columns-repeated="56"/>
        </table:table-row>
        <table:table-row table:style-name="ro1">
          <table:table-cell office:value-type="float" office:value="76677486" calcext:value-type="float">
            <text:p>76677486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76682486" calcext:value-type="float">
            <text:p>76682486</text:p>
          </table:table-cell>
          <table:table-cell office:value-type="float" office:value="415" calcext:value-type="float">
            <text:p>415</text:p>
          </table:table-cell>
          <table:table-cell table:number-columns-repeated="56"/>
        </table:table-row>
        <table:table-row table:style-name="ro1">
          <table:table-cell office:value-type="float" office:value="76687486" calcext:value-type="float">
            <text:p>76687486</text:p>
          </table:table-cell>
          <table:table-cell office:value-type="float" office:value="376" calcext:value-type="float">
            <text:p>376</text:p>
          </table:table-cell>
          <table:table-cell table:number-columns-repeated="56"/>
        </table:table-row>
        <table:table-row table:style-name="ro1">
          <table:table-cell office:value-type="float" office:value="76692486" calcext:value-type="float">
            <text:p>76692486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6697486" calcext:value-type="float">
            <text:p>76697486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76702486" calcext:value-type="float">
            <text:p>76702486</text:p>
          </table:table-cell>
          <table:table-cell office:value-type="float" office:value="394" calcext:value-type="float">
            <text:p>394</text:p>
          </table:table-cell>
          <table:table-cell table:number-columns-repeated="56"/>
        </table:table-row>
        <table:table-row table:style-name="ro1">
          <table:table-cell office:value-type="float" office:value="76707486" calcext:value-type="float">
            <text:p>76707486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76712486" calcext:value-type="float">
            <text:p>76712486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6717486" calcext:value-type="float">
            <text:p>76717486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76722486" calcext:value-type="float">
            <text:p>76722486</text:p>
          </table:table-cell>
          <table:table-cell office:value-type="float" office:value="399" calcext:value-type="float">
            <text:p>399</text:p>
          </table:table-cell>
          <table:table-cell table:number-columns-repeated="56"/>
        </table:table-row>
        <table:table-row table:style-name="ro1">
          <table:table-cell office:value-type="float" office:value="76727486" calcext:value-type="float">
            <text:p>76727486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6732486" calcext:value-type="float">
            <text:p>76732486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76737486" calcext:value-type="float">
            <text:p>76737486</text:p>
          </table:table-cell>
          <table:table-cell office:value-type="float" office:value="406" calcext:value-type="float">
            <text:p>406</text:p>
          </table:table-cell>
          <table:table-cell table:number-columns-repeated="56"/>
        </table:table-row>
        <table:table-row table:style-name="ro1">
          <table:table-cell office:value-type="float" office:value="76742486" calcext:value-type="float">
            <text:p>76742486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6747486" calcext:value-type="float">
            <text:p>76747486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6752486" calcext:value-type="float">
            <text:p>76752486</text:p>
          </table:table-cell>
          <table:table-cell office:value-type="float" office:value="412" calcext:value-type="float">
            <text:p>412</text:p>
          </table:table-cell>
          <table:table-cell table:number-columns-repeated="56"/>
        </table:table-row>
        <table:table-row table:style-name="ro1">
          <table:table-cell office:value-type="float" office:value="76757486" calcext:value-type="float">
            <text:p>76757486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76762486" calcext:value-type="float">
            <text:p>76762486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6767486" calcext:value-type="float">
            <text:p>76767486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76772486" calcext:value-type="float">
            <text:p>76772486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6777487" calcext:value-type="float">
            <text:p>76777487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6782487" calcext:value-type="float">
            <text:p>76782487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6787487" calcext:value-type="float">
            <text:p>76787487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6792487" calcext:value-type="float">
            <text:p>76792487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6797487" calcext:value-type="float">
            <text:p>76797487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6802487" calcext:value-type="float">
            <text:p>76802487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6807487" calcext:value-type="float">
            <text:p>76807487</text:p>
          </table:table-cell>
          <table:table-cell office:value-type="float" office:value="449" calcext:value-type="float">
            <text:p>449</text:p>
          </table:table-cell>
          <table:table-cell table:number-columns-repeated="56"/>
        </table:table-row>
        <table:table-row table:style-name="ro1">
          <table:table-cell office:value-type="float" office:value="76812487" calcext:value-type="float">
            <text:p>76812487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6817487" calcext:value-type="float">
            <text:p>76817487</text:p>
          </table:table-cell>
          <table:table-cell office:value-type="float" office:value="419" calcext:value-type="float">
            <text:p>419</text:p>
          </table:table-cell>
          <table:table-cell table:number-columns-repeated="56"/>
        </table:table-row>
        <table:table-row table:style-name="ro1">
          <table:table-cell office:value-type="float" office:value="76822487" calcext:value-type="float">
            <text:p>76822487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76827487" calcext:value-type="float">
            <text:p>76827487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6832487" calcext:value-type="float">
            <text:p>76832487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6837487" calcext:value-type="float">
            <text:p>76837487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float" office:value="76842487" calcext:value-type="float">
            <text:p>76842487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6847487" calcext:value-type="float">
            <text:p>76847487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76852487" calcext:value-type="float">
            <text:p>76852487</text:p>
          </table:table-cell>
          <table:table-cell office:value-type="float" office:value="393" calcext:value-type="float">
            <text:p>393</text:p>
          </table:table-cell>
          <table:table-cell table:number-columns-repeated="56"/>
        </table:table-row>
        <table:table-row table:style-name="ro1">
          <table:table-cell office:value-type="float" office:value="76857487" calcext:value-type="float">
            <text:p>76857487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6862487" calcext:value-type="float">
            <text:p>76862487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76867487" calcext:value-type="float">
            <text:p>76867487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6872487" calcext:value-type="float">
            <text:p>76872487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6877487" calcext:value-type="float">
            <text:p>76877487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6882487" calcext:value-type="float">
            <text:p>76882487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6887487" calcext:value-type="float">
            <text:p>76887487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76892487" calcext:value-type="float">
            <text:p>76892487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6897487" calcext:value-type="float">
            <text:p>76897487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6902487" calcext:value-type="float">
            <text:p>76902487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6907487" calcext:value-type="float">
            <text:p>76907487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6912487" calcext:value-type="float">
            <text:p>76912487</text:p>
          </table:table-cell>
          <table:table-cell office:value-type="float" office:value="553" calcext:value-type="float">
            <text:p>553</text:p>
          </table:table-cell>
          <table:table-cell table:number-columns-repeated="56"/>
        </table:table-row>
        <table:table-row table:style-name="ro1">
          <table:table-cell office:value-type="float" office:value="76917487" calcext:value-type="float">
            <text:p>76917487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6922488" calcext:value-type="float">
            <text:p>76922488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6927487" calcext:value-type="float">
            <text:p>76927487</text:p>
          </table:table-cell>
          <table:table-cell office:value-type="float" office:value="564" calcext:value-type="float">
            <text:p>564</text:p>
          </table:table-cell>
          <table:table-cell table:number-columns-repeated="56"/>
        </table:table-row>
        <table:table-row table:style-name="ro1">
          <table:table-cell office:value-type="float" office:value="76932488" calcext:value-type="float">
            <text:p>76932488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6937488" calcext:value-type="float">
            <text:p>76937488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6942488" calcext:value-type="float">
            <text:p>76942488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76947488" calcext:value-type="float">
            <text:p>76947488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76952488" calcext:value-type="float">
            <text:p>76952488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6957488" calcext:value-type="float">
            <text:p>76957488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6962488" calcext:value-type="float">
            <text:p>76962488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6967488" calcext:value-type="float">
            <text:p>76967488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6972488" calcext:value-type="float">
            <text:p>76972488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6977488" calcext:value-type="float">
            <text:p>76977488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6982488" calcext:value-type="float">
            <text:p>76982488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office:value-type="float" office:value="76987488" calcext:value-type="float">
            <text:p>76987488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76992488" calcext:value-type="float">
            <text:p>76992488</text:p>
          </table:table-cell>
          <table:table-cell office:value-type="float" office:value="640" calcext:value-type="float">
            <text:p>640</text:p>
          </table:table-cell>
          <table:table-cell table:number-columns-repeated="56"/>
        </table:table-row>
        <table:table-row table:style-name="ro1">
          <table:table-cell office:value-type="float" office:value="76997488" calcext:value-type="float">
            <text:p>76997488</text:p>
          </table:table-cell>
          <table:table-cell office:value-type="float" office:value="663" calcext:value-type="float">
            <text:p>663</text:p>
          </table:table-cell>
          <table:table-cell table:number-columns-repeated="56"/>
        </table:table-row>
        <table:table-row table:style-name="ro1">
          <table:table-cell office:value-type="float" office:value="77002488" calcext:value-type="float">
            <text:p>77002488</text:p>
          </table:table-cell>
          <table:table-cell office:value-type="float" office:value="615" calcext:value-type="float">
            <text:p>615</text:p>
          </table:table-cell>
          <table:table-cell table:number-columns-repeated="56"/>
        </table:table-row>
        <table:table-row table:style-name="ro1">
          <table:table-cell office:value-type="float" office:value="77007488" calcext:value-type="float">
            <text:p>77007488</text:p>
          </table:table-cell>
          <table:table-cell office:value-type="float" office:value="644" calcext:value-type="float">
            <text:p>644</text:p>
          </table:table-cell>
          <table:table-cell table:number-columns-repeated="56"/>
        </table:table-row>
        <table:table-row table:style-name="ro1">
          <table:table-cell office:value-type="float" office:value="77012488" calcext:value-type="float">
            <text:p>77012488</text:p>
          </table:table-cell>
          <table:table-cell office:value-type="float" office:value="680" calcext:value-type="float">
            <text:p>680</text:p>
          </table:table-cell>
          <table:table-cell table:number-columns-repeated="56"/>
        </table:table-row>
        <table:table-row table:style-name="ro1">
          <table:table-cell office:value-type="float" office:value="77017488" calcext:value-type="float">
            <text:p>77017488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7022488" calcext:value-type="float">
            <text:p>77022488</text:p>
          </table:table-cell>
          <table:table-cell office:value-type="float" office:value="609" calcext:value-type="float">
            <text:p>609</text:p>
          </table:table-cell>
          <table:table-cell table:number-columns-repeated="56"/>
        </table:table-row>
        <table:table-row table:style-name="ro1">
          <table:table-cell office:value-type="float" office:value="77027488" calcext:value-type="float">
            <text:p>77027488</text:p>
          </table:table-cell>
          <table:table-cell office:value-type="float" office:value="662" calcext:value-type="float">
            <text:p>662</text:p>
          </table:table-cell>
          <table:table-cell table:number-columns-repeated="56"/>
        </table:table-row>
        <table:table-row table:style-name="ro1">
          <table:table-cell office:value-type="float" office:value="77032488" calcext:value-type="float">
            <text:p>77032488</text:p>
          </table:table-cell>
          <table:table-cell office:value-type="float" office:value="628" calcext:value-type="float">
            <text:p>628</text:p>
          </table:table-cell>
          <table:table-cell table:number-columns-repeated="56"/>
        </table:table-row>
        <table:table-row table:style-name="ro1">
          <table:table-cell office:value-type="float" office:value="77037488" calcext:value-type="float">
            <text:p>77037488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77042488" calcext:value-type="float">
            <text:p>77042488</text:p>
          </table:table-cell>
          <table:table-cell office:value-type="float" office:value="628" calcext:value-type="float">
            <text:p>628</text:p>
          </table:table-cell>
          <table:table-cell table:number-columns-repeated="56"/>
        </table:table-row>
        <table:table-row table:style-name="ro1">
          <table:table-cell office:value-type="float" office:value="77047488" calcext:value-type="float">
            <text:p>77047488</text:p>
          </table:table-cell>
          <table:table-cell office:value-type="float" office:value="628" calcext:value-type="float">
            <text:p>628</text:p>
          </table:table-cell>
          <table:table-cell table:number-columns-repeated="56"/>
        </table:table-row>
        <table:table-row table:style-name="ro1">
          <table:table-cell office:value-type="float" office:value="77052488" calcext:value-type="float">
            <text:p>77052488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77057488" calcext:value-type="float">
            <text:p>77057488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77062488" calcext:value-type="float">
            <text:p>77062488</text:p>
          </table:table-cell>
          <table:table-cell office:value-type="float" office:value="639" calcext:value-type="float">
            <text:p>639</text:p>
          </table:table-cell>
          <table:table-cell table:number-columns-repeated="56"/>
        </table:table-row>
        <table:table-row table:style-name="ro1">
          <table:table-cell office:value-type="float" office:value="77067488" calcext:value-type="float">
            <text:p>77067488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7072488" calcext:value-type="float">
            <text:p>77072488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77077488" calcext:value-type="float">
            <text:p>77077488</text:p>
          </table:table-cell>
          <table:table-cell office:value-type="float" office:value="660" calcext:value-type="float">
            <text:p>660</text:p>
          </table:table-cell>
          <table:table-cell table:number-columns-repeated="56"/>
        </table:table-row>
        <table:table-row table:style-name="ro1">
          <table:table-cell office:value-type="float" office:value="77082488" calcext:value-type="float">
            <text:p>77082488</text:p>
          </table:table-cell>
          <table:table-cell office:value-type="float" office:value="647" calcext:value-type="float">
            <text:p>647</text:p>
          </table:table-cell>
          <table:table-cell table:number-columns-repeated="56"/>
        </table:table-row>
        <table:table-row table:style-name="ro1">
          <table:table-cell office:value-type="float" office:value="77087489" calcext:value-type="float">
            <text:p>77087489</text:p>
          </table:table-cell>
          <table:table-cell office:value-type="float" office:value="623" calcext:value-type="float">
            <text:p>623</text:p>
          </table:table-cell>
          <table:table-cell table:number-columns-repeated="56"/>
        </table:table-row>
        <table:table-row table:style-name="ro1">
          <table:table-cell office:value-type="float" office:value="77092489" calcext:value-type="float">
            <text:p>7709248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float" office:value="77097489" calcext:value-type="float">
            <text:p>77097489</text:p>
          </table:table-cell>
          <table:table-cell office:value-type="float" office:value="697" calcext:value-type="float">
            <text:p>697</text:p>
          </table:table-cell>
          <table:table-cell table:number-columns-repeated="56"/>
        </table:table-row>
        <table:table-row table:style-name="ro1">
          <table:table-cell office:value-type="float" office:value="77102489" calcext:value-type="float">
            <text:p>77102489</text:p>
          </table:table-cell>
          <table:table-cell office:value-type="float" office:value="642" calcext:value-type="float">
            <text:p>642</text:p>
          </table:table-cell>
          <table:table-cell table:number-columns-repeated="56"/>
        </table:table-row>
        <table:table-row table:style-name="ro1">
          <table:table-cell office:value-type="float" office:value="77107489" calcext:value-type="float">
            <text:p>77107489</text:p>
          </table:table-cell>
          <table:table-cell office:value-type="float" office:value="665" calcext:value-type="float">
            <text:p>665</text:p>
          </table:table-cell>
          <table:table-cell table:number-columns-repeated="56"/>
        </table:table-row>
        <table:table-row table:style-name="ro1">
          <table:table-cell office:value-type="float" office:value="77112489" calcext:value-type="float">
            <text:p>77112489</text:p>
          </table:table-cell>
          <table:table-cell office:value-type="float" office:value="695" calcext:value-type="float">
            <text:p>695</text:p>
          </table:table-cell>
          <table:table-cell table:number-columns-repeated="56"/>
        </table:table-row>
        <table:table-row table:style-name="ro1">
          <table:table-cell office:value-type="float" office:value="77117489" calcext:value-type="float">
            <text:p>77117489</text:p>
          </table:table-cell>
          <table:table-cell office:value-type="float" office:value="633" calcext:value-type="float">
            <text:p>633</text:p>
          </table:table-cell>
          <table:table-cell table:number-columns-repeated="56"/>
        </table:table-row>
        <table:table-row table:style-name="ro1">
          <table:table-cell office:value-type="float" office:value="77122489" calcext:value-type="float">
            <text:p>77122489</text:p>
          </table:table-cell>
          <table:table-cell office:value-type="float" office:value="618" calcext:value-type="float">
            <text:p>618</text:p>
          </table:table-cell>
          <table:table-cell table:number-columns-repeated="56"/>
        </table:table-row>
        <table:table-row table:style-name="ro1">
          <table:table-cell office:value-type="float" office:value="77127489" calcext:value-type="float">
            <text:p>77127489</text:p>
          </table:table-cell>
          <table:table-cell office:value-type="float" office:value="667" calcext:value-type="float">
            <text:p>667</text:p>
          </table:table-cell>
          <table:table-cell table:number-columns-repeated="56"/>
        </table:table-row>
        <table:table-row table:style-name="ro1">
          <table:table-cell office:value-type="float" office:value="77132489" calcext:value-type="float">
            <text:p>77132489</text:p>
          </table:table-cell>
          <table:table-cell office:value-type="float" office:value="634" calcext:value-type="float">
            <text:p>634</text:p>
          </table:table-cell>
          <table:table-cell table:number-columns-repeated="56"/>
        </table:table-row>
        <table:table-row table:style-name="ro1">
          <table:table-cell office:value-type="float" office:value="77137489" calcext:value-type="float">
            <text:p>77137489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7142489" calcext:value-type="float">
            <text:p>77142489</text:p>
          </table:table-cell>
          <table:table-cell office:value-type="float" office:value="643" calcext:value-type="float">
            <text:p>643</text:p>
          </table:table-cell>
          <table:table-cell table:number-columns-repeated="56"/>
        </table:table-row>
        <table:table-row table:style-name="ro1">
          <table:table-cell office:value-type="float" office:value="77147489" calcext:value-type="float">
            <text:p>77147489</text:p>
          </table:table-cell>
          <table:table-cell office:value-type="float" office:value="651" calcext:value-type="float">
            <text:p>651</text:p>
          </table:table-cell>
          <table:table-cell table:number-columns-repeated="56"/>
        </table:table-row>
        <table:table-row table:style-name="ro1">
          <table:table-cell office:value-type="float" office:value="77152489" calcext:value-type="float">
            <text:p>77152489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77157489" calcext:value-type="float">
            <text:p>77157489</text:p>
          </table:table-cell>
          <table:table-cell office:value-type="float" office:value="638" calcext:value-type="float">
            <text:p>638</text:p>
          </table:table-cell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7162489" calcext:value-type="float">
            <text:p>77162489</text:p>
          </table:table-cell>
          <table:table-cell office:value-type="float" office:value="687" calcext:value-type="float">
            <text:p>687</text:p>
          </table:table-cell>
          <table:table-cell table:number-columns-repeated="56"/>
        </table:table-row>
        <table:table-row table:style-name="ro1">
          <table:table-cell office:value-type="float" office:value="77167489" calcext:value-type="float">
            <text:p>77167489</text:p>
          </table:table-cell>
          <table:table-cell office:value-type="float" office:value="643" calcext:value-type="float">
            <text:p>643</text:p>
          </table:table-cell>
          <table:table-cell table:number-columns-repeated="56"/>
        </table:table-row>
        <table:table-row table:style-name="ro1">
          <table:table-cell office:value-type="float" office:value="77172489" calcext:value-type="float">
            <text:p>77172489</text:p>
          </table:table-cell>
          <table:table-cell office:value-type="float" office:value="650" calcext:value-type="float">
            <text:p>650</text:p>
          </table:table-cell>
          <table:table-cell table:number-columns-repeated="56"/>
        </table:table-row>
        <table:table-row table:style-name="ro1">
          <table:table-cell office:value-type="float" office:value="77177489" calcext:value-type="float">
            <text:p>77177489</text:p>
          </table:table-cell>
          <table:table-cell office:value-type="float" office:value="725" calcext:value-type="float">
            <text:p>725</text:p>
          </table:table-cell>
          <table:table-cell table:number-columns-repeated="56"/>
        </table:table-row>
        <table:table-row table:style-name="ro1">
          <table:table-cell office:value-type="float" office:value="77182489" calcext:value-type="float">
            <text:p>77182489</text:p>
          </table:table-cell>
          <table:table-cell office:value-type="float" office:value="713" calcext:value-type="float">
            <text:p>713</text:p>
          </table:table-cell>
          <table:table-cell table:number-columns-repeated="56"/>
        </table:table-row>
        <table:table-row table:style-name="ro1">
          <table:table-cell office:value-type="float" office:value="77187489" calcext:value-type="float">
            <text:p>77187489</text:p>
          </table:table-cell>
          <table:table-cell office:value-type="float" office:value="680" calcext:value-type="float">
            <text:p>680</text:p>
          </table:table-cell>
          <table:table-cell table:number-columns-repeated="56"/>
        </table:table-row>
        <table:table-row table:style-name="ro1">
          <table:table-cell office:value-type="float" office:value="77192489" calcext:value-type="float">
            <text:p>77192489</text:p>
          </table:table-cell>
          <table:table-cell office:value-type="float" office:value="733" calcext:value-type="float">
            <text:p>733</text:p>
          </table:table-cell>
          <table:table-cell table:number-columns-repeated="56"/>
        </table:table-row>
        <table:table-row table:style-name="ro1">
          <table:table-cell office:value-type="float" office:value="77197489" calcext:value-type="float">
            <text:p>77197489</text:p>
          </table:table-cell>
          <table:table-cell office:value-type="float" office:value="737" calcext:value-type="float">
            <text:p>737</text:p>
          </table:table-cell>
          <table:table-cell table:number-columns-repeated="56"/>
        </table:table-row>
        <table:table-row table:style-name="ro1">
          <table:table-cell office:value-type="float" office:value="77202489" calcext:value-type="float">
            <text:p>77202489</text:p>
          </table:table-cell>
          <table:table-cell office:value-type="float" office:value="673" calcext:value-type="float">
            <text:p>673</text:p>
          </table:table-cell>
          <table:table-cell table:number-columns-repeated="56"/>
        </table:table-row>
        <table:table-row table:style-name="ro1">
          <table:table-cell office:value-type="float" office:value="77207489" calcext:value-type="float">
            <text:p>7720748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float" office:value="77212489" calcext:value-type="float">
            <text:p>77212489</text:p>
          </table:table-cell>
          <table:table-cell office:value-type="float" office:value="710" calcext:value-type="float">
            <text:p>710</text:p>
          </table:table-cell>
          <table:table-cell table:number-columns-repeated="56"/>
        </table:table-row>
        <table:table-row table:style-name="ro1">
          <table:table-cell office:value-type="float" office:value="77217489" calcext:value-type="float">
            <text:p>77217489</text:p>
          </table:table-cell>
          <table:table-cell office:value-type="float" office:value="642" calcext:value-type="float">
            <text:p>642</text:p>
          </table:table-cell>
          <table:table-cell table:number-columns-repeated="56"/>
        </table:table-row>
        <table:table-row table:style-name="ro1">
          <table:table-cell office:value-type="float" office:value="77222489" calcext:value-type="float">
            <text:p>77222489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float" office:value="77227489" calcext:value-type="float">
            <text:p>77227489</text:p>
          </table:table-cell>
          <table:table-cell office:value-type="float" office:value="653" calcext:value-type="float">
            <text:p>653</text:p>
          </table:table-cell>
          <table:table-cell table:number-columns-repeated="56"/>
        </table:table-row>
        <table:table-row table:style-name="ro1">
          <table:table-cell office:value-type="float" office:value="77232489" calcext:value-type="float">
            <text:p>77232489</text:p>
          </table:table-cell>
          <table:table-cell office:value-type="float" office:value="605" calcext:value-type="float">
            <text:p>605</text:p>
          </table:table-cell>
          <table:table-cell table:number-columns-repeated="56"/>
        </table:table-row>
        <table:table-row table:style-name="ro1">
          <table:table-cell office:value-type="float" office:value="77237489" calcext:value-type="float">
            <text:p>77237489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7242489" calcext:value-type="float">
            <text:p>77242489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77247489" calcext:value-type="float">
            <text:p>77247489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77252489" calcext:value-type="float">
            <text:p>77252489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7257490" calcext:value-type="float">
            <text:p>77257490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77262490" calcext:value-type="float">
            <text:p>77262490</text:p>
          </table:table-cell>
          <table:table-cell office:value-type="float" office:value="590" calcext:value-type="float">
            <text:p>590</text:p>
          </table:table-cell>
          <table:table-cell table:number-columns-repeated="56"/>
        </table:table-row>
        <table:table-row table:style-name="ro1">
          <table:table-cell office:value-type="float" office:value="77267490" calcext:value-type="float">
            <text:p>77267490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7272490" calcext:value-type="float">
            <text:p>77272490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7277490" calcext:value-type="float">
            <text:p>77277490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77282490" calcext:value-type="float">
            <text:p>77282490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77287490" calcext:value-type="float">
            <text:p>77287490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7292490" calcext:value-type="float">
            <text:p>77292490</text:p>
          </table:table-cell>
          <table:table-cell office:value-type="float" office:value="660" calcext:value-type="float">
            <text:p>660</text:p>
          </table:table-cell>
          <table:table-cell table:number-columns-repeated="56"/>
        </table:table-row>
        <table:table-row table:style-name="ro1">
          <table:table-cell office:value-type="float" office:value="77297490" calcext:value-type="float">
            <text:p>77297490</text:p>
          </table:table-cell>
          <table:table-cell office:value-type="float" office:value="698" calcext:value-type="float">
            <text:p>698</text:p>
          </table:table-cell>
          <table:table-cell table:number-columns-repeated="56"/>
        </table:table-row>
        <table:table-row table:style-name="ro1">
          <table:table-cell office:value-type="float" office:value="77302490" calcext:value-type="float">
            <text:p>77302490</text:p>
          </table:table-cell>
          <table:table-cell office:value-type="float" office:value="678" calcext:value-type="float">
            <text:p>678</text:p>
          </table:table-cell>
          <table:table-cell table:number-columns-repeated="56"/>
        </table:table-row>
        <table:table-row table:style-name="ro1">
          <table:table-cell office:value-type="float" office:value="77307490" calcext:value-type="float">
            <text:p>77307490</text:p>
          </table:table-cell>
          <table:table-cell office:value-type="float" office:value="754" calcext:value-type="float">
            <text:p>754</text:p>
          </table:table-cell>
          <table:table-cell table:number-columns-repeated="56"/>
        </table:table-row>
        <table:table-row table:style-name="ro1">
          <table:table-cell table:style-name="ce1" office:value-type="float" office:value="77312490" calcext:value-type="float">
            <text:p>77312490</text:p>
          </table:table-cell>
          <table:table-cell table:style-name="ce1" office:value-type="float" office:value="790" calcext:value-type="float">
            <text:p>790</text:p>
          </table:table-cell>
          <table:table-cell table:number-columns-repeated="56"/>
        </table:table-row>
        <table:table-row table:style-name="ro1">
          <table:table-cell office:value-type="float" office:value="77317490" calcext:value-type="float">
            <text:p>77317490</text:p>
          </table:table-cell>
          <table:table-cell office:value-type="float" office:value="658" calcext:value-type="float">
            <text:p>658</text:p>
          </table:table-cell>
          <table:table-cell table:number-columns-repeated="56"/>
        </table:table-row>
        <table:table-row table:style-name="ro1">
          <table:table-cell office:value-type="float" office:value="77322490" calcext:value-type="float">
            <text:p>77322490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7327490" calcext:value-type="float">
            <text:p>77327490</text:p>
          </table:table-cell>
          <table:table-cell office:value-type="float" office:value="585" calcext:value-type="float">
            <text:p>585</text:p>
          </table:table-cell>
          <table:table-cell table:number-columns-repeated="56"/>
        </table:table-row>
        <table:table-row table:style-name="ro1">
          <table:table-cell office:value-type="float" office:value="77332490" calcext:value-type="float">
            <text:p>77332490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7337490" calcext:value-type="float">
            <text:p>77337490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7342490" calcext:value-type="float">
            <text:p>77342490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77347490" calcext:value-type="float">
            <text:p>77347490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7352490" calcext:value-type="float">
            <text:p>77352490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7357490" calcext:value-type="float">
            <text:p>77357490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7362490" calcext:value-type="float">
            <text:p>77362490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7367490" calcext:value-type="float">
            <text:p>77367490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77372490" calcext:value-type="float">
            <text:p>77372490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7377490" calcext:value-type="float">
            <text:p>77377490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7382490" calcext:value-type="float">
            <text:p>77382490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7387490" calcext:value-type="float">
            <text:p>77387490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7392490" calcext:value-type="float">
            <text:p>77392490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7397490" calcext:value-type="float">
            <text:p>77397490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7402490" calcext:value-type="float">
            <text:p>77402490</text:p>
          </table:table-cell>
          <table:table-cell office:value-type="float" office:value="404" calcext:value-type="float">
            <text:p>404</text:p>
          </table:table-cell>
          <table:table-cell table:number-columns-repeated="56"/>
        </table:table-row>
        <table:table-row table:style-name="ro1">
          <table:table-cell office:value-type="float" office:value="77407490" calcext:value-type="float">
            <text:p>77407490</text:p>
          </table:table-cell>
          <table:table-cell office:value-type="float" office:value="423" calcext:value-type="float">
            <text:p>423</text:p>
          </table:table-cell>
          <table:table-cell table:number-columns-repeated="56"/>
        </table:table-row>
        <table:table-row table:style-name="ro1">
          <table:table-cell office:value-type="float" office:value="77412491" calcext:value-type="float">
            <text:p>77412491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7417491" calcext:value-type="float">
            <text:p>77417491</text:p>
          </table:table-cell>
          <table:table-cell office:value-type="float" office:value="385" calcext:value-type="float">
            <text:p>385</text:p>
          </table:table-cell>
          <table:table-cell table:number-columns-repeated="56"/>
        </table:table-row>
        <table:table-row table:style-name="ro1">
          <table:table-cell office:value-type="float" office:value="77422491" calcext:value-type="float">
            <text:p>77422491</text:p>
          </table:table-cell>
          <table:table-cell office:value-type="float" office:value="378" calcext:value-type="float">
            <text:p>378</text:p>
          </table:table-cell>
          <table:table-cell table:number-columns-repeated="56"/>
        </table:table-row>
        <table:table-row table:style-name="ro1">
          <table:table-cell office:value-type="float" office:value="77427491" calcext:value-type="float">
            <text:p>77427491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7432491" calcext:value-type="float">
            <text:p>77432491</text:p>
          </table:table-cell>
          <table:table-cell office:value-type="float" office:value="405" calcext:value-type="float">
            <text:p>405</text:p>
          </table:table-cell>
          <table:table-cell table:number-columns-repeated="56"/>
        </table:table-row>
        <table:table-row table:style-name="ro1">
          <table:table-cell office:value-type="float" office:value="77437491" calcext:value-type="float">
            <text:p>77437491</text:p>
          </table:table-cell>
          <table:table-cell office:value-type="float" office:value="378" calcext:value-type="float">
            <text:p>378</text:p>
          </table:table-cell>
          <table:table-cell table:number-columns-repeated="56"/>
        </table:table-row>
        <table:table-row table:style-name="ro1">
          <table:table-cell office:value-type="float" office:value="77442491" calcext:value-type="float">
            <text:p>77442491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7447491" calcext:value-type="float">
            <text:p>77447491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7452491" calcext:value-type="float">
            <text:p>77452491</text:p>
          </table:table-cell>
          <table:table-cell office:value-type="float" office:value="396" calcext:value-type="float">
            <text:p>396</text:p>
          </table:table-cell>
          <table:table-cell table:number-columns-repeated="56"/>
        </table:table-row>
        <table:table-row table:style-name="ro1">
          <table:table-cell office:value-type="float" office:value="77457491" calcext:value-type="float">
            <text:p>77457491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77462491" calcext:value-type="float">
            <text:p>77462491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7467491" calcext:value-type="float">
            <text:p>77467491</text:p>
          </table:table-cell>
          <table:table-cell office:value-type="float" office:value="414" calcext:value-type="float">
            <text:p>414</text:p>
          </table:table-cell>
          <table:table-cell table:number-columns-repeated="56"/>
        </table:table-row>
        <table:table-row table:style-name="ro1">
          <table:table-cell office:value-type="float" office:value="77472491" calcext:value-type="float">
            <text:p>77472491</text:p>
          </table:table-cell>
          <table:table-cell office:value-type="float" office:value="412" calcext:value-type="float">
            <text:p>412</text:p>
          </table:table-cell>
          <table:table-cell table:number-columns-repeated="56"/>
        </table:table-row>
        <table:table-row table:style-name="ro1">
          <table:table-cell office:value-type="float" office:value="77477491" calcext:value-type="float">
            <text:p>77477491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7482491" calcext:value-type="float">
            <text:p>77482491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7487491" calcext:value-type="float">
            <text:p>77487491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7492491" calcext:value-type="float">
            <text:p>77492491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77497491" calcext:value-type="float">
            <text:p>77497491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7502491" calcext:value-type="float">
            <text:p>77502491</text:p>
          </table:table-cell>
          <table:table-cell office:value-type="float" office:value="416" calcext:value-type="float">
            <text:p>416</text:p>
          </table:table-cell>
          <table:table-cell table:number-columns-repeated="56"/>
        </table:table-row>
        <table:table-row table:style-name="ro1">
          <table:table-cell office:value-type="float" office:value="77507491" calcext:value-type="float">
            <text:p>77507491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7512491" calcext:value-type="float">
            <text:p>77512491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7517491" calcext:value-type="float">
            <text:p>77517491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7522491" calcext:value-type="float">
            <text:p>77522491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7527491" calcext:value-type="float">
            <text:p>77527491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77532491" calcext:value-type="float">
            <text:p>77532491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7537491" calcext:value-type="float">
            <text:p>77537491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77542491" calcext:value-type="float">
            <text:p>77542491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7547491" calcext:value-type="float">
            <text:p>77547491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77552491" calcext:value-type="float">
            <text:p>77552491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7557491" calcext:value-type="float">
            <text:p>77557491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77562491" calcext:value-type="float">
            <text:p>77562491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7567492" calcext:value-type="float">
            <text:p>77567492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7572492" calcext:value-type="float">
            <text:p>77572492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7577492" calcext:value-type="float">
            <text:p>77577492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7582492" calcext:value-type="float">
            <text:p>77582492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7587492" calcext:value-type="float">
            <text:p>77587492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7592492" calcext:value-type="float">
            <text:p>77592492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7597492" calcext:value-type="float">
            <text:p>77597492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77602492" calcext:value-type="float">
            <text:p>77602492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7607492" calcext:value-type="float">
            <text:p>77607492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7612492" calcext:value-type="float">
            <text:p>77612492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77617492" calcext:value-type="float">
            <text:p>77617492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7622492" calcext:value-type="float">
            <text:p>77622492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7627492" calcext:value-type="float">
            <text:p>77627492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7632492" calcext:value-type="float">
            <text:p>77632492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7637492" calcext:value-type="float">
            <text:p>77637492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77642492" calcext:value-type="float">
            <text:p>77642492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7647492" calcext:value-type="float">
            <text:p>77647492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7652492" calcext:value-type="float">
            <text:p>77652492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77657492" calcext:value-type="float">
            <text:p>77657492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7662492" calcext:value-type="float">
            <text:p>77662492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7667492" calcext:value-type="float">
            <text:p>77667492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7672492" calcext:value-type="float">
            <text:p>77672492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7677492" calcext:value-type="float">
            <text:p>77677492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7682492" calcext:value-type="float">
            <text:p>77682492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7687492" calcext:value-type="float">
            <text:p>77687492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7692492" calcext:value-type="float">
            <text:p>77692492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7697492" calcext:value-type="float">
            <text:p>77697492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77702492" calcext:value-type="float">
            <text:p>77702492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7707492" calcext:value-type="float">
            <text:p>77707492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7712492" calcext:value-type="float">
            <text:p>77712492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77717492" calcext:value-type="float">
            <text:p>77717492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77722492" calcext:value-type="float">
            <text:p>77722492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7727492" calcext:value-type="float">
            <text:p>77727492</text:p>
          </table:table-cell>
          <table:table-cell office:value-type="float" office:value="636" calcext:value-type="float">
            <text:p>636</text:p>
          </table:table-cell>
          <table:table-cell table:number-columns-repeated="56"/>
        </table:table-row>
        <table:table-row table:style-name="ro1">
          <table:table-cell office:value-type="float" office:value="77732493" calcext:value-type="float">
            <text:p>77732493</text:p>
          </table:table-cell>
          <table:table-cell office:value-type="float" office:value="615" calcext:value-type="float">
            <text:p>615</text:p>
          </table:table-cell>
          <table:table-cell table:number-columns-repeated="56"/>
        </table:table-row>
        <table:table-row table:style-name="ro1">
          <table:table-cell office:value-type="float" office:value="77737493" calcext:value-type="float">
            <text:p>77737493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77742493" calcext:value-type="float">
            <text:p>77742493</text:p>
          </table:table-cell>
          <table:table-cell office:value-type="float" office:value="656" calcext:value-type="float">
            <text:p>656</text:p>
          </table:table-cell>
          <table:table-cell table:number-columns-repeated="56"/>
        </table:table-row>
        <table:table-row table:style-name="ro1">
          <table:table-cell office:value-type="float" office:value="77747493" calcext:value-type="float">
            <text:p>77747493</text:p>
          </table:table-cell>
          <table:table-cell office:value-type="float" office:value="658" calcext:value-type="float">
            <text:p>658</text:p>
          </table:table-cell>
          <table:table-cell table:number-columns-repeated="56"/>
        </table:table-row>
        <table:table-row table:style-name="ro1">
          <table:table-cell office:value-type="float" office:value="77752493" calcext:value-type="float">
            <text:p>77752493</text:p>
          </table:table-cell>
          <table:table-cell office:value-type="float" office:value="609" calcext:value-type="float">
            <text:p>609</text:p>
          </table:table-cell>
          <table:table-cell table:number-columns-repeated="56"/>
        </table:table-row>
        <table:table-row table:style-name="ro1">
          <table:table-cell office:value-type="float" office:value="77757493" calcext:value-type="float">
            <text:p>77757493</text:p>
          </table:table-cell>
          <table:table-cell office:value-type="float" office:value="644" calcext:value-type="float">
            <text:p>644</text:p>
          </table:table-cell>
          <table:table-cell table:number-columns-repeated="56"/>
        </table:table-row>
        <table:table-row table:style-name="ro1">
          <table:table-cell office:value-type="float" office:value="77762493" calcext:value-type="float">
            <text:p>77762493</text:p>
          </table:table-cell>
          <table:table-cell office:value-type="float" office:value="676" calcext:value-type="float">
            <text:p>676</text:p>
          </table:table-cell>
          <table:table-cell table:number-columns-repeated="56"/>
        </table:table-row>
        <table:table-row table:style-name="ro1">
          <table:table-cell office:value-type="float" office:value="77767493" calcext:value-type="float">
            <text:p>77767493</text:p>
          </table:table-cell>
          <table:table-cell office:value-type="float" office:value="617" calcext:value-type="float">
            <text:p>617</text:p>
          </table:table-cell>
          <table:table-cell table:number-columns-repeated="56"/>
        </table:table-row>
        <table:table-row table:style-name="ro1">
          <table:table-cell office:value-type="float" office:value="77772493" calcext:value-type="float">
            <text:p>77772493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7777493" calcext:value-type="float">
            <text:p>77777493</text:p>
          </table:table-cell>
          <table:table-cell office:value-type="float" office:value="686" calcext:value-type="float">
            <text:p>686</text:p>
          </table:table-cell>
          <table:table-cell table:number-columns-repeated="56"/>
        </table:table-row>
        <table:table-row table:style-name="ro1">
          <table:table-cell office:value-type="float" office:value="77782493" calcext:value-type="float">
            <text:p>77782493</text:p>
          </table:table-cell>
          <table:table-cell office:value-type="float" office:value="667" calcext:value-type="float">
            <text:p>667</text:p>
          </table:table-cell>
          <table:table-cell table:number-columns-repeated="56"/>
        </table:table-row>
        <table:table-row table:style-name="ro1">
          <table:table-cell office:value-type="float" office:value="77787493" calcext:value-type="float">
            <text:p>77787493</text:p>
          </table:table-cell>
          <table:table-cell office:value-type="float" office:value="647" calcext:value-type="float">
            <text:p>647</text:p>
          </table:table-cell>
          <table:table-cell table:number-columns-repeated="56"/>
        </table:table-row>
        <table:table-row table:style-name="ro1">
          <table:table-cell office:value-type="float" office:value="77792493" calcext:value-type="float">
            <text:p>77792493</text:p>
          </table:table-cell>
          <table:table-cell office:value-type="float" office:value="717" calcext:value-type="float">
            <text:p>717</text:p>
          </table:table-cell>
          <table:table-cell table:number-columns-repeated="56"/>
        </table:table-row>
        <table:table-row table:style-name="ro1">
          <table:table-cell office:value-type="float" office:value="77797493" calcext:value-type="float">
            <text:p>77797493</text:p>
          </table:table-cell>
          <table:table-cell office:value-type="float" office:value="729" calcext:value-type="float">
            <text:p>729</text:p>
          </table:table-cell>
          <table:table-cell table:number-columns-repeated="56"/>
        </table:table-row>
        <table:table-row table:style-name="ro1">
          <table:table-cell office:value-type="float" office:value="77802493" calcext:value-type="float">
            <text:p>77802493</text:p>
          </table:table-cell>
          <table:table-cell office:value-type="float" office:value="684" calcext:value-type="float">
            <text:p>684</text:p>
          </table:table-cell>
          <table:table-cell table:number-columns-repeated="56"/>
        </table:table-row>
        <table:table-row table:style-name="ro1">
          <table:table-cell office:value-type="float" office:value="77807493" calcext:value-type="float">
            <text:p>77807493</text:p>
          </table:table-cell>
          <table:table-cell office:value-type="float" office:value="723" calcext:value-type="float">
            <text:p>723</text:p>
          </table:table-cell>
          <table:table-cell table:number-columns-repeated="56"/>
        </table:table-row>
        <table:table-row table:style-name="ro1">
          <table:table-cell office:value-type="float" office:value="77812493" calcext:value-type="float">
            <text:p>77812493</text:p>
          </table:table-cell>
          <table:table-cell office:value-type="float" office:value="754" calcext:value-type="float">
            <text:p>754</text:p>
          </table:table-cell>
          <table:table-cell table:number-columns-repeated="56"/>
        </table:table-row>
        <table:table-row table:style-name="ro1">
          <table:table-cell office:value-type="float" office:value="77817493" calcext:value-type="float">
            <text:p>77817493</text:p>
          </table:table-cell>
          <table:table-cell office:value-type="float" office:value="693" calcext:value-type="float">
            <text:p>693</text:p>
          </table:table-cell>
          <table:table-cell table:number-columns-repeated="56"/>
        </table:table-row>
        <table:table-row table:style-name="ro1">
          <table:table-cell office:value-type="float" office:value="77822493" calcext:value-type="float">
            <text:p>77822493</text:p>
          </table:table-cell>
          <table:table-cell office:value-type="float" office:value="686" calcext:value-type="float">
            <text:p>686</text:p>
          </table:table-cell>
          <table:table-cell table:number-columns-repeated="56"/>
        </table:table-row>
        <table:table-row table:style-name="ro1">
          <table:table-cell office:value-type="float" office:value="77827493" calcext:value-type="float">
            <text:p>77827493</text:p>
          </table:table-cell>
          <table:table-cell office:value-type="float" office:value="729" calcext:value-type="float">
            <text:p>729</text:p>
          </table:table-cell>
          <table:table-cell table:number-columns-repeated="56"/>
        </table:table-row>
        <table:table-row table:style-name="ro1">
          <table:table-cell office:value-type="float" office:value="77832493" calcext:value-type="float">
            <text:p>77832493</text:p>
          </table:table-cell>
          <table:table-cell office:value-type="float" office:value="680" calcext:value-type="float">
            <text:p>680</text:p>
          </table:table-cell>
          <table:table-cell table:number-columns-repeated="56"/>
        </table:table-row>
        <table:table-row table:style-name="ro1">
          <table:table-cell office:value-type="float" office:value="77837493" calcext:value-type="float">
            <text:p>77837493</text:p>
          </table:table-cell>
          <table:table-cell office:value-type="float" office:value="641" calcext:value-type="float">
            <text:p>641</text:p>
          </table:table-cell>
          <table:table-cell table:number-columns-repeated="56"/>
        </table:table-row>
        <table:table-row table:style-name="ro1">
          <table:table-cell office:value-type="float" office:value="77842493" calcext:value-type="float">
            <text:p>77842493</text:p>
          </table:table-cell>
          <table:table-cell office:value-type="float" office:value="693" calcext:value-type="float">
            <text:p>693</text:p>
          </table:table-cell>
          <table:table-cell table:number-columns-repeated="56"/>
        </table:table-row>
        <table:table-row table:style-name="ro1">
          <table:table-cell office:value-type="float" office:value="77847493" calcext:value-type="float">
            <text:p>77847493</text:p>
          </table:table-cell>
          <table:table-cell office:value-type="float" office:value="695" calcext:value-type="float">
            <text:p>695</text:p>
          </table:table-cell>
          <table:table-cell table:number-columns-repeated="56"/>
        </table:table-row>
        <table:table-row table:style-name="ro1">
          <table:table-cell office:value-type="float" office:value="77852493" calcext:value-type="float">
            <text:p>77852493</text:p>
          </table:table-cell>
          <table:table-cell office:value-type="float" office:value="647" calcext:value-type="float">
            <text:p>647</text:p>
          </table:table-cell>
          <table:table-cell table:number-columns-repeated="56"/>
        </table:table-row>
        <table:table-row table:style-name="ro1">
          <table:table-cell office:value-type="float" office:value="77857493" calcext:value-type="float">
            <text:p>77857493</text:p>
          </table:table-cell>
          <table:table-cell office:value-type="float" office:value="686" calcext:value-type="float">
            <text:p>686</text:p>
          </table:table-cell>
          <table:table-cell table:number-columns-repeated="56"/>
        </table:table-row>
        <table:table-row table:style-name="ro1">
          <table:table-cell office:value-type="float" office:value="77862493" calcext:value-type="float">
            <text:p>77862493</text:p>
          </table:table-cell>
          <table:table-cell office:value-type="float" office:value="721" calcext:value-type="float">
            <text:p>721</text:p>
          </table:table-cell>
          <table:table-cell table:number-columns-repeated="56"/>
        </table:table-row>
        <table:table-row table:style-name="ro1">
          <table:table-cell office:value-type="float" office:value="77867493" calcext:value-type="float">
            <text:p>77867493</text:p>
          </table:table-cell>
          <table:table-cell office:value-type="float" office:value="668" calcext:value-type="float">
            <text:p>668</text:p>
          </table:table-cell>
          <table:table-cell table:number-columns-repeated="56"/>
        </table:table-row>
        <table:table-row table:style-name="ro1">
          <table:table-cell office:value-type="float" office:value="77872493" calcext:value-type="float">
            <text:p>77872493</text:p>
          </table:table-cell>
          <table:table-cell office:value-type="float" office:value="679" calcext:value-type="float">
            <text:p>679</text:p>
          </table:table-cell>
          <table:table-cell table:number-columns-repeated="56"/>
        </table:table-row>
        <table:table-row table:style-name="ro1">
          <table:table-cell office:value-type="float" office:value="77877493" calcext:value-type="float">
            <text:p>77877493</text:p>
          </table:table-cell>
          <table:table-cell office:value-type="float" office:value="745" calcext:value-type="float">
            <text:p>745</text:p>
          </table:table-cell>
          <table:table-cell table:number-columns-repeated="56"/>
        </table:table-row>
        <table:table-row table:style-name="ro1">
          <table:table-cell office:value-type="float" office:value="77882493" calcext:value-type="float">
            <text:p>77882493</text:p>
          </table:table-cell>
          <table:table-cell office:value-type="float" office:value="722" calcext:value-type="float">
            <text:p>722</text:p>
          </table:table-cell>
          <table:table-cell table:number-columns-repeated="56"/>
        </table:table-row>
        <table:table-row table:style-name="ro1">
          <table:table-cell office:value-type="float" office:value="77887493" calcext:value-type="float">
            <text:p>77887493</text:p>
          </table:table-cell>
          <table:table-cell office:value-type="float" office:value="692" calcext:value-type="float">
            <text:p>692</text:p>
          </table:table-cell>
          <table:table-cell table:number-columns-repeated="56"/>
        </table:table-row>
        <table:table-row table:style-name="ro1">
          <table:table-cell office:value-type="float" office:value="77892493" calcext:value-type="float">
            <text:p>77892493</text:p>
          </table:table-cell>
          <table:table-cell office:value-type="float" office:value="742" calcext:value-type="float">
            <text:p>742</text:p>
          </table:table-cell>
          <table:table-cell table:number-columns-repeated="56"/>
        </table:table-row>
        <table:table-row table:style-name="ro1">
          <table:table-cell office:value-type="float" office:value="77897494" calcext:value-type="float">
            <text:p>77897494</text:p>
          </table:table-cell>
          <table:table-cell office:value-type="float" office:value="729" calcext:value-type="float">
            <text:p>729</text:p>
          </table:table-cell>
          <table:table-cell table:number-columns-repeated="56"/>
        </table:table-row>
        <table:table-row table:style-name="ro1">
          <table:table-cell office:value-type="float" office:value="77902494" calcext:value-type="float">
            <text:p>77902494</text:p>
          </table:table-cell>
          <table:table-cell office:value-type="float" office:value="672" calcext:value-type="float">
            <text:p>672</text:p>
          </table:table-cell>
          <table:table-cell table:number-columns-repeated="56"/>
        </table:table-row>
        <table:table-row table:style-name="ro1">
          <table:table-cell office:value-type="float" office:value="77907494" calcext:value-type="float">
            <text:p>77907494</text:p>
          </table:table-cell>
          <table:table-cell office:value-type="float" office:value="699" calcext:value-type="float">
            <text:p>699</text:p>
          </table:table-cell>
          <table:table-cell table:number-columns-repeated="56"/>
        </table:table-row>
        <table:table-row table:style-name="ro1">
          <table:table-cell office:value-type="float" office:value="77912494" calcext:value-type="float">
            <text:p>77912494</text:p>
          </table:table-cell>
          <table:table-cell office:value-type="float" office:value="709" calcext:value-type="float">
            <text:p>709</text:p>
          </table:table-cell>
          <table:table-cell table:number-columns-repeated="56"/>
        </table:table-row>
        <table:table-row table:style-name="ro1">
          <table:table-cell office:value-type="float" office:value="77917494" calcext:value-type="float">
            <text:p>77917494</text:p>
          </table:table-cell>
          <table:table-cell office:value-type="float" office:value="632" calcext:value-type="float">
            <text:p>632</text:p>
          </table:table-cell>
          <table:table-cell table:number-columns-repeated="56"/>
        </table:table-row>
        <table:table-row table:style-name="ro1">
          <table:table-cell office:value-type="float" office:value="77922494" calcext:value-type="float">
            <text:p>77922494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7927494" calcext:value-type="float">
            <text:p>77927494</text:p>
          </table:table-cell>
          <table:table-cell office:value-type="float" office:value="653" calcext:value-type="float">
            <text:p>653</text:p>
          </table:table-cell>
          <table:table-cell table:number-columns-repeated="56"/>
        </table:table-row>
        <table:table-row table:style-name="ro1">
          <table:table-cell office:value-type="float" office:value="77932494" calcext:value-type="float">
            <text:p>77932494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7937494" calcext:value-type="float">
            <text:p>77937494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7942494" calcext:value-type="float">
            <text:p>77942494</text:p>
          </table:table-cell>
          <table:table-cell office:value-type="float" office:value="580" calcext:value-type="float">
            <text:p>580</text:p>
          </table:table-cell>
          <table:table-cell table:number-columns-repeated="56"/>
        </table:table-row>
        <table:table-row table:style-name="ro1">
          <table:table-cell office:value-type="float" office:value="77947494" calcext:value-type="float">
            <text:p>77947494</text:p>
          </table:table-cell>
          <table:table-cell office:value-type="float" office:value="565" calcext:value-type="float">
            <text:p>565</text:p>
          </table:table-cell>
          <table:table-cell table:number-columns-repeated="56"/>
        </table:table-row>
        <table:table-row table:style-name="ro1">
          <table:table-cell office:value-type="float" office:value="77952494" calcext:value-type="float">
            <text:p>77952494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7957494" calcext:value-type="float">
            <text:p>77957494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7962494" calcext:value-type="float">
            <text:p>77962494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7967494" calcext:value-type="float">
            <text:p>77967494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7972494" calcext:value-type="float">
            <text:p>77972494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7977494" calcext:value-type="float">
            <text:p>77977494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7982494" calcext:value-type="float">
            <text:p>77982494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7987494" calcext:value-type="float">
            <text:p>77987494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7992494" calcext:value-type="float">
            <text:p>77992494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7997494" calcext:value-type="float">
            <text:p>77997494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8002494" calcext:value-type="float">
            <text:p>78002494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8007494" calcext:value-type="float">
            <text:p>78007494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8012494" calcext:value-type="float">
            <text:p>78012494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8017494" calcext:value-type="float">
            <text:p>78017494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78022494" calcext:value-type="float">
            <text:p>78022494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8027494" calcext:value-type="float">
            <text:p>78027494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8032494" calcext:value-type="float">
            <text:p>78032494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78037494" calcext:value-type="float">
            <text:p>78037494</text:p>
          </table:table-cell>
          <table:table-cell office:value-type="float" office:value="379" calcext:value-type="float">
            <text:p>379</text:p>
          </table:table-cell>
          <table:table-cell table:number-columns-repeated="56"/>
        </table:table-row>
        <table:table-row table:style-name="ro1">
          <table:table-cell office:value-type="float" office:value="78042494" calcext:value-type="float">
            <text:p>78042494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78047494" calcext:value-type="float">
            <text:p>78047494</text:p>
          </table:table-cell>
          <table:table-cell office:value-type="float" office:value="411" calcext:value-type="float">
            <text:p>411</text:p>
          </table:table-cell>
          <table:table-cell table:number-columns-repeated="56"/>
        </table:table-row>
        <table:table-row table:style-name="ro1">
          <table:table-cell office:value-type="float" office:value="78052495" calcext:value-type="float">
            <text:p>78052495</text:p>
          </table:table-cell>
          <table:table-cell office:value-type="float" office:value="356" calcext:value-type="float">
            <text:p>356</text:p>
          </table:table-cell>
          <table:table-cell table:number-columns-repeated="56"/>
        </table:table-row>
        <table:table-row table:style-name="ro1">
          <table:table-cell office:value-type="float" office:value="78057495" calcext:value-type="float">
            <text:p>78057495</text:p>
          </table:table-cell>
          <table:table-cell office:value-type="float" office:value="391" calcext:value-type="float">
            <text:p>391</text:p>
          </table:table-cell>
          <table:table-cell table:number-columns-repeated="56"/>
        </table:table-row>
        <table:table-row table:style-name="ro1">
          <table:table-cell office:value-type="float" office:value="78062495" calcext:value-type="float">
            <text:p>78062495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8067495" calcext:value-type="float">
            <text:p>78067495</text:p>
          </table:table-cell>
          <table:table-cell office:value-type="float" office:value="368" calcext:value-type="float">
            <text:p>368</text:p>
          </table:table-cell>
          <table:table-cell table:number-columns-repeated="56"/>
        </table:table-row>
        <table:table-row table:style-name="ro1">
          <table:table-cell office:value-type="float" office:value="78072495" calcext:value-type="float">
            <text:p>78072495</text:p>
          </table:table-cell>
          <table:table-cell office:value-type="float" office:value="372" calcext:value-type="float">
            <text:p>372</text:p>
          </table:table-cell>
          <table:table-cell table:number-columns-repeated="56"/>
        </table:table-row>
        <table:table-row table:style-name="ro1">
          <table:table-cell office:value-type="float" office:value="78077495" calcext:value-type="float">
            <text:p>78077495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78082495" calcext:value-type="float">
            <text:p>78082495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78087495" calcext:value-type="float">
            <text:p>78087495</text:p>
          </table:table-cell>
          <table:table-cell office:value-type="float" office:value="367" calcext:value-type="float">
            <text:p>367</text:p>
          </table:table-cell>
          <table:table-cell table:number-columns-repeated="56"/>
        </table:table-row>
        <table:table-row table:style-name="ro1">
          <table:table-cell office:value-type="float" office:value="78092495" calcext:value-type="float">
            <text:p>78092495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8097495" calcext:value-type="float">
            <text:p>78097495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78102495" calcext:value-type="float">
            <text:p>78102495</text:p>
          </table:table-cell>
          <table:table-cell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office:value-type="float" office:value="78107495" calcext:value-type="float">
            <text:p>78107495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8112495" calcext:value-type="float">
            <text:p>78112495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8117495" calcext:value-type="float">
            <text:p>78117495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8122495" calcext:value-type="float">
            <text:p>78122495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table:style-name="ce1" office:value-type="float" office:value="78127495" calcext:value-type="float">
            <text:p>78127495</text:p>
          </table:table-cell>
          <table:table-cell table:style-name="ce1" office:value-type="float" office:value="660" calcext:value-type="float">
            <text:p>660</text:p>
          </table:table-cell>
          <table:table-cell table:number-columns-repeated="56"/>
        </table:table-row>
        <table:table-row table:style-name="ro1">
          <table:table-cell office:value-type="float" office:value="78132495" calcext:value-type="float">
            <text:p>78132495</text:p>
          </table:table-cell>
          <table:table-cell office:value-type="float" office:value="626" calcext:value-type="float">
            <text:p>626</text:p>
          </table:table-cell>
          <table:table-cell table:number-columns-repeated="56"/>
        </table:table-row>
        <table:table-row table:style-name="ro1">
          <table:table-cell office:value-type="float" office:value="78137495" calcext:value-type="float">
            <text:p>78137495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8142495" calcext:value-type="float">
            <text:p>78142495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8147495" calcext:value-type="float">
            <text:p>78147495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8152495" calcext:value-type="float">
            <text:p>78152495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8157495" calcext:value-type="float">
            <text:p>78157495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8162495" calcext:value-type="float">
            <text:p>78162495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8167495" calcext:value-type="float">
            <text:p>78167495</text:p>
          </table:table-cell>
          <table:table-cell office:value-type="float" office:value="391" calcext:value-type="float">
            <text:p>391</text:p>
          </table:table-cell>
          <table:table-cell table:number-columns-repeated="56"/>
        </table:table-row>
        <table:table-row table:style-name="ro1">
          <table:table-cell office:value-type="float" office:value="78172495" calcext:value-type="float">
            <text:p>78172495</text:p>
          </table:table-cell>
          <table:table-cell office:value-type="float" office:value="393" calcext:value-type="float">
            <text:p>393</text:p>
          </table:table-cell>
          <table:table-cell table:number-columns-repeated="56"/>
        </table:table-row>
        <table:table-row table:style-name="ro1">
          <table:table-cell office:value-type="float" office:value="78177495" calcext:value-type="float">
            <text:p>78177495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78182495" calcext:value-type="float">
            <text:p>78182495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78187495" calcext:value-type="float">
            <text:p>78187495</text:p>
          </table:table-cell>
          <table:table-cell office:value-type="float" office:value="391" calcext:value-type="float">
            <text:p>391</text:p>
          </table:table-cell>
          <table:table-cell table:number-columns-repeated="56"/>
        </table:table-row>
        <table:table-row table:style-name="ro1">
          <table:table-cell office:value-type="float" office:value="78192495" calcext:value-type="float">
            <text:p>78192495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78197495" calcext:value-type="float">
            <text:p>78197495</text:p>
          </table:table-cell>
          <table:table-cell office:value-type="float" office:value="443" calcext:value-type="float">
            <text:p>443</text:p>
          </table:table-cell>
          <table:table-cell table:number-columns-repeated="56"/>
        </table:table-row>
        <table:table-row table:style-name="ro1">
          <table:table-cell office:value-type="float" office:value="78202495" calcext:value-type="float">
            <text:p>78202495</text:p>
          </table:table-cell>
          <table:table-cell office:value-type="float" office:value="393" calcext:value-type="float">
            <text:p>393</text:p>
          </table:table-cell>
          <table:table-cell table:number-columns-repeated="56"/>
        </table:table-row>
        <table:table-row table:style-name="ro1">
          <table:table-cell office:value-type="float" office:value="78207495" calcext:value-type="float">
            <text:p>78207495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8212495" calcext:value-type="float">
            <text:p>78212495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8217496" calcext:value-type="float">
            <text:p>78217496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78222496" calcext:value-type="float">
            <text:p>78222496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8227496" calcext:value-type="float">
            <text:p>78227496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8232496" calcext:value-type="float">
            <text:p>78232496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8237496" calcext:value-type="float">
            <text:p>78237496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8242496" calcext:value-type="float">
            <text:p>78242496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8247496" calcext:value-type="float">
            <text:p>78247496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78252496" calcext:value-type="float">
            <text:p>78252496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78257496" calcext:value-type="float">
            <text:p>78257496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8262496" calcext:value-type="float">
            <text:p>78262496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8267496" calcext:value-type="float">
            <text:p>78267496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8272496" calcext:value-type="float">
            <text:p>78272496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8277496" calcext:value-type="float">
            <text:p>78277496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8282496" calcext:value-type="float">
            <text:p>78282496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78287496" calcext:value-type="float">
            <text:p>78287496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8292496" calcext:value-type="float">
            <text:p>78292496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8297496" calcext:value-type="float">
            <text:p>78297496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8302496" calcext:value-type="float">
            <text:p>78302496</text:p>
          </table:table-cell>
          <table:table-cell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office:value-type="float" office:value="78307496" calcext:value-type="float">
            <text:p>78307496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78312496" calcext:value-type="float">
            <text:p>78312496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78317496" calcext:value-type="float">
            <text:p>78317496</text:p>
          </table:table-cell>
          <table:table-cell office:value-type="float" office:value="416" calcext:value-type="float">
            <text:p>416</text:p>
          </table:table-cell>
          <table:table-cell table:number-columns-repeated="56"/>
        </table:table-row>
        <table:table-row table:style-name="ro1">
          <table:table-cell office:value-type="float" office:value="78322496" calcext:value-type="float">
            <text:p>78322496</text:p>
          </table:table-cell>
          <table:table-cell office:value-type="float" office:value="437" calcext:value-type="float">
            <text:p>437</text:p>
          </table:table-cell>
          <table:table-cell table:number-columns-repeated="56"/>
        </table:table-row>
        <table:table-row table:style-name="ro1">
          <table:table-cell office:value-type="float" office:value="78327496" calcext:value-type="float">
            <text:p>78327496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8332496" calcext:value-type="float">
            <text:p>78332496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78337496" calcext:value-type="float">
            <text:p>78337496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78342496" calcext:value-type="float">
            <text:p>78342496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8347496" calcext:value-type="float">
            <text:p>78347496</text:p>
          </table:table-cell>
          <table:table-cell office:value-type="float" office:value="553" calcext:value-type="float">
            <text:p>553</text:p>
          </table:table-cell>
          <table:table-cell table:number-columns-repeated="56"/>
        </table:table-row>
        <table:table-row table:style-name="ro1">
          <table:table-cell office:value-type="float" office:value="78352496" calcext:value-type="float">
            <text:p>78352496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8357496" calcext:value-type="float">
            <text:p>78357496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8362496" calcext:value-type="float">
            <text:p>78362496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8367497" calcext:value-type="float">
            <text:p>78367497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8372496" calcext:value-type="float">
            <text:p>78372496</text:p>
          </table:table-cell>
          <table:table-cell office:value-type="float" office:value="542" calcext:value-type="float">
            <text:p>542</text:p>
          </table:table-cell>
          <table:table-cell table:number-columns-repeated="56"/>
        </table:table-row>
        <table:table-row table:style-name="ro1">
          <table:table-cell office:value-type="float" office:value="78377497" calcext:value-type="float">
            <text:p>78377497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78382497" calcext:value-type="float">
            <text:p>78382497</text:p>
          </table:table-cell>
          <table:table-cell office:value-type="float" office:value="542" calcext:value-type="float">
            <text:p>542</text:p>
          </table:table-cell>
          <table:table-cell table:number-columns-repeated="56"/>
        </table:table-row>
        <table:table-row table:style-name="ro1">
          <table:table-cell office:value-type="float" office:value="78387497" calcext:value-type="float">
            <text:p>78387497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78392497" calcext:value-type="float">
            <text:p>78392497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78397497" calcext:value-type="float">
            <text:p>78397497</text:p>
          </table:table-cell>
          <table:table-cell office:value-type="float" office:value="564" calcext:value-type="float">
            <text:p>564</text:p>
          </table:table-cell>
          <table:table-cell table:number-columns-repeated="56"/>
        </table:table-row>
        <table:table-row table:style-name="ro1">
          <table:table-cell office:value-type="float" office:value="78402497" calcext:value-type="float">
            <text:p>78402497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78407497" calcext:value-type="float">
            <text:p>78407497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8412497" calcext:value-type="float">
            <text:p>78412497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8417497" calcext:value-type="float">
            <text:p>78417497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8422497" calcext:value-type="float">
            <text:p>78422497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78427497" calcext:value-type="float">
            <text:p>78427497</text:p>
          </table:table-cell>
          <table:table-cell office:value-type="float" office:value="583" calcext:value-type="float">
            <text:p>583</text:p>
          </table:table-cell>
          <table:table-cell table:number-columns-repeated="56"/>
        </table:table-row>
        <table:table-row table:style-name="ro1">
          <table:table-cell office:value-type="float" office:value="78432497" calcext:value-type="float">
            <text:p>78432497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78437497" calcext:value-type="float">
            <text:p>78437497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8442497" calcext:value-type="float">
            <text:p>78442497</text:p>
          </table:table-cell>
          <table:table-cell office:value-type="float" office:value="564" calcext:value-type="float">
            <text:p>564</text:p>
          </table:table-cell>
          <table:table-cell table:number-columns-repeated="56"/>
        </table:table-row>
        <table:table-row table:style-name="ro1">
          <table:table-cell office:value-type="float" office:value="78447497" calcext:value-type="float">
            <text:p>78447497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78452497" calcext:value-type="float">
            <text:p>78452497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78457497" calcext:value-type="float">
            <text:p>78457497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8462497" calcext:value-type="float">
            <text:p>78462497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78467497" calcext:value-type="float">
            <text:p>78467497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78472497" calcext:value-type="float">
            <text:p>78472497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8477497" calcext:value-type="float">
            <text:p>78477497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78482497" calcext:value-type="float">
            <text:p>78482497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8487497" calcext:value-type="float">
            <text:p>78487497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78492497" calcext:value-type="float">
            <text:p>78492497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8497497" calcext:value-type="float">
            <text:p>78497497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8502497" calcext:value-type="float">
            <text:p>78502497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8507497" calcext:value-type="float">
            <text:p>78507497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8512497" calcext:value-type="float">
            <text:p>78512497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8517497" calcext:value-type="float">
            <text:p>78517497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8522497" calcext:value-type="float">
            <text:p>78522497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8527497" calcext:value-type="float">
            <text:p>78527497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8532497" calcext:value-type="float">
            <text:p>78532497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8537498" calcext:value-type="float">
            <text:p>78537498</text:p>
          </table:table-cell>
          <table:table-cell office:value-type="float" office:value="454" calcext:value-type="float">
            <text:p>454</text:p>
          </table:table-cell>
          <table:table-cell table:number-columns-repeated="56"/>
        </table:table-row>
        <table:table-row table:style-name="ro1">
          <table:table-cell office:value-type="float" office:value="78542498" calcext:value-type="float">
            <text:p>78542498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8547498" calcext:value-type="float">
            <text:p>78547498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8552498" calcext:value-type="float">
            <text:p>78552498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78557498" calcext:value-type="float">
            <text:p>78557498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8562498" calcext:value-type="float">
            <text:p>78562498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8567498" calcext:value-type="float">
            <text:p>78567498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8572498" calcext:value-type="float">
            <text:p>78572498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8577498" calcext:value-type="float">
            <text:p>78577498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8582498" calcext:value-type="float">
            <text:p>78582498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78587498" calcext:value-type="float">
            <text:p>78587498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8592498" calcext:value-type="float">
            <text:p>78592498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8597498" calcext:value-type="float">
            <text:p>78597498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8602498" calcext:value-type="float">
            <text:p>78602498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78607498" calcext:value-type="float">
            <text:p>78607498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78612498" calcext:value-type="float">
            <text:p>78612498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8617498" calcext:value-type="float">
            <text:p>78617498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8622498" calcext:value-type="float">
            <text:p>78622498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78627498" calcext:value-type="float">
            <text:p>78627498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78632498" calcext:value-type="float">
            <text:p>78632498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8637498" calcext:value-type="float">
            <text:p>78637498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78642498" calcext:value-type="float">
            <text:p>78642498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78647498" calcext:value-type="float">
            <text:p>78647498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8652498" calcext:value-type="float">
            <text:p>78652498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8657498" calcext:value-type="float">
            <text:p>78657498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78662498" calcext:value-type="float">
            <text:p>78662498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78667498" calcext:value-type="float">
            <text:p>78667498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8672498" calcext:value-type="float">
            <text:p>78672498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78677498" calcext:value-type="float">
            <text:p>78677498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78682499" calcext:value-type="float">
            <text:p>78682499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8687498" calcext:value-type="float">
            <text:p>78687498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8692498" calcext:value-type="float">
            <text:p>78692498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8697499" calcext:value-type="float">
            <text:p>78697499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8702499" calcext:value-type="float">
            <text:p>78702499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8707499" calcext:value-type="float">
            <text:p>78707499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78712499" calcext:value-type="float">
            <text:p>78712499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78717499" calcext:value-type="float">
            <text:p>78717499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78722499" calcext:value-type="float">
            <text:p>78722499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8727499" calcext:value-type="float">
            <text:p>78727499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8732499" calcext:value-type="float">
            <text:p>78732499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78737499" calcext:value-type="float">
            <text:p>78737499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8742499" calcext:value-type="float">
            <text:p>78742499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78747499" calcext:value-type="float">
            <text:p>78747499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8752499" calcext:value-type="float">
            <text:p>78752499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8757499" calcext:value-type="float">
            <text:p>78757499</text:p>
          </table:table-cell>
          <table:table-cell office:value-type="float" office:value="384" calcext:value-type="float">
            <text:p>384</text:p>
          </table:table-cell>
          <table:table-cell table:number-columns-repeated="56"/>
        </table:table-row>
        <table:table-row table:style-name="ro1">
          <table:table-cell office:value-type="float" office:value="78762499" calcext:value-type="float">
            <text:p>78762499</text:p>
          </table:table-cell>
          <table:table-cell office:value-type="float" office:value="318" calcext:value-type="float">
            <text:p>318</text:p>
          </table:table-cell>
          <table:table-cell table:number-columns-repeated="56"/>
        </table:table-row>
        <table:table-row table:style-name="ro1">
          <table:table-cell office:value-type="float" office:value="78767499" calcext:value-type="float">
            <text:p>78767499</text:p>
          </table:table-cell>
          <table:table-cell office:value-type="float" office:value="196" calcext:value-type="float">
            <text:p>196</text:p>
          </table:table-cell>
          <table:table-cell table:number-columns-repeated="56"/>
        </table:table-row>
        <table:table-row table:style-name="ro1">
          <table:table-cell office:value-type="float" office:value="78772499" calcext:value-type="float">
            <text:p>78772499</text:p>
          </table:table-cell>
          <table:table-cell office:value-type="float" office:value="177" calcext:value-type="float">
            <text:p>177</text:p>
          </table:table-cell>
          <table:table-cell table:number-columns-repeated="56"/>
        </table:table-row>
        <table:table-row table:style-name="ro1">
          <table:table-cell office:value-type="float" office:value="78777499" calcext:value-type="float">
            <text:p>78777499</text:p>
          </table:table-cell>
          <table:table-cell office:value-type="float" office:value="237" calcext:value-type="float">
            <text:p>237</text:p>
          </table:table-cell>
          <table:table-cell table:number-columns-repeated="56"/>
        </table:table-row>
        <table:table-row table:style-name="ro1">
          <table:table-cell office:value-type="float" office:value="78782499" calcext:value-type="float">
            <text:p>78782499</text:p>
          </table:table-cell>
          <table:table-cell office:value-type="float" office:value="233" calcext:value-type="float">
            <text:p>233</text:p>
          </table:table-cell>
          <table:table-cell table:number-columns-repeated="56"/>
        </table:table-row>
        <table:table-row table:style-name="ro1">
          <table:table-cell office:value-type="float" office:value="78787499" calcext:value-type="float">
            <text:p>78787499</text:p>
          </table:table-cell>
          <table:table-cell office:value-type="float" office:value="266" calcext:value-type="float">
            <text:p>266</text:p>
          </table:table-cell>
          <table:table-cell table:number-columns-repeated="56"/>
        </table:table-row>
        <table:table-row table:style-name="ro1">
          <table:table-cell office:value-type="float" office:value="78792499" calcext:value-type="float">
            <text:p>78792499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8797499" calcext:value-type="float">
            <text:p>78797499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78802499" calcext:value-type="float">
            <text:p>78802499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8807499" calcext:value-type="float">
            <text:p>78807499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8812499" calcext:value-type="float">
            <text:p>78812499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8817499" calcext:value-type="float">
            <text:p>78817499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78822499" calcext:value-type="float">
            <text:p>78822499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78827499" calcext:value-type="float">
            <text:p>78827499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78832499" calcext:value-type="float">
            <text:p>78832499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78837500" calcext:value-type="float">
            <text:p>78837500</text:p>
          </table:table-cell>
          <table:table-cell office:value-type="float" office:value="373" calcext:value-type="float">
            <text:p>373</text:p>
          </table:table-cell>
          <table:table-cell table:number-columns-repeated="56"/>
        </table:table-row>
        <table:table-row table:style-name="ro1">
          <table:table-cell office:value-type="float" office:value="78842499" calcext:value-type="float">
            <text:p>78842499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8847499" calcext:value-type="float">
            <text:p>78847499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8852499" calcext:value-type="float">
            <text:p>78852499</text:p>
          </table:table-cell>
          <table:table-cell office:value-type="float" office:value="352" calcext:value-type="float">
            <text:p>352</text:p>
          </table:table-cell>
          <table:table-cell table:number-columns-repeated="56"/>
        </table:table-row>
        <table:table-row table:style-name="ro1">
          <table:table-cell office:value-type="float" office:value="78857500" calcext:value-type="float">
            <text:p>78857500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8862500" calcext:value-type="float">
            <text:p>78862500</text:p>
          </table:table-cell>
          <table:table-cell office:value-type="float" office:value="416" calcext:value-type="float">
            <text:p>416</text:p>
          </table:table-cell>
          <table:table-cell table:number-columns-repeated="56"/>
        </table:table-row>
        <table:table-row table:style-name="ro1">
          <table:table-cell office:value-type="float" office:value="78867500" calcext:value-type="float">
            <text:p>78867500</text:p>
          </table:table-cell>
          <table:table-cell office:value-type="float" office:value="368" calcext:value-type="float">
            <text:p>368</text:p>
          </table:table-cell>
          <table:table-cell table:number-columns-repeated="56"/>
        </table:table-row>
        <table:table-row table:style-name="ro1">
          <table:table-cell office:value-type="float" office:value="78872500" calcext:value-type="float">
            <text:p>78872500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78877500" calcext:value-type="float">
            <text:p>78877500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8882500" calcext:value-type="float">
            <text:p>78882500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8887500" calcext:value-type="float">
            <text:p>78887500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78892500" calcext:value-type="float">
            <text:p>78892500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78897500" calcext:value-type="float">
            <text:p>78897500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78902500" calcext:value-type="float">
            <text:p>78902500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78907500" calcext:value-type="float">
            <text:p>78907500</text:p>
          </table:table-cell>
          <table:table-cell office:value-type="float" office:value="661" calcext:value-type="float">
            <text:p>661</text:p>
          </table:table-cell>
          <table:table-cell table:number-columns-repeated="56"/>
        </table:table-row>
        <table:table-row table:style-name="ro1">
          <table:table-cell table:style-name="ce1" office:value-type="float" office:value="78912500" calcext:value-type="float">
            <text:p>78912500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56"/>
        </table:table-row>
        <table:table-row table:style-name="ro1">
          <table:table-cell office:value-type="float" office:value="78917500" calcext:value-type="float">
            <text:p>78917500</text:p>
          </table:table-cell>
          <table:table-cell office:value-type="float" office:value="681" calcext:value-type="float">
            <text:p>681</text:p>
          </table:table-cell>
          <table:table-cell table:number-columns-repeated="56"/>
        </table:table-row>
        <table:table-row table:style-name="ro1">
          <table:table-cell office:value-type="float" office:value="78922500" calcext:value-type="float">
            <text:p>78922500</text:p>
          </table:table-cell>
          <table:table-cell office:value-type="float" office:value="644" calcext:value-type="float">
            <text:p>644</text:p>
          </table:table-cell>
          <table:table-cell table:number-columns-repeated="56"/>
        </table:table-row>
        <table:table-row table:style-name="ro1">
          <table:table-cell office:value-type="float" office:value="78927500" calcext:value-type="float">
            <text:p>78927500</text:p>
          </table:table-cell>
          <table:table-cell office:value-type="float" office:value="601" calcext:value-type="float">
            <text:p>601</text:p>
          </table:table-cell>
          <table:table-cell table:number-columns-repeated="56"/>
        </table:table-row>
        <table:table-row table:style-name="ro1">
          <table:table-cell office:value-type="float" office:value="78932500" calcext:value-type="float">
            <text:p>78932500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78937500" calcext:value-type="float">
            <text:p>78937500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8942500" calcext:value-type="float">
            <text:p>78942500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78947500" calcext:value-type="float">
            <text:p>78947500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8952500" calcext:value-type="float">
            <text:p>78952500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78957500" calcext:value-type="float">
            <text:p>78957500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8962500" calcext:value-type="float">
            <text:p>78962500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78967500" calcext:value-type="float">
            <text:p>78967500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8972500" calcext:value-type="float">
            <text:p>78972500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8977500" calcext:value-type="float">
            <text:p>78977500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78982500" calcext:value-type="float">
            <text:p>78982500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78987500" calcext:value-type="float">
            <text:p>78987500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8992500" calcext:value-type="float">
            <text:p>78992500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8997500" calcext:value-type="float">
            <text:p>78997500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9002500" calcext:value-type="float">
            <text:p>79002500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9007500" calcext:value-type="float">
            <text:p>79007500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79012500" calcext:value-type="float">
            <text:p>79012500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9017501" calcext:value-type="float">
            <text:p>79017501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79022501" calcext:value-type="float">
            <text:p>79022501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79027501" calcext:value-type="float">
            <text:p>79027501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79032501" calcext:value-type="float">
            <text:p>79032501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79037501" calcext:value-type="float">
            <text:p>79037501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9042501" calcext:value-type="float">
            <text:p>79042501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9047501" calcext:value-type="float">
            <text:p>79047501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9052501" calcext:value-type="float">
            <text:p>79052501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79057501" calcext:value-type="float">
            <text:p>79057501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9062501" calcext:value-type="float">
            <text:p>79062501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79067501" calcext:value-type="float">
            <text:p>79067501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9072501" calcext:value-type="float">
            <text:p>79072501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79077501" calcext:value-type="float">
            <text:p>79077501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79082501" calcext:value-type="float">
            <text:p>79082501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79087501" calcext:value-type="float">
            <text:p>79087501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79092501" calcext:value-type="float">
            <text:p>79092501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79097501" calcext:value-type="float">
            <text:p>79097501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79102501" calcext:value-type="float">
            <text:p>79102501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79107501" calcext:value-type="float">
            <text:p>79107501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79112501" calcext:value-type="float">
            <text:p>79112501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79117501" calcext:value-type="float">
            <text:p>79117501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79122501" calcext:value-type="float">
            <text:p>79122501</text:p>
          </table:table-cell>
          <table:table-cell office:value-type="float" office:value="579" calcext:value-type="float">
            <text:p>579</text:p>
          </table:table-cell>
          <table:table-cell table:number-columns-repeated="56"/>
        </table:table-row>
        <table:table-row table:style-name="ro1">
          <table:table-cell office:value-type="float" office:value="79127501" calcext:value-type="float">
            <text:p>79127501</text:p>
          </table:table-cell>
          <table:table-cell office:value-type="float" office:value="634" calcext:value-type="float">
            <text:p>634</text:p>
          </table:table-cell>
          <table:table-cell table:number-columns-repeated="56"/>
        </table:table-row>
        <table:table-row table:style-name="ro1">
          <table:table-cell office:value-type="float" office:value="79132501" calcext:value-type="float">
            <text:p>79132501</text:p>
          </table:table-cell>
          <table:table-cell office:value-type="float" office:value="591" calcext:value-type="float">
            <text:p>591</text:p>
          </table:table-cell>
          <table:table-cell table:number-columns-repeated="56"/>
        </table:table-row>
        <table:table-row table:style-name="ro1">
          <table:table-cell office:value-type="float" office:value="79137501" calcext:value-type="float">
            <text:p>79137501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9142501" calcext:value-type="float">
            <text:p>79142501</text:p>
          </table:table-cell>
          <table:table-cell office:value-type="float" office:value="633" calcext:value-type="float">
            <text:p>633</text:p>
          </table:table-cell>
          <table:table-cell table:number-columns-repeated="56"/>
        </table:table-row>
        <table:table-row table:style-name="ro1">
          <table:table-cell office:value-type="float" office:value="79147501" calcext:value-type="float">
            <text:p>79147501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9152501" calcext:value-type="float">
            <text:p>79152501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79157501" calcext:value-type="float">
            <text:p>79157501</text:p>
          </table:table-cell>
          <table:table-cell office:value-type="float" office:value="630" calcext:value-type="float">
            <text:p>630</text:p>
          </table:table-cell>
          <table:table-cell table:number-columns-repeated="56"/>
        </table:table-row>
        <table:table-row table:style-name="ro1">
          <table:table-cell office:value-type="float" office:value="79162501" calcext:value-type="float">
            <text:p>79162501</text:p>
          </table:table-cell>
          <table:table-cell office:value-type="float" office:value="649" calcext:value-type="float">
            <text:p>649</text:p>
          </table:table-cell>
          <table:table-cell table:number-columns-repeated="56"/>
        </table:table-row>
        <table:table-row table:style-name="ro1">
          <table:table-cell office:value-type="float" office:value="79167501" calcext:value-type="float">
            <text:p>79167501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79172502" calcext:value-type="float">
            <text:p>79172502</text:p>
          </table:table-cell>
          <table:table-cell office:value-type="float" office:value="606" calcext:value-type="float">
            <text:p>606</text:p>
          </table:table-cell>
          <table:table-cell table:number-columns-repeated="56"/>
        </table:table-row>
        <table:table-row table:style-name="ro1">
          <table:table-cell office:value-type="float" office:value="79177502" calcext:value-type="float">
            <text:p>79177502</text:p>
          </table:table-cell>
          <table:table-cell office:value-type="float" office:value="660" calcext:value-type="float">
            <text:p>660</text:p>
          </table:table-cell>
          <table:table-cell table:number-columns-repeated="56"/>
        </table:table-row>
        <table:table-row table:style-name="ro1">
          <table:table-cell office:value-type="float" office:value="79182502" calcext:value-type="float">
            <text:p>79182502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float" office:value="79187502" calcext:value-type="float">
            <text:p>79187502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9192502" calcext:value-type="float">
            <text:p>79192502</text:p>
          </table:table-cell>
          <table:table-cell office:value-type="float" office:value="655" calcext:value-type="float">
            <text:p>655</text:p>
          </table:table-cell>
          <table:table-cell table:number-columns-repeated="56"/>
        </table:table-row>
        <table:table-row table:style-name="ro1">
          <table:table-cell office:value-type="float" office:value="79197502" calcext:value-type="float">
            <text:p>79197502</text:p>
          </table:table-cell>
          <table:table-cell office:value-type="float" office:value="632" calcext:value-type="float">
            <text:p>632</text:p>
          </table:table-cell>
          <table:table-cell table:number-columns-repeated="56"/>
        </table:table-row>
        <table:table-row table:style-name="ro1">
          <table:table-cell office:value-type="float" office:value="79202502" calcext:value-type="float">
            <text:p>79202502</text:p>
          </table:table-cell>
          <table:table-cell office:value-type="float" office:value="577" calcext:value-type="float">
            <text:p>577</text:p>
          </table:table-cell>
          <table:table-cell table:number-columns-repeated="56"/>
        </table:table-row>
        <table:table-row table:style-name="ro1">
          <table:table-cell office:value-type="float" office:value="79207502" calcext:value-type="float">
            <text:p>79207502</text:p>
          </table:table-cell>
          <table:table-cell office:value-type="float" office:value="608" calcext:value-type="float">
            <text:p>608</text:p>
          </table:table-cell>
          <table:table-cell table:number-columns-repeated="56"/>
        </table:table-row>
        <table:table-row table:style-name="ro1">
          <table:table-cell office:value-type="float" office:value="79212502" calcext:value-type="float">
            <text:p>79212502</text:p>
          </table:table-cell>
          <table:table-cell office:value-type="float" office:value="611" calcext:value-type="float">
            <text:p>611</text:p>
          </table:table-cell>
          <table:table-cell table:number-columns-repeated="56"/>
        </table:table-row>
        <table:table-row table:style-name="ro1">
          <table:table-cell office:value-type="float" office:value="79217502" calcext:value-type="float">
            <text:p>79217502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79222502" calcext:value-type="float">
            <text:p>79222502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79227502" calcext:value-type="float">
            <text:p>79227502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79232502" calcext:value-type="float">
            <text:p>7923250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9237502" calcext:value-type="float">
            <text:p>79237502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9242502" calcext:value-type="float">
            <text:p>79242502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9247502" calcext:value-type="float">
            <text:p>79247502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9252502" calcext:value-type="float">
            <text:p>79252502</text:p>
          </table:table-cell>
          <table:table-cell office:value-type="float" office:value="396" calcext:value-type="float">
            <text:p>396</text:p>
          </table:table-cell>
          <table:table-cell table:number-columns-repeated="56"/>
        </table:table-row>
        <table:table-row table:style-name="ro1">
          <table:table-cell office:value-type="float" office:value="79257502" calcext:value-type="float">
            <text:p>7925750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79262502" calcext:value-type="float">
            <text:p>79262502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9267502" calcext:value-type="float">
            <text:p>79267502</text:p>
          </table:table-cell>
          <table:table-cell office:value-type="float" office:value="362" calcext:value-type="float">
            <text:p>362</text:p>
          </table:table-cell>
          <table:table-cell table:number-columns-repeated="56"/>
        </table:table-row>
        <table:table-row table:style-name="ro1">
          <table:table-cell office:value-type="float" office:value="79272502" calcext:value-type="float">
            <text:p>79272502</text:p>
          </table:table-cell>
          <table:table-cell office:value-type="float" office:value="369" calcext:value-type="float">
            <text:p>369</text:p>
          </table:table-cell>
          <table:table-cell table:number-columns-repeated="56"/>
        </table:table-row>
        <table:table-row table:style-name="ro1">
          <table:table-cell office:value-type="float" office:value="79277502" calcext:value-type="float">
            <text:p>79277502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office:value-type="float" office:value="79282502" calcext:value-type="float">
            <text:p>79282502</text:p>
          </table:table-cell>
          <table:table-cell office:value-type="float" office:value="349" calcext:value-type="float">
            <text:p>349</text:p>
          </table:table-cell>
          <table:table-cell table:number-columns-repeated="56"/>
        </table:table-row>
        <table:table-row table:style-name="ro1">
          <table:table-cell office:value-type="float" office:value="79287502" calcext:value-type="float">
            <text:p>79287502</text:p>
          </table:table-cell>
          <table:table-cell office:value-type="float" office:value="329" calcext:value-type="float">
            <text:p>329</text:p>
          </table:table-cell>
          <table:table-cell table:number-columns-repeated="56"/>
        </table:table-row>
        <table:table-row table:style-name="ro1">
          <table:table-cell office:value-type="float" office:value="79292502" calcext:value-type="float">
            <text:p>79292502</text:p>
          </table:table-cell>
          <table:table-cell office:value-type="float" office:value="383" calcext:value-type="float">
            <text:p>383</text:p>
          </table:table-cell>
          <table:table-cell table:number-columns-repeated="56"/>
        </table:table-row>
        <table:table-row table:style-name="ro1">
          <table:table-cell office:value-type="float" office:value="79297502" calcext:value-type="float">
            <text:p>79297502</text:p>
          </table:table-cell>
          <table:table-cell office:value-type="float" office:value="362" calcext:value-type="float">
            <text:p>362</text:p>
          </table:table-cell>
          <table:table-cell table:number-columns-repeated="56"/>
        </table:table-row>
        <table:table-row table:style-name="ro1">
          <table:table-cell office:value-type="float" office:value="79302502" calcext:value-type="float">
            <text:p>79302502</text:p>
          </table:table-cell>
          <table:table-cell office:value-type="float" office:value="317" calcext:value-type="float">
            <text:p>317</text:p>
          </table:table-cell>
          <table:table-cell table:number-columns-repeated="56"/>
        </table:table-row>
        <table:table-row table:style-name="ro1">
          <table:table-cell office:value-type="float" office:value="79307502" calcext:value-type="float">
            <text:p>79307502</text:p>
          </table:table-cell>
          <table:table-cell office:value-type="float" office:value="361" calcext:value-type="float">
            <text:p>361</text:p>
          </table:table-cell>
          <table:table-cell table:number-columns-repeated="56"/>
        </table:table-row>
        <table:table-row table:style-name="ro1">
          <table:table-cell office:value-type="float" office:value="79312502" calcext:value-type="float">
            <text:p>79312502</text:p>
          </table:table-cell>
          <table:table-cell office:value-type="float" office:value="383" calcext:value-type="float">
            <text:p>383</text:p>
          </table:table-cell>
          <table:table-cell table:number-columns-repeated="56"/>
        </table:table-row>
        <table:table-row table:style-name="ro1">
          <table:table-cell office:value-type="float" office:value="79317502" calcext:value-type="float">
            <text:p>79317502</text:p>
          </table:table-cell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office:value-type="float" office:value="79322502" calcext:value-type="float">
            <text:p>79322502</text:p>
          </table:table-cell>
          <table:table-cell office:value-type="float" office:value="370" calcext:value-type="float">
            <text:p>370</text:p>
          </table:table-cell>
          <table:table-cell table:number-columns-repeated="56"/>
        </table:table-row>
        <table:table-row table:style-name="ro1">
          <table:table-cell office:value-type="float" office:value="79327502" calcext:value-type="float">
            <text:p>79327502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9332502" calcext:value-type="float">
            <text:p>79332502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79337503" calcext:value-type="float">
            <text:p>79337503</text:p>
          </table:table-cell>
          <table:table-cell office:value-type="float" office:value="394" calcext:value-type="float">
            <text:p>394</text:p>
          </table:table-cell>
          <table:table-cell table:number-columns-repeated="56"/>
        </table:table-row>
        <table:table-row table:style-name="ro1">
          <table:table-cell office:value-type="float" office:value="79342503" calcext:value-type="float">
            <text:p>79342503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79347503" calcext:value-type="float">
            <text:p>79347503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9352503" calcext:value-type="float">
            <text:p>79352503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79357503" calcext:value-type="float">
            <text:p>79357503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9362503" calcext:value-type="float">
            <text:p>79362503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9367503" calcext:value-type="float">
            <text:p>79367503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79372503" calcext:value-type="float">
            <text:p>79372503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9377503" calcext:value-type="float">
            <text:p>79377503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79382503" calcext:value-type="float">
            <text:p>79382503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9387503" calcext:value-type="float">
            <text:p>79387503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79392503" calcext:value-type="float">
            <text:p>79392503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9397503" calcext:value-type="float">
            <text:p>79397503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79402503" calcext:value-type="float">
            <text:p>79402503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79407503" calcext:value-type="float">
            <text:p>79407503</text:p>
          </table:table-cell>
          <table:table-cell office:value-type="float" office:value="580" calcext:value-type="float">
            <text:p>580</text:p>
          </table:table-cell>
          <table:table-cell table:number-columns-repeated="56"/>
        </table:table-row>
        <table:table-row table:style-name="ro1">
          <table:table-cell office:value-type="float" office:value="79412503" calcext:value-type="float">
            <text:p>79412503</text:p>
          </table:table-cell>
          <table:table-cell office:value-type="float" office:value="613" calcext:value-type="float">
            <text:p>613</text:p>
          </table:table-cell>
          <table:table-cell table:number-columns-repeated="56"/>
        </table:table-row>
        <table:table-row table:style-name="ro1">
          <table:table-cell office:value-type="float" office:value="79417503" calcext:value-type="float">
            <text:p>79417503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79422503" calcext:value-type="float">
            <text:p>79422503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79427503" calcext:value-type="float">
            <text:p>79427503</text:p>
          </table:table-cell>
          <table:table-cell office:value-type="float" office:value="632" calcext:value-type="float">
            <text:p>632</text:p>
          </table:table-cell>
          <table:table-cell table:number-columns-repeated="56"/>
        </table:table-row>
        <table:table-row table:style-name="ro1">
          <table:table-cell office:value-type="float" office:value="79432503" calcext:value-type="float">
            <text:p>79432503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9437503" calcext:value-type="float">
            <text:p>79437503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79442503" calcext:value-type="float">
            <text:p>79442503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79447503" calcext:value-type="float">
            <text:p>79447503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79452503" calcext:value-type="float">
            <text:p>79452503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9457503" calcext:value-type="float">
            <text:p>79457503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79462503" calcext:value-type="float">
            <text:p>79462503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9467503" calcext:value-type="float">
            <text:p>79467503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9472503" calcext:value-type="float">
            <text:p>79472503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79477503" calcext:value-type="float">
            <text:p>79477503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9482503" calcext:value-type="float">
            <text:p>79482503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9487503" calcext:value-type="float">
            <text:p>79487503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79492503" calcext:value-type="float">
            <text:p>79492503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79497504" calcext:value-type="float">
            <text:p>79497504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9502504" calcext:value-type="float">
            <text:p>79502504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79507504" calcext:value-type="float">
            <text:p>79507504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79512504" calcext:value-type="float">
            <text:p>79512504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79517504" calcext:value-type="float">
            <text:p>79517504</text:p>
          </table:table-cell>
          <table:table-cell office:value-type="float" office:value="379" calcext:value-type="float">
            <text:p>379</text:p>
          </table:table-cell>
          <table:table-cell table:number-columns-repeated="56"/>
        </table:table-row>
        <table:table-row table:style-name="ro1">
          <table:table-cell office:value-type="float" office:value="79522504" calcext:value-type="float">
            <text:p>79522504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79527504" calcext:value-type="float">
            <text:p>79527504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9532504" calcext:value-type="float">
            <text:p>79532504</text:p>
          </table:table-cell>
          <table:table-cell office:value-type="float" office:value="390" calcext:value-type="float">
            <text:p>390</text:p>
          </table:table-cell>
          <table:table-cell table:number-columns-repeated="56"/>
        </table:table-row>
        <table:table-row table:style-name="ro1">
          <table:table-cell office:value-type="float" office:value="79537504" calcext:value-type="float">
            <text:p>79537504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office:value-type="float" office:value="79542504" calcext:value-type="float">
            <text:p>79542504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79547504" calcext:value-type="float">
            <text:p>79547504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79552504" calcext:value-type="float">
            <text:p>79552504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79557504" calcext:value-type="float">
            <text:p>79557504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9562504" calcext:value-type="float">
            <text:p>79562504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9567504" calcext:value-type="float">
            <text:p>79567504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79572504" calcext:value-type="float">
            <text:p>79572504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9577504" calcext:value-type="float">
            <text:p>79577504</text:p>
          </table:table-cell>
          <table:table-cell office:value-type="float" office:value="580" calcext:value-type="float">
            <text:p>580</text:p>
          </table:table-cell>
          <table:table-cell table:number-columns-repeated="56"/>
        </table:table-row>
        <table:table-row table:style-name="ro1">
          <table:table-cell office:value-type="float" office:value="79582504" calcext:value-type="float">
            <text:p>79582504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79587504" calcext:value-type="float">
            <text:p>79587504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9592504" calcext:value-type="float">
            <text:p>79592504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79597504" calcext:value-type="float">
            <text:p>79597504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79602504" calcext:value-type="float">
            <text:p>79602504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9607504" calcext:value-type="float">
            <text:p>79607504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79612504" calcext:value-type="float">
            <text:p>79612504</text:p>
          </table:table-cell>
          <table:table-cell office:value-type="float" office:value="615" calcext:value-type="float">
            <text:p>615</text:p>
          </table:table-cell>
          <table:table-cell table:number-columns-repeated="56"/>
        </table:table-row>
        <table:table-row table:style-name="ro1">
          <table:table-cell office:value-type="float" office:value="79617504" calcext:value-type="float">
            <text:p>79617504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79622504" calcext:value-type="float">
            <text:p>79622504</text:p>
          </table:table-cell>
          <table:table-cell office:value-type="float" office:value="596" calcext:value-type="float">
            <text:p>596</text:p>
          </table:table-cell>
          <table:table-cell table:number-columns-repeated="56"/>
        </table:table-row>
        <table:table-row table:style-name="ro1">
          <table:table-cell office:value-type="float" office:value="79627504" calcext:value-type="float">
            <text:p>79627504</text:p>
          </table:table-cell>
          <table:table-cell office:value-type="float" office:value="646" calcext:value-type="float">
            <text:p>646</text:p>
          </table:table-cell>
          <table:table-cell table:number-columns-repeated="56"/>
        </table:table-row>
        <table:table-row table:style-name="ro1">
          <table:table-cell office:value-type="float" office:value="79632504" calcext:value-type="float">
            <text:p>79632504</text:p>
          </table:table-cell>
          <table:table-cell office:value-type="float" office:value="599" calcext:value-type="float">
            <text:p>599</text:p>
          </table:table-cell>
          <table:table-cell table:number-columns-repeated="56"/>
        </table:table-row>
        <table:table-row table:style-name="ro1">
          <table:table-cell office:value-type="float" office:value="79637504" calcext:value-type="float">
            <text:p>79637504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79642504" calcext:value-type="float">
            <text:p>79642504</text:p>
          </table:table-cell>
          <table:table-cell office:value-type="float" office:value="642" calcext:value-type="float">
            <text:p>642</text:p>
          </table:table-cell>
          <table:table-cell table:number-columns-repeated="56"/>
        </table:table-row>
        <table:table-row table:style-name="ro1">
          <table:table-cell office:value-type="float" office:value="79647504" calcext:value-type="float">
            <text:p>79647504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79652505" calcext:value-type="float">
            <text:p>79652505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79657505" calcext:value-type="float">
            <text:p>79657505</text:p>
          </table:table-cell>
          <table:table-cell office:value-type="float" office:value="665" calcext:value-type="float">
            <text:p>665</text:p>
          </table:table-cell>
          <table:table-cell table:number-columns-repeated="56"/>
        </table:table-row>
        <table:table-row table:style-name="ro1">
          <table:table-cell office:value-type="float" office:value="79662505" calcext:value-type="float">
            <text:p>79662505</text:p>
          </table:table-cell>
          <table:table-cell office:value-type="float" office:value="712" calcext:value-type="float">
            <text:p>712</text:p>
          </table:table-cell>
          <table:table-cell table:number-columns-repeated="56"/>
        </table:table-row>
        <table:table-row table:style-name="ro1">
          <table:table-cell office:value-type="float" office:value="79667505" calcext:value-type="float">
            <text:p>79667505</text:p>
          </table:table-cell>
          <table:table-cell office:value-type="float" office:value="684" calcext:value-type="float">
            <text:p>684</text:p>
          </table:table-cell>
          <table:table-cell table:number-columns-repeated="56"/>
        </table:table-row>
        <table:table-row table:style-name="ro1">
          <table:table-cell office:value-type="float" office:value="79672505" calcext:value-type="float">
            <text:p>79672505</text:p>
          </table:table-cell>
          <table:table-cell office:value-type="float" office:value="735" calcext:value-type="float">
            <text:p>735</text:p>
          </table:table-cell>
          <table:table-cell table:number-columns-repeated="56"/>
        </table:table-row>
        <table:table-row table:style-name="ro1">
          <table:table-cell table:style-name="ce1" office:value-type="float" office:value="79677505" calcext:value-type="float">
            <text:p>79677505</text:p>
          </table:table-cell>
          <table:table-cell table:style-name="ce1" office:value-type="float" office:value="827" calcext:value-type="float">
            <text:p>827</text:p>
          </table:table-cell>
          <table:table-cell table:number-columns-repeated="56"/>
        </table:table-row>
        <table:table-row table:style-name="ro1">
          <table:table-cell office:value-type="float" office:value="79682505" calcext:value-type="float">
            <text:p>79682505</text:p>
          </table:table-cell>
          <table:table-cell office:value-type="float" office:value="793" calcext:value-type="float">
            <text:p>793</text:p>
          </table:table-cell>
          <table:table-cell table:number-columns-repeated="56"/>
        </table:table-row>
        <table:table-row table:style-name="ro1">
          <table:table-cell office:value-type="float" office:value="79687505" calcext:value-type="float">
            <text:p>79687505</text:p>
          </table:table-cell>
          <table:table-cell office:value-type="float" office:value="724" calcext:value-type="float">
            <text:p>724</text:p>
          </table:table-cell>
          <table:table-cell table:number-columns-repeated="56"/>
        </table:table-row>
        <table:table-row table:style-name="ro1">
          <table:table-cell office:value-type="float" office:value="79692505" calcext:value-type="float">
            <text:p>79692505</text:p>
          </table:table-cell>
          <table:table-cell office:value-type="float" office:value="711" calcext:value-type="float">
            <text:p>711</text:p>
          </table:table-cell>
          <table:table-cell table:number-columns-repeated="56"/>
        </table:table-row>
        <table:table-row table:style-name="ro1">
          <table:table-cell office:value-type="float" office:value="79697505" calcext:value-type="float">
            <text:p>79697505</text:p>
          </table:table-cell>
          <table:table-cell office:value-type="float" office:value="655" calcext:value-type="float">
            <text:p>655</text:p>
          </table:table-cell>
          <table:table-cell table:number-columns-repeated="56"/>
        </table:table-row>
        <table:table-row table:style-name="ro1">
          <table:table-cell office:value-type="float" office:value="79702505" calcext:value-type="float">
            <text:p>79702505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79707505" calcext:value-type="float">
            <text:p>79707505</text:p>
          </table:table-cell>
          <table:table-cell office:value-type="float" office:value="630" calcext:value-type="float">
            <text:p>630</text:p>
          </table:table-cell>
          <table:table-cell table:number-columns-repeated="56"/>
        </table:table-row>
        <table:table-row table:style-name="ro1">
          <table:table-cell office:value-type="float" office:value="79712505" calcext:value-type="float">
            <text:p>79712505</text:p>
          </table:table-cell>
          <table:table-cell office:value-type="float" office:value="615" calcext:value-type="float">
            <text:p>615</text:p>
          </table:table-cell>
          <table:table-cell table:number-columns-repeated="56"/>
        </table:table-row>
        <table:table-row table:style-name="ro1">
          <table:table-cell office:value-type="float" office:value="79717505" calcext:value-type="float">
            <text:p>79717505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9722505" calcext:value-type="float">
            <text:p>79722505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79727505" calcext:value-type="float">
            <text:p>79727505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79732505" calcext:value-type="float">
            <text:p>79732505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79737505" calcext:value-type="float">
            <text:p>79737505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9742505" calcext:value-type="float">
            <text:p>79742505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79747505" calcext:value-type="float">
            <text:p>79747505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79752505" calcext:value-type="float">
            <text:p>79752505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79757505" calcext:value-type="float">
            <text:p>79757505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79762505" calcext:value-type="float">
            <text:p>79762505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9767505" calcext:value-type="float">
            <text:p>79767505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79772505" calcext:value-type="float">
            <text:p>79772505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79777505" calcext:value-type="float">
            <text:p>79777505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79782505" calcext:value-type="float">
            <text:p>79782505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79787505" calcext:value-type="float">
            <text:p>79787505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9792505" calcext:value-type="float">
            <text:p>79792505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79797505" calcext:value-type="float">
            <text:p>79797505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79802506" calcext:value-type="float">
            <text:p>79802506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79807505" calcext:value-type="float">
            <text:p>79807505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79812505" calcext:value-type="float">
            <text:p>79812505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79817506" calcext:value-type="float">
            <text:p>79817506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79822506" calcext:value-type="float">
            <text:p>79822506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79827506" calcext:value-type="float">
            <text:p>79827506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79832506" calcext:value-type="float">
            <text:p>79832506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79837506" calcext:value-type="float">
            <text:p>79837506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79842506" calcext:value-type="float">
            <text:p>79842506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79847506" calcext:value-type="float">
            <text:p>79847506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79852506" calcext:value-type="float">
            <text:p>79852506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79857506" calcext:value-type="float">
            <text:p>79857506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79862506" calcext:value-type="float">
            <text:p>79862506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79867506" calcext:value-type="float">
            <text:p>79867506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79872506" calcext:value-type="float">
            <text:p>79872506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79877506" calcext:value-type="float">
            <text:p>79877506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79882506" calcext:value-type="float">
            <text:p>79882506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79887506" calcext:value-type="float">
            <text:p>79887506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79892506" calcext:value-type="float">
            <text:p>79892506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79897506" calcext:value-type="float">
            <text:p>79897506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79902506" calcext:value-type="float">
            <text:p>79902506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79907506" calcext:value-type="float">
            <text:p>79907506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79912506" calcext:value-type="float">
            <text:p>79912506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79917506" calcext:value-type="float">
            <text:p>79917506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79922506" calcext:value-type="float">
            <text:p>79922506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79927506" calcext:value-type="float">
            <text:p>79927506</text:p>
          </table:table-cell>
          <table:table-cell office:value-type="float" office:value="556" calcext:value-type="float">
            <text:p>556</text:p>
          </table:table-cell>
          <table:table-cell table:number-columns-repeated="56"/>
        </table:table-row>
        <table:table-row table:style-name="ro1">
          <table:table-cell office:value-type="float" office:value="79932506" calcext:value-type="float">
            <text:p>79932506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79937506" calcext:value-type="float">
            <text:p>79937506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79942506" calcext:value-type="float">
            <text:p>79942506</text:p>
          </table:table-cell>
          <table:table-cell office:value-type="float" office:value="599" calcext:value-type="float">
            <text:p>599</text:p>
          </table:table-cell>
          <table:table-cell table:number-columns-repeated="56"/>
        </table:table-row>
        <table:table-row table:style-name="ro1">
          <table:table-cell office:value-type="float" office:value="79947506" calcext:value-type="float">
            <text:p>79947506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79952506" calcext:value-type="float">
            <text:p>79952506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79957506" calcext:value-type="float">
            <text:p>79957506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79962506" calcext:value-type="float">
            <text:p>79962506</text:p>
          </table:table-cell>
          <table:table-cell office:value-type="float" office:value="605" calcext:value-type="float">
            <text:p>605</text:p>
          </table:table-cell>
          <table:table-cell table:number-columns-repeated="56"/>
        </table:table-row>
        <table:table-row table:style-name="ro1">
          <table:table-cell office:value-type="float" office:value="79967506" calcext:value-type="float">
            <text:p>79967506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79972506" calcext:value-type="float">
            <text:p>79972506</text:p>
          </table:table-cell>
          <table:table-cell office:value-type="float" office:value="596" calcext:value-type="float">
            <text:p>596</text:p>
          </table:table-cell>
          <table:table-cell table:number-columns-repeated="56"/>
        </table:table-row>
        <table:table-row table:style-name="ro1">
          <table:table-cell office:value-type="float" office:value="79977507" calcext:value-type="float">
            <text:p>79977507</text:p>
          </table:table-cell>
          <table:table-cell office:value-type="float" office:value="648" calcext:value-type="float">
            <text:p>648</text:p>
          </table:table-cell>
          <table:table-cell table:number-columns-repeated="56"/>
        </table:table-row>
        <table:table-row table:style-name="ro1">
          <table:table-cell office:value-type="float" office:value="79982507" calcext:value-type="float">
            <text:p>79982507</text:p>
          </table:table-cell>
          <table:table-cell office:value-type="float" office:value="602" calcext:value-type="float">
            <text:p>602</text:p>
          </table:table-cell>
          <table:table-cell table:number-columns-repeated="56"/>
        </table:table-row>
        <table:table-row table:style-name="ro1">
          <table:table-cell office:value-type="float" office:value="79987507" calcext:value-type="float">
            <text:p>79987507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79992507" calcext:value-type="float">
            <text:p>79992507</text:p>
          </table:table-cell>
          <table:table-cell office:value-type="float" office:value="636" calcext:value-type="float">
            <text:p>636</text:p>
          </table:table-cell>
          <table:table-cell table:number-columns-repeated="56"/>
        </table:table-row>
        <table:table-row table:style-name="ro1">
          <table:table-cell office:value-type="float" office:value="79997507" calcext:value-type="float">
            <text:p>79997507</text:p>
          </table:table-cell>
          <table:table-cell office:value-type="float" office:value="604" calcext:value-type="float">
            <text:p>604</text:p>
          </table:table-cell>
          <table:table-cell table:number-columns-repeated="56"/>
        </table:table-row>
        <table:table-row table:style-name="ro1">
          <table:table-cell office:value-type="float" office:value="80002507" calcext:value-type="float">
            <text:p>80002507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0007507" calcext:value-type="float">
            <text:p>80007507</text:p>
          </table:table-cell>
          <table:table-cell office:value-type="float" office:value="601" calcext:value-type="float">
            <text:p>601</text:p>
          </table:table-cell>
          <table:table-cell table:number-columns-repeated="56"/>
        </table:table-row>
        <table:table-row table:style-name="ro1">
          <table:table-cell office:value-type="float" office:value="80012507" calcext:value-type="float">
            <text:p>80012507</text:p>
          </table:table-cell>
          <table:table-cell office:value-type="float" office:value="605" calcext:value-type="float">
            <text:p>605</text:p>
          </table:table-cell>
          <table:table-cell table:number-columns-repeated="56"/>
        </table:table-row>
        <table:table-row table:style-name="ro1">
          <table:table-cell office:value-type="float" office:value="80017507" calcext:value-type="float">
            <text:p>80017507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80022507" calcext:value-type="float">
            <text:p>80022507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0027507" calcext:value-type="float">
            <text:p>80027507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80032507" calcext:value-type="float">
            <text:p>80032507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80037507" calcext:value-type="float">
            <text:p>80037507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80042507" calcext:value-type="float">
            <text:p>80042507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80047507" calcext:value-type="float">
            <text:p>80047507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0052507" calcext:value-type="float">
            <text:p>80052507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80057507" calcext:value-type="float">
            <text:p>80057507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80062507" calcext:value-type="float">
            <text:p>80062507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80067507" calcext:value-type="float">
            <text:p>80067507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80072507" calcext:value-type="float">
            <text:p>80072507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0077507" calcext:value-type="float">
            <text:p>80077507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80082507" calcext:value-type="float">
            <text:p>80082507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80087507" calcext:value-type="float">
            <text:p>80087507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80092507" calcext:value-type="float">
            <text:p>80092507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0097507" calcext:value-type="float">
            <text:p>80097507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0102507" calcext:value-type="float">
            <text:p>80102507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80107507" calcext:value-type="float">
            <text:p>80107507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0112507" calcext:value-type="float">
            <text:p>80112507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80117507" calcext:value-type="float">
            <text:p>80117507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80122508" calcext:value-type="float">
            <text:p>80122508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0127507" calcext:value-type="float">
            <text:p>80127507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80132508" calcext:value-type="float">
            <text:p>80132508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0137508" calcext:value-type="float">
            <text:p>80137508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0142508" calcext:value-type="float">
            <text:p>80142508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0147508" calcext:value-type="float">
            <text:p>80147508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0152508" calcext:value-type="float">
            <text:p>80152508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80157508" calcext:value-type="float">
            <text:p>80157508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80162508" calcext:value-type="float">
            <text:p>80162508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0167508" calcext:value-type="float">
            <text:p>80167508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80172508" calcext:value-type="float">
            <text:p>80172508</text:p>
          </table:table-cell>
          <table:table-cell office:value-type="float" office:value="423" calcext:value-type="float">
            <text:p>423</text:p>
          </table:table-cell>
          <table:table-cell table:number-columns-repeated="56"/>
        </table:table-row>
        <table:table-row table:style-name="ro1">
          <table:table-cell office:value-type="float" office:value="80177508" calcext:value-type="float">
            <text:p>80177508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0182508" calcext:value-type="float">
            <text:p>80182508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80187508" calcext:value-type="float">
            <text:p>80187508</text:p>
          </table:table-cell>
          <table:table-cell office:value-type="float" office:value="383" calcext:value-type="float">
            <text:p>383</text:p>
          </table:table-cell>
          <table:table-cell table:number-columns-repeated="56"/>
        </table:table-row>
        <table:table-row table:style-name="ro1">
          <table:table-cell office:value-type="float" office:value="80192508" calcext:value-type="float">
            <text:p>80192508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80197508" calcext:value-type="float">
            <text:p>80197508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float" office:value="80202508" calcext:value-type="float">
            <text:p>80202508</text:p>
          </table:table-cell>
          <table:table-cell office:value-type="float" office:value="353" calcext:value-type="float">
            <text:p>353</text:p>
          </table:table-cell>
          <table:table-cell table:number-columns-repeated="56"/>
        </table:table-row>
        <table:table-row table:style-name="ro1">
          <table:table-cell office:value-type="float" office:value="80207508" calcext:value-type="float">
            <text:p>80207508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80212508" calcext:value-type="float">
            <text:p>80212508</text:p>
          </table:table-cell>
          <table:table-cell office:value-type="float" office:value="393" calcext:value-type="float">
            <text:p>393</text:p>
          </table:table-cell>
          <table:table-cell table:number-columns-repeated="56"/>
        </table:table-row>
        <table:table-row table:style-name="ro1">
          <table:table-cell office:value-type="float" office:value="80217508" calcext:value-type="float">
            <text:p>80217508</text:p>
          </table:table-cell>
          <table:table-cell office:value-type="float" office:value="335" calcext:value-type="float">
            <text:p>335</text:p>
          </table:table-cell>
          <table:table-cell table:number-columns-repeated="56"/>
        </table:table-row>
        <table:table-row table:style-name="ro1">
          <table:table-cell office:value-type="float" office:value="80222508" calcext:value-type="float">
            <text:p>80222508</text:p>
          </table:table-cell>
          <table:table-cell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office:value-type="float" office:value="80227508" calcext:value-type="float">
            <text:p>80227508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80232508" calcext:value-type="float">
            <text:p>80232508</text:p>
          </table:table-cell>
          <table:table-cell office:value-type="float" office:value="358" calcext:value-type="float">
            <text:p>358</text:p>
          </table:table-cell>
          <table:table-cell table:number-columns-repeated="56"/>
        </table:table-row>
        <table:table-row table:style-name="ro1">
          <table:table-cell office:value-type="float" office:value="80237508" calcext:value-type="float">
            <text:p>80237508</text:p>
          </table:table-cell>
          <table:table-cell office:value-type="float" office:value="353" calcext:value-type="float">
            <text:p>353</text:p>
          </table:table-cell>
          <table:table-cell table:number-columns-repeated="56"/>
        </table:table-row>
        <table:table-row table:style-name="ro1">
          <table:table-cell office:value-type="float" office:value="80242508" calcext:value-type="float">
            <text:p>80242508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80247508" calcext:value-type="float">
            <text:p>80247508</text:p>
          </table:table-cell>
          <table:table-cell office:value-type="float" office:value="379" calcext:value-type="float">
            <text:p>379</text:p>
          </table:table-cell>
          <table:table-cell table:number-columns-repeated="56"/>
        </table:table-row>
        <table:table-row table:style-name="ro1">
          <table:table-cell office:value-type="float" office:value="80252508" calcext:value-type="float">
            <text:p>80252508</text:p>
          </table:table-cell>
          <table:table-cell office:value-type="float" office:value="338" calcext:value-type="float">
            <text:p>338</text:p>
          </table:table-cell>
          <table:table-cell table:number-columns-repeated="56"/>
        </table:table-row>
        <table:table-row table:style-name="ro1">
          <table:table-cell office:value-type="float" office:value="80257508" calcext:value-type="float">
            <text:p>80257508</text:p>
          </table:table-cell>
          <table:table-cell office:value-type="float" office:value="389" calcext:value-type="float">
            <text:p>389</text:p>
          </table:table-cell>
          <table:table-cell table:number-columns-repeated="56"/>
        </table:table-row>
        <table:table-row table:style-name="ro1">
          <table:table-cell office:value-type="float" office:value="80262508" calcext:value-type="float">
            <text:p>80262508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80267508" calcext:value-type="float">
            <text:p>80267508</text:p>
          </table:table-cell>
          <table:table-cell office:value-type="float" office:value="354" calcext:value-type="float">
            <text:p>354</text:p>
          </table:table-cell>
          <table:table-cell table:number-columns-repeated="56"/>
        </table:table-row>
        <table:table-row table:style-name="ro1">
          <table:table-cell office:value-type="float" office:value="80272508" calcext:value-type="float">
            <text:p>80272508</text:p>
          </table:table-cell>
          <table:table-cell office:value-type="float" office:value="385" calcext:value-type="float">
            <text:p>385</text:p>
          </table:table-cell>
          <table:table-cell table:number-columns-repeated="56"/>
        </table:table-row>
        <table:table-row table:style-name="ro1">
          <table:table-cell office:value-type="float" office:value="80277508" calcext:value-type="float">
            <text:p>80277508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80282508" calcext:value-type="float">
            <text:p>80282508</text:p>
          </table:table-cell>
          <table:table-cell office:value-type="float" office:value="390" calcext:value-type="float">
            <text:p>390</text:p>
          </table:table-cell>
          <table:table-cell table:number-columns-repeated="56"/>
        </table:table-row>
        <table:table-row table:style-name="ro1">
          <table:table-cell office:value-type="float" office:value="80287509" calcext:value-type="float">
            <text:p>80287509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float" office:value="80292509" calcext:value-type="float">
            <text:p>80292509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80297509" calcext:value-type="float">
            <text:p>80297509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80302509" calcext:value-type="float">
            <text:p>80302509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80307509" calcext:value-type="float">
            <text:p>80307509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80312509" calcext:value-type="float">
            <text:p>80312509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0317509" calcext:value-type="float">
            <text:p>80317509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0322509" calcext:value-type="float">
            <text:p>80322509</text:p>
          </table:table-cell>
          <table:table-cell office:value-type="float" office:value="596" calcext:value-type="float">
            <text:p>596</text:p>
          </table:table-cell>
          <table:table-cell table:number-columns-repeated="56"/>
        </table:table-row>
        <table:table-row table:style-name="ro1">
          <table:table-cell office:value-type="float" office:value="80327509" calcext:value-type="float">
            <text:p>80327509</text:p>
          </table:table-cell>
          <table:table-cell office:value-type="float" office:value="671" calcext:value-type="float">
            <text:p>671</text:p>
          </table:table-cell>
          <table:table-cell table:number-columns-repeated="56"/>
        </table:table-row>
        <table:table-row table:style-name="ro1">
          <table:table-cell office:value-type="float" office:value="80332509" calcext:value-type="float">
            <text:p>80332509</text:p>
          </table:table-cell>
          <table:table-cell office:value-type="float" office:value="646" calcext:value-type="float">
            <text:p>646</text:p>
          </table:table-cell>
          <table:table-cell table:number-columns-repeated="56"/>
        </table:table-row>
        <table:table-row table:style-name="ro1">
          <table:table-cell office:value-type="float" office:value="80337509" calcext:value-type="float">
            <text:p>80337509</text:p>
          </table:table-cell>
          <table:table-cell office:value-type="float" office:value="658" calcext:value-type="float">
            <text:p>658</text:p>
          </table:table-cell>
          <table:table-cell table:number-columns-repeated="56"/>
        </table:table-row>
        <table:table-row table:style-name="ro1">
          <table:table-cell office:value-type="float" office:value="80342509" calcext:value-type="float">
            <text:p>80342509</text:p>
          </table:table-cell>
          <table:table-cell office:value-type="float" office:value="733" calcext:value-type="float">
            <text:p>733</text:p>
          </table:table-cell>
          <table:table-cell table:number-columns-repeated="56"/>
        </table:table-row>
        <table:table-row table:style-name="ro1">
          <table:table-cell office:value-type="float" office:value="80347509" calcext:value-type="float">
            <text:p>80347509</text:p>
          </table:table-cell>
          <table:table-cell office:value-type="float" office:value="722" calcext:value-type="float">
            <text:p>722</text:p>
          </table:table-cell>
          <table:table-cell table:number-columns-repeated="56"/>
        </table:table-row>
        <table:table-row table:style-name="ro1">
          <table:table-cell office:value-type="float" office:value="80352509" calcext:value-type="float">
            <text:p>80352509</text:p>
          </table:table-cell>
          <table:table-cell office:value-type="float" office:value="697" calcext:value-type="float">
            <text:p>697</text:p>
          </table:table-cell>
          <table:table-cell table:number-columns-repeated="56"/>
        </table:table-row>
        <table:table-row table:style-name="ro1">
          <table:table-cell office:value-type="float" office:value="80357509" calcext:value-type="float">
            <text:p>80357509</text:p>
          </table:table-cell>
          <table:table-cell office:value-type="float" office:value="762" calcext:value-type="float">
            <text:p>762</text:p>
          </table:table-cell>
          <table:table-cell table:number-columns-repeated="56"/>
        </table:table-row>
        <table:table-row table:style-name="ro1">
          <table:table-cell office:value-type="float" office:value="80362509" calcext:value-type="float">
            <text:p>80362509</text:p>
          </table:table-cell>
          <table:table-cell office:value-type="float" office:value="782" calcext:value-type="float">
            <text:p>782</text:p>
          </table:table-cell>
          <table:table-cell table:number-columns-repeated="56"/>
        </table:table-row>
        <table:table-row table:style-name="ro1">
          <table:table-cell office:value-type="float" office:value="80367509" calcext:value-type="float">
            <text:p>80367509</text:p>
          </table:table-cell>
          <table:table-cell office:value-type="float" office:value="738" calcext:value-type="float">
            <text:p>738</text:p>
          </table:table-cell>
          <table:table-cell table:number-columns-repeated="56"/>
        </table:table-row>
        <table:table-row table:style-name="ro1">
          <table:table-cell office:value-type="float" office:value="80372509" calcext:value-type="float">
            <text:p>80372509</text:p>
          </table:table-cell>
          <table:table-cell office:value-type="float" office:value="773" calcext:value-type="float">
            <text:p>773</text:p>
          </table:table-cell>
          <table:table-cell table:number-columns-repeated="56"/>
        </table:table-row>
        <table:table-row table:style-name="ro1">
          <table:table-cell office:value-type="float" office:value="80377509" calcext:value-type="float">
            <text:p>80377509</text:p>
          </table:table-cell>
          <table:table-cell office:value-type="float" office:value="817" calcext:value-type="float">
            <text:p>817</text:p>
          </table:table-cell>
          <table:table-cell table:number-columns-repeated="56"/>
        </table:table-row>
        <table:table-row table:style-name="ro1">
          <table:table-cell office:value-type="float" office:value="80382509" calcext:value-type="float">
            <text:p>80382509</text:p>
          </table:table-cell>
          <table:table-cell office:value-type="float" office:value="769" calcext:value-type="float">
            <text:p>769</text:p>
          </table:table-cell>
          <table:table-cell table:number-columns-repeated="56"/>
        </table:table-row>
        <table:table-row table:style-name="ro1">
          <table:table-cell office:value-type="float" office:value="80387509" calcext:value-type="float">
            <text:p>80387509</text:p>
          </table:table-cell>
          <table:table-cell office:value-type="float" office:value="762" calcext:value-type="float">
            <text:p>762</text:p>
          </table:table-cell>
          <table:table-cell table:number-columns-repeated="56"/>
        </table:table-row>
        <table:table-row table:style-name="ro1">
          <table:table-cell office:value-type="float" office:value="80392509" calcext:value-type="float">
            <text:p>80392509</text:p>
          </table:table-cell>
          <table:table-cell office:value-type="float" office:value="817" calcext:value-type="float">
            <text:p>817</text:p>
          </table:table-cell>
          <table:table-cell table:number-columns-repeated="56"/>
        </table:table-row>
        <table:table-row table:style-name="ro1">
          <table:table-cell office:value-type="float" office:value="80397509" calcext:value-type="float">
            <text:p>80397509</text:p>
          </table:table-cell>
          <table:table-cell office:value-type="float" office:value="784" calcext:value-type="float">
            <text:p>784</text:p>
          </table:table-cell>
          <table:table-cell table:number-columns-repeated="56"/>
        </table:table-row>
        <table:table-row table:style-name="ro1">
          <table:table-cell office:value-type="float" office:value="80402509" calcext:value-type="float">
            <text:p>80402509</text:p>
          </table:table-cell>
          <table:table-cell office:value-type="float" office:value="742" calcext:value-type="float">
            <text:p>742</text:p>
          </table:table-cell>
          <table:table-cell table:number-columns-repeated="56"/>
        </table:table-row>
        <table:table-row table:style-name="ro1">
          <table:table-cell office:value-type="float" office:value="80407509" calcext:value-type="float">
            <text:p>80407509</text:p>
          </table:table-cell>
          <table:table-cell office:value-type="float" office:value="786" calcext:value-type="float">
            <text:p>786</text:p>
          </table:table-cell>
          <table:table-cell table:number-columns-repeated="56"/>
        </table:table-row>
        <table:table-row table:style-name="ro1">
          <table:table-cell office:value-type="float" office:value="80412509" calcext:value-type="float">
            <text:p>80412509</text:p>
          </table:table-cell>
          <table:table-cell office:value-type="float" office:value="774" calcext:value-type="float">
            <text:p>774</text:p>
          </table:table-cell>
          <table:table-cell table:number-columns-repeated="56"/>
        </table:table-row>
        <table:table-row table:style-name="ro1">
          <table:table-cell office:value-type="float" office:value="80417509" calcext:value-type="float">
            <text:p>80417509</text:p>
          </table:table-cell>
          <table:table-cell office:value-type="float" office:value="694" calcext:value-type="float">
            <text:p>694</text:p>
          </table:table-cell>
          <table:table-cell table:number-columns-repeated="56"/>
        </table:table-row>
        <table:table-row table:style-name="ro1">
          <table:table-cell office:value-type="float" office:value="80422509" calcext:value-type="float">
            <text:p>80422509</text:p>
          </table:table-cell>
          <table:table-cell office:value-type="float" office:value="702" calcext:value-type="float">
            <text:p>702</text:p>
          </table:table-cell>
          <table:table-cell table:number-columns-repeated="56"/>
        </table:table-row>
        <table:table-row table:style-name="ro1">
          <table:table-cell office:value-type="float" office:value="80427509" calcext:value-type="float">
            <text:p>80427509</text:p>
          </table:table-cell>
          <table:table-cell office:value-type="float" office:value="741" calcext:value-type="float">
            <text:p>741</text:p>
          </table:table-cell>
          <table:table-cell table:number-columns-repeated="56"/>
        </table:table-row>
        <table:table-row table:style-name="ro1">
          <table:table-cell office:value-type="float" office:value="80432509" calcext:value-type="float">
            <text:p>80432509</text:p>
          </table:table-cell>
          <table:table-cell office:value-type="float" office:value="705" calcext:value-type="float">
            <text:p>705</text:p>
          </table:table-cell>
          <table:table-cell table:number-columns-repeated="56"/>
        </table:table-row>
        <table:table-row table:style-name="ro1">
          <table:table-cell office:value-type="float" office:value="80437509" calcext:value-type="float">
            <text:p>80437509</text:p>
          </table:table-cell>
          <table:table-cell office:value-type="float" office:value="721" calcext:value-type="float">
            <text:p>721</text:p>
          </table:table-cell>
          <table:table-cell table:number-columns-repeated="56"/>
        </table:table-row>
        <table:table-row table:style-name="ro1">
          <table:table-cell office:value-type="float" office:value="80442509" calcext:value-type="float">
            <text:p>80442509</text:p>
          </table:table-cell>
          <table:table-cell office:value-type="float" office:value="798" calcext:value-type="float">
            <text:p>798</text:p>
          </table:table-cell>
          <table:table-cell table:number-columns-repeated="56"/>
        </table:table-row>
        <table:table-row table:style-name="ro1">
          <table:table-cell office:value-type="float" office:value="80447509" calcext:value-type="float">
            <text:p>80447509</text:p>
          </table:table-cell>
          <table:table-cell office:value-type="float" office:value="792" calcext:value-type="float">
            <text:p>792</text:p>
          </table:table-cell>
          <table:table-cell table:number-columns-repeated="56"/>
        </table:table-row>
        <table:table-row table:style-name="ro1">
          <table:table-cell office:value-type="float" office:value="80452510" calcext:value-type="float">
            <text:p>80452510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table:style-name="ce1" office:value-type="float" office:value="80457510" calcext:value-type="float">
            <text:p>80457510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56"/>
        </table:table-row>
        <table:table-row table:style-name="ro1">
          <table:table-cell office:value-type="float" office:value="80462510" calcext:value-type="float">
            <text:p>80462510</text:p>
          </table:table-cell>
          <table:table-cell office:value-type="float" office:value="782" calcext:value-type="float">
            <text:p>782</text:p>
          </table:table-cell>
          <table:table-cell table:number-columns-repeated="56"/>
        </table:table-row>
        <table:table-row table:style-name="ro1">
          <table:table-cell office:value-type="float" office:value="80467510" calcext:value-type="float">
            <text:p>80467510</text:p>
          </table:table-cell>
          <table:table-cell office:value-type="float" office:value="642" calcext:value-type="float">
            <text:p>642</text:p>
          </table:table-cell>
          <table:table-cell table:number-columns-repeated="56"/>
        </table:table-row>
        <table:table-row table:style-name="ro1">
          <table:table-cell office:value-type="float" office:value="80472510" calcext:value-type="float">
            <text:p>80472510</text:p>
          </table:table-cell>
          <table:table-cell office:value-type="float" office:value="627" calcext:value-type="float">
            <text:p>627</text:p>
          </table:table-cell>
          <table:table-cell table:number-columns-repeated="56"/>
        </table:table-row>
        <table:table-row table:style-name="ro1">
          <table:table-cell office:value-type="float" office:value="80477510" calcext:value-type="float">
            <text:p>80477510</text:p>
          </table:table-cell>
          <table:table-cell office:value-type="float" office:value="640" calcext:value-type="float">
            <text:p>640</text:p>
          </table:table-cell>
          <table:table-cell table:number-columns-repeated="56"/>
        </table:table-row>
        <table:table-row table:style-name="ro1">
          <table:table-cell office:value-type="float" office:value="80482510" calcext:value-type="float">
            <text:p>80482510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0487510" calcext:value-type="float">
            <text:p>80487510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0492510" calcext:value-type="float">
            <text:p>80492510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0497510" calcext:value-type="float">
            <text:p>80497510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80502510" calcext:value-type="float">
            <text:p>80502510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80507510" calcext:value-type="float">
            <text:p>80507510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80512510" calcext:value-type="float">
            <text:p>80512510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80517510" calcext:value-type="float">
            <text:p>80517510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80522510" calcext:value-type="float">
            <text:p>80522510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0527510" calcext:value-type="float">
            <text:p>80527510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0532510" calcext:value-type="float">
            <text:p>80532510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80537510" calcext:value-type="float">
            <text:p>80537510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80542510" calcext:value-type="float">
            <text:p>80542510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80547510" calcext:value-type="float">
            <text:p>80547510</text:p>
          </table:table-cell>
          <table:table-cell office:value-type="float" office:value="431" calcext:value-type="float">
            <text:p>431</text:p>
          </table:table-cell>
          <table:table-cell table:number-columns-repeated="56"/>
        </table:table-row>
        <table:table-row table:style-name="ro1">
          <table:table-cell office:value-type="float" office:value="80552510" calcext:value-type="float">
            <text:p>80552510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80557510" calcext:value-type="float">
            <text:p>80557510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80562510" calcext:value-type="float">
            <text:p>80562510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80567510" calcext:value-type="float">
            <text:p>80567510</text:p>
          </table:table-cell>
          <table:table-cell office:value-type="float" office:value="399" calcext:value-type="float">
            <text:p>399</text:p>
          </table:table-cell>
          <table:table-cell table:number-columns-repeated="56"/>
        </table:table-row>
        <table:table-row table:style-name="ro1">
          <table:table-cell office:value-type="float" office:value="80572510" calcext:value-type="float">
            <text:p>80572510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80577510" calcext:value-type="float">
            <text:p>80577510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0582510" calcext:value-type="float">
            <text:p>80582510</text:p>
          </table:table-cell>
          <table:table-cell office:value-type="float" office:value="412" calcext:value-type="float">
            <text:p>412</text:p>
          </table:table-cell>
          <table:table-cell table:number-columns-repeated="56"/>
        </table:table-row>
        <table:table-row table:style-name="ro1">
          <table:table-cell office:value-type="float" office:value="80587510" calcext:value-type="float">
            <text:p>80587510</text:p>
          </table:table-cell>
          <table:table-cell office:value-type="float" office:value="403" calcext:value-type="float">
            <text:p>403</text:p>
          </table:table-cell>
          <table:table-cell table:number-columns-repeated="56"/>
        </table:table-row>
        <table:table-row table:style-name="ro1">
          <table:table-cell office:value-type="float" office:value="80592510" calcext:value-type="float">
            <text:p>80592510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80597510" calcext:value-type="float">
            <text:p>80597510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80602510" calcext:value-type="float">
            <text:p>80602510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float" office:value="80607510" calcext:value-type="float">
            <text:p>80607510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80612511" calcext:value-type="float">
            <text:p>80612511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80617511" calcext:value-type="float">
            <text:p>80617511</text:p>
          </table:table-cell>
          <table:table-cell office:value-type="float" office:value="373" calcext:value-type="float">
            <text:p>373</text:p>
          </table:table-cell>
          <table:table-cell table:number-columns-repeated="56"/>
        </table:table-row>
        <table:table-row table:style-name="ro1">
          <table:table-cell office:value-type="float" office:value="80622511" calcext:value-type="float">
            <text:p>80622511</text:p>
          </table:table-cell>
          <table:table-cell office:value-type="float" office:value="402" calcext:value-type="float">
            <text:p>402</text:p>
          </table:table-cell>
          <table:table-cell table:number-columns-repeated="56"/>
        </table:table-row>
        <table:table-row table:style-name="ro1">
          <table:table-cell office:value-type="float" office:value="80627511" calcext:value-type="float">
            <text:p>80627511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80632511" calcext:value-type="float">
            <text:p>80632511</text:p>
          </table:table-cell>
          <table:table-cell office:value-type="float" office:value="378" calcext:value-type="float">
            <text:p>378</text:p>
          </table:table-cell>
          <table:table-cell table:number-columns-repeated="56"/>
        </table:table-row>
        <table:table-row table:style-name="ro1">
          <table:table-cell office:value-type="float" office:value="80637511" calcext:value-type="float">
            <text:p>80637511</text:p>
          </table:table-cell>
          <table:table-cell office:value-type="float" office:value="374" calcext:value-type="float">
            <text:p>374</text:p>
          </table:table-cell>
          <table:table-cell table:number-columns-repeated="56"/>
        </table:table-row>
        <table:table-row table:style-name="ro1">
          <table:table-cell office:value-type="float" office:value="80642511" calcext:value-type="float">
            <text:p>80642511</text:p>
          </table:table-cell>
          <table:table-cell office:value-type="float" office:value="428" calcext:value-type="float">
            <text:p>428</text:p>
          </table:table-cell>
          <table:table-cell table:number-columns-repeated="56"/>
        </table:table-row>
        <table:table-row table:style-name="ro1">
          <table:table-cell office:value-type="float" office:value="80647511" calcext:value-type="float">
            <text:p>80647511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80652511" calcext:value-type="float">
            <text:p>80652511</text:p>
          </table:table-cell>
          <table:table-cell office:value-type="float" office:value="367" calcext:value-type="float">
            <text:p>367</text:p>
          </table:table-cell>
          <table:table-cell table:number-columns-repeated="56"/>
        </table:table-row>
        <table:table-row table:style-name="ro1">
          <table:table-cell office:value-type="float" office:value="80657511" calcext:value-type="float">
            <text:p>80657511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80662511" calcext:value-type="float">
            <text:p>80662511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80667511" calcext:value-type="float">
            <text:p>80667511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80672511" calcext:value-type="float">
            <text:p>80672511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80677511" calcext:value-type="float">
            <text:p>80677511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80682511" calcext:value-type="float">
            <text:p>80682511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80687511" calcext:value-type="float">
            <text:p>80687511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80692511" calcext:value-type="float">
            <text:p>80692511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80697511" calcext:value-type="float">
            <text:p>80697511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80702511" calcext:value-type="float">
            <text:p>80702511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0707511" calcext:value-type="float">
            <text:p>80707511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80712511" calcext:value-type="float">
            <text:p>80712511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80717511" calcext:value-type="float">
            <text:p>80717511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0722511" calcext:value-type="float">
            <text:p>80722511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80727511" calcext:value-type="float">
            <text:p>80727511</text:p>
          </table:table-cell>
          <table:table-cell office:value-type="float" office:value="581" calcext:value-type="float">
            <text:p>581</text:p>
          </table:table-cell>
          <table:table-cell table:number-columns-repeated="56"/>
        </table:table-row>
        <table:table-row table:style-name="ro1">
          <table:table-cell office:value-type="float" office:value="80732511" calcext:value-type="float">
            <text:p>80732511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80737511" calcext:value-type="float">
            <text:p>80737511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80742511" calcext:value-type="float">
            <text:p>80742511</text:p>
          </table:table-cell>
          <table:table-cell office:value-type="float" office:value="571" calcext:value-type="float">
            <text:p>571</text:p>
          </table:table-cell>
          <table:table-cell table:number-columns-repeated="56"/>
        </table:table-row>
        <table:table-row table:style-name="ro1">
          <table:table-cell office:value-type="float" office:value="80747511" calcext:value-type="float">
            <text:p>80747511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0752511" calcext:value-type="float">
            <text:p>80752511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0757511" calcext:value-type="float">
            <text:p>80757511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0762511" calcext:value-type="float">
            <text:p>80762511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0767511" calcext:value-type="float">
            <text:p>80767511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80772512" calcext:value-type="float">
            <text:p>80772512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80777512" calcext:value-type="float">
            <text:p>80777512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0782512" calcext:value-type="float">
            <text:p>807825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80787512" calcext:value-type="float">
            <text:p>80787512</text:p>
          </table:table-cell>
          <table:table-cell office:value-type="float" office:value="423" calcext:value-type="float">
            <text:p>423</text:p>
          </table:table-cell>
          <table:table-cell table:number-columns-repeated="56"/>
        </table:table-row>
        <table:table-row table:style-name="ro1">
          <table:table-cell office:value-type="float" office:value="80792512" calcext:value-type="float">
            <text:p>80792512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80797512" calcext:value-type="float">
            <text:p>80797512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80802512" calcext:value-type="float">
            <text:p>80802512</text:p>
          </table:table-cell>
          <table:table-cell office:value-type="float" office:value="418" calcext:value-type="float">
            <text:p>418</text:p>
          </table:table-cell>
          <table:table-cell table:number-columns-repeated="56"/>
        </table:table-row>
        <table:table-row table:style-name="ro1">
          <table:table-cell office:value-type="float" office:value="80807512" calcext:value-type="float">
            <text:p>80807512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80812512" calcext:value-type="float">
            <text:p>80812512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80817512" calcext:value-type="float">
            <text:p>80817512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0822512" calcext:value-type="float">
            <text:p>80822512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0827512" calcext:value-type="float">
            <text:p>80827512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80832512" calcext:value-type="float">
            <text:p>80832512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80837512" calcext:value-type="float">
            <text:p>80837512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0842512" calcext:value-type="float">
            <text:p>80842512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0847512" calcext:value-type="float">
            <text:p>80847512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0852512" calcext:value-type="float">
            <text:p>8085251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0857512" calcext:value-type="float">
            <text:p>80857512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80862512" calcext:value-type="float">
            <text:p>80862512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80867512" calcext:value-type="float">
            <text:p>80867512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80872512" calcext:value-type="float">
            <text:p>80872512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80877512" calcext:value-type="float">
            <text:p>80877512</text:p>
          </table:table-cell>
          <table:table-cell office:value-type="float" office:value="626" calcext:value-type="float">
            <text:p>626</text:p>
          </table:table-cell>
          <table:table-cell table:number-columns-repeated="56"/>
        </table:table-row>
        <table:table-row table:style-name="ro1">
          <table:table-cell office:value-type="float" office:value="80882512" calcext:value-type="float">
            <text:p>80882512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0887512" calcext:value-type="float">
            <text:p>80887512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80892512" calcext:value-type="float">
            <text:p>80892512</text:p>
          </table:table-cell>
          <table:table-cell office:value-type="float" office:value="649" calcext:value-type="float">
            <text:p>649</text:p>
          </table:table-cell>
          <table:table-cell table:number-columns-repeated="56"/>
        </table:table-row>
        <table:table-row table:style-name="ro1">
          <table:table-cell office:value-type="float" office:value="80897512" calcext:value-type="float">
            <text:p>80897512</text:p>
          </table:table-cell>
          <table:table-cell office:value-type="float" office:value="620" calcext:value-type="float">
            <text:p>620</text:p>
          </table:table-cell>
          <table:table-cell table:number-columns-repeated="56"/>
        </table:table-row>
        <table:table-row table:style-name="ro1">
          <table:table-cell office:value-type="float" office:value="80902512" calcext:value-type="float">
            <text:p>80902512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office:value-type="float" office:value="80907512" calcext:value-type="float">
            <text:p>80907512</text:p>
          </table:table-cell>
          <table:table-cell office:value-type="float" office:value="650" calcext:value-type="float">
            <text:p>650</text:p>
          </table:table-cell>
          <table:table-cell table:number-columns-repeated="56"/>
        </table:table-row>
        <table:table-row table:style-name="ro1">
          <table:table-cell office:value-type="float" office:value="80912512" calcext:value-type="float">
            <text:p>80912512</text:p>
          </table:table-cell>
          <table:table-cell office:value-type="float" office:value="652" calcext:value-type="float">
            <text:p>652</text:p>
          </table:table-cell>
          <table:table-cell table:number-columns-repeated="56"/>
        </table:table-row>
        <table:table-row table:style-name="ro1">
          <table:table-cell office:value-type="float" office:value="80917512" calcext:value-type="float">
            <text:p>80917512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80922512" calcext:value-type="float">
            <text:p>80922512</text:p>
          </table:table-cell>
          <table:table-cell office:value-type="float" office:value="633" calcext:value-type="float">
            <text:p>633</text:p>
          </table:table-cell>
          <table:table-cell table:number-columns-repeated="56"/>
        </table:table-row>
        <table:table-row table:style-name="ro1">
          <table:table-cell office:value-type="float" office:value="80927512" calcext:value-type="float">
            <text:p>80927512</text:p>
          </table:table-cell>
          <table:table-cell office:value-type="float" office:value="665" calcext:value-type="float">
            <text:p>665</text:p>
          </table:table-cell>
          <table:table-cell table:number-columns-repeated="56"/>
        </table:table-row>
        <table:table-row table:style-name="ro1">
          <table:table-cell office:value-type="float" office:value="80932512" calcext:value-type="float">
            <text:p>80932512</text:p>
          </table:table-cell>
          <table:table-cell office:value-type="float" office:value="609" calcext:value-type="float">
            <text:p>609</text:p>
          </table:table-cell>
          <table:table-cell table:number-columns-repeated="56"/>
        </table:table-row>
        <table:table-row table:style-name="ro1">
          <table:table-cell office:value-type="float" office:value="80937513" calcext:value-type="float">
            <text:p>80937513</text:p>
          </table:table-cell>
          <table:table-cell office:value-type="float" office:value="608" calcext:value-type="float">
            <text:p>608</text:p>
          </table:table-cell>
          <table:table-cell table:number-columns-repeated="56"/>
        </table:table-row>
        <table:table-row table:style-name="ro1">
          <table:table-cell office:value-type="float" office:value="80942513" calcext:value-type="float">
            <text:p>80942513</text:p>
          </table:table-cell>
          <table:table-cell office:value-type="float" office:value="657" calcext:value-type="float">
            <text:p>657</text:p>
          </table:table-cell>
          <table:table-cell table:number-columns-repeated="56"/>
        </table:table-row>
        <table:table-row table:style-name="ro1">
          <table:table-cell office:value-type="float" office:value="80947513" calcext:value-type="float">
            <text:p>80947513</text:p>
          </table:table-cell>
          <table:table-cell office:value-type="float" office:value="619" calcext:value-type="float">
            <text:p>619</text:p>
          </table:table-cell>
          <table:table-cell table:number-columns-repeated="56"/>
        </table:table-row>
        <table:table-row table:style-name="ro1">
          <table:table-cell office:value-type="float" office:value="80952513" calcext:value-type="float">
            <text:p>80952513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80957513" calcext:value-type="float">
            <text:p>80957513</text:p>
          </table:table-cell>
          <table:table-cell office:value-type="float" office:value="637" calcext:value-type="float">
            <text:p>637</text:p>
          </table:table-cell>
          <table:table-cell table:number-columns-repeated="56"/>
        </table:table-row>
        <table:table-row table:style-name="ro1">
          <table:table-cell office:value-type="float" office:value="80962513" calcext:value-type="float">
            <text:p>80962513</text:p>
          </table:table-cell>
          <table:table-cell office:value-type="float" office:value="631" calcext:value-type="float">
            <text:p>631</text:p>
          </table:table-cell>
          <table:table-cell table:number-columns-repeated="56"/>
        </table:table-row>
        <table:table-row table:style-name="ro1">
          <table:table-cell office:value-type="float" office:value="80967513" calcext:value-type="float">
            <text:p>80967513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0972513" calcext:value-type="float">
            <text:p>80972513</text:p>
          </table:table-cell>
          <table:table-cell office:value-type="float" office:value="604" calcext:value-type="float">
            <text:p>604</text:p>
          </table:table-cell>
          <table:table-cell table:number-columns-repeated="56"/>
        </table:table-row>
        <table:table-row table:style-name="ro1">
          <table:table-cell office:value-type="float" office:value="80977513" calcext:value-type="float">
            <text:p>80977513</text:p>
          </table:table-cell>
          <table:table-cell office:value-type="float" office:value="638" calcext:value-type="float">
            <text:p>638</text:p>
          </table:table-cell>
          <table:table-cell table:number-columns-repeated="56"/>
        </table:table-row>
        <table:table-row table:style-name="ro1">
          <table:table-cell office:value-type="float" office:value="80982513" calcext:value-type="float">
            <text:p>80982513</text:p>
          </table:table-cell>
          <table:table-cell office:value-type="float" office:value="578" calcext:value-type="float">
            <text:p>578</text:p>
          </table:table-cell>
          <table:table-cell table:number-columns-repeated="56"/>
        </table:table-row>
        <table:table-row table:style-name="ro1">
          <table:table-cell office:value-type="float" office:value="80987513" calcext:value-type="float">
            <text:p>80987513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0992513" calcext:value-type="float">
            <text:p>80992513</text:p>
          </table:table-cell>
          <table:table-cell office:value-type="float" office:value="623" calcext:value-type="float">
            <text:p>623</text:p>
          </table:table-cell>
          <table:table-cell table:number-columns-repeated="56"/>
        </table:table-row>
        <table:table-row table:style-name="ro1">
          <table:table-cell office:value-type="float" office:value="80997513" calcext:value-type="float">
            <text:p>80997513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1002513" calcext:value-type="float">
            <text:p>81002513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1007513" calcext:value-type="float">
            <text:p>81007513</text:p>
          </table:table-cell>
          <table:table-cell office:value-type="float" office:value="608" calcext:value-type="float">
            <text:p>608</text:p>
          </table:table-cell>
          <table:table-cell table:number-columns-repeated="56"/>
        </table:table-row>
        <table:table-row table:style-name="ro1">
          <table:table-cell office:value-type="float" office:value="81012513" calcext:value-type="float">
            <text:p>81012513</text:p>
          </table:table-cell>
          <table:table-cell office:value-type="float" office:value="609" calcext:value-type="float">
            <text:p>609</text:p>
          </table:table-cell>
          <table:table-cell table:number-columns-repeated="56"/>
        </table:table-row>
        <table:table-row table:style-name="ro1">
          <table:table-cell office:value-type="float" office:value="81017513" calcext:value-type="float">
            <text:p>81017513</text:p>
          </table:table-cell>
          <table:table-cell office:value-type="float" office:value="559" calcext:value-type="float">
            <text:p>559</text:p>
          </table:table-cell>
          <table:table-cell table:number-columns-repeated="56"/>
        </table:table-row>
        <table:table-row table:style-name="ro1">
          <table:table-cell office:value-type="float" office:value="81022513" calcext:value-type="float">
            <text:p>81022513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81027513" calcext:value-type="float">
            <text:p>81027513</text:p>
          </table:table-cell>
          <table:table-cell office:value-type="float" office:value="637" calcext:value-type="float">
            <text:p>637</text:p>
          </table:table-cell>
          <table:table-cell table:number-columns-repeated="56"/>
        </table:table-row>
        <table:table-row table:style-name="ro1">
          <table:table-cell office:value-type="float" office:value="81032513" calcext:value-type="float">
            <text:p>81032513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81037513" calcext:value-type="float">
            <text:p>81037513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81042513" calcext:value-type="float">
            <text:p>81042513</text:p>
          </table:table-cell>
          <table:table-cell office:value-type="float" office:value="652" calcext:value-type="float">
            <text:p>652</text:p>
          </table:table-cell>
          <table:table-cell table:number-columns-repeated="56"/>
        </table:table-row>
        <table:table-row table:style-name="ro1">
          <table:table-cell office:value-type="float" office:value="81047513" calcext:value-type="float">
            <text:p>81047513</text:p>
          </table:table-cell>
          <table:table-cell office:value-type="float" office:value="623" calcext:value-type="float">
            <text:p>623</text:p>
          </table:table-cell>
          <table:table-cell table:number-columns-repeated="56"/>
        </table:table-row>
        <table:table-row table:style-name="ro1">
          <table:table-cell office:value-type="float" office:value="81052513" calcext:value-type="float">
            <text:p>81052513</text:p>
          </table:table-cell>
          <table:table-cell office:value-type="float" office:value="596" calcext:value-type="float">
            <text:p>596</text:p>
          </table:table-cell>
          <table:table-cell table:number-columns-repeated="56"/>
        </table:table-row>
        <table:table-row table:style-name="ro1">
          <table:table-cell office:value-type="float" office:value="81057513" calcext:value-type="float">
            <text:p>81057513</text:p>
          </table:table-cell>
          <table:table-cell office:value-type="float" office:value="655" calcext:value-type="float">
            <text:p>655</text:p>
          </table:table-cell>
          <table:table-cell table:number-columns-repeated="56"/>
        </table:table-row>
        <table:table-row table:style-name="ro1">
          <table:table-cell office:value-type="float" office:value="81062513" calcext:value-type="float">
            <text:p>81062513</text:p>
          </table:table-cell>
          <table:table-cell office:value-type="float" office:value="653" calcext:value-type="float">
            <text:p>653</text:p>
          </table:table-cell>
          <table:table-cell table:number-columns-repeated="56"/>
        </table:table-row>
        <table:table-row table:style-name="ro1">
          <table:table-cell office:value-type="float" office:value="81067513" calcext:value-type="float">
            <text:p>81067513</text:p>
          </table:table-cell>
          <table:table-cell office:value-type="float" office:value="599" calcext:value-type="float">
            <text:p>599</text:p>
          </table:table-cell>
          <table:table-cell table:number-columns-repeated="56"/>
        </table:table-row>
        <table:table-row table:style-name="ro1">
          <table:table-cell office:value-type="float" office:value="81072513" calcext:value-type="float">
            <text:p>81072513</text:p>
          </table:table-cell>
          <table:table-cell office:value-type="float" office:value="630" calcext:value-type="float">
            <text:p>630</text:p>
          </table:table-cell>
          <table:table-cell table:number-columns-repeated="56"/>
        </table:table-row>
        <table:table-row table:style-name="ro1">
          <table:table-cell office:value-type="float" office:value="81077513" calcext:value-type="float">
            <text:p>81077513</text:p>
          </table:table-cell>
          <table:table-cell office:value-type="float" office:value="658" calcext:value-type="float">
            <text:p>658</text:p>
          </table:table-cell>
          <table:table-cell table:number-columns-repeated="56"/>
        </table:table-row>
        <table:table-row table:style-name="ro1">
          <table:table-cell office:value-type="float" office:value="81082513" calcext:value-type="float">
            <text:p>81082513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81087513" calcext:value-type="float">
            <text:p>81087513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1092514" calcext:value-type="float">
            <text:p>81092514</text:p>
          </table:table-cell>
          <table:table-cell office:value-type="float" office:value="631" calcext:value-type="float">
            <text:p>631</text:p>
          </table:table-cell>
          <table:table-cell table:number-columns-repeated="56"/>
        </table:table-row>
        <table:table-row table:style-name="ro1">
          <table:table-cell office:value-type="float" office:value="81097514" calcext:value-type="float">
            <text:p>81097514</text:p>
          </table:table-cell>
          <table:table-cell office:value-type="float" office:value="590" calcext:value-type="float">
            <text:p>590</text:p>
          </table:table-cell>
          <table:table-cell table:number-columns-repeated="56"/>
        </table:table-row>
        <table:table-row table:style-name="ro1">
          <table:table-cell office:value-type="float" office:value="81102514" calcext:value-type="float">
            <text:p>81102514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81107514" calcext:value-type="float">
            <text:p>81107514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81112514" calcext:value-type="float">
            <text:p>81112514</text:p>
          </table:table-cell>
          <table:table-cell office:value-type="float" office:value="608" calcext:value-type="float">
            <text:p>608</text:p>
          </table:table-cell>
          <table:table-cell table:number-columns-repeated="56"/>
        </table:table-row>
        <table:table-row table:style-name="ro1">
          <table:table-cell office:value-type="float" office:value="81117514" calcext:value-type="float">
            <text:p>81117514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81122514" calcext:value-type="float">
            <text:p>81122514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81127514" calcext:value-type="float">
            <text:p>81127514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81132514" calcext:value-type="float">
            <text:p>81132514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81137514" calcext:value-type="float">
            <text:p>81137514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81142514" calcext:value-type="float">
            <text:p>81142514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81147514" calcext:value-type="float">
            <text:p>81147514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81152514" calcext:value-type="float">
            <text:p>81152514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81157514" calcext:value-type="float">
            <text:p>81157514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81162514" calcext:value-type="float">
            <text:p>81162514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81167514" calcext:value-type="float">
            <text:p>81167514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81172514" calcext:value-type="float">
            <text:p>81172514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81177514" calcext:value-type="float">
            <text:p>81177514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81182514" calcext:value-type="float">
            <text:p>81182514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81187514" calcext:value-type="float">
            <text:p>81187514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81192514" calcext:value-type="float">
            <text:p>81192514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81197514" calcext:value-type="float">
            <text:p>81197514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81202514" calcext:value-type="float">
            <text:p>81202514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office:value-type="float" office:value="81207514" calcext:value-type="float">
            <text:p>81207514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81212514" calcext:value-type="float">
            <text:p>81212514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1217514" calcext:value-type="float">
            <text:p>81217514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81222514" calcext:value-type="float">
            <text:p>81222514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81227514" calcext:value-type="float">
            <text:p>81227514</text:p>
          </table:table-cell>
          <table:table-cell office:value-type="float" office:value="623" calcext:value-type="float">
            <text:p>623</text:p>
          </table:table-cell>
          <table:table-cell table:number-columns-repeated="56"/>
        </table:table-row>
        <table:table-row table:style-name="ro1">
          <table:table-cell office:value-type="float" office:value="81232514" calcext:value-type="float">
            <text:p>81232514</text:p>
          </table:table-cell>
          <table:table-cell office:value-type="float" office:value="619" calcext:value-type="float">
            <text:p>619</text:p>
          </table:table-cell>
          <table:table-cell table:number-columns-repeated="56"/>
        </table:table-row>
        <table:table-row table:style-name="ro1">
          <table:table-cell office:value-type="float" office:value="81237514" calcext:value-type="float">
            <text:p>81237514</text:p>
          </table:table-cell>
          <table:table-cell office:value-type="float" office:value="676" calcext:value-type="float">
            <text:p>676</text:p>
          </table:table-cell>
          <table:table-cell table:number-columns-repeated="56"/>
        </table:table-row>
        <table:table-row table:style-name="ro1">
          <table:table-cell table:style-name="ce1" office:value-type="float" office:value="81242514" calcext:value-type="float">
            <text:p>81242514</text:p>
          </table:table-cell>
          <table:table-cell table:style-name="ce1" office:value-type="float" office:value="722" calcext:value-type="float">
            <text:p>722</text:p>
          </table:table-cell>
          <table:table-cell table:number-columns-repeated="56"/>
        </table:table-row>
        <table:table-row table:style-name="ro1">
          <table:table-cell office:value-type="float" office:value="81247514" calcext:value-type="float">
            <text:p>81247514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float" office:value="81252514" calcext:value-type="float">
            <text:p>81252514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81257515" calcext:value-type="float">
            <text:p>81257515</text:p>
          </table:table-cell>
          <table:table-cell office:value-type="float" office:value="575" calcext:value-type="float">
            <text:p>575</text:p>
          </table:table-cell>
          <table:table-cell table:number-columns-repeated="56"/>
        </table:table-row>
        <table:table-row table:style-name="ro1">
          <table:table-cell office:value-type="float" office:value="81262515" calcext:value-type="float">
            <text:p>81262515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1267515" calcext:value-type="float">
            <text:p>81267515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1272515" calcext:value-type="float">
            <text:p>81272515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81277515" calcext:value-type="float">
            <text:p>81277515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81282515" calcext:value-type="float">
            <text:p>81282515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81287515" calcext:value-type="float">
            <text:p>81287515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1292515" calcext:value-type="float">
            <text:p>81292515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81297515" calcext:value-type="float">
            <text:p>81297515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81302515" calcext:value-type="float">
            <text:p>81302515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1307515" calcext:value-type="float">
            <text:p>81307515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1312515" calcext:value-type="float">
            <text:p>81312515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1317515" calcext:value-type="float">
            <text:p>81317515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81322515" calcext:value-type="float">
            <text:p>81322515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81327515" calcext:value-type="float">
            <text:p>81327515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81332515" calcext:value-type="float">
            <text:p>81332515</text:p>
          </table:table-cell>
          <table:table-cell office:value-type="float" office:value="425" calcext:value-type="float">
            <text:p>425</text:p>
          </table:table-cell>
          <table:table-cell table:number-columns-repeated="56"/>
        </table:table-row>
        <table:table-row table:style-name="ro1">
          <table:table-cell office:value-type="float" office:value="81337515" calcext:value-type="float">
            <text:p>81337515</text:p>
          </table:table-cell>
          <table:table-cell office:value-type="float" office:value="423" calcext:value-type="float">
            <text:p>423</text:p>
          </table:table-cell>
          <table:table-cell table:number-columns-repeated="56"/>
        </table:table-row>
        <table:table-row table:style-name="ro1">
          <table:table-cell office:value-type="float" office:value="81342515" calcext:value-type="float">
            <text:p>81342515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1347515" calcext:value-type="float">
            <text:p>81347515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81352515" calcext:value-type="float">
            <text:p>81352515</text:p>
          </table:table-cell>
          <table:table-cell office:value-type="float" office:value="396" calcext:value-type="float">
            <text:p>396</text:p>
          </table:table-cell>
          <table:table-cell table:number-columns-repeated="56"/>
        </table:table-row>
        <table:table-row table:style-name="ro1">
          <table:table-cell office:value-type="float" office:value="81357515" calcext:value-type="float">
            <text:p>81357515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81362515" calcext:value-type="float">
            <text:p>81362515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1367515" calcext:value-type="float">
            <text:p>81367515</text:p>
          </table:table-cell>
          <table:table-cell office:value-type="float" office:value="384" calcext:value-type="float">
            <text:p>384</text:p>
          </table:table-cell>
          <table:table-cell table:number-columns-repeated="56"/>
        </table:table-row>
        <table:table-row table:style-name="ro1">
          <table:table-cell office:value-type="float" office:value="81372515" calcext:value-type="float">
            <text:p>81372515</text:p>
          </table:table-cell>
          <table:table-cell office:value-type="float" office:value="416" calcext:value-type="float">
            <text:p>416</text:p>
          </table:table-cell>
          <table:table-cell table:number-columns-repeated="56"/>
        </table:table-row>
        <table:table-row table:style-name="ro1">
          <table:table-cell office:value-type="float" office:value="81377515" calcext:value-type="float">
            <text:p>81377515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81382515" calcext:value-type="float">
            <text:p>81382515</text:p>
          </table:table-cell>
          <table:table-cell office:value-type="float" office:value="384" calcext:value-type="float">
            <text:p>384</text:p>
          </table:table-cell>
          <table:table-cell table:number-columns-repeated="56"/>
        </table:table-row>
        <table:table-row table:style-name="ro1">
          <table:table-cell office:value-type="float" office:value="81387515" calcext:value-type="float">
            <text:p>81387515</text:p>
          </table:table-cell>
          <table:table-cell office:value-type="float" office:value="389" calcext:value-type="float">
            <text:p>389</text:p>
          </table:table-cell>
          <table:table-cell table:number-columns-repeated="56"/>
        </table:table-row>
        <table:table-row table:style-name="ro1">
          <table:table-cell office:value-type="float" office:value="81392515" calcext:value-type="float">
            <text:p>81392515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81397516" calcext:value-type="float">
            <text:p>81397516</text:p>
          </table:table-cell>
          <table:table-cell office:value-type="float" office:value="408" calcext:value-type="float">
            <text:p>408</text:p>
          </table:table-cell>
          <table:table-cell table:number-columns-repeated="56"/>
        </table:table-row>
        <table:table-row table:style-name="ro1">
          <table:table-cell office:value-type="float" office:value="81402515" calcext:value-type="float">
            <text:p>81402515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office:value-type="float" office:value="81407515" calcext:value-type="float">
            <text:p>81407515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81412516" calcext:value-type="float">
            <text:p>81412516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1417516" calcext:value-type="float">
            <text:p>81417516</text:p>
          </table:table-cell>
          <table:table-cell office:value-type="float" office:value="407" calcext:value-type="float">
            <text:p>407</text:p>
          </table:table-cell>
          <table:table-cell table:number-columns-repeated="56"/>
        </table:table-row>
        <table:table-row table:style-name="ro1">
          <table:table-cell office:value-type="float" office:value="81422516" calcext:value-type="float">
            <text:p>81422516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81427516" calcext:value-type="float">
            <text:p>81427516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81432516" calcext:value-type="float">
            <text:p>81432516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81437516" calcext:value-type="float">
            <text:p>81437516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81442516" calcext:value-type="float">
            <text:p>81442516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1447516" calcext:value-type="float">
            <text:p>81447516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81452516" calcext:value-type="float">
            <text:p>81452516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81457516" calcext:value-type="float">
            <text:p>81457516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81462516" calcext:value-type="float">
            <text:p>81462516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81467516" calcext:value-type="float">
            <text:p>81467516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81472516" calcext:value-type="float">
            <text:p>81472516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81477516" calcext:value-type="float">
            <text:p>81477516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81482516" calcext:value-type="float">
            <text:p>81482516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81487516" calcext:value-type="float">
            <text:p>81487516</text:p>
          </table:table-cell>
          <table:table-cell office:value-type="float" office:value="567" calcext:value-type="float">
            <text:p>567</text:p>
          </table:table-cell>
          <table:table-cell table:number-columns-repeated="56"/>
        </table:table-row>
        <table:table-row table:style-name="ro1">
          <table:table-cell office:value-type="float" office:value="81492516" calcext:value-type="float">
            <text:p>81492516</text:p>
          </table:table-cell>
          <table:table-cell office:value-type="float" office:value="626" calcext:value-type="float">
            <text:p>626</text:p>
          </table:table-cell>
          <table:table-cell table:number-columns-repeated="56"/>
        </table:table-row>
        <table:table-row table:style-name="ro1">
          <table:table-cell office:value-type="float" office:value="81497516" calcext:value-type="float">
            <text:p>81497516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81502516" calcext:value-type="float">
            <text:p>81502516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81507516" calcext:value-type="float">
            <text:p>81507516</text:p>
          </table:table-cell>
          <table:table-cell office:value-type="float" office:value="619" calcext:value-type="float">
            <text:p>619</text:p>
          </table:table-cell>
          <table:table-cell table:number-columns-repeated="56"/>
        </table:table-row>
        <table:table-row table:style-name="ro1">
          <table:table-cell office:value-type="float" office:value="81512516" calcext:value-type="float">
            <text:p>81512516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81517516" calcext:value-type="float">
            <text:p>81517516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81522516" calcext:value-type="float">
            <text:p>81522516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81527516" calcext:value-type="float">
            <text:p>81527516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81532516" calcext:value-type="float">
            <text:p>81532516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81537516" calcext:value-type="float">
            <text:p>81537516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81542516" calcext:value-type="float">
            <text:p>81542516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81547516" calcext:value-type="float">
            <text:p>81547516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81552516" calcext:value-type="float">
            <text:p>81552516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81557516" calcext:value-type="float">
            <text:p>81557516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81562516" calcext:value-type="float">
            <text:p>81562516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81567516" calcext:value-type="float">
            <text:p>81567516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81572517" calcext:value-type="float">
            <text:p>81572517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81577517" calcext:value-type="float">
            <text:p>81577517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81582517" calcext:value-type="float">
            <text:p>81582517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81587517" calcext:value-type="float">
            <text:p>81587517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81592517" calcext:value-type="float">
            <text:p>81592517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81597517" calcext:value-type="float">
            <text:p>81597517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81602517" calcext:value-type="float">
            <text:p>81602517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81607517" calcext:value-type="float">
            <text:p>81607517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81612517" calcext:value-type="float">
            <text:p>81612517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81617517" calcext:value-type="float">
            <text:p>81617517</text:p>
          </table:table-cell>
          <table:table-cell office:value-type="float" office:value="387" calcext:value-type="float">
            <text:p>387</text:p>
          </table:table-cell>
          <table:table-cell table:number-columns-repeated="56"/>
        </table:table-row>
        <table:table-row table:style-name="ro1">
          <table:table-cell office:value-type="float" office:value="81622517" calcext:value-type="float">
            <text:p>81622517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81627517" calcext:value-type="float">
            <text:p>81627517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81632517" calcext:value-type="float">
            <text:p>81632517</text:p>
          </table:table-cell>
          <table:table-cell office:value-type="float" office:value="411" calcext:value-type="float">
            <text:p>411</text:p>
          </table:table-cell>
          <table:table-cell table:number-columns-repeated="56"/>
        </table:table-row>
        <table:table-row table:style-name="ro1">
          <table:table-cell office:value-type="float" office:value="81637517" calcext:value-type="float">
            <text:p>81637517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81642517" calcext:value-type="float">
            <text:p>81642517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1647517" calcext:value-type="float">
            <text:p>81647517</text:p>
          </table:table-cell>
          <table:table-cell office:value-type="float" office:value="434" calcext:value-type="float">
            <text:p>434</text:p>
          </table:table-cell>
          <table:table-cell table:number-columns-repeated="56"/>
        </table:table-row>
        <table:table-row table:style-name="ro1">
          <table:table-cell office:value-type="float" office:value="81652517" calcext:value-type="float">
            <text:p>81652517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81657517" calcext:value-type="float">
            <text:p>81657517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1662517" calcext:value-type="float">
            <text:p>81662517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81667517" calcext:value-type="float">
            <text:p>81667517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81672517" calcext:value-type="float">
            <text:p>81672517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81677517" calcext:value-type="float">
            <text:p>81677517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81682517" calcext:value-type="float">
            <text:p>81682517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81687517" calcext:value-type="float">
            <text:p>81687517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81692517" calcext:value-type="float">
            <text:p>81692517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81697517" calcext:value-type="float">
            <text:p>81697517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81702517" calcext:value-type="float">
            <text:p>81702517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81707517" calcext:value-type="float">
            <text:p>81707517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81712517" calcext:value-type="float">
            <text:p>81712517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81717517" calcext:value-type="float">
            <text:p>81717517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1722517" calcext:value-type="float">
            <text:p>81722517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81727517" calcext:value-type="float">
            <text:p>81727517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1732518" calcext:value-type="float">
            <text:p>81732518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1737518" calcext:value-type="float">
            <text:p>81737518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81742518" calcext:value-type="float">
            <text:p>81742518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1747518" calcext:value-type="float">
            <text:p>81747518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81752518" calcext:value-type="float">
            <text:p>81752518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1757518" calcext:value-type="float">
            <text:p>81757518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81762518" calcext:value-type="float">
            <text:p>81762518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81767518" calcext:value-type="float">
            <text:p>81767518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81772518" calcext:value-type="float">
            <text:p>81772518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1777518" calcext:value-type="float">
            <text:p>81777518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1782518" calcext:value-type="float">
            <text:p>81782518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81787518" calcext:value-type="float">
            <text:p>81787518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81792518" calcext:value-type="float">
            <text:p>81792518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1797518" calcext:value-type="float">
            <text:p>81797518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1802518" calcext:value-type="float">
            <text:p>81802518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81807518" calcext:value-type="float">
            <text:p>81807518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81812518" calcext:value-type="float">
            <text:p>81812518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81817518" calcext:value-type="float">
            <text:p>81817518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1822518" calcext:value-type="float">
            <text:p>81822518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81827518" calcext:value-type="float">
            <text:p>81827518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81832518" calcext:value-type="float">
            <text:p>81832518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81837518" calcext:value-type="float">
            <text:p>81837518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1842518" calcext:value-type="float">
            <text:p>81842518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1847518" calcext:value-type="float">
            <text:p>81847518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1852518" calcext:value-type="float">
            <text:p>81852518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81857518" calcext:value-type="float">
            <text:p>81857518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81862518" calcext:value-type="float">
            <text:p>81862518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1867518" calcext:value-type="float">
            <text:p>81867518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1872518" calcext:value-type="float">
            <text:p>81872518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81877518" calcext:value-type="float">
            <text:p>81877518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1882518" calcext:value-type="float">
            <text:p>81882518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81887518" calcext:value-type="float">
            <text:p>81887518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float" office:value="81892518" calcext:value-type="float">
            <text:p>81892518</text:p>
          </table:table-cell>
          <table:table-cell office:value-type="float" office:value="558" calcext:value-type="float">
            <text:p>558</text:p>
          </table:table-cell>
          <table:table-cell table:number-columns-repeated="56"/>
        </table:table-row>
        <table:table-row table:style-name="ro1">
          <table:table-cell office:value-type="float" office:value="81897519" calcext:value-type="float">
            <text:p>81897519</text:p>
          </table:table-cell>
          <table:table-cell office:value-type="float" office:value="511" calcext:value-type="float">
            <text:p>511</text:p>
          </table:table-cell>
          <table:table-cell table:number-columns-repeated="56"/>
        </table:table-row>
        <table:table-row table:style-name="ro1">
          <table:table-cell office:value-type="float" office:value="81902519" calcext:value-type="float">
            <text:p>81902519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81907519" calcext:value-type="float">
            <text:p>81907519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81912519" calcext:value-type="float">
            <text:p>81912519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81917519" calcext:value-type="float">
            <text:p>81917519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81922519" calcext:value-type="float">
            <text:p>81922519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81927519" calcext:value-type="float">
            <text:p>81927519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1932519" calcext:value-type="float">
            <text:p>81932519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81937519" calcext:value-type="float">
            <text:p>81937519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81942519" calcext:value-type="float">
            <text:p>81942519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1947519" calcext:value-type="float">
            <text:p>81947519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81952519" calcext:value-type="float">
            <text:p>81952519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81957519" calcext:value-type="float">
            <text:p>81957519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81962519" calcext:value-type="float">
            <text:p>81962519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1967519" calcext:value-type="float">
            <text:p>81967519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81972519" calcext:value-type="float">
            <text:p>81972519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1977519" calcext:value-type="float">
            <text:p>81977519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81982519" calcext:value-type="float">
            <text:p>81982519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81987519" calcext:value-type="float">
            <text:p>81987519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81992519" calcext:value-type="float">
            <text:p>81992519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81997519" calcext:value-type="float">
            <text:p>81997519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82002519" calcext:value-type="float">
            <text:p>82002519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2007519" calcext:value-type="float">
            <text:p>82007519</text:p>
          </table:table-cell>
          <table:table-cell office:value-type="float" office:value="654" calcext:value-type="float">
            <text:p>654</text:p>
          </table:table-cell>
          <table:table-cell table:number-columns-repeated="56"/>
        </table:table-row>
        <table:table-row table:style-name="ro1">
          <table:table-cell table:style-name="ce1" office:value-type="float" office:value="82012519" calcext:value-type="float">
            <text:p>82012519</text:p>
          </table:table-cell>
          <table:table-cell table:style-name="ce1" office:value-type="float" office:value="698" calcext:value-type="float">
            <text:p>698</text:p>
          </table:table-cell>
          <table:table-cell table:number-columns-repeated="56"/>
        </table:table-row>
        <table:table-row table:style-name="ro1">
          <table:table-cell office:value-type="float" office:value="82017519" calcext:value-type="float">
            <text:p>8201751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float" office:value="82022519" calcext:value-type="float">
            <text:p>82022519</text:p>
          </table:table-cell>
          <table:table-cell office:value-type="float" office:value="692" calcext:value-type="float">
            <text:p>692</text:p>
          </table:table-cell>
          <table:table-cell table:number-columns-repeated="56"/>
        </table:table-row>
        <table:table-row table:style-name="ro1">
          <table:table-cell office:value-type="float" office:value="82027519" calcext:value-type="float">
            <text:p>82027519</text:p>
          </table:table-cell>
          <table:table-cell office:value-type="float" office:value="644" calcext:value-type="float">
            <text:p>644</text:p>
          </table:table-cell>
          <table:table-cell table:number-columns-repeated="56"/>
        </table:table-row>
        <table:table-row table:style-name="ro1">
          <table:table-cell office:value-type="float" office:value="82032519" calcext:value-type="float">
            <text:p>82032519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82037519" calcext:value-type="float">
            <text:p>82037519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2042519" calcext:value-type="float">
            <text:p>82042519</text:p>
          </table:table-cell>
          <table:table-cell office:value-type="float" office:value="590" calcext:value-type="float">
            <text:p>590</text:p>
          </table:table-cell>
          <table:table-cell table:number-columns-repeated="56"/>
        </table:table-row>
        <table:table-row table:style-name="ro1">
          <table:table-cell office:value-type="float" office:value="82047519" calcext:value-type="float">
            <text:p>82047519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2052520" calcext:value-type="float">
            <text:p>82052520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82057520" calcext:value-type="float">
            <text:p>82057520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82062520" calcext:value-type="float">
            <text:p>82062520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2067520" calcext:value-type="float">
            <text:p>82067520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82072520" calcext:value-type="float">
            <text:p>82072520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82077520" calcext:value-type="float">
            <text:p>82077520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82082520" calcext:value-type="float">
            <text:p>82082520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82087520" calcext:value-type="float">
            <text:p>82087520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82092520" calcext:value-type="float">
            <text:p>82092520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2097520" calcext:value-type="float">
            <text:p>82097520</text:p>
          </table:table-cell>
          <table:table-cell office:value-type="float" office:value="447" calcext:value-type="float">
            <text:p>447</text:p>
          </table:table-cell>
          <table:table-cell table:number-columns-repeated="56"/>
        </table:table-row>
        <table:table-row table:style-name="ro1">
          <table:table-cell office:value-type="float" office:value="82102520" calcext:value-type="float">
            <text:p>82102520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82107520" calcext:value-type="float">
            <text:p>82107520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82112520" calcext:value-type="float">
            <text:p>82112520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2117520" calcext:value-type="float">
            <text:p>82117520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82122520" calcext:value-type="float">
            <text:p>82122520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82127520" calcext:value-type="float">
            <text:p>82127520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82132520" calcext:value-type="float">
            <text:p>82132520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2137520" calcext:value-type="float">
            <text:p>82137520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82142520" calcext:value-type="float">
            <text:p>82142520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82147520" calcext:value-type="float">
            <text:p>82147520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2152520" calcext:value-type="float">
            <text:p>82152520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82157520" calcext:value-type="float">
            <text:p>82157520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2162520" calcext:value-type="float">
            <text:p>82162520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82167520" calcext:value-type="float">
            <text:p>82167520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82172520" calcext:value-type="float">
            <text:p>82172520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2177520" calcext:value-type="float">
            <text:p>82177520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82182520" calcext:value-type="float">
            <text:p>82182520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82187520" calcext:value-type="float">
            <text:p>82187520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82192520" calcext:value-type="float">
            <text:p>82192520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2197520" calcext:value-type="float">
            <text:p>82197520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82202520" calcext:value-type="float">
            <text:p>82202520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82207520" calcext:value-type="float">
            <text:p>82207520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2212521" calcext:value-type="float">
            <text:p>82212521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2217521" calcext:value-type="float">
            <text:p>82217521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82222521" calcext:value-type="float">
            <text:p>82222521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82227521" calcext:value-type="float">
            <text:p>82227521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2232521" calcext:value-type="float">
            <text:p>82232521</text:p>
          </table:table-cell>
          <table:table-cell office:value-type="float" office:value="506" calcext:value-type="float">
            <text:p>506</text:p>
          </table:table-cell>
          <table:table-cell table:number-columns-repeated="56"/>
        </table:table-row>
        <table:table-row table:style-name="ro1">
          <table:table-cell office:value-type="float" office:value="82237521" calcext:value-type="float">
            <text:p>82237521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82242521" calcext:value-type="float">
            <text:p>82242521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2247521" calcext:value-type="float">
            <text:p>82247521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82252521" calcext:value-type="float">
            <text:p>82252521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82257521" calcext:value-type="float">
            <text:p>82257521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82262521" calcext:value-type="float">
            <text:p>82262521</text:p>
          </table:table-cell>
          <table:table-cell office:value-type="float" office:value="590" calcext:value-type="float">
            <text:p>590</text:p>
          </table:table-cell>
          <table:table-cell table:number-columns-repeated="56"/>
        </table:table-row>
        <table:table-row table:style-name="ro1">
          <table:table-cell office:value-type="float" office:value="82267521" calcext:value-type="float">
            <text:p>82267521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82272521" calcext:value-type="float">
            <text:p>82272521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2277521" calcext:value-type="float">
            <text:p>82277521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82282521" calcext:value-type="float">
            <text:p>82282521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2287521" calcext:value-type="float">
            <text:p>82287521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82292521" calcext:value-type="float">
            <text:p>82292521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82297521" calcext:value-type="float">
            <text:p>82297521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2302521" calcext:value-type="float">
            <text:p>82302521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82307521" calcext:value-type="float">
            <text:p>82307521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2312521" calcext:value-type="float">
            <text:p>82312521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2317521" calcext:value-type="float">
            <text:p>82317521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82322521" calcext:value-type="float">
            <text:p>82322521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82327521" calcext:value-type="float">
            <text:p>82327521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82332521" calcext:value-type="float">
            <text:p>82332521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82337521" calcext:value-type="float">
            <text:p>82337521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82342521" calcext:value-type="float">
            <text:p>82342521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82347521" calcext:value-type="float">
            <text:p>82347521</text:p>
          </table:table-cell>
          <table:table-cell office:value-type="float" office:value="417" calcext:value-type="float">
            <text:p>417</text:p>
          </table:table-cell>
          <table:table-cell table:number-columns-repeated="56"/>
        </table:table-row>
        <table:table-row table:style-name="ro1">
          <table:table-cell office:value-type="float" office:value="82352521" calcext:value-type="float">
            <text:p>82352521</text:p>
          </table:table-cell>
          <table:table-cell office:value-type="float" office:value="392" calcext:value-type="float">
            <text:p>392</text:p>
          </table:table-cell>
          <table:table-cell table:number-columns-repeated="56"/>
        </table:table-row>
        <table:table-row table:style-name="ro1">
          <table:table-cell office:value-type="float" office:value="82357521" calcext:value-type="float">
            <text:p>82357521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82362521" calcext:value-type="float">
            <text:p>82362521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82367521" calcext:value-type="float">
            <text:p>82367521</text:p>
          </table:table-cell>
          <table:table-cell office:value-type="float" office:value="374" calcext:value-type="float">
            <text:p>374</text:p>
          </table:table-cell>
          <table:table-cell table:number-columns-repeated="56"/>
        </table:table-row>
        <table:table-row table:style-name="ro1">
          <table:table-cell office:value-type="float" office:value="82372522" calcext:value-type="float">
            <text:p>82372522</text:p>
          </table:table-cell>
          <table:table-cell office:value-type="float" office:value="415" calcext:value-type="float">
            <text:p>415</text:p>
          </table:table-cell>
          <table:table-cell table:number-columns-repeated="56"/>
        </table:table-row>
        <table:table-row table:style-name="ro1">
          <table:table-cell office:value-type="float" office:value="82377522" calcext:value-type="float">
            <text:p>82377522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float" office:value="82382522" calcext:value-type="float">
            <text:p>82382522</text:p>
          </table:table-cell>
          <table:table-cell office:value-type="float" office:value="385" calcext:value-type="float">
            <text:p>385</text:p>
          </table:table-cell>
          <table:table-cell table:number-columns-repeated="56"/>
        </table:table-row>
        <table:table-row table:style-name="ro1">
          <table:table-cell office:value-type="float" office:value="82387522" calcext:value-type="float">
            <text:p>82387522</text:p>
          </table:table-cell>
          <table:table-cell office:value-type="float" office:value="410" calcext:value-type="float">
            <text:p>410</text:p>
          </table:table-cell>
          <table:table-cell table:number-columns-repeated="56"/>
        </table:table-row>
        <table:table-row table:style-name="ro1">
          <table:table-cell office:value-type="float" office:value="82392522" calcext:value-type="float">
            <text:p>82392522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82397522" calcext:value-type="float">
            <text:p>82397522</text:p>
          </table:table-cell>
          <table:table-cell office:value-type="float" office:value="429" calcext:value-type="float">
            <text:p>429</text:p>
          </table:table-cell>
          <table:table-cell table:number-columns-repeated="56"/>
        </table:table-row>
        <table:table-row table:style-name="ro1">
          <table:table-cell office:value-type="float" office:value="82402522" calcext:value-type="float">
            <text:p>82402522</text:p>
          </table:table-cell>
          <table:table-cell office:value-type="float" office:value="422" calcext:value-type="float">
            <text:p>422</text:p>
          </table:table-cell>
          <table:table-cell table:number-columns-repeated="56"/>
        </table:table-row>
        <table:table-row table:style-name="ro1">
          <table:table-cell office:value-type="float" office:value="82407522" calcext:value-type="float">
            <text:p>82407522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2412522" calcext:value-type="float">
            <text:p>82412522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2417522" calcext:value-type="float">
            <text:p>82417522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82422522" calcext:value-type="float">
            <text:p>82422522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82427522" calcext:value-type="float">
            <text:p>82427522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2432522" calcext:value-type="float">
            <text:p>82432522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2437522" calcext:value-type="float">
            <text:p>82437522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82442522" calcext:value-type="float">
            <text:p>82442522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2447522" calcext:value-type="float">
            <text:p>82447522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2452522" calcext:value-type="float">
            <text:p>82452522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82457522" calcext:value-type="float">
            <text:p>82457522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82462522" calcext:value-type="float">
            <text:p>82462522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82467522" calcext:value-type="float">
            <text:p>82467522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82472522" calcext:value-type="float">
            <text:p>82472522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2477522" calcext:value-type="float">
            <text:p>82477522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82482522" calcext:value-type="float">
            <text:p>82482522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82487522" calcext:value-type="float">
            <text:p>82487522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2492522" calcext:value-type="float">
            <text:p>82492522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82497522" calcext:value-type="float">
            <text:p>82497522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2502522" calcext:value-type="float">
            <text:p>82502522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2507522" calcext:value-type="float">
            <text:p>82507522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82512522" calcext:value-type="float">
            <text:p>82512522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2517522" calcext:value-type="float">
            <text:p>82517522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82522522" calcext:value-type="float">
            <text:p>82522522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2527523" calcext:value-type="float">
            <text:p>82527523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2532523" calcext:value-type="float">
            <text:p>82532523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82537523" calcext:value-type="float">
            <text:p>82537523</text:p>
          </table:table-cell>
          <table:table-cell office:value-type="float" office:value="478" calcext:value-type="float">
            <text:p>478</text:p>
          </table:table-cell>
          <table:table-cell table:number-columns-repeated="56"/>
        </table:table-row>
        <table:table-row table:style-name="ro1">
          <table:table-cell office:value-type="float" office:value="82542523" calcext:value-type="float">
            <text:p>82542523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82547523" calcext:value-type="float">
            <text:p>82547523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82552523" calcext:value-type="float">
            <text:p>82552523</text:p>
          </table:table-cell>
          <table:table-cell office:value-type="float" office:value="448" calcext:value-type="float">
            <text:p>448</text:p>
          </table:table-cell>
          <table:table-cell table:number-columns-repeated="56"/>
        </table:table-row>
        <table:table-row table:style-name="ro1">
          <table:table-cell office:value-type="float" office:value="82557523" calcext:value-type="float">
            <text:p>82557523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82562523" calcext:value-type="float">
            <text:p>82562523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2567523" calcext:value-type="float">
            <text:p>82567523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2572523" calcext:value-type="float">
            <text:p>82572523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82577523" calcext:value-type="float">
            <text:p>82577523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82582523" calcext:value-type="float">
            <text:p>82582523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82587523" calcext:value-type="float">
            <text:p>82587523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2592523" calcext:value-type="float">
            <text:p>82592523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82597523" calcext:value-type="float">
            <text:p>82597523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2602523" calcext:value-type="float">
            <text:p>82602523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82607523" calcext:value-type="float">
            <text:p>82607523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2612523" calcext:value-type="float">
            <text:p>82612523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82617523" calcext:value-type="float">
            <text:p>82617523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2622523" calcext:value-type="float">
            <text:p>82622523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2627523" calcext:value-type="float">
            <text:p>82627523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82632523" calcext:value-type="float">
            <text:p>82632523</text:p>
          </table:table-cell>
          <table:table-cell office:value-type="float" office:value="497" calcext:value-type="float">
            <text:p>497</text:p>
          </table:table-cell>
          <table:table-cell table:number-columns-repeated="56"/>
        </table:table-row>
        <table:table-row table:style-name="ro1">
          <table:table-cell office:value-type="float" office:value="82637523" calcext:value-type="float">
            <text:p>82637523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2642523" calcext:value-type="float">
            <text:p>82642523</text:p>
          </table:table-cell>
          <table:table-cell office:value-type="float" office:value="575" calcext:value-type="float">
            <text:p>575</text:p>
          </table:table-cell>
          <table:table-cell table:number-columns-repeated="56"/>
        </table:table-row>
        <table:table-row table:style-name="ro1">
          <table:table-cell office:value-type="float" office:value="82647523" calcext:value-type="float">
            <text:p>82647523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82652523" calcext:value-type="float">
            <text:p>82652523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2657523" calcext:value-type="float">
            <text:p>82657523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82662523" calcext:value-type="float">
            <text:p>82662523</text:p>
          </table:table-cell>
          <table:table-cell office:value-type="float" office:value="577" calcext:value-type="float">
            <text:p>577</text:p>
          </table:table-cell>
          <table:table-cell table:number-columns-repeated="56"/>
        </table:table-row>
        <table:table-row table:style-name="ro1">
          <table:table-cell office:value-type="float" office:value="82667523" calcext:value-type="float">
            <text:p>82667523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82672523" calcext:value-type="float">
            <text:p>82672523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82677523" calcext:value-type="float">
            <text:p>82677523</text:p>
          </table:table-cell>
          <table:table-cell office:value-type="float" office:value="621" calcext:value-type="float">
            <text:p>621</text:p>
          </table:table-cell>
          <table:table-cell table:number-columns-repeated="56"/>
        </table:table-row>
        <table:table-row table:style-name="ro1">
          <table:table-cell office:value-type="float" office:value="82682523" calcext:value-type="float">
            <text:p>82682523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2687523" calcext:value-type="float">
            <text:p>82687523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2692523" calcext:value-type="float">
            <text:p>82692523</text:p>
          </table:table-cell>
          <table:table-cell office:value-type="float" office:value="611" calcext:value-type="float">
            <text:p>611</text:p>
          </table:table-cell>
          <table:table-cell table:number-columns-repeated="56"/>
        </table:table-row>
        <table:table-row table:style-name="ro1">
          <table:table-cell office:value-type="float" office:value="82697524" calcext:value-type="float">
            <text:p>82697524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82702524" calcext:value-type="float">
            <text:p>82702524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82707524" calcext:value-type="float">
            <text:p>82707524</text:p>
          </table:table-cell>
          <table:table-cell office:value-type="float" office:value="576" calcext:value-type="float">
            <text:p>576</text:p>
          </table:table-cell>
          <table:table-cell table:number-columns-repeated="56"/>
        </table:table-row>
        <table:table-row table:style-name="ro1">
          <table:table-cell office:value-type="float" office:value="82712524" calcext:value-type="float">
            <text:p>82712524</text:p>
          </table:table-cell>
          <table:table-cell office:value-type="float" office:value="542" calcext:value-type="float">
            <text:p>542</text:p>
          </table:table-cell>
          <table:table-cell table:number-columns-repeated="56"/>
        </table:table-row>
        <table:table-row table:style-name="ro1">
          <table:table-cell office:value-type="float" office:value="82717524" calcext:value-type="float">
            <text:p>82717524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82722524" calcext:value-type="float">
            <text:p>82722524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2727524" calcext:value-type="float">
            <text:p>82727524</text:p>
          </table:table-cell>
          <table:table-cell office:value-type="float" office:value="542" calcext:value-type="float">
            <text:p>542</text:p>
          </table:table-cell>
          <table:table-cell table:number-columns-repeated="56"/>
        </table:table-row>
        <table:table-row table:style-name="ro1">
          <table:table-cell office:value-type="float" office:value="82732524" calcext:value-type="float">
            <text:p>82732524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82737524" calcext:value-type="float">
            <text:p>82737524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82742524" calcext:value-type="float">
            <text:p>82742524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2747524" calcext:value-type="float">
            <text:p>82747524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2752524" calcext:value-type="float">
            <text:p>82752524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82757524" calcext:value-type="float">
            <text:p>82757524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82762524" calcext:value-type="float">
            <text:p>82762524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82767524" calcext:value-type="float">
            <text:p>82767524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float" office:value="82772524" calcext:value-type="float">
            <text:p>82772524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82777524" calcext:value-type="float">
            <text:p>82777524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82782524" calcext:value-type="float">
            <text:p>82782524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2787524" calcext:value-type="float">
            <text:p>82787524</text:p>
          </table:table-cell>
          <table:table-cell office:value-type="float" office:value="583" calcext:value-type="float">
            <text:p>583</text:p>
          </table:table-cell>
          <table:table-cell table:number-columns-repeated="56"/>
        </table:table-row>
        <table:table-row table:style-name="ro1">
          <table:table-cell office:value-type="float" office:value="82792524" calcext:value-type="float">
            <text:p>82792524</text:p>
          </table:table-cell>
          <table:table-cell office:value-type="float" office:value="674" calcext:value-type="float">
            <text:p>674</text:p>
          </table:table-cell>
          <table:table-cell table:number-columns-repeated="56"/>
        </table:table-row>
        <table:table-row table:style-name="ro1">
          <table:table-cell office:value-type="float" office:value="82797524" calcext:value-type="float">
            <text:p>82797524</text:p>
          </table:table-cell>
          <table:table-cell office:value-type="float" office:value="683" calcext:value-type="float">
            <text:p>683</text:p>
          </table:table-cell>
          <table:table-cell table:number-columns-repeated="56"/>
        </table:table-row>
        <table:table-row table:style-name="ro1">
          <table:table-cell office:value-type="float" office:value="82802524" calcext:value-type="float">
            <text:p>82802524</text:p>
          </table:table-cell>
          <table:table-cell office:value-type="float" office:value="709" calcext:value-type="float">
            <text:p>709</text:p>
          </table:table-cell>
          <table:table-cell table:number-columns-repeated="56"/>
        </table:table-row>
        <table:table-row table:style-name="ro1">
          <table:table-cell table:style-name="ce1" office:value-type="float" office:value="82807524" calcext:value-type="float">
            <text:p>82807524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56"/>
        </table:table-row>
        <table:table-row table:style-name="ro1">
          <table:table-cell office:value-type="float" office:value="82812524" calcext:value-type="float">
            <text:p>82812524</text:p>
          </table:table-cell>
          <table:table-cell office:value-type="float" office:value="640" calcext:value-type="float">
            <text:p>640</text:p>
          </table:table-cell>
          <table:table-cell table:number-columns-repeated="56"/>
        </table:table-row>
        <table:table-row table:style-name="ro1">
          <table:table-cell office:value-type="float" office:value="82817524" calcext:value-type="float">
            <text:p>82817524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82822524" calcext:value-type="float">
            <text:p>82822524</text:p>
          </table:table-cell>
          <table:table-cell office:value-type="float" office:value="603" calcext:value-type="float">
            <text:p>603</text:p>
          </table:table-cell>
          <table:table-cell table:number-columns-repeated="56"/>
        </table:table-row>
        <table:table-row table:style-name="ro1">
          <table:table-cell office:value-type="float" office:value="82827524" calcext:value-type="float">
            <text:p>82827524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82832524" calcext:value-type="float">
            <text:p>82832524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82837524" calcext:value-type="float">
            <text:p>82837524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82842524" calcext:value-type="float">
            <text:p>82842524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82847524" calcext:value-type="float">
            <text:p>82847524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2852524" calcext:value-type="float">
            <text:p>82852524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2857525" calcext:value-type="float">
            <text:p>82857525</text:p>
          </table:table-cell>
          <table:table-cell office:value-type="float" office:value="565" calcext:value-type="float">
            <text:p>565</text:p>
          </table:table-cell>
          <table:table-cell table:number-columns-repeated="56"/>
        </table:table-row>
        <table:table-row table:style-name="ro1">
          <table:table-cell office:value-type="float" office:value="82862525" calcext:value-type="float">
            <text:p>82862525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2867525" calcext:value-type="float">
            <text:p>82867525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2872525" calcext:value-type="float">
            <text:p>82872525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82877525" calcext:value-type="float">
            <text:p>82877525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2882525" calcext:value-type="float">
            <text:p>82882525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2887525" calcext:value-type="float">
            <text:p>82887525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82892525" calcext:value-type="float">
            <text:p>82892525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82897525" calcext:value-type="float">
            <text:p>82897525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2902525" calcext:value-type="float">
            <text:p>82902525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82907525" calcext:value-type="float">
            <text:p>82907525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82912525" calcext:value-type="float">
            <text:p>82912525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float" office:value="82917525" calcext:value-type="float">
            <text:p>82917525</text:p>
          </table:table-cell>
          <table:table-cell office:value-type="float" office:value="446" calcext:value-type="float">
            <text:p>446</text:p>
          </table:table-cell>
          <table:table-cell table:number-columns-repeated="56"/>
        </table:table-row>
        <table:table-row table:style-name="ro1">
          <table:table-cell office:value-type="float" office:value="82922525" calcext:value-type="float">
            <text:p>82922525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2927525" calcext:value-type="float">
            <text:p>82927525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82932525" calcext:value-type="float">
            <text:p>82932525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82937525" calcext:value-type="float">
            <text:p>82937525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82942525" calcext:value-type="float">
            <text:p>82942525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82947525" calcext:value-type="float">
            <text:p>82947525</text:p>
          </table:table-cell>
          <table:table-cell office:value-type="float" office:value="453" calcext:value-type="float">
            <text:p>453</text:p>
          </table:table-cell>
          <table:table-cell table:number-columns-repeated="56"/>
        </table:table-row>
        <table:table-row table:style-name="ro1">
          <table:table-cell office:value-type="float" office:value="82952525" calcext:value-type="float">
            <text:p>82952525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82957525" calcext:value-type="float">
            <text:p>82957525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2962525" calcext:value-type="float">
            <text:p>82962525</text:p>
          </table:table-cell>
          <table:table-cell office:value-type="float" office:value="467" calcext:value-type="float">
            <text:p>467</text:p>
          </table:table-cell>
          <table:table-cell table:number-columns-repeated="56"/>
        </table:table-row>
        <table:table-row table:style-name="ro1">
          <table:table-cell office:value-type="float" office:value="82967525" calcext:value-type="float">
            <text:p>82967525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82972525" calcext:value-type="float">
            <text:p>82972525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2977525" calcext:value-type="float">
            <text:p>82977525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82982525" calcext:value-type="float">
            <text:p>82982525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82987525" calcext:value-type="float">
            <text:p>82987525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2992525" calcext:value-type="float">
            <text:p>82992525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2997525" calcext:value-type="float">
            <text:p>82997525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83002525" calcext:value-type="float">
            <text:p>83002525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3007525" calcext:value-type="float">
            <text:p>83007525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83012525" calcext:value-type="float">
            <text:p>83012525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3017526" calcext:value-type="float">
            <text:p>83017526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3022526" calcext:value-type="float">
            <text:p>83022526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83027526" calcext:value-type="float">
            <text:p>83027526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3032526" calcext:value-type="float">
            <text:p>83032526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3037526" calcext:value-type="float">
            <text:p>83037526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float" office:value="83042526" calcext:value-type="float">
            <text:p>83042526</text:p>
          </table:table-cell>
          <table:table-cell office:value-type="float" office:value="595" calcext:value-type="float">
            <text:p>595</text:p>
          </table:table-cell>
          <table:table-cell table:number-columns-repeated="56"/>
        </table:table-row>
        <table:table-row table:style-name="ro1">
          <table:table-cell office:value-type="float" office:value="83047526" calcext:value-type="float">
            <text:p>83047526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3052526" calcext:value-type="float">
            <text:p>83052526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3057526" calcext:value-type="float">
            <text:p>83057526</text:p>
          </table:table-cell>
          <table:table-cell office:value-type="float" office:value="605" calcext:value-type="float">
            <text:p>605</text:p>
          </table:table-cell>
          <table:table-cell table:number-columns-repeated="56"/>
        </table:table-row>
        <table:table-row table:style-name="ro1">
          <table:table-cell office:value-type="float" office:value="83062526" calcext:value-type="float">
            <text:p>83062526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3067526" calcext:value-type="float">
            <text:p>83067526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83072526" calcext:value-type="float">
            <text:p>83072526</text:p>
          </table:table-cell>
          <table:table-cell office:value-type="float" office:value="602" calcext:value-type="float">
            <text:p>602</text:p>
          </table:table-cell>
          <table:table-cell table:number-columns-repeated="56"/>
        </table:table-row>
        <table:table-row table:style-name="ro1">
          <table:table-cell office:value-type="float" office:value="83077526" calcext:value-type="float">
            <text:p>83077526</text:p>
          </table:table-cell>
          <table:table-cell office:value-type="float" office:value="608" calcext:value-type="float">
            <text:p>608</text:p>
          </table:table-cell>
          <table:table-cell table:number-columns-repeated="56"/>
        </table:table-row>
        <table:table-row table:style-name="ro1">
          <table:table-cell office:value-type="float" office:value="83082526" calcext:value-type="float">
            <text:p>83082526</text:p>
          </table:table-cell>
          <table:table-cell office:value-type="float" office:value="546" calcext:value-type="float">
            <text:p>546</text:p>
          </table:table-cell>
          <table:table-cell table:number-columns-repeated="56"/>
        </table:table-row>
        <table:table-row table:style-name="ro1">
          <table:table-cell office:value-type="float" office:value="83087526" calcext:value-type="float">
            <text:p>83087526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3092526" calcext:value-type="float">
            <text:p>83092526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83097526" calcext:value-type="float">
            <text:p>83097526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3102526" calcext:value-type="float">
            <text:p>83102526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83107526" calcext:value-type="float">
            <text:p>83107526</text:p>
          </table:table-cell>
          <table:table-cell office:value-type="float" office:value="561" calcext:value-type="float">
            <text:p>561</text:p>
          </table:table-cell>
          <table:table-cell table:number-columns-repeated="56"/>
        </table:table-row>
        <table:table-row table:style-name="ro1">
          <table:table-cell office:value-type="float" office:value="83112526" calcext:value-type="float">
            <text:p>83112526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83117526" calcext:value-type="float">
            <text:p>83117526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3122526" calcext:value-type="float">
            <text:p>83122526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3127526" calcext:value-type="float">
            <text:p>83127526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83132526" calcext:value-type="float">
            <text:p>83132526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83137526" calcext:value-type="float">
            <text:p>83137526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3142526" calcext:value-type="float">
            <text:p>83142526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3147526" calcext:value-type="float">
            <text:p>83147526</text:p>
          </table:table-cell>
          <table:table-cell office:value-type="float" office:value="460" calcext:value-type="float">
            <text:p>460</text:p>
          </table:table-cell>
          <table:table-cell table:number-columns-repeated="56"/>
        </table:table-row>
        <table:table-row table:style-name="ro1">
          <table:table-cell office:value-type="float" office:value="83152526" calcext:value-type="float">
            <text:p>83152526</text:p>
          </table:table-cell>
          <table:table-cell office:value-type="float" office:value="444" calcext:value-type="float">
            <text:p>444</text:p>
          </table:table-cell>
          <table:table-cell table:number-columns-repeated="56"/>
        </table:table-row>
        <table:table-row table:style-name="ro1">
          <table:table-cell office:value-type="float" office:value="83157526" calcext:value-type="float">
            <text:p>83157526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3162526" calcext:value-type="float">
            <text:p>83162526</text:p>
          </table:table-cell>
          <table:table-cell office:value-type="float" office:value="470" calcext:value-type="float">
            <text:p>470</text:p>
          </table:table-cell>
          <table:table-cell table:number-columns-repeated="56"/>
        </table:table-row>
        <table:table-row table:style-name="ro1">
          <table:table-cell office:value-type="float" office:value="83167526" calcext:value-type="float">
            <text:p>83167526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float" office:value="83172526" calcext:value-type="float">
            <text:p>83172526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83177527" calcext:value-type="float">
            <text:p>83177527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83182527" calcext:value-type="float">
            <text:p>83182527</text:p>
          </table:table-cell>
          <table:table-cell office:value-type="float" office:value="451" calcext:value-type="float">
            <text:p>451</text:p>
          </table:table-cell>
          <table:table-cell table:number-columns-repeated="56"/>
        </table:table-row>
        <table:table-row table:style-name="ro1">
          <table:table-cell office:value-type="float" office:value="83187527" calcext:value-type="float">
            <text:p>83187527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83192527" calcext:value-type="float">
            <text:p>83192527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83197527" calcext:value-type="float">
            <text:p>83197527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3202527" calcext:value-type="float">
            <text:p>83202527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float" office:value="83207527" calcext:value-type="float">
            <text:p>83207527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3212527" calcext:value-type="float">
            <text:p>83212527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83217527" calcext:value-type="float">
            <text:p>83217527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3222527" calcext:value-type="float">
            <text:p>83222527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83227527" calcext:value-type="float">
            <text:p>83227527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83232527" calcext:value-type="float">
            <text:p>83232527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3237527" calcext:value-type="float">
            <text:p>83237527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83242527" calcext:value-type="float">
            <text:p>83242527</text:p>
          </table:table-cell>
          <table:table-cell office:value-type="float" office:value="539" calcext:value-type="float">
            <text:p>539</text:p>
          </table:table-cell>
          <table:table-cell table:number-columns-repeated="56"/>
        </table:table-row>
        <table:table-row table:style-name="ro1">
          <table:table-cell office:value-type="float" office:value="83247527" calcext:value-type="float">
            <text:p>83247527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3252527" calcext:value-type="float">
            <text:p>83252527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83257527" calcext:value-type="float">
            <text:p>83257527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3262527" calcext:value-type="float">
            <text:p>83262527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83267527" calcext:value-type="float">
            <text:p>83267527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3272527" calcext:value-type="float">
            <text:p>83272527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83277527" calcext:value-type="float">
            <text:p>83277527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3282527" calcext:value-type="float">
            <text:p>83282527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3287527" calcext:value-type="float">
            <text:p>83287527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83292527" calcext:value-type="float">
            <text:p>83292527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3297527" calcext:value-type="float">
            <text:p>83297527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3302527" calcext:value-type="float">
            <text:p>83302527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83307527" calcext:value-type="float">
            <text:p>83307527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83312527" calcext:value-type="float">
            <text:p>83312527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3317528" calcext:value-type="float">
            <text:p>83317528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3322528" calcext:value-type="float">
            <text:p>83322528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83327527" calcext:value-type="float">
            <text:p>83327527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3332528" calcext:value-type="float">
            <text:p>83332528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3337528" calcext:value-type="float">
            <text:p>83337528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83342528" calcext:value-type="float">
            <text:p>83342528</text:p>
          </table:table-cell>
          <table:table-cell office:value-type="float" office:value="501" calcext:value-type="float">
            <text:p>501</text:p>
          </table:table-cell>
          <table:table-cell table:number-columns-repeated="56"/>
        </table:table-row>
        <table:table-row table:style-name="ro1">
          <table:table-cell office:value-type="float" office:value="83347528" calcext:value-type="float">
            <text:p>83347528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83352528" calcext:value-type="float">
            <text:p>83352528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3357528" calcext:value-type="float">
            <text:p>83357528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3362528" calcext:value-type="float">
            <text:p>83362528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83367528" calcext:value-type="float">
            <text:p>83367528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  <table:table-row table:style-name="ro1">
          <table:table-cell office:value-type="float" office:value="83372528" calcext:value-type="float">
            <text:p>83372528</text:p>
          </table:table-cell>
          <table:table-cell office:value-type="float" office:value="517" calcext:value-type="float">
            <text:p>517</text:p>
          </table:table-cell>
          <table:table-cell table:number-columns-repeated="56"/>
        </table:table-row>
        <table:table-row table:style-name="ro1">
          <table:table-cell office:value-type="float" office:value="83377528" calcext:value-type="float">
            <text:p>83377528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3382528" calcext:value-type="float">
            <text:p>83382528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3387528" calcext:value-type="float">
            <text:p>83387528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83392528" calcext:value-type="float">
            <text:p>83392528</text:p>
          </table:table-cell>
          <table:table-cell office:value-type="float" office:value="537" calcext:value-type="float">
            <text:p>537</text:p>
          </table:table-cell>
          <table:table-cell table:number-columns-repeated="56"/>
        </table:table-row>
        <table:table-row table:style-name="ro1">
          <table:table-cell office:value-type="float" office:value="83397528" calcext:value-type="float">
            <text:p>83397528</text:p>
          </table:table-cell>
          <table:table-cell office:value-type="float" office:value="482" calcext:value-type="float">
            <text:p>482</text:p>
          </table:table-cell>
          <table:table-cell table:number-columns-repeated="56"/>
        </table:table-row>
        <table:table-row table:style-name="ro1">
          <table:table-cell office:value-type="float" office:value="83402528" calcext:value-type="float">
            <text:p>83402528</text:p>
          </table:table-cell>
          <table:table-cell office:value-type="float" office:value="471" calcext:value-type="float">
            <text:p>471</text:p>
          </table:table-cell>
          <table:table-cell table:number-columns-repeated="56"/>
        </table:table-row>
        <table:table-row table:style-name="ro1">
          <table:table-cell office:value-type="float" office:value="83407528" calcext:value-type="float">
            <text:p>83407528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3412528" calcext:value-type="float">
            <text:p>83412528</text:p>
          </table:table-cell>
          <table:table-cell office:value-type="float" office:value="494" calcext:value-type="float">
            <text:p>494</text:p>
          </table:table-cell>
          <table:table-cell table:number-columns-repeated="56"/>
        </table:table-row>
        <table:table-row table:style-name="ro1">
          <table:table-cell office:value-type="float" office:value="83417528" calcext:value-type="float">
            <text:p>83417528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83422528" calcext:value-type="float">
            <text:p>83422528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office:value-type="float" office:value="83427528" calcext:value-type="float">
            <text:p>83427528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83432528" calcext:value-type="float">
            <text:p>83432528</text:p>
          </table:table-cell>
          <table:table-cell office:value-type="float" office:value="469" calcext:value-type="float">
            <text:p>469</text:p>
          </table:table-cell>
          <table:table-cell table:number-columns-repeated="56"/>
        </table:table-row>
        <table:table-row table:style-name="ro1">
          <table:table-cell office:value-type="float" office:value="83437528" calcext:value-type="float">
            <text:p>83437528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3442528" calcext:value-type="float">
            <text:p>83442528</text:p>
          </table:table-cell>
          <table:table-cell office:value-type="float" office:value="552" calcext:value-type="float">
            <text:p>552</text:p>
          </table:table-cell>
          <table:table-cell table:number-columns-repeated="56"/>
        </table:table-row>
        <table:table-row table:style-name="ro1">
          <table:table-cell office:value-type="float" office:value="83447528" calcext:value-type="float">
            <text:p>83447528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float" office:value="83452528" calcext:value-type="float">
            <text:p>83452528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3457528" calcext:value-type="float">
            <text:p>83457528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83462528" calcext:value-type="float">
            <text:p>83462528</text:p>
          </table:table-cell>
          <table:table-cell office:value-type="float" office:value="532" calcext:value-type="float">
            <text:p>532</text:p>
          </table:table-cell>
          <table:table-cell table:number-columns-repeated="56"/>
        </table:table-row>
        <table:table-row table:style-name="ro1">
          <table:table-cell office:value-type="float" office:value="83467528" calcext:value-type="float">
            <text:p>83467528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83472528" calcext:value-type="float">
            <text:p>83472528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3477528" calcext:value-type="float">
            <text:p>83477528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83482528" calcext:value-type="float">
            <text:p>83482528</text:p>
          </table:table-cell>
          <table:table-cell office:value-type="float" office:value="457" calcext:value-type="float">
            <text:p>457</text:p>
          </table:table-cell>
          <table:table-cell table:number-columns-repeated="56"/>
        </table:table-row>
        <table:table-row table:style-name="ro1">
          <table:table-cell office:value-type="float" office:value="83487528" calcext:value-type="float">
            <text:p>83487528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83492528" calcext:value-type="float">
            <text:p>83492528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3497529" calcext:value-type="float">
            <text:p>83497529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83502529" calcext:value-type="float">
            <text:p>83502529</text:p>
          </table:table-cell>
          <table:table-cell office:value-type="float" office:value="426" calcext:value-type="float">
            <text:p>426</text:p>
          </table:table-cell>
          <table:table-cell table:number-columns-repeated="56"/>
        </table:table-row>
        <table:table-row table:style-name="ro1">
          <table:table-cell office:value-type="float" office:value="83507529" calcext:value-type="float">
            <text:p>83507529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3512529" calcext:value-type="float">
            <text:p>83512529</text:p>
          </table:table-cell>
          <table:table-cell office:value-type="float" office:value="456" calcext:value-type="float">
            <text:p>456</text:p>
          </table:table-cell>
          <table:table-cell table:number-columns-repeated="56"/>
        </table:table-row>
        <table:table-row table:style-name="ro1">
          <table:table-cell office:value-type="float" office:value="83517529" calcext:value-type="float">
            <text:p>83517529</text:p>
          </table:table-cell>
          <table:table-cell office:value-type="float" office:value="423" calcext:value-type="float">
            <text:p>423</text:p>
          </table:table-cell>
          <table:table-cell table:number-columns-repeated="56"/>
        </table:table-row>
        <table:table-row table:style-name="ro1">
          <table:table-cell office:value-type="float" office:value="83522529" calcext:value-type="float">
            <text:p>83522529</text:p>
          </table:table-cell>
          <table:table-cell office:value-type="float" office:value="476" calcext:value-type="float">
            <text:p>476</text:p>
          </table:table-cell>
          <table:table-cell table:number-columns-repeated="56"/>
        </table:table-row>
        <table:table-row table:style-name="ro1">
          <table:table-cell office:value-type="float" office:value="83527529" calcext:value-type="float">
            <text:p>83527529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83532529" calcext:value-type="float">
            <text:p>83532529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3537529" calcext:value-type="float">
            <text:p>83537529</text:p>
          </table:table-cell>
          <table:table-cell office:value-type="float" office:value="464" calcext:value-type="float">
            <text:p>464</text:p>
          </table:table-cell>
          <table:table-cell table:number-columns-repeated="56"/>
        </table:table-row>
        <table:table-row table:style-name="ro1">
          <table:table-cell office:value-type="float" office:value="83542529" calcext:value-type="float">
            <text:p>83542529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83547529" calcext:value-type="float">
            <text:p>83547529</text:p>
          </table:table-cell>
          <table:table-cell office:value-type="float" office:value="461" calcext:value-type="float">
            <text:p>461</text:p>
          </table:table-cell>
          <table:table-cell table:number-columns-repeated="56"/>
        </table:table-row>
        <table:table-row table:style-name="ro1">
          <table:table-cell office:value-type="float" office:value="83552529" calcext:value-type="float">
            <text:p>83552529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3557529" calcext:value-type="float">
            <text:p>83557529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3562529" calcext:value-type="float">
            <text:p>83562529</text:p>
          </table:table-cell>
          <table:table-cell office:value-type="float" office:value="588" calcext:value-type="float">
            <text:p>588</text:p>
          </table:table-cell>
          <table:table-cell table:number-columns-repeated="56"/>
        </table:table-row>
        <table:table-row table:style-name="ro1">
          <table:table-cell office:value-type="float" office:value="83567529" calcext:value-type="float">
            <text:p>83567529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83572529" calcext:value-type="float">
            <text:p>83572529</text:p>
          </table:table-cell>
          <table:table-cell office:value-type="float" office:value="698" calcext:value-type="float">
            <text:p>698</text:p>
          </table:table-cell>
          <table:table-cell table:number-columns-repeated="56"/>
        </table:table-row>
        <table:table-row table:style-name="ro1">
          <table:table-cell table:style-name="ce1" office:value-type="float" office:value="83577529" calcext:value-type="float">
            <text:p>83577529</text:p>
          </table:table-cell>
          <table:table-cell table:style-name="ce1" office:value-type="float" office:value="768" calcext:value-type="float">
            <text:p>768</text:p>
          </table:table-cell>
          <table:table-cell table:number-columns-repeated="56"/>
        </table:table-row>
        <table:table-row table:style-name="ro1">
          <table:table-cell office:value-type="float" office:value="83582529" calcext:value-type="float">
            <text:p>83582529</text:p>
          </table:table-cell>
          <table:table-cell office:value-type="float" office:value="715" calcext:value-type="float">
            <text:p>715</text:p>
          </table:table-cell>
          <table:table-cell table:number-columns-repeated="56"/>
        </table:table-row>
        <table:table-row table:style-name="ro1">
          <table:table-cell office:value-type="float" office:value="83587529" calcext:value-type="float">
            <text:p>83587529</text:p>
          </table:table-cell>
          <table:table-cell office:value-type="float" office:value="684" calcext:value-type="float">
            <text:p>684</text:p>
          </table:table-cell>
          <table:table-cell table:number-columns-repeated="56"/>
        </table:table-row>
        <table:table-row table:style-name="ro1">
          <table:table-cell office:value-type="float" office:value="83592529" calcext:value-type="float">
            <text:p>83592529</text:p>
          </table:table-cell>
          <table:table-cell office:value-type="float" office:value="678" calcext:value-type="float">
            <text:p>678</text:p>
          </table:table-cell>
          <table:table-cell table:number-columns-repeated="56"/>
        </table:table-row>
        <table:table-row table:style-name="ro1">
          <table:table-cell office:value-type="float" office:value="83597529" calcext:value-type="float">
            <text:p>83597529</text:p>
          </table:table-cell>
          <table:table-cell office:value-type="float" office:value="615" calcext:value-type="float">
            <text:p>615</text:p>
          </table:table-cell>
          <table:table-cell table:number-columns-repeated="56"/>
        </table:table-row>
        <table:table-row table:style-name="ro1">
          <table:table-cell office:value-type="float" office:value="83602529" calcext:value-type="float">
            <text:p>83602529</text:p>
          </table:table-cell>
          <table:table-cell office:value-type="float" office:value="601" calcext:value-type="float">
            <text:p>601</text:p>
          </table:table-cell>
          <table:table-cell table:number-columns-repeated="56"/>
        </table:table-row>
        <table:table-row table:style-name="ro1">
          <table:table-cell office:value-type="float" office:value="83607529" calcext:value-type="float">
            <text:p>83607529</text:p>
          </table:table-cell>
          <table:table-cell office:value-type="float" office:value="643" calcext:value-type="float">
            <text:p>643</text:p>
          </table:table-cell>
          <table:table-cell table:number-columns-repeated="56"/>
        </table:table-row>
        <table:table-row table:style-name="ro1">
          <table:table-cell office:value-type="float" office:value="83612529" calcext:value-type="float">
            <text:p>83612529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83617529" calcext:value-type="float">
            <text:p>83617529</text:p>
          </table:table-cell>
          <table:table-cell office:value-type="float" office:value="547" calcext:value-type="float">
            <text:p>547</text:p>
          </table:table-cell>
          <table:table-cell table:number-columns-repeated="56"/>
        </table:table-row>
        <table:table-row table:style-name="ro1">
          <table:table-cell office:value-type="float" office:value="83622529" calcext:value-type="float">
            <text:p>83622529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83627529" calcext:value-type="float">
            <text:p>83627529</text:p>
          </table:table-cell>
          <table:table-cell office:value-type="float" office:value="584" calcext:value-type="float">
            <text:p>584</text:p>
          </table:table-cell>
          <table:table-cell table:number-columns-repeated="56"/>
        </table:table-row>
        <table:table-row table:style-name="ro1">
          <table:table-cell office:value-type="float" office:value="83632529" calcext:value-type="float">
            <text:p>83632529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83637529" calcext:value-type="float">
            <text:p>83637529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3642529" calcext:value-type="float">
            <text:p>83642529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office:value-type="float" office:value="83647529" calcext:value-type="float">
            <text:p>83647529</text:p>
          </table:table-cell>
          <table:table-cell office:value-type="float" office:value="509" calcext:value-type="float">
            <text:p>509</text:p>
          </table:table-cell>
          <table:table-cell table:number-columns-repeated="56"/>
        </table:table-row>
        <table:table-row table:style-name="ro1">
          <table:table-cell office:value-type="float" office:value="83652529" calcext:value-type="float">
            <text:p>83652529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83657530" calcext:value-type="float">
            <text:p>83657530</text:p>
          </table:table-cell>
          <table:table-cell office:value-type="float" office:value="536" calcext:value-type="float">
            <text:p>536</text:p>
          </table:table-cell>
          <table:table-cell table:number-columns-repeated="56"/>
        </table:table-row>
        <table:table-row table:style-name="ro1">
          <table:table-cell office:value-type="float" office:value="83662530" calcext:value-type="float">
            <text:p>83662530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83667530" calcext:value-type="float">
            <text:p>83667530</text:p>
          </table:table-cell>
          <table:table-cell office:value-type="float" office:value="458" calcext:value-type="float">
            <text:p>458</text:p>
          </table:table-cell>
          <table:table-cell table:number-columns-repeated="56"/>
        </table:table-row>
        <table:table-row table:style-name="ro1">
          <table:table-cell office:value-type="float" office:value="83672530" calcext:value-type="float">
            <text:p>83672530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3677530" calcext:value-type="float">
            <text:p>83677530</text:p>
          </table:table-cell>
          <table:table-cell office:value-type="float" office:value="504" calcext:value-type="float">
            <text:p>504</text:p>
          </table:table-cell>
          <table:table-cell table:number-columns-repeated="56"/>
        </table:table-row>
        <table:table-row table:style-name="ro1">
          <table:table-cell office:value-type="float" office:value="83682530" calcext:value-type="float">
            <text:p>83682530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3687530" calcext:value-type="float">
            <text:p>83687530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3692530" calcext:value-type="float">
            <text:p>83692530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3697530" calcext:value-type="float">
            <text:p>83697530</text:p>
          </table:table-cell>
          <table:table-cell office:value-type="float" office:value="463" calcext:value-type="float">
            <text:p>463</text:p>
          </table:table-cell>
          <table:table-cell table:number-columns-repeated="56"/>
        </table:table-row>
        <table:table-row table:style-name="ro1">
          <table:table-cell office:value-type="float" office:value="83702530" calcext:value-type="float">
            <text:p>83702530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83707530" calcext:value-type="float">
            <text:p>83707530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3712530" calcext:value-type="float">
            <text:p>83712530</text:p>
          </table:table-cell>
          <table:table-cell office:value-type="float" office:value="481" calcext:value-type="float">
            <text:p>481</text:p>
          </table:table-cell>
          <table:table-cell table:number-columns-repeated="56"/>
        </table:table-row>
        <table:table-row table:style-name="ro1">
          <table:table-cell office:value-type="float" office:value="83717530" calcext:value-type="float">
            <text:p>83717530</text:p>
          </table:table-cell>
          <table:table-cell office:value-type="float" office:value="441" calcext:value-type="float">
            <text:p>441</text:p>
          </table:table-cell>
          <table:table-cell table:number-columns-repeated="56"/>
        </table:table-row>
        <table:table-row table:style-name="ro1">
          <table:table-cell office:value-type="float" office:value="83722530" calcext:value-type="float">
            <text:p>83722530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3727530" calcext:value-type="float">
            <text:p>83727530</text:p>
          </table:table-cell>
          <table:table-cell office:value-type="float" office:value="489" calcext:value-type="float">
            <text:p>489</text:p>
          </table:table-cell>
          <table:table-cell table:number-columns-repeated="56"/>
        </table:table-row>
        <table:table-row table:style-name="ro1">
          <table:table-cell office:value-type="float" office:value="83732530" calcext:value-type="float">
            <text:p>83732530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83737530" calcext:value-type="float">
            <text:p>83737530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83742530" calcext:value-type="float">
            <text:p>83742530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float" office:value="83747530" calcext:value-type="float">
            <text:p>83747530</text:p>
          </table:table-cell>
          <table:table-cell office:value-type="float" office:value="440" calcext:value-type="float">
            <text:p>440</text:p>
          </table:table-cell>
          <table:table-cell table:number-columns-repeated="56"/>
        </table:table-row>
        <table:table-row table:style-name="ro1">
          <table:table-cell office:value-type="float" office:value="83752530" calcext:value-type="float">
            <text:p>83752530</text:p>
          </table:table-cell>
          <table:table-cell office:value-type="float" office:value="438" calcext:value-type="float">
            <text:p>438</text:p>
          </table:table-cell>
          <table:table-cell table:number-columns-repeated="56"/>
        </table:table-row>
        <table:table-row table:style-name="ro1">
          <table:table-cell office:value-type="float" office:value="83757530" calcext:value-type="float">
            <text:p>83757530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83762530" calcext:value-type="float">
            <text:p>83762530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3767530" calcext:value-type="float">
            <text:p>83767530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83772530" calcext:value-type="float">
            <text:p>83772530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3777530" calcext:value-type="float">
            <text:p>83777530</text:p>
          </table:table-cell>
          <table:table-cell office:value-type="float" office:value="529" calcext:value-type="float">
            <text:p>529</text:p>
          </table:table-cell>
          <table:table-cell table:number-columns-repeated="56"/>
        </table:table-row>
        <table:table-row table:style-name="ro1">
          <table:table-cell office:value-type="float" office:value="83782530" calcext:value-type="float">
            <text:p>83782530</text:p>
          </table:table-cell>
          <table:table-cell office:value-type="float" office:value="485" calcext:value-type="float">
            <text:p>485</text:p>
          </table:table-cell>
          <table:table-cell table:number-columns-repeated="56"/>
        </table:table-row>
        <table:table-row table:style-name="ro1">
          <table:table-cell office:value-type="float" office:value="83787530" calcext:value-type="float">
            <text:p>83787530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3792530" calcext:value-type="float">
            <text:p>83792530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83797530" calcext:value-type="float">
            <text:p>83797530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3802530" calcext:value-type="float">
            <text:p>83802530</text:p>
          </table:table-cell>
          <table:table-cell office:value-type="float" office:value="520" calcext:value-type="float">
            <text:p>520</text:p>
          </table:table-cell>
          <table:table-cell table:number-columns-repeated="56"/>
        </table:table-row>
        <table:table-row table:style-name="ro1">
          <table:table-cell office:value-type="float" office:value="83807531" calcext:value-type="float">
            <text:p>83807531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float" office:value="83812530" calcext:value-type="float">
            <text:p>83812530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83817531" calcext:value-type="float">
            <text:p>83817531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83822531" calcext:value-type="float">
            <text:p>83822531</text:p>
          </table:table-cell>
          <table:table-cell office:value-type="float" office:value="587" calcext:value-type="float">
            <text:p>587</text:p>
          </table:table-cell>
          <table:table-cell table:number-columns-repeated="56"/>
        </table:table-row>
        <table:table-row table:style-name="ro1">
          <table:table-cell office:value-type="float" office:value="83827531" calcext:value-type="float">
            <text:p>83827531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83832531" calcext:value-type="float">
            <text:p>83832531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83837531" calcext:value-type="float">
            <text:p>83837531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3842531" calcext:value-type="float">
            <text:p>83842531</text:p>
          </table:table-cell>
          <table:table-cell office:value-type="float" office:value="612" calcext:value-type="float">
            <text:p>612</text:p>
          </table:table-cell>
          <table:table-cell table:number-columns-repeated="56"/>
        </table:table-row>
        <table:table-row table:style-name="ro1">
          <table:table-cell office:value-type="float" office:value="83847531" calcext:value-type="float">
            <text:p>83847531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3852531" calcext:value-type="float">
            <text:p>83852531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83857531" calcext:value-type="float">
            <text:p>83857531</text:p>
          </table:table-cell>
          <table:table-cell office:value-type="float" office:value="604" calcext:value-type="float">
            <text:p>604</text:p>
          </table:table-cell>
          <table:table-cell table:number-columns-repeated="56"/>
        </table:table-row>
        <table:table-row table:style-name="ro1">
          <table:table-cell office:value-type="float" office:value="83862531" calcext:value-type="float">
            <text:p>83862531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float" office:value="83867531" calcext:value-type="float">
            <text:p>83867531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83872531" calcext:value-type="float">
            <text:p>83872531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83877531" calcext:value-type="float">
            <text:p>83877531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83882531" calcext:value-type="float">
            <text:p>83882531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83887531" calcext:value-type="float">
            <text:p>83887531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3892531" calcext:value-type="float">
            <text:p>83892531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83897531" calcext:value-type="float">
            <text:p>83897531</text:p>
          </table:table-cell>
          <table:table-cell office:value-type="float" office:value="466" calcext:value-type="float">
            <text:p>466</text:p>
          </table:table-cell>
          <table:table-cell table:number-columns-repeated="56"/>
        </table:table-row>
        <table:table-row table:style-name="ro1">
          <table:table-cell office:value-type="float" office:value="83902531" calcext:value-type="float">
            <text:p>83902531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83907531" calcext:value-type="float">
            <text:p>83907531</text:p>
          </table:table-cell>
          <table:table-cell office:value-type="float" office:value="488" calcext:value-type="float">
            <text:p>488</text:p>
          </table:table-cell>
          <table:table-cell table:number-columns-repeated="56"/>
        </table:table-row>
        <table:table-row table:style-name="ro1">
          <table:table-cell office:value-type="float" office:value="83912531" calcext:value-type="float">
            <text:p>83912531</text:p>
          </table:table-cell>
          <table:table-cell office:value-type="float" office:value="442" calcext:value-type="float">
            <text:p>442</text:p>
          </table:table-cell>
          <table:table-cell table:number-columns-repeated="56"/>
        </table:table-row>
        <table:table-row table:style-name="ro1">
          <table:table-cell office:value-type="float" office:value="83917531" calcext:value-type="float">
            <text:p>83917531</text:p>
          </table:table-cell>
          <table:table-cell office:value-type="float" office:value="395" calcext:value-type="float">
            <text:p>395</text:p>
          </table:table-cell>
          <table:table-cell table:number-columns-repeated="56"/>
        </table:table-row>
        <table:table-row table:style-name="ro1">
          <table:table-cell office:value-type="float" office:value="83922531" calcext:value-type="float">
            <text:p>83922531</text:p>
          </table:table-cell>
          <table:table-cell office:value-type="float" office:value="436" calcext:value-type="float">
            <text:p>436</text:p>
          </table:table-cell>
          <table:table-cell table:number-columns-repeated="56"/>
        </table:table-row>
        <table:table-row table:style-name="ro1">
          <table:table-cell office:value-type="float" office:value="83927531" calcext:value-type="float">
            <text:p>83927531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83932531" calcext:value-type="float">
            <text:p>83932531</text:p>
          </table:table-cell>
          <table:table-cell office:value-type="float" office:value="374" calcext:value-type="float">
            <text:p>374</text:p>
          </table:table-cell>
          <table:table-cell table:number-columns-repeated="56"/>
        </table:table-row>
        <table:table-row table:style-name="ro1">
          <table:table-cell office:value-type="float" office:value="83937531" calcext:value-type="float">
            <text:p>83937531</text:p>
          </table:table-cell>
          <table:table-cell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office:value-type="float" office:value="83942531" calcext:value-type="float">
            <text:p>83942531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float" office:value="83947531" calcext:value-type="float">
            <text:p>83947531</text:p>
          </table:table-cell>
          <table:table-cell office:value-type="float" office:value="409" calcext:value-type="float">
            <text:p>409</text:p>
          </table:table-cell>
          <table:table-cell table:number-columns-repeated="56"/>
        </table:table-row>
        <table:table-row table:style-name="ro1">
          <table:table-cell office:value-type="float" office:value="83952531" calcext:value-type="float">
            <text:p>83952531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83957531" calcext:value-type="float">
            <text:p>83957531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3962531" calcext:value-type="float">
            <text:p>83962531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3967531" calcext:value-type="float">
            <text:p>83967531</text:p>
          </table:table-cell>
          <table:table-cell office:value-type="float" office:value="450" calcext:value-type="float">
            <text:p>450</text:p>
          </table:table-cell>
          <table:table-cell table:number-columns-repeated="56"/>
        </table:table-row>
        <table:table-row table:style-name="ro1">
          <table:table-cell office:value-type="float" office:value="83972531" calcext:value-type="float">
            <text:p>83972531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3977532" calcext:value-type="float">
            <text:p>83977532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3982532" calcext:value-type="float">
            <text:p>83982532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3987532" calcext:value-type="float">
            <text:p>83987532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3992532" calcext:value-type="float">
            <text:p>83992532</text:p>
          </table:table-cell>
          <table:table-cell office:value-type="float" office:value="563" calcext:value-type="float">
            <text:p>563</text:p>
          </table:table-cell>
          <table:table-cell table:number-columns-repeated="56"/>
        </table:table-row>
        <table:table-row table:style-name="ro1">
          <table:table-cell office:value-type="float" office:value="83997532" calcext:value-type="float">
            <text:p>83997532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4002532" calcext:value-type="float">
            <text:p>84002532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4007532" calcext:value-type="float">
            <text:p>84007532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84012532" calcext:value-type="float">
            <text:p>84012532</text:p>
          </table:table-cell>
          <table:table-cell office:value-type="float" office:value="573" calcext:value-type="float">
            <text:p>573</text:p>
          </table:table-cell>
          <table:table-cell table:number-columns-repeated="56"/>
        </table:table-row>
        <table:table-row table:style-name="ro1">
          <table:table-cell office:value-type="float" office:value="84017532" calcext:value-type="float">
            <text:p>84017532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84022532" calcext:value-type="float">
            <text:p>84022532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float" office:value="84027532" calcext:value-type="float">
            <text:p>84027532</text:p>
          </table:table-cell>
          <table:table-cell office:value-type="float" office:value="628" calcext:value-type="float">
            <text:p>628</text:p>
          </table:table-cell>
          <table:table-cell table:number-columns-repeated="56"/>
        </table:table-row>
        <table:table-row table:style-name="ro1">
          <table:table-cell office:value-type="float" office:value="84032532" calcext:value-type="float">
            <text:p>84032532</text:p>
          </table:table-cell>
          <table:table-cell office:value-type="float" office:value="583" calcext:value-type="float">
            <text:p>583</text:p>
          </table:table-cell>
          <table:table-cell table:number-columns-repeated="56"/>
        </table:table-row>
        <table:table-row table:style-name="ro1">
          <table:table-cell office:value-type="float" office:value="84037532" calcext:value-type="float">
            <text:p>84037532</text:p>
          </table:table-cell>
          <table:table-cell office:value-type="float" office:value="614" calcext:value-type="float">
            <text:p>614</text:p>
          </table:table-cell>
          <table:table-cell table:number-columns-repeated="56"/>
        </table:table-row>
        <table:table-row table:style-name="ro1">
          <table:table-cell office:value-type="float" office:value="84042532" calcext:value-type="float">
            <text:p>84042532</text:p>
          </table:table-cell>
          <table:table-cell office:value-type="float" office:value="648" calcext:value-type="float">
            <text:p>648</text:p>
          </table:table-cell>
          <table:table-cell table:number-columns-repeated="56"/>
        </table:table-row>
        <table:table-row table:style-name="ro1">
          <table:table-cell office:value-type="float" office:value="84047532" calcext:value-type="float">
            <text:p>84047532</text:p>
          </table:table-cell>
          <table:table-cell office:value-type="float" office:value="594" calcext:value-type="float">
            <text:p>594</text:p>
          </table:table-cell>
          <table:table-cell table:number-columns-repeated="56"/>
        </table:table-row>
        <table:table-row table:style-name="ro1">
          <table:table-cell office:value-type="float" office:value="84052532" calcext:value-type="float">
            <text:p>84052532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office:value-type="float" office:value="84057532" calcext:value-type="float">
            <text:p>84057532</text:p>
          </table:table-cell>
          <table:table-cell office:value-type="float" office:value="640" calcext:value-type="float">
            <text:p>640</text:p>
          </table:table-cell>
          <table:table-cell table:number-columns-repeated="56"/>
        </table:table-row>
        <table:table-row table:style-name="ro1">
          <table:table-cell office:value-type="float" office:value="84062532" calcext:value-type="float">
            <text:p>84062532</text:p>
          </table:table-cell>
          <table:table-cell office:value-type="float" office:value="599" calcext:value-type="float">
            <text:p>599</text:p>
          </table:table-cell>
          <table:table-cell table:number-columns-repeated="56"/>
        </table:table-row>
        <table:table-row table:style-name="ro1">
          <table:table-cell office:value-type="float" office:value="84067532" calcext:value-type="float">
            <text:p>84067532</text:p>
          </table:table-cell>
          <table:table-cell office:value-type="float" office:value="556" calcext:value-type="float">
            <text:p>556</text:p>
          </table:table-cell>
          <table:table-cell table:number-columns-repeated="56"/>
        </table:table-row>
        <table:table-row table:style-name="ro1">
          <table:table-cell office:value-type="float" office:value="84072532" calcext:value-type="float">
            <text:p>84072532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float" office:value="84077532" calcext:value-type="float">
            <text:p>84077532</text:p>
          </table:table-cell>
          <table:table-cell office:value-type="float" office:value="589" calcext:value-type="float">
            <text:p>589</text:p>
          </table:table-cell>
          <table:table-cell table:number-columns-repeated="56"/>
        </table:table-row>
        <table:table-row table:style-name="ro1">
          <table:table-cell office:value-type="float" office:value="84082532" calcext:value-type="float">
            <text:p>84082532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84087532" calcext:value-type="float">
            <text:p>84087532</text:p>
          </table:table-cell>
          <table:table-cell office:value-type="float" office:value="565" calcext:value-type="float">
            <text:p>565</text:p>
          </table:table-cell>
          <table:table-cell table:number-columns-repeated="56"/>
        </table:table-row>
        <table:table-row table:style-name="ro1">
          <table:table-cell office:value-type="float" office:value="84092532" calcext:value-type="float">
            <text:p>84092532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84097532" calcext:value-type="float">
            <text:p>84097532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84102532" calcext:value-type="float">
            <text:p>84102532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84107532" calcext:value-type="float">
            <text:p>84107532</text:p>
          </table:table-cell>
          <table:table-cell office:value-type="float" office:value="602" calcext:value-type="float">
            <text:p>602</text:p>
          </table:table-cell>
          <table:table-cell table:number-columns-repeated="56"/>
        </table:table-row>
        <table:table-row table:style-name="ro1">
          <table:table-cell office:value-type="float" office:value="84112532" calcext:value-type="float">
            <text:p>84112532</text:p>
          </table:table-cell>
          <table:table-cell office:value-type="float" office:value="568" calcext:value-type="float">
            <text:p>568</text:p>
          </table:table-cell>
          <table:table-cell table:number-columns-repeated="56"/>
        </table:table-row>
        <table:table-row table:style-name="ro1">
          <table:table-cell office:value-type="float" office:value="84117532" calcext:value-type="float">
            <text:p>84117532</text:p>
          </table:table-cell>
          <table:table-cell office:value-type="float" office:value="534" calcext:value-type="float">
            <text:p>534</text:p>
          </table:table-cell>
          <table:table-cell table:number-columns-repeated="56"/>
        </table:table-row>
        <table:table-row table:style-name="ro1">
          <table:table-cell office:value-type="float" office:value="84122532" calcext:value-type="float">
            <text:p>84122532</text:p>
          </table:table-cell>
          <table:table-cell office:value-type="float" office:value="586" calcext:value-type="float">
            <text:p>586</text:p>
          </table:table-cell>
          <table:table-cell table:number-columns-repeated="56"/>
        </table:table-row>
        <table:table-row table:style-name="ro1">
          <table:table-cell office:value-type="float" office:value="84127532" calcext:value-type="float">
            <text:p>84127532</text:p>
          </table:table-cell>
          <table:table-cell office:value-type="float" office:value="581" calcext:value-type="float">
            <text:p>581</text:p>
          </table:table-cell>
          <table:table-cell table:number-columns-repeated="56"/>
        </table:table-row>
        <table:table-row table:style-name="ro1">
          <table:table-cell office:value-type="float" office:value="84132532" calcext:value-type="float">
            <text:p>84132532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office:value-type="float" office:value="84137533" calcext:value-type="float">
            <text:p>84137533</text:p>
          </table:table-cell>
          <table:table-cell office:value-type="float" office:value="554" calcext:value-type="float">
            <text:p>554</text:p>
          </table:table-cell>
          <table:table-cell table:number-columns-repeated="56"/>
        </table:table-row>
        <table:table-row table:style-name="ro1">
          <table:table-cell office:value-type="float" office:value="84142533" calcext:value-type="float">
            <text:p>84142533</text:p>
          </table:table-cell>
          <table:table-cell office:value-type="float" office:value="585" calcext:value-type="float">
            <text:p>585</text:p>
          </table:table-cell>
          <table:table-cell table:number-columns-repeated="56"/>
        </table:table-row>
        <table:table-row table:style-name="ro1">
          <table:table-cell office:value-type="float" office:value="84147533" calcext:value-type="float">
            <text:p>84147533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84152533" calcext:value-type="float">
            <text:p>84152533</text:p>
          </table:table-cell>
          <table:table-cell office:value-type="float" office:value="524" calcext:value-type="float">
            <text:p>524</text:p>
          </table:table-cell>
          <table:table-cell table:number-columns-repeated="56"/>
        </table:table-row>
        <table:table-row table:style-name="ro1">
          <table:table-cell office:value-type="float" office:value="84157533" calcext:value-type="float">
            <text:p>84157533</text:p>
          </table:table-cell>
          <table:table-cell office:value-type="float" office:value="570" calcext:value-type="float">
            <text:p>570</text:p>
          </table:table-cell>
          <table:table-cell table:number-columns-repeated="56"/>
        </table:table-row>
        <table:table-row table:style-name="ro1">
          <table:table-cell office:value-type="float" office:value="84162533" calcext:value-type="float">
            <text:p>84162533</text:p>
          </table:table-cell>
          <table:table-cell office:value-type="float" office:value="530" calcext:value-type="float">
            <text:p>530</text:p>
          </table:table-cell>
          <table:table-cell table:number-columns-repeated="56"/>
        </table:table-row>
        <table:table-row table:style-name="ro1">
          <table:table-cell office:value-type="float" office:value="84167533" calcext:value-type="float">
            <text:p>84167533</text:p>
          </table:table-cell>
          <table:table-cell office:value-type="float" office:value="492" calcext:value-type="float">
            <text:p>492</text:p>
          </table:table-cell>
          <table:table-cell table:number-columns-repeated="56"/>
        </table:table-row>
        <table:table-row table:style-name="ro1">
          <table:table-cell office:value-type="float" office:value="84172533" calcext:value-type="float">
            <text:p>84172533</text:p>
          </table:table-cell>
          <table:table-cell office:value-type="float" office:value="541" calcext:value-type="float">
            <text:p>541</text:p>
          </table:table-cell>
          <table:table-cell table:number-columns-repeated="56"/>
        </table:table-row>
        <table:table-row table:style-name="ro1">
          <table:table-cell office:value-type="float" office:value="84177533" calcext:value-type="float">
            <text:p>84177533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4182533" calcext:value-type="float">
            <text:p>84182533</text:p>
          </table:table-cell>
          <table:table-cell office:value-type="float" office:value="484" calcext:value-type="float">
            <text:p>484</text:p>
          </table:table-cell>
          <table:table-cell table:number-columns-repeated="56"/>
        </table:table-row>
        <table:table-row table:style-name="ro1">
          <table:table-cell office:value-type="float" office:value="84187533" calcext:value-type="float">
            <text:p>84187533</text:p>
          </table:table-cell>
          <table:table-cell office:value-type="float" office:value="516" calcext:value-type="float">
            <text:p>516</text:p>
          </table:table-cell>
          <table:table-cell table:number-columns-repeated="56"/>
        </table:table-row>
        <table:table-row table:style-name="ro1">
          <table:table-cell office:value-type="float" office:value="84192533" calcext:value-type="float">
            <text:p>84192533</text:p>
          </table:table-cell>
          <table:table-cell office:value-type="float" office:value="549" calcext:value-type="float">
            <text:p>549</text:p>
          </table:table-cell>
          <table:table-cell table:number-columns-repeated="56"/>
        </table:table-row>
        <table:table-row table:style-name="ro1">
          <table:table-cell office:value-type="float" office:value="84197533" calcext:value-type="float">
            <text:p>84197533</text:p>
          </table:table-cell>
          <table:table-cell office:value-type="float" office:value="495" calcext:value-type="float">
            <text:p>495</text:p>
          </table:table-cell>
          <table:table-cell table:number-columns-repeated="56"/>
        </table:table-row>
        <table:table-row table:style-name="ro1">
          <table:table-cell office:value-type="float" office:value="84202533" calcext:value-type="float">
            <text:p>84202533</text:p>
          </table:table-cell>
          <table:table-cell office:value-type="float" office:value="503" calcext:value-type="float">
            <text:p>503</text:p>
          </table:table-cell>
          <table:table-cell table:number-columns-repeated="56"/>
        </table:table-row>
        <table:table-row table:style-name="ro1">
          <table:table-cell office:value-type="float" office:value="84207533" calcext:value-type="float">
            <text:p>84207533</text:p>
          </table:table-cell>
          <table:table-cell office:value-type="float" office:value="566" calcext:value-type="float">
            <text:p>566</text:p>
          </table:table-cell>
          <table:table-cell table:number-columns-repeated="56"/>
        </table:table-row>
        <table:table-row table:style-name="ro1">
          <table:table-cell office:value-type="float" office:value="84212533" calcext:value-type="float">
            <text:p>84212533</text:p>
          </table:table-cell>
          <table:table-cell office:value-type="float" office:value="538" calcext:value-type="float">
            <text:p>538</text:p>
          </table:table-cell>
          <table:table-cell table:number-columns-repeated="56"/>
        </table:table-row>
        <table:table-row table:style-name="ro1">
          <table:table-cell office:value-type="float" office:value="84217533" calcext:value-type="float">
            <text:p>84217533</text:p>
          </table:table-cell>
          <table:table-cell office:value-type="float" office:value="510" calcext:value-type="float">
            <text:p>510</text:p>
          </table:table-cell>
          <table:table-cell table:number-columns-repeated="56"/>
        </table:table-row>
        <table:table-row table:style-name="ro1">
          <table:table-cell office:value-type="float" office:value="84222533" calcext:value-type="float">
            <text:p>84222533</text:p>
          </table:table-cell>
          <table:table-cell office:value-type="float" office:value="565" calcext:value-type="float">
            <text:p>565</text:p>
          </table:table-cell>
          <table:table-cell table:number-columns-repeated="56"/>
        </table:table-row>
        <table:table-row table:style-name="ro1">
          <table:table-cell office:value-type="float" office:value="84227533" calcext:value-type="float">
            <text:p>84227533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84232533" calcext:value-type="float">
            <text:p>84232533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4237533" calcext:value-type="float">
            <text:p>84237533</text:p>
          </table:table-cell>
          <table:table-cell office:value-type="float" office:value="550" calcext:value-type="float">
            <text:p>550</text:p>
          </table:table-cell>
          <table:table-cell table:number-columns-repeated="56"/>
        </table:table-row>
        <table:table-row table:style-name="ro1">
          <table:table-cell office:value-type="float" office:value="84242533" calcext:value-type="float">
            <text:p>84242533</text:p>
          </table:table-cell>
          <table:table-cell office:value-type="float" office:value="581" calcext:value-type="float">
            <text:p>581</text:p>
          </table:table-cell>
          <table:table-cell table:number-columns-repeated="56"/>
        </table:table-row>
        <table:table-row table:style-name="ro1">
          <table:table-cell office:value-type="float" office:value="84247533" calcext:value-type="float">
            <text:p>84247533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office:value-type="float" office:value="84252533" calcext:value-type="float">
            <text:p>84252533</text:p>
          </table:table-cell>
          <table:table-cell office:value-type="float" office:value="513" calcext:value-type="float">
            <text:p>513</text:p>
          </table:table-cell>
          <table:table-cell table:number-columns-repeated="56"/>
        </table:table-row>
        <table:table-row table:style-name="ro1">
          <table:table-cell office:value-type="float" office:value="84257533" calcext:value-type="float">
            <text:p>84257533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office:value-type="float" office:value="84262533" calcext:value-type="float">
            <text:p>84262533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4267533" calcext:value-type="float">
            <text:p>84267533</text:p>
          </table:table-cell>
          <table:table-cell office:value-type="float" office:value="479" calcext:value-type="float">
            <text:p>479</text:p>
          </table:table-cell>
          <table:table-cell table:number-columns-repeated="56"/>
        </table:table-row>
        <table:table-row table:style-name="ro1">
          <table:table-cell office:value-type="float" office:value="84272533" calcext:value-type="float">
            <text:p>84272533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4277533" calcext:value-type="float">
            <text:p>84277533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float" office:value="84282534" calcext:value-type="float">
            <text:p>84282534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office:value-type="float" office:value="84287533" calcext:value-type="float">
            <text:p>84287533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4292534" calcext:value-type="float">
            <text:p>84292534</text:p>
          </table:table-cell>
          <table:table-cell office:value-type="float" office:value="553" calcext:value-type="float">
            <text:p>553</text:p>
          </table:table-cell>
          <table:table-cell table:number-columns-repeated="56"/>
        </table:table-row>
        <table:table-row table:style-name="ro1">
          <table:table-cell office:value-type="float" office:value="84297534" calcext:value-type="float">
            <text:p>84297534</text:p>
          </table:table-cell>
          <table:table-cell office:value-type="float" office:value="502" calcext:value-type="float">
            <text:p>502</text:p>
          </table:table-cell>
          <table:table-cell table:number-columns-repeated="56"/>
        </table:table-row>
        <table:table-row table:style-name="ro1">
          <table:table-cell office:value-type="float" office:value="84302534" calcext:value-type="float">
            <text:p>84302534</text:p>
          </table:table-cell>
          <table:table-cell office:value-type="float" office:value="505" calcext:value-type="float">
            <text:p>505</text:p>
          </table:table-cell>
          <table:table-cell table:number-columns-repeated="56"/>
        </table:table-row>
        <table:table-row table:style-name="ro1">
          <table:table-cell office:value-type="float" office:value="84307534" calcext:value-type="float">
            <text:p>84307534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float" office:value="84312534" calcext:value-type="float">
            <text:p>84312534</text:p>
          </table:table-cell>
          <table:table-cell office:value-type="float" office:value="518" calcext:value-type="float">
            <text:p>518</text:p>
          </table:table-cell>
          <table:table-cell table:number-columns-repeated="56"/>
        </table:table-row>
        <table:table-row table:style-name="ro1">
          <table:table-cell office:value-type="float" office:value="84317534" calcext:value-type="float">
            <text:p>84317534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84322534" calcext:value-type="float">
            <text:p>84322534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84327534" calcext:value-type="float">
            <text:p>84327534</text:p>
          </table:table-cell>
          <table:table-cell office:value-type="float" office:value="526" calcext:value-type="float">
            <text:p>526</text:p>
          </table:table-cell>
          <table:table-cell table:number-columns-repeated="56"/>
        </table:table-row>
        <table:table-row table:style-name="ro1">
          <table:table-cell office:value-type="float" office:value="84332534" calcext:value-type="float">
            <text:p>84332534</text:p>
          </table:table-cell>
          <table:table-cell office:value-type="float" office:value="468" calcext:value-type="float">
            <text:p>468</text:p>
          </table:table-cell>
          <table:table-cell table:number-columns-repeated="56"/>
        </table:table-row>
        <table:table-row table:style-name="ro1">
          <table:table-cell office:value-type="float" office:value="84337534" calcext:value-type="float">
            <text:p>84337534</text:p>
          </table:table-cell>
          <table:table-cell office:value-type="float" office:value="498" calcext:value-type="float">
            <text:p>498</text:p>
          </table:table-cell>
          <table:table-cell table:number-columns-repeated="56"/>
        </table:table-row>
        <table:table-row table:style-name="ro1">
          <table:table-cell office:value-type="float" office:value="84342534" calcext:value-type="float">
            <text:p>84342534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84347534" calcext:value-type="float">
            <text:p>84347534</text:p>
          </table:table-cell>
          <table:table-cell office:value-type="float" office:value="528" calcext:value-type="float">
            <text:p>528</text:p>
          </table:table-cell>
          <table:table-cell table:number-columns-repeated="56"/>
        </table:table-row>
        <table:table-row table:style-name="ro1">
          <table:table-cell office:value-type="float" office:value="84352534" calcext:value-type="float">
            <text:p>84352534</text:p>
          </table:table-cell>
          <table:table-cell office:value-type="float" office:value="580" calcext:value-type="float">
            <text:p>580</text:p>
          </table:table-cell>
          <table:table-cell table:number-columns-repeated="56"/>
        </table:table-row>
        <table:table-row table:style-name="ro1">
          <table:table-cell office:value-type="float" office:value="84357534" calcext:value-type="float">
            <text:p>84357534</text:p>
          </table:table-cell>
          <table:table-cell office:value-type="float" office:value="688" calcext:value-type="float">
            <text:p>688</text:p>
          </table:table-cell>
          <table:table-cell table:number-columns-repeated="56"/>
        </table:table-row>
        <table:table-row table:style-name="ro1">
          <table:table-cell office:value-type="float" office:value="84362534" calcext:value-type="float">
            <text:p>84362534</text:p>
          </table:table-cell>
          <table:table-cell office:value-type="float" office:value="716" calcext:value-type="float">
            <text:p>716</text:p>
          </table:table-cell>
          <table:table-cell table:number-columns-repeated="56"/>
        </table:table-row>
        <table:table-row table:style-name="ro1">
          <table:table-cell office:value-type="float" office:value="84367534" calcext:value-type="float">
            <text:p>84367534</text:p>
          </table:table-cell>
          <table:table-cell office:value-type="float" office:value="752" calcext:value-type="float">
            <text:p>752</text:p>
          </table:table-cell>
          <table:table-cell table:number-columns-repeated="56"/>
        </table:table-row>
        <table:table-row table:style-name="ro1">
          <table:table-cell table:style-name="ce1" office:value-type="float" office:value="84372534" calcext:value-type="float">
            <text:p>84372534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56"/>
        </table:table-row>
        <table:table-row table:style-name="ro1">
          <table:table-cell office:value-type="float" office:value="84377534" calcext:value-type="float">
            <text:p>84377534</text:p>
          </table:table-cell>
          <table:table-cell office:value-type="float" office:value="817" calcext:value-type="float">
            <text:p>817</text:p>
          </table:table-cell>
          <table:table-cell table:number-columns-repeated="56"/>
        </table:table-row>
        <table:table-row table:style-name="ro1">
          <table:table-cell office:value-type="float" office:value="84382534" calcext:value-type="float">
            <text:p>84382534</text:p>
          </table:table-cell>
          <table:table-cell office:value-type="float" office:value="684" calcext:value-type="float">
            <text:p>684</text:p>
          </table:table-cell>
          <table:table-cell table:number-columns-repeated="56"/>
        </table:table-row>
        <table:table-row table:style-name="ro1">
          <table:table-cell office:value-type="float" office:value="84387534" calcext:value-type="float">
            <text:p>84387534</text:p>
          </table:table-cell>
          <table:table-cell office:value-type="float" office:value="672" calcext:value-type="float">
            <text:p>672</text:p>
          </table:table-cell>
          <table:table-cell table:number-columns-repeated="56"/>
        </table:table-row>
        <table:table-row table:style-name="ro1">
          <table:table-cell office:value-type="float" office:value="84392534" calcext:value-type="float">
            <text:p>84392534</text:p>
          </table:table-cell>
          <table:table-cell office:value-type="float" office:value="692" calcext:value-type="float">
            <text:p>692</text:p>
          </table:table-cell>
          <table:table-cell table:number-columns-repeated="56"/>
        </table:table-row>
        <table:table-row table:style-name="ro1">
          <table:table-cell office:value-type="float" office:value="84397534" calcext:value-type="float">
            <text:p>84397534</text:p>
          </table:table-cell>
          <table:table-cell office:value-type="float" office:value="630" calcext:value-type="float">
            <text:p>630</text:p>
          </table:table-cell>
          <table:table-cell table:number-columns-repeated="56"/>
        </table:table-row>
        <table:table-row table:style-name="ro1">
          <table:table-cell office:value-type="float" office:value="84402534" calcext:value-type="float">
            <text:p>84402534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float" office:value="84407534" calcext:value-type="float">
            <text:p>84407534</text:p>
          </table:table-cell>
          <table:table-cell office:value-type="float" office:value="649" calcext:value-type="float">
            <text:p>649</text:p>
          </table:table-cell>
          <table:table-cell table:number-columns-repeated="56"/>
        </table:table-row>
        <table:table-row table:style-name="ro1">
          <table:table-cell office:value-type="float" office:value="84412534" calcext:value-type="float">
            <text:p>84412534</text:p>
          </table:table-cell>
          <table:table-cell office:value-type="float" office:value="596" calcext:value-type="float">
            <text:p>596</text:p>
          </table:table-cell>
          <table:table-cell table:number-columns-repeated="56"/>
        </table:table-row>
        <table:table-row table:style-name="ro1">
          <table:table-cell office:value-type="float" office:value="84417534" calcext:value-type="float">
            <text:p>84417534</text:p>
          </table:table-cell>
          <table:table-cell office:value-type="float" office:value="551" calcext:value-type="float">
            <text:p>551</text:p>
          </table:table-cell>
          <table:table-cell table:number-columns-repeated="56"/>
        </table:table-row>
        <table:table-row table:style-name="ro1">
          <table:table-cell office:value-type="float" office:value="84422534" calcext:value-type="float">
            <text:p>84422534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84427534" calcext:value-type="float">
            <text:p>84427534</text:p>
          </table:table-cell>
          <table:table-cell office:value-type="float" office:value="577" calcext:value-type="float">
            <text:p>577</text:p>
          </table:table-cell>
          <table:table-cell table:number-columns-repeated="56"/>
        </table:table-row>
        <table:table-row table:style-name="ro1">
          <table:table-cell office:value-type="float" office:value="84432534" calcext:value-type="float">
            <text:p>84432534</text:p>
          </table:table-cell>
          <table:table-cell office:value-type="float" office:value="515" calcext:value-type="float">
            <text:p>515</text:p>
          </table:table-cell>
          <table:table-cell table:number-columns-repeated="56"/>
        </table:table-row>
        <table:table-row table:style-name="ro1">
          <table:table-cell office:value-type="float" office:value="84437534" calcext:value-type="float">
            <text:p>84437534</text:p>
          </table:table-cell>
          <table:table-cell office:value-type="float" office:value="540" calcext:value-type="float">
            <text:p>540</text:p>
          </table:table-cell>
          <table:table-cell table:number-columns-repeated="56"/>
        </table:table-row>
        <table:table-row table:style-name="ro1">
          <table:table-cell office:value-type="float" office:value="84442534" calcext:value-type="float">
            <text:p>84442534</text:p>
          </table:table-cell>
          <table:table-cell office:value-type="float" office:value="560" calcext:value-type="float">
            <text:p>560</text:p>
          </table:table-cell>
          <table:table-cell table:number-columns-repeated="56"/>
        </table:table-row>
        <table:table-row table:style-name="ro1">
          <table:table-cell office:value-type="float" office:value="84447534" calcext:value-type="float">
            <text:p>84447534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84452534" calcext:value-type="float">
            <text:p>84452534</text:p>
          </table:table-cell>
          <table:table-cell office:value-type="float" office:value="496" calcext:value-type="float">
            <text:p>496</text:p>
          </table:table-cell>
          <table:table-cell table:number-columns-repeated="56"/>
        </table:table-row>
        <table:table-row table:style-name="ro1">
          <table:table-cell office:value-type="float" office:value="84457535" calcext:value-type="float">
            <text:p>84457535</text:p>
          </table:table-cell>
          <table:table-cell office:value-type="float" office:value="543" calcext:value-type="float">
            <text:p>543</text:p>
          </table:table-cell>
          <table:table-cell table:number-columns-repeated="56"/>
        </table:table-row>
        <table:table-row table:style-name="ro1">
          <table:table-cell office:value-type="float" office:value="84462535" calcext:value-type="float">
            <text:p>84462535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float" office:value="84467535" calcext:value-type="float">
            <text:p>84467535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84472535" calcext:value-type="float">
            <text:p>84472535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office:value-type="float" office:value="84477535" calcext:value-type="float">
            <text:p>84477535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4482535" calcext:value-type="float">
            <text:p>84482535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1">
          <table:table-cell office:value-type="float" office:value="84487535" calcext:value-type="float">
            <text:p>84487535</text:p>
          </table:table-cell>
          <table:table-cell office:value-type="float" office:value="459" calcext:value-type="float">
            <text:p>459</text:p>
          </table:table-cell>
          <table:table-cell table:number-columns-repeated="56"/>
        </table:table-row>
        <table:table-row table:style-name="ro1">
          <table:table-cell office:value-type="float" office:value="84492535" calcext:value-type="float">
            <text:p>84492535</text:p>
          </table:table-cell>
          <table:table-cell office:value-type="float" office:value="483" calcext:value-type="float">
            <text:p>483</text:p>
          </table:table-cell>
          <table:table-cell table:number-columns-repeated="56"/>
        </table:table-row>
        <table:table-row table:style-name="ro1">
          <table:table-cell office:value-type="float" office:value="84497535" calcext:value-type="float">
            <text:p>84497535</text:p>
          </table:table-cell>
          <table:table-cell office:value-type="float" office:value="427" calcext:value-type="float">
            <text:p>427</text:p>
          </table:table-cell>
          <table:table-cell table:number-columns-repeated="56"/>
        </table:table-row>
        <table:table-row table:style-name="ro1">
          <table:table-cell office:value-type="float" office:value="84502535" calcext:value-type="float">
            <text:p>84502535</text:p>
          </table:table-cell>
          <table:table-cell office:value-type="float" office:value="430" calcext:value-type="float">
            <text:p>430</text:p>
          </table:table-cell>
          <table:table-cell table:number-columns-repeated="56"/>
        </table:table-row>
        <table:table-row table:style-name="ro1">
          <table:table-cell office:value-type="float" office:value="84507535" calcext:value-type="float">
            <text:p>84507535</text:p>
          </table:table-cell>
          <table:table-cell office:value-type="float" office:value="486" calcext:value-type="float">
            <text:p>486</text:p>
          </table:table-cell>
          <table:table-cell table:number-columns-repeated="56"/>
        </table:table-row>
        <table:table-row table:style-name="ro1">
          <table:table-cell office:value-type="float" office:value="84512535" calcext:value-type="float">
            <text:p>84512535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4517535" calcext:value-type="float">
            <text:p>84517535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office:value-type="float" office:value="84522535" calcext:value-type="float">
            <text:p>84522535</text:p>
          </table:table-cell>
          <table:table-cell office:value-type="float" office:value="475" calcext:value-type="float">
            <text:p>475</text:p>
          </table:table-cell>
          <table:table-cell table:number-columns-repeated="56"/>
        </table:table-row>
        <table:table-row table:style-name="ro1">
          <table:table-cell office:value-type="float" office:value="84527535" calcext:value-type="float">
            <text:p>84527535</text:p>
          </table:table-cell>
          <table:table-cell office:value-type="float" office:value="473" calcext:value-type="float">
            <text:p>473</text:p>
          </table:table-cell>
          <table:table-cell table:number-columns-repeated="56"/>
        </table:table-row>
        <table:table-row table:style-name="ro1">
          <table:table-cell office:value-type="float" office:value="84532535" calcext:value-type="float">
            <text:p>84532535</text:p>
          </table:table-cell>
          <table:table-cell office:value-type="float" office:value="420" calcext:value-type="float">
            <text:p>420</text:p>
          </table:table-cell>
          <table:table-cell table:number-columns-repeated="56"/>
        </table:table-row>
        <table:table-row table:style-name="ro1">
          <table:table-cell office:value-type="float" office:value="84537535" calcext:value-type="float">
            <text:p>84537535</text:p>
          </table:table-cell>
          <table:table-cell office:value-type="float" office:value="455" calcext:value-type="float">
            <text:p>455</text:p>
          </table:table-cell>
          <table:table-cell table:number-columns-repeated="56"/>
        </table:table-row>
        <table:table-row table:style-name="ro1">
          <table:table-cell office:value-type="float" office:value="84542535" calcext:value-type="float">
            <text:p>84542535</text:p>
          </table:table-cell>
          <table:table-cell office:value-type="float" office:value="493" calcext:value-type="float">
            <text:p>493</text:p>
          </table:table-cell>
          <table:table-cell table:number-columns-repeated="56"/>
        </table:table-row>
        <table:table-row table:style-name="ro1">
          <table:table-cell office:value-type="float" office:value="84547535" calcext:value-type="float">
            <text:p>84547535</text:p>
          </table:table-cell>
          <table:table-cell office:value-type="float" office:value="452" calcext:value-type="float">
            <text:p>452</text:p>
          </table:table-cell>
          <table:table-cell table:number-columns-repeated="56"/>
        </table:table-row>
        <table:table-row table:style-name="ro1">
          <table:table-cell office:value-type="float" office:value="84552535" calcext:value-type="float">
            <text:p>84552535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float" office:value="84557535" calcext:value-type="float">
            <text:p>84557535</text:p>
          </table:table-cell>
          <table:table-cell office:value-type="float" office:value="521" calcext:value-type="float">
            <text:p>521</text:p>
          </table:table-cell>
          <table:table-cell table:number-columns-repeated="56"/>
        </table:table-row>
        <table:table-row table:style-name="ro1">
          <table:table-cell office:value-type="float" office:value="84562535" calcext:value-type="float">
            <text:p>84562535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4567535" calcext:value-type="float">
            <text:p>84567535</text:p>
          </table:table-cell>
          <table:table-cell office:value-type="float" office:value="472" calcext:value-type="float">
            <text:p>472</text:p>
          </table:table-cell>
          <table:table-cell table:number-columns-repeated="56"/>
        </table:table-row>
        <table:table-row table:style-name="ro1">
          <table:table-cell office:value-type="float" office:value="84572535" calcext:value-type="float">
            <text:p>84572535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4577535" calcext:value-type="float">
            <text:p>84577535</text:p>
          </table:table-cell>
          <table:table-cell office:value-type="float" office:value="535" calcext:value-type="float">
            <text:p>535</text:p>
          </table:table-cell>
          <table:table-cell table:number-columns-repeated="56"/>
        </table:table-row>
        <table:table-row table:style-name="ro1">
          <table:table-cell office:value-type="float" office:value="84582535" calcext:value-type="float">
            <text:p>84582535</text:p>
          </table:table-cell>
          <table:table-cell office:value-type="float" office:value="490" calcext:value-type="float">
            <text:p>490</text:p>
          </table:table-cell>
          <table:table-cell table:number-columns-repeated="56"/>
        </table:table-row>
        <table:table-row table:style-name="ro1">
          <table:table-cell office:value-type="float" office:value="84587535" calcext:value-type="float">
            <text:p>84587535</text:p>
          </table:table-cell>
          <table:table-cell office:value-type="float" office:value="533" calcext:value-type="float">
            <text:p>533</text:p>
          </table:table-cell>
          <table:table-cell table:number-columns-repeated="56"/>
        </table:table-row>
        <table:table-row table:style-name="ro1">
          <table:table-cell office:value-type="float" office:value="84592535" calcext:value-type="float">
            <text:p>84592535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office:value-type="float" office:value="84597535" calcext:value-type="float">
            <text:p>84597535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4602535" calcext:value-type="float">
            <text:p>84602535</text:p>
          </table:table-cell>
          <table:table-cell office:value-type="float" office:value="548" calcext:value-type="float">
            <text:p>548</text:p>
          </table:table-cell>
          <table:table-cell table:number-columns-repeated="56"/>
        </table:table-row>
        <table:table-row table:style-name="ro1">
          <table:table-cell office:value-type="float" office:value="84607536" calcext:value-type="float">
            <text:p>84607536</text:p>
          </table:table-cell>
          <table:table-cell office:value-type="float" office:value="607" calcext:value-type="float">
            <text:p>607</text:p>
          </table:table-cell>
          <table:table-cell table:number-columns-repeated="56"/>
        </table:table-row>
        <table:table-row table:style-name="ro1">
          <table:table-cell office:value-type="float" office:value="84612535" calcext:value-type="float">
            <text:p>84612535</text:p>
          </table:table-cell>
          <table:table-cell office:value-type="float" office:value="574" calcext:value-type="float">
            <text:p>574</text:p>
          </table:table-cell>
          <table:table-cell table:number-columns-repeated="56"/>
        </table:table-row>
        <table:table-row table:style-name="ro1">
          <table:table-cell office:value-type="float" office:value="84617536" calcext:value-type="float">
            <text:p>84617536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4622536" calcext:value-type="float">
            <text:p>84622536</text:p>
          </table:table-cell>
          <table:table-cell office:value-type="float" office:value="599" calcext:value-type="float">
            <text:p>599</text:p>
          </table:table-cell>
          <table:table-cell table:number-columns-repeated="56"/>
        </table:table-row>
        <table:table-row table:style-name="ro1">
          <table:table-cell office:value-type="float" office:value="84627536" calcext:value-type="float">
            <text:p>84627536</text:p>
          </table:table-cell>
          <table:table-cell office:value-type="float" office:value="593" calcext:value-type="float">
            <text:p>593</text:p>
          </table:table-cell>
          <table:table-cell table:number-columns-repeated="56"/>
        </table:table-row>
        <table:table-row table:style-name="ro1">
          <table:table-cell office:value-type="float" office:value="84632536" calcext:value-type="float">
            <text:p>84632536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float" office:value="84637536" calcext:value-type="float">
            <text:p>84637536</text:p>
          </table:table-cell>
          <table:table-cell office:value-type="float" office:value="579" calcext:value-type="float">
            <text:p>579</text:p>
          </table:table-cell>
          <table:table-cell table:number-columns-repeated="56"/>
        </table:table-row>
        <table:table-row table:style-name="ro1">
          <table:table-cell office:value-type="float" office:value="84642536" calcext:value-type="float">
            <text:p>84642536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float" office:value="84647536" calcext:value-type="float">
            <text:p>84647536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4652536" calcext:value-type="float">
            <text:p>84652536</text:p>
          </table:table-cell>
          <table:table-cell office:value-type="float" office:value="523" calcext:value-type="float">
            <text:p>523</text:p>
          </table:table-cell>
          <table:table-cell table:number-columns-repeated="56"/>
        </table:table-row>
        <table:table-row table:style-name="ro1">
          <table:table-cell office:value-type="float" office:value="84657536" calcext:value-type="float">
            <text:p>84657536</text:p>
          </table:table-cell>
          <table:table-cell office:value-type="float" office:value="562" calcext:value-type="float">
            <text:p>562</text:p>
          </table:table-cell>
          <table:table-cell table:number-columns-repeated="56"/>
        </table:table-row>
        <table:table-row table:style-name="ro1">
          <table:table-cell office:value-type="float" office:value="84662536" calcext:value-type="float">
            <text:p>84662536</text:p>
          </table:table-cell>
          <table:table-cell office:value-type="float" office:value="514" calcext:value-type="float">
            <text:p>514</text:p>
          </table:table-cell>
          <table:table-cell table:number-columns-repeated="56"/>
        </table:table-row>
        <table:table-row table:style-name="ro1">
          <table:table-cell office:value-type="float" office:value="84667536" calcext:value-type="float">
            <text:p>84667536</text:p>
          </table:table-cell>
          <table:table-cell office:value-type="float" office:value="480" calcext:value-type="float">
            <text:p>480</text:p>
          </table:table-cell>
          <table:table-cell table:number-columns-repeated="56"/>
        </table:table-row>
        <table:table-row table:style-name="ro1">
          <table:table-cell office:value-type="float" office:value="84672536" calcext:value-type="float">
            <text:p>84672536</text:p>
          </table:table-cell>
          <table:table-cell office:value-type="float" office:value="531" calcext:value-type="float">
            <text:p>531</text:p>
          </table:table-cell>
          <table:table-cell table:number-columns-repeated="56"/>
        </table:table-row>
        <table:table-row table:style-name="ro1">
          <table:table-cell office:value-type="float" office:value="84677536" calcext:value-type="float">
            <text:p>84677536</text:p>
          </table:table-cell>
          <table:table-cell office:value-type="float" office:value="519" calcext:value-type="float">
            <text:p>519</text:p>
          </table:table-cell>
          <table:table-cell table:number-columns-repeated="56"/>
        </table:table-row>
        <table:table-row table:style-name="ro1">
          <table:table-cell office:value-type="float" office:value="84682536" calcext:value-type="float">
            <text:p>84682536</text:p>
          </table:table-cell>
          <table:table-cell office:value-type="float" office:value="462" calcext:value-type="float">
            <text:p>462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cqueen@vassar.edu </meta:initial-creator>
    <meta:creation-date>2016-06-17T11:22:51.816031151</meta:creation-date>
    <dc:date>2016-06-17T12:39:36.347431655</dc:date>
    <dc:creator>mamcqueen@vassar.edu </dc:creator>
    <meta:editing-duration>PT10M46S</meta:editing-duration>
    <meta:editing-cycles>1</meta:editing-cycles>
    <meta:document-statistic meta:table-count="1" meta:cell-count="617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6.596cm" svg:height="9cm" xlink:href=".." xlink:type="simple" chart:class="chart:scatter" chart:style-name="ch1">
        <chart:plot-area chart:style-name="ch2" table:cell-range-address="Sheet1.A1:Sheet1.B3000" svg:x="2.931cm" svg:y="0.18cm" svg:width="140.734cm" svg:height="8.64cm">
          <chartooo:coordinate-region svg:x="4.122cm" svg:y="0.379cm" svg:width="139.543cm" svg:height="6.862cm"/>
          <chart:axis chart:dimension="x" chart:name="primary-x" chart:style-name="ch3">
            <chart:grid chart:style-name="ch4" chart:class="major"/>
          </chart:axis>
          <chart:axis chart:dimension="y" chart:name="primary-y" chart:style-name="ch5"/>
          <chart:series chart:style-name="ch6" chart:values-cell-range-address="Sheet1.B1:Sheet1.B3000" chart:class="chart:scatter">
            <chart:domain table:cell-range-address="Sheet1.A1:Sheet1.A3000"/>
            <chart:data-point chart:repeated="3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687442">
                <text:p>69687442</text:p>
                <draw:g>
                  <svg:desc>Sheet1.A1:Sheet1.A3000</svg:desc>
                </draw:g>
              </table:table-cell>
              <table:table-cell office:value-type="float" office:value="495">
                <text:p>495</text:p>
                <draw:g>
                  <svg:desc>Sheet1.B1:Sheet1.B3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692442">
                <text:p>6969244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697442">
                <text:p>696974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702442">
                <text:p>697024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707442">
                <text:p>69707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712442">
                <text:p>6971244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717442">
                <text:p>6971744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722442">
                <text:p>6972244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727442">
                <text:p>6972744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732442">
                <text:p>6973244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37443">
                <text:p>6973744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742443">
                <text:p>6974244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747443">
                <text:p>6974744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752443">
                <text:p>697524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757443">
                <text:p>6975744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762443">
                <text:p>6976244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767443">
                <text:p>6976744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72443">
                <text:p>69772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777443">
                <text:p>6977744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82443">
                <text:p>6978244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787443">
                <text:p>697874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792443">
                <text:p>6979244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797443">
                <text:p>6979744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802443">
                <text:p>6980244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807443">
                <text:p>6980744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812443">
                <text:p>6981244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817443">
                <text:p>6981744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822443">
                <text:p>6982244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827443">
                <text:p>698274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832443">
                <text:p>6983244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837443">
                <text:p>6983744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842443">
                <text:p>6984244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847443">
                <text:p>6984744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852443">
                <text:p>6985244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57443">
                <text:p>698574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862443">
                <text:p>6986244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867443">
                <text:p>6986744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872443">
                <text:p>6987244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877443">
                <text:p>6987744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882443">
                <text:p>6988244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887443">
                <text:p>6988744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892443">
                <text:p>6989244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897444">
                <text:p>6989744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902444">
                <text:p>6990244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907444">
                <text:p>6990744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912444">
                <text:p>6991244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917444">
                <text:p>6991744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922444">
                <text:p>6992244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927444">
                <text:p>6992744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932444">
                <text:p>699324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937444">
                <text:p>6993744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942444">
                <text:p>6994244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947444">
                <text:p>699474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952444">
                <text:p>6995244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957444">
                <text:p>6995744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962444">
                <text:p>6996244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967444">
                <text:p>6996744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972444">
                <text:p>6997244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977444">
                <text:p>699774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982444">
                <text:p>6998244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987444">
                <text:p>6998744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92444">
                <text:p>6999244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97444">
                <text:p>6999744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02444">
                <text:p>7000244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07444">
                <text:p>7000744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12444">
                <text:p>7001244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17444">
                <text:p>7001744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22444">
                <text:p>7002244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27444">
                <text:p>7002744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32444">
                <text:p>7003244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37444">
                <text:p>7003744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42444">
                <text:p>7004244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47444">
                <text:p>700474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052444">
                <text:p>7005244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057445">
                <text:p>7005744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62445">
                <text:p>70062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67445">
                <text:p>7006744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072445">
                <text:p>7007244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077445">
                <text:p>7007744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082445">
                <text:p>7008244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087445">
                <text:p>7008744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092445">
                <text:p>7009244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097445">
                <text:p>7009744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102445">
                <text:p>7010244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107445">
                <text:p>7010744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112445">
                <text:p>7011244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117445">
                <text:p>7011744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122445">
                <text:p>7012244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127445">
                <text:p>7012744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132445">
                <text:p>7013244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137445">
                <text:p>701374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142445">
                <text:p>7014244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47445">
                <text:p>701474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152445">
                <text:p>7015244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157445">
                <text:p>7015744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162445">
                <text:p>701624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167445">
                <text:p>7016744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172445">
                <text:p>7017244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77445">
                <text:p>701774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182445">
                <text:p>7018244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187445">
                <text:p>701874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192445">
                <text:p>7019244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197445">
                <text:p>7019744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202445">
                <text:p>7020244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207445">
                <text:p>7020744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212445">
                <text:p>702124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217446">
                <text:p>7021744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222446">
                <text:p>7022244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227446">
                <text:p>7022744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232446">
                <text:p>7023244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237446">
                <text:p>7023744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242446">
                <text:p>7024244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247446">
                <text:p>7024744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252446">
                <text:p>7025244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257446">
                <text:p>7025744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262446">
                <text:p>7026244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267446">
                <text:p>7026744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272446">
                <text:p>7027244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277446">
                <text:p>7027744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282446">
                <text:p>7028244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287446">
                <text:p>7028744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292446">
                <text:p>702924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297446">
                <text:p>7029744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302446">
                <text:p>7030244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307446">
                <text:p>7030744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312446">
                <text:p>7031244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317446">
                <text:p>7031744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322446">
                <text:p>7032244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327446">
                <text:p>7032744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332446">
                <text:p>7033244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337446">
                <text:p>7033744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342446">
                <text:p>7034244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347446">
                <text:p>7034744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352446">
                <text:p>7035244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357446">
                <text:p>7035744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362446">
                <text:p>7036244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367447">
                <text:p>7036744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372446">
                <text:p>7037244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77447">
                <text:p>7037744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82447">
                <text:p>70382447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87447">
                <text:p>7038744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392447">
                <text:p>7039244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397447">
                <text:p>7039744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02447">
                <text:p>7040244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407447">
                <text:p>7040744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412447">
                <text:p>7041244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417447">
                <text:p>7041744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422447">
                <text:p>7042244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427447">
                <text:p>7042744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432447">
                <text:p>7043244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437447">
                <text:p>7043744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442447">
                <text:p>7044244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447447">
                <text:p>7044744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452447">
                <text:p>704524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457447">
                <text:p>7045744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462447">
                <text:p>7046244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467447">
                <text:p>7046744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472447">
                <text:p>7047244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477447">
                <text:p>7047744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482447">
                <text:p>7048244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487447">
                <text:p>7048744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492447">
                <text:p>7049244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497447">
                <text:p>7049744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502447">
                <text:p>7050244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507447">
                <text:p>7050744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512447">
                <text:p>7051244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517447">
                <text:p>7051744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522448">
                <text:p>7052244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27447">
                <text:p>7052744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532447">
                <text:p>7053244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537448">
                <text:p>705374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542448">
                <text:p>7054244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547448">
                <text:p>7054744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552448">
                <text:p>7055244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557448">
                <text:p>7055744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562448">
                <text:p>7056244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567448">
                <text:p>7056744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572448">
                <text:p>7057244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577448">
                <text:p>7057744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582448">
                <text:p>7058244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587448">
                <text:p>7058744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592448">
                <text:p>7059244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597448">
                <text:p>7059744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602448">
                <text:p>7060244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607448">
                <text:p>7060744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612448">
                <text:p>7061244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617448">
                <text:p>7061744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622448">
                <text:p>7062244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627448">
                <text:p>7062744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632448">
                <text:p>7063244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637448">
                <text:p>7063744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642448">
                <text:p>7064244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647448">
                <text:p>7064744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652448">
                <text:p>706524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657448">
                <text:p>7065744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662448">
                <text:p>7066244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667448">
                <text:p>7066744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672448">
                <text:p>7067244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677448">
                <text:p>7067744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682448">
                <text:p>70682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687448">
                <text:p>7068744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692448">
                <text:p>7069244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697449">
                <text:p>706974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702449">
                <text:p>707024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707449">
                <text:p>7070744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712449">
                <text:p>7071244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717449">
                <text:p>7071744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722449">
                <text:p>707224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727449">
                <text:p>7072744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732449">
                <text:p>7073244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737449">
                <text:p>7073744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742449">
                <text:p>7074244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747449">
                <text:p>7074744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752449">
                <text:p>707524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757449">
                <text:p>7075744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762449">
                <text:p>7076244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767449">
                <text:p>7076744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772449">
                <text:p>7077244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777449">
                <text:p>7077744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782449">
                <text:p>7078244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787449">
                <text:p>7078744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92449">
                <text:p>7079244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797449">
                <text:p>7079744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802449">
                <text:p>7080244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807449">
                <text:p>7080744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812449">
                <text:p>7081244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817449">
                <text:p>7081744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822449">
                <text:p>7082244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827449">
                <text:p>708274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832449">
                <text:p>7083244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837449">
                <text:p>7083744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842449">
                <text:p>7084244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847450">
                <text:p>7084745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852450">
                <text:p>7085245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857450">
                <text:p>7085745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862450">
                <text:p>708624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867450">
                <text:p>708674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872450">
                <text:p>7087245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877450">
                <text:p>7087745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882450">
                <text:p>708824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887450">
                <text:p>708874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892450">
                <text:p>708924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897450">
                <text:p>7089745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902450">
                <text:p>709024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907450">
                <text:p>709074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912450">
                <text:p>709124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917450">
                <text:p>7091745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922450">
                <text:p>709224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927450">
                <text:p>7092745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932450">
                <text:p>7093245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937450">
                <text:p>709374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942450">
                <text:p>7094245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947450">
                <text:p>7094745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952450">
                <text:p>7095245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957450">
                <text:p>709574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962450">
                <text:p>709624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967450">
                <text:p>7096745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972450">
                <text:p>7097245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977450">
                <text:p>709774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982450">
                <text:p>7098245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987450">
                <text:p>7098745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992450">
                <text:p>709924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997450">
                <text:p>7099745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1002450">
                <text:p>7100245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007450">
                <text:p>710074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012450">
                <text:p>7101245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017451">
                <text:p>7101745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1022451">
                <text:p>7102245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027451">
                <text:p>7102745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032451">
                <text:p>7103245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037451">
                <text:p>7103745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042451">
                <text:p>7104245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047451">
                <text:p>7104745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052451">
                <text:p>7105245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057451">
                <text:p>710574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062451">
                <text:p>7106245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067451">
                <text:p>7106745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072451">
                <text:p>7107245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077451">
                <text:p>7107745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082451">
                <text:p>7108245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087451">
                <text:p>7108745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092451">
                <text:p>710924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097451">
                <text:p>7109745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102451">
                <text:p>7110245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107451">
                <text:p>7110745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112451">
                <text:p>7111245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117451">
                <text:p>7111745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122451">
                <text:p>7112245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127451">
                <text:p>7112745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132451">
                <text:p>7113245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137451">
                <text:p>7113745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142451">
                <text:p>7114245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147451">
                <text:p>7114745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152451">
                <text:p>7115245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157451">
                <text:p>7115745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162451">
                <text:p>71162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167452">
                <text:p>7116745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172451">
                <text:p>7117245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177452">
                <text:p>7117745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182452">
                <text:p>7118245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1187452">
                <text:p>7118745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192452">
                <text:p>711924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197452">
                <text:p>711974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202452">
                <text:p>7120245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1207452">
                <text:p>7120745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212452">
                <text:p>7121245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1217452">
                <text:p>7121745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222452">
                <text:p>7122245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227452">
                <text:p>7122745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232452">
                <text:p>7123245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1237452">
                <text:p>7123745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242452">
                <text:p>7124245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1247452">
                <text:p>7124745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252452">
                <text:p>7125245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257452">
                <text:p>7125745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262452">
                <text:p>712624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267452">
                <text:p>712674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272452">
                <text:p>7127245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277452">
                <text:p>7127745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282452">
                <text:p>7128245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287452">
                <text:p>7128745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292452">
                <text:p>7129245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1297452">
                <text:p>712974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302452">
                <text:p>7130245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1307452">
                <text:p>7130745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312452">
                <text:p>713124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317452">
                <text:p>7131745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322452">
                <text:p>7132245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327452">
                <text:p>713274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332452">
                <text:p>7133245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337453">
                <text:p>713374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342453">
                <text:p>7134245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347453">
                <text:p>7134745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352453">
                <text:p>713524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357453">
                <text:p>713574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362453">
                <text:p>7136245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1367453">
                <text:p>7136745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372453">
                <text:p>7137245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1377453">
                <text:p>7137745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382453">
                <text:p>7138245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387453">
                <text:p>7138745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392453">
                <text:p>7139245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1397453">
                <text:p>7139745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402453">
                <text:p>7140245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407453">
                <text:p>7140745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12453">
                <text:p>7141245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417453">
                <text:p>714174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422453">
                <text:p>7142245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427453">
                <text:p>7142745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432453">
                <text:p>7143245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437453">
                <text:p>7143745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442453">
                <text:p>7144245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447453">
                <text:p>714474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452453">
                <text:p>7145245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457453">
                <text:p>7145745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462453">
                <text:p>7146245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67453">
                <text:p>7146745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472453">
                <text:p>7147245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477453">
                <text:p>7147745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482453">
                <text:p>7148245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487454">
                <text:p>7148745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492453">
                <text:p>7149245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1497454">
                <text:p>7149745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502454">
                <text:p>7150245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1507454">
                <text:p>7150745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512454">
                <text:p>7151245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1517454">
                <text:p>7151745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1522454">
                <text:p>7152245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1527454">
                <text:p>71527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1532454">
                <text:p>7153245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1537454">
                <text:p>7153745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1542454">
                <text:p>7154245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1547454">
                <text:p>7154745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552454">
                <text:p>715524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1557454">
                <text:p>7155745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562454">
                <text:p>715624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567454">
                <text:p>715674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572454">
                <text:p>7157245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577454">
                <text:p>715774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582454">
                <text:p>715824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587454">
                <text:p>7158745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592454">
                <text:p>7159245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597454">
                <text:p>7159745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602454">
                <text:p>7160245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607454">
                <text:p>7160745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612454">
                <text:p>7161245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617454">
                <text:p>7161745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1622454">
                <text:p>7162245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1627454">
                <text:p>7162745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1632454">
                <text:p>7163245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1637454">
                <text:p>716374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1642454">
                <text:p>7164245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647454">
                <text:p>71647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652454">
                <text:p>7165245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657455">
                <text:p>7165745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1662455">
                <text:p>716624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1667455">
                <text:p>7166745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1672455">
                <text:p>7167245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1677455">
                <text:p>7167745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1682455">
                <text:p>7168245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687455">
                <text:p>7168745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1692455">
                <text:p>71692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697455">
                <text:p>716974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702455">
                <text:p>7170245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707455">
                <text:p>717074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1712455">
                <text:p>7171245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717455">
                <text:p>7171745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1722455">
                <text:p>717224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1727455">
                <text:p>7172745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732455">
                <text:p>7173245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737455">
                <text:p>7173745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742455">
                <text:p>7174245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747455">
                <text:p>7174745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752455">
                <text:p>7175245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757455">
                <text:p>7175745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762455">
                <text:p>7176245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767455">
                <text:p>7176745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772455">
                <text:p>717724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777455">
                <text:p>7177745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782455">
                <text:p>717824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787455">
                <text:p>717874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792455">
                <text:p>7179245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1797455">
                <text:p>7179745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1802455">
                <text:p>7180245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807455">
                <text:p>7180745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812455">
                <text:p>718124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817456">
                <text:p>7181745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822456">
                <text:p>7182245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827456">
                <text:p>7182745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832456">
                <text:p>718324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837456">
                <text:p>7183745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842456">
                <text:p>7184245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847456">
                <text:p>7184745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1852456">
                <text:p>718524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1857456">
                <text:p>718574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1862456">
                <text:p>7186245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1867456">
                <text:p>7186745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1872456">
                <text:p>7187245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1877456">
                <text:p>7187745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1882456">
                <text:p>7188245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887456">
                <text:p>7188745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1892456">
                <text:p>718924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1897456">
                <text:p>7189745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902456">
                <text:p>7190245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907456">
                <text:p>7190745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912456">
                <text:p>7191245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917456">
                <text:p>7191745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1922456">
                <text:p>7192245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927456">
                <text:p>7192745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1932456">
                <text:p>7193245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1937456">
                <text:p>7193745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942456">
                <text:p>7194245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1947456">
                <text:p>7194745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952456">
                <text:p>7195245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1957456">
                <text:p>7195745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1962456">
                <text:p>7196245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967456">
                <text:p>7196745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1972457">
                <text:p>7197245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1977457">
                <text:p>7197745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982457">
                <text:p>7198245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987457">
                <text:p>7198745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992457">
                <text:p>7199245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997457">
                <text:p>7199745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2002457">
                <text:p>720024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007457">
                <text:p>7200745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2012457">
                <text:p>7201245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017457">
                <text:p>7201745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022457">
                <text:p>7202245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027457">
                <text:p>7202745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032457">
                <text:p>720324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037457">
                <text:p>7203745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2042457">
                <text:p>7204245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2047457">
                <text:p>7204745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2052457">
                <text:p>7205245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057457">
                <text:p>7205745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2062457">
                <text:p>7206245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2067457">
                <text:p>7206745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072457">
                <text:p>7207245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077457">
                <text:p>7207745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082457">
                <text:p>7208245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087457">
                <text:p>7208745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2092457">
                <text:p>7209245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097457">
                <text:p>720974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2102457">
                <text:p>7210245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107457">
                <text:p>7210745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112457">
                <text:p>7211245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117457">
                <text:p>721174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122457">
                <text:p>7212245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127457">
                <text:p>7212745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132457">
                <text:p>7213245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137458">
                <text:p>7213745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2142458">
                <text:p>7214245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2147458">
                <text:p>7214745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2152458">
                <text:p>7215245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157458">
                <text:p>7215745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2162458">
                <text:p>7216245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2167458">
                <text:p>721674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2172458">
                <text:p>721724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2177458">
                <text:p>7217745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182458">
                <text:p>721824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2187458">
                <text:p>7218745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2192458">
                <text:p>7219245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197458">
                <text:p>7219745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2202458">
                <text:p>7220245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2207458">
                <text:p>722074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2212458">
                <text:p>7221245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2217458">
                <text:p>7221745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2222458">
                <text:p>7222245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2227458">
                <text:p>7222745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2232458">
                <text:p>7223245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237458">
                <text:p>7223745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242458">
                <text:p>7224245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247458">
                <text:p>7224745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252458">
                <text:p>7225245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257458">
                <text:p>7225745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262458">
                <text:p>7226245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2267458">
                <text:p>7226745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2272458">
                <text:p>7227245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2277458">
                <text:p>7227745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2282458">
                <text:p>7228245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2287458">
                <text:p>7228745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2292458">
                <text:p>7229245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297459">
                <text:p>722974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302459">
                <text:p>7230245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2307459">
                <text:p>7230745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312459">
                <text:p>7231245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317459">
                <text:p>7231745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2322459">
                <text:p>7232245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2327459">
                <text:p>7232745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2332459">
                <text:p>7233245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2337459">
                <text:p>7233745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2342459">
                <text:p>7234245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347459">
                <text:p>7234745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2352459">
                <text:p>723524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2357459">
                <text:p>7235745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2362459">
                <text:p>7236245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2367459">
                <text:p>723674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2372459">
                <text:p>723724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2377459">
                <text:p>7237745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2382459">
                <text:p>723824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2387459">
                <text:p>7238745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392459">
                <text:p>7239245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2397459">
                <text:p>7239745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2402459">
                <text:p>7240245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407459">
                <text:p>7240745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2412459">
                <text:p>7241245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2417459">
                <text:p>7241745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422459">
                <text:p>7242245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2427459">
                <text:p>7242745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2432459">
                <text:p>7243245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2437459">
                <text:p>7243745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442460">
                <text:p>7244246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2447459">
                <text:p>7244745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452459">
                <text:p>7245245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457460">
                <text:p>724574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462460">
                <text:p>724624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467460">
                <text:p>724674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472460">
                <text:p>7247246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2477460">
                <text:p>7247746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2482460">
                <text:p>7248246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2487460">
                <text:p>724874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492460">
                <text:p>7249246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497460">
                <text:p>7249746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502460">
                <text:p>725024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2507460">
                <text:p>7250746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512460">
                <text:p>7251246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517460">
                <text:p>725174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522460">
                <text:p>725224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527460">
                <text:p>7252746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532460">
                <text:p>7253246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537460">
                <text:p>7253746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2542460">
                <text:p>7254246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2547460">
                <text:p>725474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2552460">
                <text:p>7255246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557460">
                <text:p>7255746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2562460">
                <text:p>7256246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2567460">
                <text:p>7256746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2572460">
                <text:p>7257246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2577460">
                <text:p>725774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2582460">
                <text:p>725824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587460">
                <text:p>7258746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2592460">
                <text:p>7259246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2597460">
                <text:p>725974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2602460">
                <text:p>7260246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2607460">
                <text:p>72607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2612460">
                <text:p>7261246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2617461">
                <text:p>7261746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2622461">
                <text:p>7262246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627461">
                <text:p>7262746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2632461">
                <text:p>7263246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2637461">
                <text:p>7263746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2642461">
                <text:p>7264246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2647461">
                <text:p>7264746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2652461">
                <text:p>7265246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657461">
                <text:p>7265746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2662461">
                <text:p>7266246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2667461">
                <text:p>7266746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672461">
                <text:p>7267246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677461">
                <text:p>7267746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2682461">
                <text:p>7268246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2687461">
                <text:p>7268746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2692461">
                <text:p>7269246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697461">
                <text:p>7269746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702461">
                <text:p>7270246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707461">
                <text:p>7270746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712461">
                <text:p>7271246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717461">
                <text:p>7271746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722461">
                <text:p>7272246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727461">
                <text:p>7272746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732461">
                <text:p>7273246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737461">
                <text:p>7273746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742461">
                <text:p>7274246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747461">
                <text:p>7274746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2752461">
                <text:p>7275246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2757461">
                <text:p>72757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762461">
                <text:p>7276246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2767461">
                <text:p>727674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2772461">
                <text:p>7277246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2777462">
                <text:p>7277746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2782462">
                <text:p>7278246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2787462">
                <text:p>7278746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2792462">
                <text:p>7279246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2797462">
                <text:p>7279746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2802462">
                <text:p>7280246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2807462">
                <text:p>7280746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2812462">
                <text:p>7281246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2817462">
                <text:p>7281746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2822462">
                <text:p>7282246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2827462">
                <text:p>728274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2832462">
                <text:p>728324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2837462">
                <text:p>7283746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842462">
                <text:p>7284246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847462">
                <text:p>7284746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852462">
                <text:p>7285246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857462">
                <text:p>7285746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862462">
                <text:p>7286246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867462">
                <text:p>728674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872462">
                <text:p>7287246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877462">
                <text:p>7287746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882462">
                <text:p>7288246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2887462">
                <text:p>7288746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2892462">
                <text:p>7289246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2897462">
                <text:p>7289746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2902462">
                <text:p>7290246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2907462">
                <text:p>7290746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2912462">
                <text:p>7291246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917462">
                <text:p>7291746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922462">
                <text:p>7292246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2927462">
                <text:p>7292746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932463">
                <text:p>7293246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2937463">
                <text:p>7293746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2942463">
                <text:p>7294246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2947463">
                <text:p>7294746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952463">
                <text:p>7295246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957463">
                <text:p>7295746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2962463">
                <text:p>7296246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2967463">
                <text:p>7296746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2972463">
                <text:p>7297246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977463">
                <text:p>7297746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2982463">
                <text:p>7298246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2987463">
                <text:p>7298746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2992463">
                <text:p>7299246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2997463">
                <text:p>7299746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3002463">
                <text:p>7300246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3007463">
                <text:p>7300746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3012463">
                <text:p>7301246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3017463">
                <text:p>7301746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3022463">
                <text:p>7302246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3027463">
                <text:p>7302746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3032463">
                <text:p>730324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3037463">
                <text:p>7303746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3042463">
                <text:p>7304246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3047463">
                <text:p>7304746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3052463">
                <text:p>7305246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3057463">
                <text:p>730574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3062463">
                <text:p>7306246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3067463">
                <text:p>7306746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3072463">
                <text:p>7307246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3077463">
                <text:p>730774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3082463">
                <text:p>730824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3087463">
                <text:p>7308746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3092463">
                <text:p>7309246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3097464">
                <text:p>7309746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3102464">
                <text:p>7310246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3107464">
                <text:p>7310746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3112464">
                <text:p>7311246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3117464">
                <text:p>731174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3122464">
                <text:p>731224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3127464">
                <text:p>7312746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132464">
                <text:p>7313246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3137464">
                <text:p>7313746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3142464">
                <text:p>7314246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3147464">
                <text:p>7314746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3152464">
                <text:p>7315246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3157464">
                <text:p>7315746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3162464">
                <text:p>731624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3167464">
                <text:p>7316746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3172464">
                <text:p>731724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3177464">
                <text:p>7317746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3182464">
                <text:p>7318246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3187464">
                <text:p>7318746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3192464">
                <text:p>7319246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3197464">
                <text:p>7319746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3202464">
                <text:p>7320246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3207464">
                <text:p>7320746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212464">
                <text:p>7321246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217464">
                <text:p>7321746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222464">
                <text:p>7322246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227464">
                <text:p>7322746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232464">
                <text:p>7323246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237464">
                <text:p>732374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242464">
                <text:p>7324246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247464">
                <text:p>732474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252464">
                <text:p>732524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257465">
                <text:p>7325746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262465">
                <text:p>7326246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267465">
                <text:p>7326746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272465">
                <text:p>7327246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277465">
                <text:p>7327746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282465">
                <text:p>7328246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287465">
                <text:p>7328746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292465">
                <text:p>7329246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297465">
                <text:p>7329746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302465">
                <text:p>7330246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307465">
                <text:p>7330746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312465">
                <text:p>7331246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317465">
                <text:p>733174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322465">
                <text:p>7332246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327465">
                <text:p>7332746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332465">
                <text:p>7333246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337465">
                <text:p>7333746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342465">
                <text:p>7334246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47465">
                <text:p>7334746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52465">
                <text:p>7335246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57465">
                <text:p>7335746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362465">
                <text:p>7336246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367465">
                <text:p>7336746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372465">
                <text:p>7337246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377465">
                <text:p>7337746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382465">
                <text:p>7338246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387465">
                <text:p>7338746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3392465">
                <text:p>7339246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3397465">
                <text:p>733974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3402465">
                <text:p>7340246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3407465">
                <text:p>7340746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3412466">
                <text:p>7341246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3417466">
                <text:p>7341746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3422466">
                <text:p>7342246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3427466">
                <text:p>7342746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3432466">
                <text:p>7343246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3437466">
                <text:p>7343746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3442466">
                <text:p>734424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3447466">
                <text:p>7344746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3452466">
                <text:p>734524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3457466">
                <text:p>7345746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3462466">
                <text:p>7346246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3467466">
                <text:p>7346746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472466">
                <text:p>734724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477466">
                <text:p>7347746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3482466">
                <text:p>7348246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487466">
                <text:p>7348746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492466">
                <text:p>734924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497466">
                <text:p>7349746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502466">
                <text:p>7350246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3507466">
                <text:p>7350746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3512466">
                <text:p>7351246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3517466">
                <text:p>7351746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3522466">
                <text:p>7352246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3527466">
                <text:p>7352746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3532466">
                <text:p>7353246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3537466">
                <text:p>735374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3542466">
                <text:p>7354246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3547466">
                <text:p>7354746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3552466">
                <text:p>7355246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3557466">
                <text:p>7355746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3562466">
                <text:p>7356246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3567466">
                <text:p>7356746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3572466">
                <text:p>7357246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577467">
                <text:p>7357746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3582467">
                <text:p>7358246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3587467">
                <text:p>7358746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3592467">
                <text:p>7359246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3597467">
                <text:p>7359746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3602467">
                <text:p>7360246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3607467">
                <text:p>736074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3612467">
                <text:p>7361246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3617467">
                <text:p>7361746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3622467">
                <text:p>73622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3627467">
                <text:p>7362746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3632467">
                <text:p>7363246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3637467">
                <text:p>7363746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3642467">
                <text:p>7364246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3647467">
                <text:p>7364746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3652467">
                <text:p>7365246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3657467">
                <text:p>7365746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3662467">
                <text:p>736624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3667467">
                <text:p>7366746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3672467">
                <text:p>7367246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3677467">
                <text:p>7367746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3682467">
                <text:p>7368246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687467">
                <text:p>7368746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692467">
                <text:p>7369246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697467">
                <text:p>7369746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702467">
                <text:p>737024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707467">
                <text:p>7370746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712467">
                <text:p>7371246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717467">
                <text:p>737174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3722467">
                <text:p>73722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3727467">
                <text:p>737274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3732467">
                <text:p>7373246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3737468">
                <text:p>7373746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3742468">
                <text:p>7374246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3747468">
                <text:p>7374746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3752468">
                <text:p>7375246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3757468">
                <text:p>7375746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3762468">
                <text:p>7376246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3767468">
                <text:p>737674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3772468">
                <text:p>7377246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3777468">
                <text:p>7377746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3782468">
                <text:p>7378246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3787468">
                <text:p>7378746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3792468">
                <text:p>737924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3797468">
                <text:p>7379746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3802468">
                <text:p>7380246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3807468">
                <text:p>7380746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3812468">
                <text:p>738124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817468">
                <text:p>7381746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3822468">
                <text:p>7382246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3827468">
                <text:p>7382746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832468">
                <text:p>7383246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3837468">
                <text:p>7383746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3842468">
                <text:p>7384246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3847468">
                <text:p>7384746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3852468">
                <text:p>7385246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3857468">
                <text:p>7385746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862468">
                <text:p>7386246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3867468">
                <text:p>7386746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3872468">
                <text:p>7387246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877468">
                <text:p>7387746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3882468">
                <text:p>7388246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3887469">
                <text:p>7388746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3892469">
                <text:p>7389246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3897469">
                <text:p>7389746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902469">
                <text:p>7390246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3907469">
                <text:p>7390746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3912469">
                <text:p>7391246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3917469">
                <text:p>739174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3922469">
                <text:p>7392246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3927469">
                <text:p>7392746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3932469">
                <text:p>7393246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3937469">
                <text:p>7393746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3942469">
                <text:p>7394246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3947469">
                <text:p>7394746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3952469">
                <text:p>739524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3957469">
                <text:p>7395746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3962469">
                <text:p>7396246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3967469">
                <text:p>7396746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3972469">
                <text:p>7397246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3977469">
                <text:p>7397746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3982469">
                <text:p>7398246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3987469">
                <text:p>7398746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3992469">
                <text:p>7399246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3997469">
                <text:p>7399746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4002469">
                <text:p>7400246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4007469">
                <text:p>740074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4012469">
                <text:p>7401246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4017469">
                <text:p>740174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4022469">
                <text:p>74022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4027469">
                <text:p>7402746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4032469">
                <text:p>7403246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4037469">
                <text:p>7403746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4042470">
                <text:p>7404247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4047469">
                <text:p>7404746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052469">
                <text:p>7405246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4057470">
                <text:p>7405747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4062470">
                <text:p>7406247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4067470">
                <text:p>7406747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072470">
                <text:p>7407247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4077470">
                <text:p>7407747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4082470">
                <text:p>7408247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4087470">
                <text:p>7408747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092470">
                <text:p>7409247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4097470">
                <text:p>740974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102470">
                <text:p>74102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4107470">
                <text:p>7410747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4112470">
                <text:p>7411247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4117470">
                <text:p>7411747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4122470">
                <text:p>741224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4127470">
                <text:p>7412747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4132470">
                <text:p>741324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4137470">
                <text:p>741374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4142470">
                <text:p>7414247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147470">
                <text:p>7414747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152470">
                <text:p>7415247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4157470">
                <text:p>741574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4162470">
                <text:p>7416247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167470">
                <text:p>7416747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4172470">
                <text:p>741724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4177470">
                <text:p>741774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4182470">
                <text:p>741824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4187470">
                <text:p>7418747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4192470">
                <text:p>7419247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4197470">
                <text:p>7419747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4202470">
                <text:p>7420247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4207470">
                <text:p>742074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4212471">
                <text:p>7421247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4217471">
                <text:p>7421747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4222471">
                <text:p>7422247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4227471">
                <text:p>7422747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4232471">
                <text:p>742324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4237471">
                <text:p>742374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4242471">
                <text:p>7424247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4247471">
                <text:p>742474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4252471">
                <text:p>7425247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4257471">
                <text:p>7425747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4262471">
                <text:p>7426247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4267471">
                <text:p>7426747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4272471">
                <text:p>7427247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4277471">
                <text:p>742774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4282471">
                <text:p>7428247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4287471">
                <text:p>7428747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4292471">
                <text:p>7429247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4297471">
                <text:p>7429747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4302471">
                <text:p>7430247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4307471">
                <text:p>7430747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312471">
                <text:p>7431247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317471">
                <text:p>743174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322471">
                <text:p>7432247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4327471">
                <text:p>7432747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4332471">
                <text:p>7433247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4337471">
                <text:p>7433747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4342471">
                <text:p>7434247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4347471">
                <text:p>7434747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352471">
                <text:p>7435247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357471">
                <text:p>7435747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4362471">
                <text:p>7436247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367471">
                <text:p>7436747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4372471">
                <text:p>7437247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377472">
                <text:p>7437747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4382472">
                <text:p>7438247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4387472">
                <text:p>7438747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4392472">
                <text:p>7439247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4397472">
                <text:p>7439747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402472">
                <text:p>7440247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4407472">
                <text:p>7440747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4412472">
                <text:p>7441247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4417472">
                <text:p>7441747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4422472">
                <text:p>7442247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4427472">
                <text:p>7442747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4432472">
                <text:p>7443247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4437472">
                <text:p>7443747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4442472">
                <text:p>7444247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4447472">
                <text:p>7444747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4452472">
                <text:p>7445247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4457472">
                <text:p>7445747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4462472">
                <text:p>7446247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467472">
                <text:p>7446747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4472472">
                <text:p>7447247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4477472">
                <text:p>7447747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4482472">
                <text:p>7448247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4487472">
                <text:p>7448747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4492472">
                <text:p>7449247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4497472">
                <text:p>7449747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4502472">
                <text:p>7450247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4507472">
                <text:p>7450747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4512472">
                <text:p>7451247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4517472">
                <text:p>7451747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4522472">
                <text:p>7452247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4527472">
                <text:p>7452747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4532473">
                <text:p>7453247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4537473">
                <text:p>745374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4542473">
                <text:p>7454247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547473">
                <text:p>7454747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552473">
                <text:p>7455247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4557473">
                <text:p>7455747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4562473">
                <text:p>7456247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4567473">
                <text:p>7456747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4572473">
                <text:p>7457247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4577473">
                <text:p>7457747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4582473">
                <text:p>7458247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4587473">
                <text:p>7458747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4592473">
                <text:p>7459247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4597473">
                <text:p>7459747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4602473">
                <text:p>7460247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4607473">
                <text:p>7460747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4612473">
                <text:p>7461247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617473">
                <text:p>7461747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4622473">
                <text:p>746224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627473">
                <text:p>7462747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4632473">
                <text:p>7463247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4637473">
                <text:p>7463747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4642473">
                <text:p>7464247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4647473">
                <text:p>7464747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4652473">
                <text:p>7465247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4657473">
                <text:p>7465747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4662473">
                <text:p>7466247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4667473">
                <text:p>7466747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4672473">
                <text:p>7467247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4677473">
                <text:p>7467747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682473">
                <text:p>7468247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4687474">
                <text:p>7468747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4692473">
                <text:p>7469247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4697474">
                <text:p>746974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4702474">
                <text:p>7470247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4707474">
                <text:p>7470747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4712474">
                <text:p>7471247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4717474">
                <text:p>747174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4722474">
                <text:p>7472247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4727474">
                <text:p>7472747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4732474">
                <text:p>7473247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4737474">
                <text:p>7473747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4742474">
                <text:p>7474247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4747474">
                <text:p>7474747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4752474">
                <text:p>7475247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757474">
                <text:p>747574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4762474">
                <text:p>747624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4767474">
                <text:p>747674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4772474">
                <text:p>7477247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4777474">
                <text:p>7477747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4782474">
                <text:p>7478247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4787474">
                <text:p>7478747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4792474">
                <text:p>7479247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4797474">
                <text:p>7479747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4802474">
                <text:p>7480247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4807474">
                <text:p>7480747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4812474">
                <text:p>748124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4817474">
                <text:p>7481747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4822474">
                <text:p>748224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4827474">
                <text:p>7482747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4832474">
                <text:p>7483247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4837474">
                <text:p>7483747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4842474">
                <text:p>7484247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4847474">
                <text:p>748474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4852475">
                <text:p>7485247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4857475">
                <text:p>7485747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4862475">
                <text:p>7486247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4867475">
                <text:p>7486747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4872475">
                <text:p>7487247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4877475">
                <text:p>7487747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4882475">
                <text:p>7488247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4887475">
                <text:p>7488747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4892475">
                <text:p>7489247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4897475">
                <text:p>7489747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4902475">
                <text:p>7490247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4907475">
                <text:p>7490747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4912475">
                <text:p>7491247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4917475">
                <text:p>7491747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4922475">
                <text:p>7492247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4927475">
                <text:p>7492747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4932475">
                <text:p>7493247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4937475">
                <text:p>7493747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4942475">
                <text:p>7494247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4947475">
                <text:p>7494747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4952475">
                <text:p>749524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4957475">
                <text:p>7495747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4962475">
                <text:p>7496247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4967475">
                <text:p>7496747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4972475">
                <text:p>7497247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4977475">
                <text:p>749774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4982475">
                <text:p>7498247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4987475">
                <text:p>749874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4992475">
                <text:p>7499247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4997475">
                <text:p>749974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5002475">
                <text:p>7500247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5007475">
                <text:p>7500747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5012476">
                <text:p>7501247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5017476">
                <text:p>7501747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5022476">
                <text:p>750224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5027476">
                <text:p>7502747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5032476">
                <text:p>750324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5037476">
                <text:p>7503747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5042476">
                <text:p>7504247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5047476">
                <text:p>7504747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5052476">
                <text:p>7505247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5057476">
                <text:p>750574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5062476">
                <text:p>7506247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5067476">
                <text:p>7506747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5072476">
                <text:p>7507247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5077476">
                <text:p>7507747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5082476">
                <text:p>7508247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5087476">
                <text:p>7508747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5092476">
                <text:p>750924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5097476">
                <text:p>7509747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5102476">
                <text:p>7510247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5107476">
                <text:p>751074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5112476">
                <text:p>7511247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5117476">
                <text:p>7511747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5122476">
                <text:p>7512247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5127476">
                <text:p>7512747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5132476">
                <text:p>7513247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5137476">
                <text:p>7513747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5142476">
                <text:p>7514247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5147476">
                <text:p>7514747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5152476">
                <text:p>7515247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5157476">
                <text:p>7515747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5162476">
                <text:p>7516247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5167476">
                <text:p>7516747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5172477">
                <text:p>7517247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5177477">
                <text:p>7517747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5182477">
                <text:p>7518247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5187477">
                <text:p>751874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5192477">
                <text:p>7519247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5197477">
                <text:p>7519747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5202477">
                <text:p>7520247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5207477">
                <text:p>7520747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5212477">
                <text:p>7521247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5217477">
                <text:p>7521747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5222477">
                <text:p>7522247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5227477">
                <text:p>752274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5232477">
                <text:p>752324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5237477">
                <text:p>7523747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5242477">
                <text:p>7524247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5247477">
                <text:p>7524747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5252477">
                <text:p>7525247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5257477">
                <text:p>7525747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5262477">
                <text:p>7526247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5267477">
                <text:p>7526747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5272477">
                <text:p>752724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5277477">
                <text:p>7527747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5282477">
                <text:p>7528247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5287477">
                <text:p>7528747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5292477">
                <text:p>7529247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5297477">
                <text:p>7529747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5302477">
                <text:p>753024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5307477">
                <text:p>7530747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5312477">
                <text:p>7531247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5317477">
                <text:p>7531747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5322477">
                <text:p>7532247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5327477">
                <text:p>7532747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5332477">
                <text:p>7533247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5337478">
                <text:p>7533747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5342478">
                <text:p>753424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5347478">
                <text:p>7534747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5352478">
                <text:p>7535247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5357478">
                <text:p>753574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5362478">
                <text:p>7536247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5367478">
                <text:p>7536747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5372478">
                <text:p>753724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5377478">
                <text:p>7537747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5382478">
                <text:p>7538247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5387478">
                <text:p>7538747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5392478">
                <text:p>7539247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5397478">
                <text:p>7539747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5402478">
                <text:p>7540247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5407478">
                <text:p>7540747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5412478">
                <text:p>7541247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5417478">
                <text:p>754174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5422478">
                <text:p>7542247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5427478">
                <text:p>7542747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5432478">
                <text:p>7543247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5437478">
                <text:p>7543747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5442478">
                <text:p>754424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5447478">
                <text:p>7544747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5452478">
                <text:p>7545247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5457478">
                <text:p>7545747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5462478">
                <text:p>7546247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5467478">
                <text:p>7546747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5472478">
                <text:p>7547247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5477478">
                <text:p>7547747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5482478">
                <text:p>7548247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5487478">
                <text:p>7548747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5492478">
                <text:p>7549247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5497479">
                <text:p>7549747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5502479">
                <text:p>7550247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5507479">
                <text:p>7550747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5512479">
                <text:p>7551247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5517479">
                <text:p>7551747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5522479">
                <text:p>7552247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5527479">
                <text:p>7552747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5532479">
                <text:p>7553247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5537479">
                <text:p>7553747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5542479">
                <text:p>7554247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5547479">
                <text:p>7554747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5552479">
                <text:p>7555247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5557479">
                <text:p>7555747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562479">
                <text:p>7556247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5567479">
                <text:p>7556747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5572479">
                <text:p>7557247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5577479">
                <text:p>7557747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5582479">
                <text:p>7558247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5587479">
                <text:p>7558747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5592479">
                <text:p>7559247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5597479">
                <text:p>7559747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5602479">
                <text:p>7560247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5607479">
                <text:p>7560747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5612479">
                <text:p>7561247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5617479">
                <text:p>7561747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5622479">
                <text:p>7562247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5627479">
                <text:p>756274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5632479">
                <text:p>7563247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5637479">
                <text:p>756374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5642479">
                <text:p>7564247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5647479">
                <text:p>7564747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5652480">
                <text:p>7565248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5657480">
                <text:p>7565748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5662480">
                <text:p>7566248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5667480">
                <text:p>7566748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5672480">
                <text:p>756724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5677480">
                <text:p>7567748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5682480">
                <text:p>7568248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5687480">
                <text:p>7568748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5692480">
                <text:p>756924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5697480">
                <text:p>7569748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5702480">
                <text:p>7570248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5707480">
                <text:p>7570748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5712480">
                <text:p>7571248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5717480">
                <text:p>7571748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5722480">
                <text:p>7572248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5727480">
                <text:p>7572748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5732480">
                <text:p>7573248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5737480">
                <text:p>757374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5742480">
                <text:p>7574248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5747480">
                <text:p>757474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5752480">
                <text:p>7575248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5757480">
                <text:p>7575748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5762480">
                <text:p>7576248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5767480">
                <text:p>75767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5772480">
                <text:p>7577248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5777480">
                <text:p>7577748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5782480">
                <text:p>7578248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5787480">
                <text:p>757874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5792480">
                <text:p>7579248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5797480">
                <text:p>757974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5802481">
                <text:p>7580248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5807480">
                <text:p>7580748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75812480">
                <text:p>7581248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5817481">
                <text:p>7581748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5822481">
                <text:p>7582248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5827481">
                <text:p>7582748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5832481">
                <text:p>758324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5837481">
                <text:p>7583748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842481">
                <text:p>7584248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5847481">
                <text:p>7584748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5852481">
                <text:p>7585248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5857481">
                <text:p>7585748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5862481">
                <text:p>7586248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5867481">
                <text:p>7586748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5872481">
                <text:p>7587248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5877481">
                <text:p>7587748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5882481">
                <text:p>7588248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5887481">
                <text:p>758874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5892481">
                <text:p>7589248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5897481">
                <text:p>7589748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5902481">
                <text:p>7590248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5907481">
                <text:p>7590748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5912481">
                <text:p>7591248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5917481">
                <text:p>759174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5922481">
                <text:p>7592248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5927481">
                <text:p>7592748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5932481">
                <text:p>7593248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5937481">
                <text:p>7593748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5942481">
                <text:p>7594248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5947481">
                <text:p>7594748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5952481">
                <text:p>7595248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5957481">
                <text:p>7595748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5962481">
                <text:p>7596248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5967481">
                <text:p>7596748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5972482">
                <text:p>7597248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5977482">
                <text:p>7597748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5982482">
                <text:p>7598248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5987482">
                <text:p>7598748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5992482">
                <text:p>7599248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5997482">
                <text:p>7599748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6002482">
                <text:p>7600248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6007482">
                <text:p>7600748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6012482">
                <text:p>7601248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6017482">
                <text:p>7601748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6022482">
                <text:p>7602248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6027482">
                <text:p>7602748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6032482">
                <text:p>7603248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6037482">
                <text:p>7603748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6042482">
                <text:p>7604248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6047482">
                <text:p>7604748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6052482">
                <text:p>7605248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6057482">
                <text:p>7605748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6062482">
                <text:p>7606248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6067482">
                <text:p>760674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6072482">
                <text:p>7607248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6077482">
                <text:p>7607748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6082482">
                <text:p>7608248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6087482">
                <text:p>7608748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6092482">
                <text:p>7609248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6097482">
                <text:p>7609748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6102482">
                <text:p>7610248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6107482">
                <text:p>7610748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6112482">
                <text:p>7611248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6117482">
                <text:p>7611748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6122482">
                <text:p>7612248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6127482">
                <text:p>7612748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6132482">
                <text:p>7613248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6137483">
                <text:p>7613748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6142483">
                <text:p>7614248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6147483">
                <text:p>7614748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6152483">
                <text:p>761524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6157483">
                <text:p>7615748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6162483">
                <text:p>7616248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6167483">
                <text:p>7616748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6172483">
                <text:p>7617248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6177483">
                <text:p>7617748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6182483">
                <text:p>7618248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6187483">
                <text:p>7618748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6192483">
                <text:p>7619248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6197483">
                <text:p>7619748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6202483">
                <text:p>7620248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6207483">
                <text:p>7620748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6212483">
                <text:p>7621248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6217483">
                <text:p>7621748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6222483">
                <text:p>7622248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6227483">
                <text:p>7622748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6232483">
                <text:p>7623248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6237483">
                <text:p>7623748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6242483">
                <text:p>7624248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6247483">
                <text:p>7624748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6252483">
                <text:p>7625248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6257483">
                <text:p>7625748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6262483">
                <text:p>7626248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6267483">
                <text:p>7626748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272483">
                <text:p>7627248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6277483">
                <text:p>7627748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6282483">
                <text:p>7628248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6287483">
                <text:p>7628748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6292483">
                <text:p>7629248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6297484">
                <text:p>7629748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6302484">
                <text:p>7630248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6307484">
                <text:p>7630748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6312484">
                <text:p>7631248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6317484">
                <text:p>7631748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6322484">
                <text:p>7632248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6327484">
                <text:p>7632748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6332484">
                <text:p>7633248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6337484">
                <text:p>7633748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6342484">
                <text:p>7634248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347484">
                <text:p>7634748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6352484">
                <text:p>7635248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6357484">
                <text:p>7635748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6362484">
                <text:p>763624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6367484">
                <text:p>7636748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6372484">
                <text:p>7637248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6377484">
                <text:p>7637748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6382484">
                <text:p>7638248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6387484">
                <text:p>7638748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6392484">
                <text:p>7639248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6397484">
                <text:p>7639748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6402484">
                <text:p>7640248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6407484">
                <text:p>7640748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6412484">
                <text:p>7641248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6417484">
                <text:p>7641748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6422484">
                <text:p>7642248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6427484">
                <text:p>7642748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6432484">
                <text:p>7643248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6437484">
                <text:p>7643748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6442484">
                <text:p>7644248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6447484">
                <text:p>7644748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6452485">
                <text:p>7645248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6457485">
                <text:p>7645748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6462485">
                <text:p>7646248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6467485">
                <text:p>7646748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6472485">
                <text:p>7647248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6477485">
                <text:p>7647748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6482485">
                <text:p>7648248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6487485">
                <text:p>7648748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6492485">
                <text:p>7649248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6497485">
                <text:p>7649748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6502485">
                <text:p>7650248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6507485">
                <text:p>7650748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6512485">
                <text:p>7651248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6517485">
                <text:p>765174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6522485">
                <text:p>7652248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6527485">
                <text:p>7652748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6532485">
                <text:p>7653248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6537485">
                <text:p>765374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6542485">
                <text:p>7654248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6547485">
                <text:p>7654748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6552485">
                <text:p>7655248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6557485">
                <text:p>7655748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6562485">
                <text:p>7656248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567485">
                <text:p>7656748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6572485">
                <text:p>7657248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6577485">
                <text:p>7657748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6582485">
                <text:p>7658248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6587485">
                <text:p>765874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6592485">
                <text:p>7659248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6597485">
                <text:p>7659748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6602485">
                <text:p>7660248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6607485">
                <text:p>7660748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6612485">
                <text:p>7661248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6617486">
                <text:p>7661748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6622486">
                <text:p>7662248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6627486">
                <text:p>766274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6632486">
                <text:p>766324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6637486">
                <text:p>766374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6642486">
                <text:p>7664248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6647486">
                <text:p>7664748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6652486">
                <text:p>7665248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6657486">
                <text:p>7665748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6662486">
                <text:p>766624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6667486">
                <text:p>766674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6672486">
                <text:p>7667248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6677486">
                <text:p>7667748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6682486">
                <text:p>7668248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6687486">
                <text:p>7668748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6692486">
                <text:p>7669248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6697486">
                <text:p>7669748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6702486">
                <text:p>7670248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6707486">
                <text:p>7670748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6712486">
                <text:p>7671248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6717486">
                <text:p>7671748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6722486">
                <text:p>767224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6727486">
                <text:p>7672748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6732486">
                <text:p>7673248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6737486">
                <text:p>7673748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6742486">
                <text:p>7674248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6747486">
                <text:p>7674748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6752486">
                <text:p>7675248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6757486">
                <text:p>7675748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6762486">
                <text:p>7676248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6767486">
                <text:p>7676748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6772486">
                <text:p>7677248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6777487">
                <text:p>7677748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6782487">
                <text:p>7678248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6787487">
                <text:p>767874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6792487">
                <text:p>7679248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6797487">
                <text:p>7679748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6802487">
                <text:p>768024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6807487">
                <text:p>7680748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6812487">
                <text:p>768124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6817487">
                <text:p>7681748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6822487">
                <text:p>7682248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6827487">
                <text:p>7682748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6832487">
                <text:p>7683248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6837487">
                <text:p>7683748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6842487">
                <text:p>7684248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6847487">
                <text:p>7684748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6852487">
                <text:p>7685248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6857487">
                <text:p>768574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6862487">
                <text:p>7686248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6867487">
                <text:p>7686748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6872487">
                <text:p>7687248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6877487">
                <text:p>7687748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6882487">
                <text:p>7688248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6887487">
                <text:p>7688748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6892487">
                <text:p>768924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6897487">
                <text:p>7689748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6902487">
                <text:p>7690248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6907487">
                <text:p>7690748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6912487">
                <text:p>7691248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6917487">
                <text:p>769174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6922488">
                <text:p>7692248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6927487">
                <text:p>7692748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6932488">
                <text:p>7693248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6937488">
                <text:p>7693748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6942488">
                <text:p>7694248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6947488">
                <text:p>7694748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6952488">
                <text:p>7695248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6957488">
                <text:p>7695748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6962488">
                <text:p>7696248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6967488">
                <text:p>7696748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6972488">
                <text:p>7697248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6977488">
                <text:p>7697748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6982488">
                <text:p>7698248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6987488">
                <text:p>7698748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6992488">
                <text:p>7699248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6997488">
                <text:p>7699748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7002488">
                <text:p>7700248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7007488">
                <text:p>7700748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7012488">
                <text:p>7701248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7017488">
                <text:p>7701748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7022488">
                <text:p>7702248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7027488">
                <text:p>7702748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7032488">
                <text:p>7703248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7037488">
                <text:p>770374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7042488">
                <text:p>7704248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7047488">
                <text:p>7704748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7052488">
                <text:p>7705248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7057488">
                <text:p>7705748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7062488">
                <text:p>7706248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7067488">
                <text:p>7706748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7072488">
                <text:p>7707248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7077488">
                <text:p>7707748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7082488">
                <text:p>7708248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7087489">
                <text:p>770874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7092489">
                <text:p>7709248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7097489">
                <text:p>770974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7102489">
                <text:p>7710248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7107489">
                <text:p>7710748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7112489">
                <text:p>771124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7117489">
                <text:p>7711748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7122489">
                <text:p>7712248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7127489">
                <text:p>7712748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7132489">
                <text:p>7713248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7137489">
                <text:p>771374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7142489">
                <text:p>7714248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7147489">
                <text:p>7714748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7152489">
                <text:p>7715248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7157489">
                <text:p>7715748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7162489">
                <text:p>7716248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7167489">
                <text:p>7716748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7172489">
                <text:p>7717248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7177489">
                <text:p>7717748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7182489">
                <text:p>7718248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7187489">
                <text:p>7718748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7192489">
                <text:p>771924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7197489">
                <text:p>7719748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7202489">
                <text:p>7720248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7207489">
                <text:p>7720748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7212489">
                <text:p>7721248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7217489">
                <text:p>7721748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7222489">
                <text:p>7722248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7227489">
                <text:p>7722748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7232489">
                <text:p>7723248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7237489">
                <text:p>7723748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7242489">
                <text:p>7724248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7247489">
                <text:p>7724748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7252489">
                <text:p>7725248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7257490">
                <text:p>7725749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7262490">
                <text:p>772624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7267490">
                <text:p>7726749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7272490">
                <text:p>7727249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7277490">
                <text:p>772774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7282490">
                <text:p>772824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7287490">
                <text:p>7728749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7292490">
                <text:p>7729249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297490">
                <text:p>772974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7302490">
                <text:p>7730249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7307490">
                <text:p>7730749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7312490">
                <text:p>7731249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7317490">
                <text:p>7731749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7322490">
                <text:p>7732249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7327490">
                <text:p>773274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7332490">
                <text:p>7733249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7337490">
                <text:p>7733749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7342490">
                <text:p>7734249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7347490">
                <text:p>7734749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7352490">
                <text:p>7735249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7357490">
                <text:p>7735749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7362490">
                <text:p>7736249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7367490">
                <text:p>773674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7372490">
                <text:p>7737249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7377490">
                <text:p>7737749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7382490">
                <text:p>7738249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7387490">
                <text:p>7738749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7392490">
                <text:p>7739249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397490">
                <text:p>7739749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7402490">
                <text:p>7740249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7407490">
                <text:p>7740749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7412491">
                <text:p>7741249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7417491">
                <text:p>7741749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7422491">
                <text:p>7742249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7427491">
                <text:p>7742749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432491">
                <text:p>7743249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7437491">
                <text:p>7743749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7442491">
                <text:p>7744249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7447491">
                <text:p>7744749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7452491">
                <text:p>7745249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7457491">
                <text:p>7745749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7462491">
                <text:p>7746249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7467491">
                <text:p>7746749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7472491">
                <text:p>774724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7477491">
                <text:p>7747749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7482491">
                <text:p>7748249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7487491">
                <text:p>7748749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7492491">
                <text:p>7749249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7497491">
                <text:p>7749749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7502491">
                <text:p>7750249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7507491">
                <text:p>7750749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7512491">
                <text:p>7751249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7517491">
                <text:p>7751749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7522491">
                <text:p>7752249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7527491">
                <text:p>7752749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7532491">
                <text:p>7753249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7537491">
                <text:p>7753749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7542491">
                <text:p>7754249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7547491">
                <text:p>7754749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7552491">
                <text:p>7755249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7557491">
                <text:p>7755749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7562491">
                <text:p>7756249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7567492">
                <text:p>7756749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7572492">
                <text:p>7757249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7577492">
                <text:p>7757749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7582492">
                <text:p>7758249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7587492">
                <text:p>7758749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7592492">
                <text:p>775924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7597492">
                <text:p>7759749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7602492">
                <text:p>7760249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7607492">
                <text:p>7760749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7612492">
                <text:p>7761249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7617492">
                <text:p>7761749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7622492">
                <text:p>7762249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7627492">
                <text:p>7762749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7632492">
                <text:p>7763249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7637492">
                <text:p>7763749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7642492">
                <text:p>7764249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7647492">
                <text:p>776474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7652492">
                <text:p>776524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7657492">
                <text:p>7765749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7662492">
                <text:p>7766249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7667492">
                <text:p>7766749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7672492">
                <text:p>7767249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7677492">
                <text:p>7767749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7682492">
                <text:p>7768249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7687492">
                <text:p>7768749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7692492">
                <text:p>776924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7697492">
                <text:p>7769749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7702492">
                <text:p>7770249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7707492">
                <text:p>7770749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7712492">
                <text:p>777124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7717492">
                <text:p>7771749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7722492">
                <text:p>7772249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7727492">
                <text:p>7772749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7732493">
                <text:p>7773249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7737493">
                <text:p>777374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7742493">
                <text:p>7774249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7747493">
                <text:p>7774749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7752493">
                <text:p>7775249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7757493">
                <text:p>7775749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7762493">
                <text:p>7776249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7767493">
                <text:p>7776749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7772493">
                <text:p>7777249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7777493">
                <text:p>7777749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7782493">
                <text:p>7778249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7787493">
                <text:p>7778749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7792493">
                <text:p>7779249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7797493">
                <text:p>7779749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7802493">
                <text:p>7780249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7807493">
                <text:p>778074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7812493">
                <text:p>7781249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7817493">
                <text:p>778174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7822493">
                <text:p>7782249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7827493">
                <text:p>7782749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7832493">
                <text:p>7783249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7837493">
                <text:p>7783749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7842493">
                <text:p>778424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7847493">
                <text:p>7784749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7852493">
                <text:p>7785249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7857493">
                <text:p>7785749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7862493">
                <text:p>7786249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7867493">
                <text:p>7786749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7872493">
                <text:p>7787249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7877493">
                <text:p>7787749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7882493">
                <text:p>7788249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7887493">
                <text:p>778874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7892493">
                <text:p>7789249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7897494">
                <text:p>778974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7902494">
                <text:p>7790249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7907494">
                <text:p>7790749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7912494">
                <text:p>7791249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7917494">
                <text:p>7791749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7922494">
                <text:p>7792249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7927494">
                <text:p>7792749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7932494">
                <text:p>779324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7937494">
                <text:p>7793749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7942494">
                <text:p>779424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7947494">
                <text:p>7794749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7952494">
                <text:p>7795249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7957494">
                <text:p>7795749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7962494">
                <text:p>779624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7967494">
                <text:p>7796749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7972494">
                <text:p>7797249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7977494">
                <text:p>7797749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7982494">
                <text:p>7798249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7987494">
                <text:p>7798749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7992494">
                <text:p>7799249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7997494">
                <text:p>7799749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8002494">
                <text:p>7800249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8007494">
                <text:p>780074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8012494">
                <text:p>7801249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8017494">
                <text:p>7801749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8022494">
                <text:p>7802249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8027494">
                <text:p>7802749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8032494">
                <text:p>7803249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8037494">
                <text:p>7803749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8042494">
                <text:p>7804249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8047494">
                <text:p>7804749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8052495">
                <text:p>7805249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8057495">
                <text:p>7805749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8062495">
                <text:p>7806249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8067495">
                <text:p>7806749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8072495">
                <text:p>7807249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8077495">
                <text:p>780774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8082495">
                <text:p>780824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8087495">
                <text:p>7808749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8092495">
                <text:p>7809249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8097495">
                <text:p>7809749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8102495">
                <text:p>781024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8107495">
                <text:p>781074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8112495">
                <text:p>7811249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8117495">
                <text:p>7811749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8122495">
                <text:p>7812249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8127495">
                <text:p>7812749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8132495">
                <text:p>7813249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8137495">
                <text:p>7813749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8142495">
                <text:p>7814249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8147495">
                <text:p>7814749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8152495">
                <text:p>7815249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8157495">
                <text:p>7815749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162495">
                <text:p>7816249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8167495">
                <text:p>7816749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8172495">
                <text:p>7817249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8177495">
                <text:p>7817749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8182495">
                <text:p>7818249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8187495">
                <text:p>7818749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8192495">
                <text:p>7819249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8197495">
                <text:p>7819749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8202495">
                <text:p>7820249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8207495">
                <text:p>7820749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8212495">
                <text:p>7821249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8217496">
                <text:p>7821749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8222496">
                <text:p>7822249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8227496">
                <text:p>7822749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8232496">
                <text:p>7823249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8237496">
                <text:p>7823749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8242496">
                <text:p>7824249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8247496">
                <text:p>7824749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8252496">
                <text:p>7825249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8257496">
                <text:p>7825749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8262496">
                <text:p>7826249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8267496">
                <text:p>7826749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8272496">
                <text:p>7827249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8277496">
                <text:p>7827749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8282496">
                <text:p>7828249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8287496">
                <text:p>7828749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8292496">
                <text:p>7829249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8297496">
                <text:p>7829749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8302496">
                <text:p>783024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8307496">
                <text:p>7830749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8312496">
                <text:p>7831249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8317496">
                <text:p>7831749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8322496">
                <text:p>7832249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8327496">
                <text:p>7832749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8332496">
                <text:p>7833249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8337496">
                <text:p>7833749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8342496">
                <text:p>783424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8347496">
                <text:p>7834749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8352496">
                <text:p>783524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8357496">
                <text:p>7835749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8362496">
                <text:p>783624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8367497">
                <text:p>7836749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8372496">
                <text:p>7837249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8377497">
                <text:p>783774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8382497">
                <text:p>7838249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8387497">
                <text:p>7838749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8392497">
                <text:p>7839249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8397497">
                <text:p>7839749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8402497">
                <text:p>7840249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8407497">
                <text:p>7840749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8412497">
                <text:p>7841249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8417497">
                <text:p>7841749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8422497">
                <text:p>7842249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8427497">
                <text:p>784274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8432497">
                <text:p>7843249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8437497">
                <text:p>7843749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8442497">
                <text:p>7844249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8447497">
                <text:p>7844749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452497">
                <text:p>7845249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8457497">
                <text:p>7845749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8462497">
                <text:p>7846249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8467497">
                <text:p>7846749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8472497">
                <text:p>7847249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8477497">
                <text:p>78477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8482497">
                <text:p>7848249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8487497">
                <text:p>7848749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8492497">
                <text:p>7849249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8497497">
                <text:p>7849749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8502497">
                <text:p>7850249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8507497">
                <text:p>7850749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8512497">
                <text:p>7851249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8517497">
                <text:p>7851749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8522497">
                <text:p>785224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8527497">
                <text:p>7852749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8532497">
                <text:p>7853249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8537498">
                <text:p>7853749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8542498">
                <text:p>785424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8547498">
                <text:p>785474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8552498">
                <text:p>7855249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8557498">
                <text:p>7855749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8562498">
                <text:p>785624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8567498">
                <text:p>7856749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8572498">
                <text:p>7857249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8577498">
                <text:p>7857749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8582498">
                <text:p>7858249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8587498">
                <text:p>7858749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8592498">
                <text:p>7859249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8597498">
                <text:p>7859749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8602498">
                <text:p>7860249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8607498">
                <text:p>7860749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8612498">
                <text:p>7861249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8617498">
                <text:p>7861749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8622498">
                <text:p>7862249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8627498">
                <text:p>7862749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8632498">
                <text:p>7863249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8637498">
                <text:p>7863749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8642498">
                <text:p>7864249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8647498">
                <text:p>7864749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8652498">
                <text:p>7865249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8657498">
                <text:p>7865749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8662498">
                <text:p>7866249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8667498">
                <text:p>7866749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8672498">
                <text:p>7867249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8677498">
                <text:p>7867749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8682499">
                <text:p>786824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687498">
                <text:p>7868749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8692498">
                <text:p>7869249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8697499">
                <text:p>7869749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8702499">
                <text:p>7870249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8707499">
                <text:p>7870749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8712499">
                <text:p>7871249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8717499">
                <text:p>7871749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8722499">
                <text:p>7872249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8727499">
                <text:p>7872749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8732499">
                <text:p>7873249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8737499">
                <text:p>7873749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8742499">
                <text:p>787424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8747499">
                <text:p>7874749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8752499">
                <text:p>7875249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8757499">
                <text:p>7875749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8762499">
                <text:p>787624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8767499">
                <text:p>787674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8772499">
                <text:p>787724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8777499">
                <text:p>7877749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8782499">
                <text:p>787824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8787499">
                <text:p>7878749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8792499">
                <text:p>7879249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8797499">
                <text:p>7879749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8802499">
                <text:p>7880249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8807499">
                <text:p>7880749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8812499">
                <text:p>7881249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8817499">
                <text:p>7881749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8822499">
                <text:p>7882249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8827499">
                <text:p>7882749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8832499">
                <text:p>7883249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8837500">
                <text:p>788375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8842499">
                <text:p>7884249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8847499">
                <text:p>7884749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8852499">
                <text:p>7885249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8857500">
                <text:p>788575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8862500">
                <text:p>788625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8867500">
                <text:p>788675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8872500">
                <text:p>788725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8877500">
                <text:p>7887750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8882500">
                <text:p>788825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8887500">
                <text:p>788875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8892500">
                <text:p>7889250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8897500">
                <text:p>788975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8902500">
                <text:p>7890250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8907500">
                <text:p>7890750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8912500">
                <text:p>7891250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8917500">
                <text:p>7891750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8922500">
                <text:p>7892250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8927500">
                <text:p>789275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78932500">
                <text:p>7893250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78937500">
                <text:p>7893750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78942500">
                <text:p>789425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78947500">
                <text:p>7894750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8952500">
                <text:p>789525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8957500">
                <text:p>789575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8962500">
                <text:p>7896250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8967500">
                <text:p>789675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8972500">
                <text:p>789725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8977500">
                <text:p>7897750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8982500">
                <text:p>789825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8987500">
                <text:p>789875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78992500">
                <text:p>789925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8997500">
                <text:p>789975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79002500">
                <text:p>790025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9007500">
                <text:p>790075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9012500">
                <text:p>7901250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9017501">
                <text:p>7901750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9022501">
                <text:p>7902250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9027501">
                <text:p>7902750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9032501">
                <text:p>7903250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9037501">
                <text:p>7903750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9042501">
                <text:p>7904250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9047501">
                <text:p>7904750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9052501">
                <text:p>7905250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9057501">
                <text:p>7905750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9062501">
                <text:p>7906250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9067501">
                <text:p>7906750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9072501">
                <text:p>7907250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9077501">
                <text:p>7907750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9082501">
                <text:p>7908250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9087501">
                <text:p>790875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9092501">
                <text:p>7909250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9097501">
                <text:p>7909750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9102501">
                <text:p>7910250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9107501">
                <text:p>7910750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9112501">
                <text:p>7911250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9117501">
                <text:p>7911750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9122501">
                <text:p>7912250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9127501">
                <text:p>7912750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9132501">
                <text:p>7913250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9137501">
                <text:p>7913750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142501">
                <text:p>7914250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9147501">
                <text:p>7914750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9152501">
                <text:p>7915250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9157501">
                <text:p>7915750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9162501">
                <text:p>7916250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9167501">
                <text:p>791675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9172502">
                <text:p>7917250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9177502">
                <text:p>7917750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9182502">
                <text:p>7918250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9187502">
                <text:p>791875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9192502">
                <text:p>7919250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9197502">
                <text:p>7919750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9202502">
                <text:p>7920250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9207502">
                <text:p>792075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9212502">
                <text:p>7921250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9217502">
                <text:p>7921750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9222502">
                <text:p>7922250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9227502">
                <text:p>7922750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9232502">
                <text:p>7923250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9237502">
                <text:p>792375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9242502">
                <text:p>7924250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9247502">
                <text:p>7924750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9252502">
                <text:p>792525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9257502">
                <text:p>7925750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9262502">
                <text:p>7926250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9267502">
                <text:p>7926750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9272502">
                <text:p>7927250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9277502">
                <text:p>792775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9282502">
                <text:p>792825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9287502">
                <text:p>7928750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9292502">
                <text:p>7929250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9297502">
                <text:p>7929750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9302502">
                <text:p>7930250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9307502">
                <text:p>7930750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9312502">
                <text:p>7931250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9317502">
                <text:p>7931750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9322502">
                <text:p>7932250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9327502">
                <text:p>793275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9332502">
                <text:p>7933250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9337503">
                <text:p>7933750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9342503">
                <text:p>7934250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9347503">
                <text:p>7934750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9352503">
                <text:p>7935250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9357503">
                <text:p>7935750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9362503">
                <text:p>793625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9367503">
                <text:p>7936750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9372503">
                <text:p>7937250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9377503">
                <text:p>7937750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9382503">
                <text:p>7938250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9387503">
                <text:p>7938750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9392503">
                <text:p>7939250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9397503">
                <text:p>7939750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9402503">
                <text:p>7940250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9407503">
                <text:p>7940750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9412503">
                <text:p>7941250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9417503">
                <text:p>7941750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9422503">
                <text:p>7942250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9427503">
                <text:p>7942750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9432503">
                <text:p>7943250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9437503">
                <text:p>7943750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9442503">
                <text:p>7944250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9447503">
                <text:p>7944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9452503">
                <text:p>7945250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9457503">
                <text:p>7945750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9462503">
                <text:p>7946250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9467503">
                <text:p>794675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9472503">
                <text:p>7947250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9477503">
                <text:p>794775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9482503">
                <text:p>7948250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9487503">
                <text:p>7948750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9492503">
                <text:p>7949250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9497504">
                <text:p>7949750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9502504">
                <text:p>795025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9507504">
                <text:p>7950750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9512504">
                <text:p>7951250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9517504">
                <text:p>7951750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9522504">
                <text:p>795225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9527504">
                <text:p>7952750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9532504">
                <text:p>7953250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9537504">
                <text:p>7953750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9542504">
                <text:p>7954250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9547504">
                <text:p>7954750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9552504">
                <text:p>7955250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9557504">
                <text:p>795575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9562504">
                <text:p>7956250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9567504">
                <text:p>7956750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9572504">
                <text:p>7957250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9577504">
                <text:p>7957750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9582504">
                <text:p>7958250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9587504">
                <text:p>7958750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9592504">
                <text:p>7959250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9597504">
                <text:p>7959750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9602504">
                <text:p>7960250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9607504">
                <text:p>7960750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9612504">
                <text:p>7961250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9617504">
                <text:p>7961750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9622504">
                <text:p>7962250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9627504">
                <text:p>7962750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9632504">
                <text:p>796325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9637504">
                <text:p>7963750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9642504">
                <text:p>7964250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9647504">
                <text:p>7964750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9652505">
                <text:p>7965250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9657505">
                <text:p>7965750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9662505">
                <text:p>7966250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9667505">
                <text:p>7966750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9672505">
                <text:p>796725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9677505">
                <text:p>7967750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9682505">
                <text:p>7968250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9687505">
                <text:p>7968750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9692505">
                <text:p>7969250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9697505">
                <text:p>7969750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9702505">
                <text:p>7970250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9707505">
                <text:p>7970750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9712505">
                <text:p>7971250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9717505">
                <text:p>7971750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9722505">
                <text:p>7972250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9727505">
                <text:p>7972750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732505">
                <text:p>7973250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9737505">
                <text:p>7973750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9742505">
                <text:p>7974250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9747505">
                <text:p>7974750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9752505">
                <text:p>7975250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9757505">
                <text:p>7975750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9762505">
                <text:p>7976250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9767505">
                <text:p>7976750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9772505">
                <text:p>7977250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9777505">
                <text:p>7977750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9782505">
                <text:p>7978250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9787505">
                <text:p>797875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9792505">
                <text:p>797925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9797505">
                <text:p>7979750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9802506">
                <text:p>798025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9807505">
                <text:p>7980750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9812505">
                <text:p>798125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9817506">
                <text:p>7981750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9822506">
                <text:p>7982250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9827506">
                <text:p>7982750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9832506">
                <text:p>7983250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9837506">
                <text:p>7983750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9842506">
                <text:p>7984250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9847506">
                <text:p>7984750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9852506">
                <text:p>7985250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9857506">
                <text:p>7985750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9862506">
                <text:p>7986250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9867506">
                <text:p>7986750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9872506">
                <text:p>7987250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9877506">
                <text:p>7987750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9882506">
                <text:p>7988250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9887506">
                <text:p>7988750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9892506">
                <text:p>7989250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9897506">
                <text:p>7989750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9902506">
                <text:p>7990250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9907506">
                <text:p>7990750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9912506">
                <text:p>7991250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9917506">
                <text:p>7991750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9922506">
                <text:p>7992250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927506">
                <text:p>7992750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9932506">
                <text:p>7993250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9937506">
                <text:p>7993750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9942506">
                <text:p>799425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9947506">
                <text:p>7994750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9952506">
                <text:p>7995250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9957506">
                <text:p>7995750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9962506">
                <text:p>7996250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9967506">
                <text:p>7996750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9972506">
                <text:p>799725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9977507">
                <text:p>7997750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9982507">
                <text:p>7998250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9987507">
                <text:p>7998750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9992507">
                <text:p>7999250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9997507">
                <text:p>7999750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0002507">
                <text:p>8000250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0007507">
                <text:p>800075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0012507">
                <text:p>8001250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0017507">
                <text:p>8001750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0022507">
                <text:p>8002250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0027507">
                <text:p>8002750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0032507">
                <text:p>8003250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0037507">
                <text:p>8003750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80042507">
                <text:p>8004250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0047507">
                <text:p>8004750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0052507">
                <text:p>8005250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0057507">
                <text:p>8005750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80062507">
                <text:p>8006250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80067507">
                <text:p>8006750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80072507">
                <text:p>8007250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80077507">
                <text:p>8007750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80082507">
                <text:p>8008250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80087507">
                <text:p>8008750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80092507">
                <text:p>8009250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80097507">
                <text:p>8009750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80102507">
                <text:p>8010250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80107507">
                <text:p>8010750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80112507">
                <text:p>8011250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80117507">
                <text:p>8011750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80122508">
                <text:p>801225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80127507">
                <text:p>8012750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80132508">
                <text:p>8013250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80137508">
                <text:p>8013750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80142508">
                <text:p>8014250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80147508">
                <text:p>8014750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80152508">
                <text:p>8015250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80157508">
                <text:p>8015750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80162508">
                <text:p>801625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0167508">
                <text:p>8016750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0172508">
                <text:p>8017250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0177508">
                <text:p>8017750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0182508">
                <text:p>8018250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0187508">
                <text:p>8018750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80192508">
                <text:p>8019250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0197508">
                <text:p>801975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0202508">
                <text:p>8020250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0207508">
                <text:p>8020750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0212508">
                <text:p>8021250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0217508">
                <text:p>8021750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0222508">
                <text:p>802225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0227508">
                <text:p>8022750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0232508">
                <text:p>8023250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0237508">
                <text:p>8023750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0242508">
                <text:p>8024250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0247508">
                <text:p>8024750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0252508">
                <text:p>8025250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0257508">
                <text:p>8025750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0262508">
                <text:p>8026250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0267508">
                <text:p>8026750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0272508">
                <text:p>8027250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0277508">
                <text:p>8027750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0282508">
                <text:p>8028250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0287509">
                <text:p>802875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0292509">
                <text:p>8029250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0297509">
                <text:p>8029750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0302509">
                <text:p>8030250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0307509">
                <text:p>8030750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0312509">
                <text:p>8031250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0317509">
                <text:p>8031750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0322509">
                <text:p>803225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0327509">
                <text:p>8032750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0332509">
                <text:p>8033250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0337509">
                <text:p>8033750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0342509">
                <text:p>8034250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0347509">
                <text:p>8034750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0352509">
                <text:p>8035250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0357509">
                <text:p>8035750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0362509">
                <text:p>8036250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0367509">
                <text:p>8036750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0372509">
                <text:p>8037250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0377509">
                <text:p>8037750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0382509">
                <text:p>8038250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0387509">
                <text:p>8038750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0392509">
                <text:p>8039250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0397509">
                <text:p>8039750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0402509">
                <text:p>8040250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0407509">
                <text:p>8040750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0412509">
                <text:p>8041250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0417509">
                <text:p>8041750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0422509">
                <text:p>8042250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0427509">
                <text:p>8042750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0432509">
                <text:p>8043250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0437509">
                <text:p>8043750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0442509">
                <text:p>8044250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0447509">
                <text:p>8044750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80452510">
                <text:p>804525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0457510">
                <text:p>80457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0462510">
                <text:p>8046251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0467510">
                <text:p>8046751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0472510">
                <text:p>8047251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0477510">
                <text:p>8047751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0482510">
                <text:p>8048251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0487510">
                <text:p>804875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0492510">
                <text:p>8049251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0497510">
                <text:p>8049751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0502510">
                <text:p>805025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0507510">
                <text:p>8050751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0512510">
                <text:p>805125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80517510">
                <text:p>8051751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0522510">
                <text:p>805225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0527510">
                <text:p>805275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0532510">
                <text:p>8053251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0537510">
                <text:p>8053751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0542510">
                <text:p>805425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80547510">
                <text:p>8054751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0552510">
                <text:p>8055251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0557510">
                <text:p>805575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0562510">
                <text:p>805625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0567510">
                <text:p>805675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572510">
                <text:p>805725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0577510">
                <text:p>8057751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0582510">
                <text:p>8058251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0587510">
                <text:p>8058751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0592510">
                <text:p>805925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0597510">
                <text:p>8059751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0602510">
                <text:p>8060251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0607510">
                <text:p>806075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0612511">
                <text:p>8061251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0617511">
                <text:p>8061751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0622511">
                <text:p>8062251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80627511">
                <text:p>8062751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0632511">
                <text:p>8063251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0637511">
                <text:p>8063751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0642511">
                <text:p>8064251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80647511">
                <text:p>806475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80652511">
                <text:p>8065251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0657511">
                <text:p>806575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0662511">
                <text:p>8066251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0667511">
                <text:p>8066751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80672511">
                <text:p>806725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0677511">
                <text:p>8067751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0682511">
                <text:p>8068251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80687511">
                <text:p>806875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0692511">
                <text:p>8069251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0697511">
                <text:p>806975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80702511">
                <text:p>8070251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0707511">
                <text:p>8070751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0712511">
                <text:p>8071251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0717511">
                <text:p>8071751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0722511">
                <text:p>8072251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0727511">
                <text:p>8072751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0732511">
                <text:p>807325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0737511">
                <text:p>8073751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0742511">
                <text:p>8074251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0747511">
                <text:p>8074751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0752511">
                <text:p>8075251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0757511">
                <text:p>8075751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0762511">
                <text:p>8076251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0767511">
                <text:p>807675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0772512">
                <text:p>8077251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0777512">
                <text:p>807775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0782512">
                <text:p>8078251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0787512">
                <text:p>8078751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0792512">
                <text:p>8079251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0797512">
                <text:p>8079751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0802512">
                <text:p>8080251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0807512">
                <text:p>8080751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0812512">
                <text:p>8081251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0817512">
                <text:p>8081751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0822512">
                <text:p>8082251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827512">
                <text:p>808275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0832512">
                <text:p>808325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0837512">
                <text:p>8083751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0842512">
                <text:p>8084251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0847512">
                <text:p>8084751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0852512">
                <text:p>8085251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0857512">
                <text:p>8085751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0862512">
                <text:p>8086251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0867512">
                <text:p>8086751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80872512">
                <text:p>8087251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0877512">
                <text:p>8087751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0882512">
                <text:p>8088251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80887512">
                <text:p>8088751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0892512">
                <text:p>8089251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0897512">
                <text:p>8089751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0902512">
                <text:p>8090251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0907512">
                <text:p>809075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0912512">
                <text:p>8091251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0917512">
                <text:p>809175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0922512">
                <text:p>8092251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0927512">
                <text:p>8092751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0932512">
                <text:p>8093251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0937513">
                <text:p>8093751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0942513">
                <text:p>8094251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0947513">
                <text:p>8094751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0952513">
                <text:p>8095251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0957513">
                <text:p>8095751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0962513">
                <text:p>8096251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0967513">
                <text:p>8096751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0972513">
                <text:p>8097251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0977513">
                <text:p>8097751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0982513">
                <text:p>8098251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0987513">
                <text:p>8098751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80992513">
                <text:p>8099251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80997513">
                <text:p>809975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81002513">
                <text:p>8100251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81007513">
                <text:p>8100751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81012513">
                <text:p>8101251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81017513">
                <text:p>8101751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81022513">
                <text:p>8102251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81027513">
                <text:p>8102751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1032513">
                <text:p>8103251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1037513">
                <text:p>8103751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81042513">
                <text:p>8104251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1047513">
                <text:p>8104751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1052513">
                <text:p>8105251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1057513">
                <text:p>8105751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1062513">
                <text:p>8106251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81067513">
                <text:p>810675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81072513">
                <text:p>8107251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81077513">
                <text:p>8107751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1082513">
                <text:p>8108251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1087513">
                <text:p>810875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1092514">
                <text:p>810925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81097514">
                <text:p>810975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1102514">
                <text:p>8110251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81107514">
                <text:p>8110751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81112514">
                <text:p>8111251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81117514">
                <text:p>8111751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1122514">
                <text:p>8112251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1127514">
                <text:p>8112751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81132514">
                <text:p>811325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1137514">
                <text:p>811375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1142514">
                <text:p>8114251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81147514">
                <text:p>8114751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1152514">
                <text:p>8115251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81157514">
                <text:p>8115751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81162514">
                <text:p>8116251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81167514">
                <text:p>8116751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81172514">
                <text:p>8117251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1177514">
                <text:p>8117751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182514">
                <text:p>8118251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1187514">
                <text:p>8118751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81192514">
                <text:p>811925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81197514">
                <text:p>8119751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81202514">
                <text:p>812025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81207514">
                <text:p>8120751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81212514">
                <text:p>8121251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1217514">
                <text:p>812175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1222514">
                <text:p>8122251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81227514">
                <text:p>8122751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81232514">
                <text:p>8123251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81237514">
                <text:p>8123751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81242514">
                <text:p>8124251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81247514">
                <text:p>8124751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81252514">
                <text:p>8125251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81257515">
                <text:p>8125751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81262515">
                <text:p>8126251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81267515">
                <text:p>81267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81272515">
                <text:p>812725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81277515">
                <text:p>8127751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81282515">
                <text:p>812825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81287515">
                <text:p>8128751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81292515">
                <text:p>8129251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81297515">
                <text:p>8129751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81302515">
                <text:p>8130251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81307515">
                <text:p>8130751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81312515">
                <text:p>8131251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81317515">
                <text:p>8131751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81322515">
                <text:p>8132251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81327515">
                <text:p>8132751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81332515">
                <text:p>8133251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81337515">
                <text:p>813375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81342515">
                <text:p>8134251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81347515">
                <text:p>8134751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81352515">
                <text:p>813525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81357515">
                <text:p>8135751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81362515">
                <text:p>8136251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81367515">
                <text:p>8136751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81372515">
                <text:p>8137251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81377515">
                <text:p>813775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81382515">
                <text:p>8138251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81387515">
                <text:p>8138751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81392515">
                <text:p>8139251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81397516">
                <text:p>8139751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81402515">
                <text:p>814025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81407515">
                <text:p>8140751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81412516">
                <text:p>8141251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81417516">
                <text:p>8141751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81422516">
                <text:p>8142251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81427516">
                <text:p>8142751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81432516">
                <text:p>8143251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81437516">
                <text:p>8143751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81442516">
                <text:p>8144251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81447516">
                <text:p>8144751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1452516">
                <text:p>8145251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1457516">
                <text:p>8145751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1462516">
                <text:p>8146251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1467516">
                <text:p>8146751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81472516">
                <text:p>8147251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81477516">
                <text:p>8147751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81482516">
                <text:p>814825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81487516">
                <text:p>8148751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81492516">
                <text:p>8149251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81497516">
                <text:p>8149751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81502516">
                <text:p>8150251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81507516">
                <text:p>8150751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81512516">
                <text:p>815125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81517516">
                <text:p>8151751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81522516">
                <text:p>8152251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81527516">
                <text:p>815275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81532516">
                <text:p>8153251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81537516">
                <text:p>8153751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1542516">
                <text:p>8154251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81547516">
                <text:p>8154751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81552516">
                <text:p>8155251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1557516">
                <text:p>8155751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1562516">
                <text:p>8156251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81567516">
                <text:p>815675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81572517">
                <text:p>8157251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81577517">
                <text:p>8157751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1582517">
                <text:p>8158251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81587517">
                <text:p>815875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81592517">
                <text:p>8159251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81597517">
                <text:p>815975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81602517">
                <text:p>8160251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81607517">
                <text:p>8160751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81612517">
                <text:p>8161251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81617517">
                <text:p>816175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81622517">
                <text:p>8162251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81627517">
                <text:p>8162751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81632517">
                <text:p>8163251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81637517">
                <text:p>8163751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81642517">
                <text:p>816425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81647517">
                <text:p>8164751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81652517">
                <text:p>8165251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81657517">
                <text:p>8165751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81662517">
                <text:p>8166251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81667517">
                <text:p>8166751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81672517">
                <text:p>8167251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81677517">
                <text:p>8167751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1682517">
                <text:p>8168251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81687517">
                <text:p>8168751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81692517">
                <text:p>8169251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81697517">
                <text:p>8169751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81702517">
                <text:p>817025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1707517">
                <text:p>817075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1712517">
                <text:p>8171251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717517">
                <text:p>8171751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81722517">
                <text:p>8172251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81727517">
                <text:p>8172751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81732518">
                <text:p>8173251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81737518">
                <text:p>8173751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81742518">
                <text:p>8174251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81747518">
                <text:p>817475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1752518">
                <text:p>8175251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81757518">
                <text:p>8175751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81762518">
                <text:p>817625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81767518">
                <text:p>8176751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81772518">
                <text:p>8177251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81777518">
                <text:p>8177751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81782518">
                <text:p>8178251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81787518">
                <text:p>817875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81792518">
                <text:p>8179251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81797518">
                <text:p>8179751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81802518">
                <text:p>8180251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81807518">
                <text:p>8180751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81812518">
                <text:p>8181251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81817518">
                <text:p>818175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81822518">
                <text:p>8182251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81827518">
                <text:p>8182751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81832518">
                <text:p>8183251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81837518">
                <text:p>8183751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81842518">
                <text:p>8184251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81847518">
                <text:p>818475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81852518">
                <text:p>8185251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1857518">
                <text:p>8185751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81862518">
                <text:p>8186251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81867518">
                <text:p>8186751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81872518">
                <text:p>8187251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81877518">
                <text:p>8187751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81882518">
                <text:p>8188251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81887518">
                <text:p>8188751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81892518">
                <text:p>8189251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81897519">
                <text:p>8189751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81902519">
                <text:p>8190251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81907519">
                <text:p>8190751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1912519">
                <text:p>8191251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81917519">
                <text:p>8191751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1922519">
                <text:p>8192251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1927519">
                <text:p>8192751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81932519">
                <text:p>8193251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81937519">
                <text:p>8193751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81942519">
                <text:p>8194251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81947519">
                <text:p>8194751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81952519">
                <text:p>8195251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81957519">
                <text:p>8195751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1962519">
                <text:p>8196251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1967519">
                <text:p>8196751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81972519">
                <text:p>819725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81977519">
                <text:p>819775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81982519">
                <text:p>8198251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81987519">
                <text:p>8198751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81992519">
                <text:p>8199251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81997519">
                <text:p>8199751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82002519">
                <text:p>8200251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82007519">
                <text:p>8200751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82012519">
                <text:p>8201251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82017519">
                <text:p>8201751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2022519">
                <text:p>8202251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82027519">
                <text:p>8202751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82032519">
                <text:p>8203251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82037519">
                <text:p>8203751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82042519">
                <text:p>8204251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82047519">
                <text:p>8204751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2052520">
                <text:p>8205252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2057520">
                <text:p>820575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2062520">
                <text:p>8206252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82067520">
                <text:p>8206752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82072520">
                <text:p>8207252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82077520">
                <text:p>82077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82082520">
                <text:p>8208252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82087520">
                <text:p>8208752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82092520">
                <text:p>8209252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82097520">
                <text:p>8209752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82102520">
                <text:p>821025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82107520">
                <text:p>821075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82112520">
                <text:p>8211252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2117520">
                <text:p>8211752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82122520">
                <text:p>8212252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2127520">
                <text:p>821275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82132520">
                <text:p>821325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82137520">
                <text:p>821375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82142520">
                <text:p>8214252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82147520">
                <text:p>8214752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82152520">
                <text:p>8215252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2157520">
                <text:p>8215752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2162520">
                <text:p>8216252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82167520">
                <text:p>8216752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82172520">
                <text:p>8217252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82177520">
                <text:p>8217752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82182520">
                <text:p>8218252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82187520">
                <text:p>8218752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82192520">
                <text:p>8219252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82197520">
                <text:p>821975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82202520">
                <text:p>8220252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82207520">
                <text:p>8220752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82212521">
                <text:p>8221252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82217521">
                <text:p>8221752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82222521">
                <text:p>8222252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82227521">
                <text:p>8222752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82232521">
                <text:p>8223252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82237521">
                <text:p>8223752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82242521">
                <text:p>8224252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82247521">
                <text:p>8224752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82252521">
                <text:p>8225252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82257521">
                <text:p>8225752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82262521">
                <text:p>8226252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82267521">
                <text:p>8226752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82272521">
                <text:p>8227252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82277521">
                <text:p>8227752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82282521">
                <text:p>8228252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82287521">
                <text:p>8228752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2292521">
                <text:p>8229252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82297521">
                <text:p>8229752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82302521">
                <text:p>8230252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82307521">
                <text:p>823075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82312521">
                <text:p>8231252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82317521">
                <text:p>8231752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82322521">
                <text:p>8232252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82327521">
                <text:p>8232752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2332521">
                <text:p>8233252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2337521">
                <text:p>8233752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2342521">
                <text:p>8234252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2347521">
                <text:p>8234752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82352521">
                <text:p>8235252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82357521">
                <text:p>8235752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82362521">
                <text:p>8236252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82367521">
                <text:p>8236752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82372522">
                <text:p>8237252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82377522">
                <text:p>8237752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82382522">
                <text:p>8238252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82387522">
                <text:p>823875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82392522">
                <text:p>8239252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82397522">
                <text:p>8239752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82402522">
                <text:p>824025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82407522">
                <text:p>824075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82412522">
                <text:p>8241252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82417522">
                <text:p>8241752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82422522">
                <text:p>8242252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82427522">
                <text:p>824275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82432522">
                <text:p>8243252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82437522">
                <text:p>8243752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82442522">
                <text:p>8244252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82447522">
                <text:p>8244752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2452522">
                <text:p>824525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82457522">
                <text:p>8245752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82462522">
                <text:p>8246252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82467522">
                <text:p>8246752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82472522">
                <text:p>8247252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82477522">
                <text:p>8247752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82482522">
                <text:p>824825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82487522">
                <text:p>8248752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82492522">
                <text:p>8249252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82497522">
                <text:p>824975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82502522">
                <text:p>825025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82507522">
                <text:p>8250752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82512522">
                <text:p>8251252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82517522">
                <text:p>8251752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82522522">
                <text:p>825225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82527523">
                <text:p>8252752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82532523">
                <text:p>8253252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82537523">
                <text:p>8253752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82542523">
                <text:p>8254252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82547523">
                <text:p>8254752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82552523">
                <text:p>8255252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82557523">
                <text:p>8255752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82562523">
                <text:p>825625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82567523">
                <text:p>8256752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82572523">
                <text:p>8257252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82577523">
                <text:p>825775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82582523">
                <text:p>8258252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82587523">
                <text:p>8258752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82592523">
                <text:p>8259252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2597523">
                <text:p>825975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2602523">
                <text:p>8260252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2607523">
                <text:p>826075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82612523">
                <text:p>8261252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82617523">
                <text:p>8261752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82622523">
                <text:p>8262252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82627523">
                <text:p>826275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82632523">
                <text:p>8263252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2637523">
                <text:p>8263752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82642523">
                <text:p>8264252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2647523">
                <text:p>8264752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82652523">
                <text:p>8265252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82657523">
                <text:p>8265752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82662523">
                <text:p>826625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82667523">
                <text:p>8266752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82672523">
                <text:p>8267252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82677523">
                <text:p>826775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2682523">
                <text:p>8268252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82687523">
                <text:p>8268752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82692523">
                <text:p>8269252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82697524">
                <text:p>826975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82702524">
                <text:p>8270252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82707524">
                <text:p>8270752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82712524">
                <text:p>8271252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82717524">
                <text:p>827175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82722524">
                <text:p>8272252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82727524">
                <text:p>8272752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82732524">
                <text:p>8273252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82737524">
                <text:p>8273752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82742524">
                <text:p>827425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82747524">
                <text:p>8274752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82752524">
                <text:p>827525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82757524">
                <text:p>82757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82762524">
                <text:p>8276252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82767524">
                <text:p>8276752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2772524">
                <text:p>8277252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82777524">
                <text:p>8277752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82782524">
                <text:p>8278252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82787524">
                <text:p>8278752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82792524">
                <text:p>82792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82797524">
                <text:p>8279752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82802524">
                <text:p>8280252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82807524">
                <text:p>8280752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2812524">
                <text:p>8281252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2817524">
                <text:p>8281752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2822524">
                <text:p>8282252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82827524">
                <text:p>8282752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82832524">
                <text:p>8283252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2837524">
                <text:p>8283752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82842524">
                <text:p>8284252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82847524">
                <text:p>828475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82852524">
                <text:p>8285252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2857525">
                <text:p>828575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82862525">
                <text:p>8286252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82867525">
                <text:p>828675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82872525">
                <text:p>828725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82877525">
                <text:p>8287752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82882525">
                <text:p>8288252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82887525">
                <text:p>8288752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82892525">
                <text:p>8289252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82897525">
                <text:p>8289752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82902525">
                <text:p>8290252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82907525">
                <text:p>8290752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82912525">
                <text:p>8291252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82917525">
                <text:p>8291752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82922525">
                <text:p>8292252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82927525">
                <text:p>8292752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82932525">
                <text:p>829325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82937525">
                <text:p>8293752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82942525">
                <text:p>829425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82947525">
                <text:p>8294752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82952525">
                <text:p>8295252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82957525">
                <text:p>8295752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82962525">
                <text:p>829625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82967525">
                <text:p>8296752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82972525">
                <text:p>8297252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82977525">
                <text:p>829775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2982525">
                <text:p>829825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82987525">
                <text:p>8298752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82992525">
                <text:p>8299252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82997525">
                <text:p>829975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83002525">
                <text:p>8300252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83007525">
                <text:p>8300752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83012525">
                <text:p>8301252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83017526">
                <text:p>8301752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83022526">
                <text:p>830225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83027526">
                <text:p>830275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83032526">
                <text:p>8303252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83037526">
                <text:p>8303752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83042526">
                <text:p>8304252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83047526">
                <text:p>8304752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83052526">
                <text:p>830525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83057526">
                <text:p>8305752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83062526">
                <text:p>8306252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83067526">
                <text:p>830675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83072526">
                <text:p>8307252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83077526">
                <text:p>830775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3082526">
                <text:p>8308252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83087526">
                <text:p>830875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83092526">
                <text:p>8309252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83097526">
                <text:p>8309752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83102526">
                <text:p>8310252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3107526">
                <text:p>8310752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3112526">
                <text:p>8311252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3117526">
                <text:p>8311752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83122526">
                <text:p>8312252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83127526">
                <text:p>8312752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83132526">
                <text:p>831325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83137526">
                <text:p>8313752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83142526">
                <text:p>8314252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83147526">
                <text:p>831475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83152526">
                <text:p>8315252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83157526">
                <text:p>831575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83162526">
                <text:p>8316252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83167526">
                <text:p>8316752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83172526">
                <text:p>8317252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83177527">
                <text:p>8317752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83182527">
                <text:p>8318252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83187527">
                <text:p>8318752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3192527">
                <text:p>8319252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3197527">
                <text:p>8319752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3202527">
                <text:p>8320252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3207527">
                <text:p>8320752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83212527">
                <text:p>8321252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83217527">
                <text:p>8321752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83222527">
                <text:p>8322252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83227527">
                <text:p>8322752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83232527">
                <text:p>8323252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83237527">
                <text:p>8323752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83242527">
                <text:p>8324252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83247527">
                <text:p>832475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83252527">
                <text:p>8325252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83257527">
                <text:p>8325752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83262527">
                <text:p>832625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83267527">
                <text:p>832675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83272527">
                <text:p>8327252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83277527">
                <text:p>8327752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83282527">
                <text:p>8328252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83287527">
                <text:p>8328752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83292527">
                <text:p>832925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83297527">
                <text:p>8329752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83302527">
                <text:p>8330252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83307527">
                <text:p>833075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3312527">
                <text:p>8331252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83317528">
                <text:p>8331752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83322528">
                <text:p>8332252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83327527">
                <text:p>8332752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83332528">
                <text:p>8333252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83337528">
                <text:p>833375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83342528">
                <text:p>8334252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3347528">
                <text:p>8334752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83352528">
                <text:p>8335252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83357528">
                <text:p>8335752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83362528">
                <text:p>8336252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83367528">
                <text:p>8336752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83372528">
                <text:p>8337252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83377528">
                <text:p>833775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83382528">
                <text:p>8338252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83387528">
                <text:p>8338752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83392528">
                <text:p>8339252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83397528">
                <text:p>83397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83402528">
                <text:p>8340252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83407528">
                <text:p>834075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83412528">
                <text:p>8341252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83417528">
                <text:p>8341752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83422528">
                <text:p>834225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83427528">
                <text:p>8342752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83432528">
                <text:p>834325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83437528">
                <text:p>834375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83442528">
                <text:p>8344252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83447528">
                <text:p>834475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83452528">
                <text:p>8345252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83457528">
                <text:p>8345752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83462528">
                <text:p>8346252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83467528">
                <text:p>8346752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83472528">
                <text:p>8347252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83477528">
                <text:p>8347752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83482528">
                <text:p>8348252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83487528">
                <text:p>8348752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3492528">
                <text:p>8349252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83497529">
                <text:p>8349752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83502529">
                <text:p>8350252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3507529">
                <text:p>835075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3512529">
                <text:p>8351252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3517529">
                <text:p>8351752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3522529">
                <text:p>8352252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3527529">
                <text:p>835275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83532529">
                <text:p>8353252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83537529">
                <text:p>8353752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83542529">
                <text:p>8354252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83547529">
                <text:p>8354752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83552529">
                <text:p>835525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83557529">
                <text:p>8355752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83562529">
                <text:p>8356252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83567529">
                <text:p>8356752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83572529">
                <text:p>8357252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83577529">
                <text:p>8357752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83582529">
                <text:p>8358252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83587529">
                <text:p>8358752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83592529">
                <text:p>8359252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83597529">
                <text:p>8359752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83602529">
                <text:p>8360252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83607529">
                <text:p>8360752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83612529">
                <text:p>8361252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3617529">
                <text:p>8361752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83622529">
                <text:p>8362252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83627529">
                <text:p>8362752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3632529">
                <text:p>8363252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83637529">
                <text:p>8363752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83642529">
                <text:p>8364252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3647529">
                <text:p>8364752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83652529">
                <text:p>8365252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83657530">
                <text:p>836575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83662530">
                <text:p>836625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83667530">
                <text:p>8366753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83672530">
                <text:p>8367253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83677530">
                <text:p>836775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83682530">
                <text:p>8368253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83687530">
                <text:p>8368753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83692530">
                <text:p>8369253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83697530">
                <text:p>836975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83702530">
                <text:p>837025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83707530">
                <text:p>837075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83712530">
                <text:p>8371253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83717530">
                <text:p>8371753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83722530">
                <text:p>8372253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83727530">
                <text:p>8372753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83732530">
                <text:p>8373253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83737530">
                <text:p>8373753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83742530">
                <text:p>8374253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83747530">
                <text:p>837475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3752530">
                <text:p>8375253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3757530">
                <text:p>8375753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762530">
                <text:p>8376253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3767530">
                <text:p>8376753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83772530">
                <text:p>837725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83777530">
                <text:p>8377753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83782530">
                <text:p>8378253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83787530">
                <text:p>8378753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83792530">
                <text:p>8379253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83797530">
                <text:p>8379753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83802530">
                <text:p>83802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83807531">
                <text:p>8380753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83812530">
                <text:p>8381253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83817531">
                <text:p>8381753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83822531">
                <text:p>8382253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3827531">
                <text:p>8382753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83832531">
                <text:p>8383253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83837531">
                <text:p>8383753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83842531">
                <text:p>8384253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83847531">
                <text:p>8384753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83852531">
                <text:p>8385253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83857531">
                <text:p>8385753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83862531">
                <text:p>8386253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83867531">
                <text:p>8386753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83872531">
                <text:p>8387253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83877531">
                <text:p>8387753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83882531">
                <text:p>838825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83887531">
                <text:p>838875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83892531">
                <text:p>8389253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83897531">
                <text:p>838975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83902531">
                <text:p>839025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83907531">
                <text:p>8390753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83912531">
                <text:p>839125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83917531">
                <text:p>8391753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3922531">
                <text:p>8392253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83927531">
                <text:p>8392753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83932531">
                <text:p>8393253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83937531">
                <text:p>839375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83942531">
                <text:p>8394253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83947531">
                <text:p>8394753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83952531">
                <text:p>8395253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3957531">
                <text:p>839575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83962531">
                <text:p>8396253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83967531">
                <text:p>839675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83972531">
                <text:p>839725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3977532">
                <text:p>8397753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3982532">
                <text:p>8398253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83987532">
                <text:p>8398753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83992532">
                <text:p>8399253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83997532">
                <text:p>8399753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4002532">
                <text:p>8400253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84007532">
                <text:p>8400753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4012532">
                <text:p>8401253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017532">
                <text:p>8401753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4022532">
                <text:p>8402253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84027532">
                <text:p>8402753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84032532">
                <text:p>8403253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84037532">
                <text:p>8403753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4042532">
                <text:p>8404253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84047532">
                <text:p>8404753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84052532">
                <text:p>8405253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84057532">
                <text:p>8405753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84062532">
                <text:p>840625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84067532">
                <text:p>8406753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84072532">
                <text:p>840725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84077532">
                <text:p>8407753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84082532">
                <text:p>8408253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84087532">
                <text:p>8408753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84092532">
                <text:p>840925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84097532">
                <text:p>8409753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84102532">
                <text:p>8410253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84107532">
                <text:p>8410753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84112532">
                <text:p>8411253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84117532">
                <text:p>8411753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84122532">
                <text:p>8412253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84127532">
                <text:p>8412753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84132532">
                <text:p>8413253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84137533">
                <text:p>8413753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84142533">
                <text:p>841425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84147533">
                <text:p>8414753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84152533">
                <text:p>8415253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4157533">
                <text:p>8415753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84162533">
                <text:p>8416253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84167533">
                <text:p>8416753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84172533">
                <text:p>8417253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84177533">
                <text:p>8417753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84182533">
                <text:p>8418253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84187533">
                <text:p>8418753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84192533">
                <text:p>8419253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84197533">
                <text:p>8419753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84202533">
                <text:p>8420253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84207533">
                <text:p>8420753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84212533">
                <text:p>8421253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84217533">
                <text:p>842175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84222533">
                <text:p>8422253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84227533">
                <text:p>8422753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84232533">
                <text:p>842325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84237533">
                <text:p>8423753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84242533">
                <text:p>8424253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84247533">
                <text:p>8424753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84252533">
                <text:p>842525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4257533">
                <text:p>8425753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4262533">
                <text:p>8426253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4267533">
                <text:p>8426753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84272533">
                <text:p>8427253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84277533">
                <text:p>8427753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84282534">
                <text:p>8428253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84287533">
                <text:p>8428753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84292534">
                <text:p>8429253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84297534">
                <text:p>8429753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84302534">
                <text:p>8430253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84307534">
                <text:p>8430753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84312534">
                <text:p>8431253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84317534">
                <text:p>8431753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84322534">
                <text:p>8432253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4327534">
                <text:p>843275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84332534">
                <text:p>8433253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84337534">
                <text:p>8433753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4342534">
                <text:p>8434253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84347534">
                <text:p>8434753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84352534">
                <text:p>8435253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84357534">
                <text:p>8435753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84362534">
                <text:p>8436253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84367534">
                <text:p>8436753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84372534">
                <text:p>8437253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84377534">
                <text:p>8437753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84382534">
                <text:p>8438253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84387534">
                <text:p>8438753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84392534">
                <text:p>8439253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84397534">
                <text:p>8439753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84402534">
                <text:p>8440253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84407534">
                <text:p>8440753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84412534">
                <text:p>8441253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84417534">
                <text:p>8441753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84422534">
                <text:p>8442253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84427534">
                <text:p>8442753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84432534">
                <text:p>8443253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84437534">
                <text:p>8443753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84442534">
                <text:p>8444253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84447534">
                <text:p>8444753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84452534">
                <text:p>8445253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84457535">
                <text:p>8445753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84462535">
                <text:p>8446253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84467535">
                <text:p>844675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84472535">
                <text:p>844725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84477535">
                <text:p>844775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84482535">
                <text:p>8448253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84487535">
                <text:p>844875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84492535">
                <text:p>8449253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84497535">
                <text:p>8449753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84502535">
                <text:p>8450253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84507535">
                <text:p>8450753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84512535">
                <text:p>845125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84517535">
                <text:p>8451753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84522535">
                <text:p>8452253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84527535">
                <text:p>8452753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84532535">
                <text:p>8453253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84537535">
                <text:p>8453753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84542535">
                <text:p>845425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4547535">
                <text:p>845475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4552535">
                <text:p>8455253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84557535">
                <text:p>8455753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84562535">
                <text:p>845625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84567535">
                <text:p>8456753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84572535">
                <text:p>845725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84577535">
                <text:p>845775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84582535">
                <text:p>845825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84587535">
                <text:p>8458753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84592535">
                <text:p>8459253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84597535">
                <text:p>8459753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4602535">
                <text:p>8460253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4607536">
                <text:p>8460753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4612535">
                <text:p>846125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4617536">
                <text:p>8461753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4622536">
                <text:p>846225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84627536">
                <text:p>8462753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84632536">
                <text:p>8463253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84637536">
                <text:p>846375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84642536">
                <text:p>846425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4647536">
                <text:p>8464753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4652536">
                <text:p>8465253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84657536">
                <text:p>846575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84662536">
                <text:p>8466253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4667536">
                <text:p>8466753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84672536">
                <text:p>8467253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4677536">
                <text:p>8467753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84682536">
                <text:p>84682536</text:p>
              </table:table-cell>
              <table:table-cell office:value-type="float" office:value="462">
                <text:p>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